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346cm"/>
    </style:style>
    <style:style style:name="co7" style:family="table-column">
      <style:table-column-properties fo:break-before="auto" style:column-width="5.07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3.903cm"/>
    </style:style>
    <style:style style:name="co20" style:family="table-column">
      <style:table-column-properties fo:break-before="auto" style:column-width="4.094cm"/>
    </style:style>
    <style:style style:name="co21" style:family="table-column">
      <style:table-column-properties fo:break-before="auto" style:column-width="4.23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/>
    <style:style style:name="ce3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ackground-color="#ff4000" fo:border-left="2.01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none" fo:background-color="#81d41a" fo:border-left="2.01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6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7" style:family="table-cell" style:parent-style-name="Pivot_20_Table_20_Value" style:data-style-name="N11">
      <style:table-cell-properties fo:border-bottom="none" fo:background-color="#ff4000" fo:border-left="0.99pt solid #000000" fo:border-right="none" fo:border-top="none"/>
    </style:style>
    <style:style style:name="ce48" style:family="table-cell" style:parent-style-name="Pivot_20_Table_20_Value" style:data-style-name="N11">
      <style:table-cell-properties fo:border-bottom="none" fo:background-color="#81d41a" fo:border-left="0.99pt solid #000000" fo:border-right="none" fo:border-top="none"/>
    </style:style>
    <style:style style:name="ce50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51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52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5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11">
      <style:table-cell-properties fo:background-color="#ff4000"/>
    </style:style>
    <style:style style:name="ce58" style:family="table-cell" style:parent-style-name="Pivot_20_Table_20_Value" style:data-style-name="N11">
      <style:table-cell-properties fo:background-color="#81d41a"/>
    </style:style>
    <style:style style:name="ce59" style:family="table-cell" style:parent-style-name="Pivot_20_Table_20_Value" style:data-style-name="N11"/>
    <style:style style:name="ce60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61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7" style:family="table-cell" style:parent-style-name="Default" style:data-style-name="N0"/>
    <style:style style:name="ce27" style:family="table-cell" style:parent-style-name="Default" style:data-style-name="N2"/>
    <style:style style:name="ce72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73" style:family="table-cell" style:parent-style-name="Pivot_20_Table_20_Value" style:data-style-name="N2">
      <style:table-cell-properties fo:background-color="#ff4000"/>
    </style:style>
    <style:style style:name="ce74" style:family="table-cell" style:parent-style-name="Pivot_20_Table_20_Value" style:data-style-name="N2">
      <style:table-cell-properties fo:background-color="#81d41a"/>
    </style:style>
    <style:style style:name="ce76" style:family="table-cell" style:parent-style-name="Pivot_20_Table_20_Value" style:data-style-name="N2"/>
    <style:style style:name="ce77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78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79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80" style:family="table-cell" style:parent-style-name="Pivot_20_Table_20_Value" style:data-style-name="N11">
      <style:table-cell-properties fo:border-bottom="none" fo:background-color="#ff4000" fo:border-left="none" fo:border-right="0.99pt solid #000000" fo:border-top="none"/>
    </style:style>
    <style:style style:name="ce91" style:family="table-cell" style:parent-style-name="Pivot_20_Table_20_Value" style:data-style-name="N11">
      <style:table-cell-properties fo:border-bottom="none" fo:background-color="#81d41a" fo:border-left="none" fo:border-right="0.99pt solid #000000" fo:border-top="none"/>
    </style:style>
    <style:style style:name="ce92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93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94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9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7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98" style:family="table-cell" style:parent-style-name="Pivot_20_Table_20_Result" style:data-style-name="N11">
      <style:table-cell-properties fo:border-bottom="none" fo:background-color="#ff4000" fo:border-left="0.99pt solid #000000" fo:border-right="2.01pt solid #000000" fo:border-top="none"/>
    </style:style>
    <style:style style:name="ce99" style:family="table-cell" style:parent-style-name="Pivot_20_Table_20_Result" style:data-style-name="N11">
      <style:table-cell-properties fo:border-bottom="none" fo:background-color="#81d41a" fo:border-left="0.99pt solid #000000" fo:border-right="2.01pt solid #000000" fo:border-top="none"/>
    </style:style>
    <style:style style:name="ce100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101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102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Default"/>
        <table:table-column table:style-name="co3" table:default-cell-style-name="ce32"/>
        <table:table-row table:style-name="ro1">
          <table:table-cell table:style-name="ce13" office:value-type="string" calcext:value-type="string">
            <text:p>Cluster</text:p>
          </table:table-cell>
          <table:table-cell table:style-name="ce13" office:value-type="string" calcext:value-type="string">
            <text:p>Coluna</text:p>
          </table:table-cell>
          <table:table-cell table:style-name="ce13" office:value-type="string" calcext:value-type="string">
            <text:p>Da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544437" calcext:value-type="float">
            <text:p>544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823212" calcext:value-type="float">
            <text:p>823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649132" calcext:value-type="float">
            <text:p>649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1121353" calcext:value-type="float">
            <text:p>1121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563775" calcext:value-type="float">
            <text:p>56377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3701909" calcext:value-type="float">
            <text:p>3701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486.0137" calcext:value-type="float">
            <text:p>486,0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481.6913" calcext:value-type="float">
            <text:p>481,6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91.9076" calcext:value-type="float">
            <text:p>591,9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7.3474" calcext:value-type="float">
            <text:p>527,3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8.5807" calcext:value-type="float">
            <text:p>528,5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office:value-type="percentage" office:value="0.009687" calcext:value-type="percentage">
            <text:p>0,9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office:value-type="percentage" office:value="0.011779" calcext:value-type="percentage">
            <text:p>1,1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office:value-type="percentage" office:value="0.045609" calcext:value-type="percentage">
            <text:p>4,5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office:value-type="percentage" office:value="0.025767" calcext:value-type="percentage">
            <text:p>2,5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office:value-type="percentage" office:value="0.002227" calcext:value-type="percentage">
            <text:p>0,2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office:value-type="percentage" office:value="0.051384" calcext:value-type="percentage">
            <text:p>5,1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office:value-type="percentage" office:value="0.009928" calcext:value-type="percentage">
            <text:p>0,9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office:value-type="percentage" office:value="0.044734" calcext:value-type="percentage">
            <text:p>4,4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office:value-type="percentage" office:value="0.01603" calcext:value-type="percentage">
            <text:p>1,6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office:value-type="percentage" office:value="0.079086" calcext:value-type="percentage">
            <text:p>7,9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office:value-type="percentage" office:value="0.053297" calcext:value-type="percentage">
            <text:p>5,3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office:value-type="percentage" office:value="0.018921" calcext:value-type="percentage">
            <text:p>1,8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office:value-type="percentage" office:value="0.031159" calcext:value-type="percentage">
            <text:p>3,1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office:value-type="percentage" office:value="0.033319" calcext:value-type="percentage">
            <text:p>3,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office:value-type="percentage" office:value="0.055029" calcext:value-type="percentage">
            <text:p>5,5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office:value-type="percentage" office:value="0.016639" calcext:value-type="percentage">
            <text:p>1,6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office:value-type="percentage" office:value="0.028556" calcext:value-type="percentage">
            <text:p>2,8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office:value-type="percentage" office:value="0.017223" calcext:value-type="percentage">
            <text:p>1,7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office:value-type="percentage" office:value="0.04334" calcext:value-type="percentage">
            <text:p>4,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office:value-type="percentage" office:value="0.010449" calcext:value-type="percentage">
            <text:p>1,0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office:value-type="percentage" office:value="0.006325" calcext:value-type="percentage">
            <text:p>0,6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office:value-type="percentage" office:value="0.024986" calcext:value-type="percentage">
            <text:p>2,5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office:value-type="percentage" office:value="0.009683" calcext:value-type="percentage">
            <text:p>0,9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office:value-type="percentage" office:value="0.033506" calcext:value-type="percentage">
            <text:p>3,3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office:value-type="percentage" office:value="0.002599" calcext:value-type="percentage">
            <text:p>0,2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office:value-type="percentage" office:value="0.002554" calcext:value-type="percentage">
            <text:p>0,2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office:value-type="percentage" office:value="0.01904" calcext:value-type="percentage">
            <text:p>1,9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office:value-type="percentage" office:value="0.005795" calcext:value-type="percentage">
            <text:p>0,5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office:value-type="percentage" office:value="0.02355" calcext:value-type="percentage">
            <text:p>2,3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office:value-type="percentage" office:value="0.000737" calcext:value-type="percentage">
            <text:p>0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office:value-type="percentage" office:value="0.001414" calcext:value-type="percentage">
            <text:p>0,1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office:value-type="percentage" office:value="0.015616" calcext:value-type="percentage">
            <text:p>1,5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office:value-type="percentage" office:value="0.003888" calcext:value-type="percentage">
            <text:p>0,3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office:value-type="percentage" office:value="0.018495" calcext:value-type="percentage">
            <text:p>1,8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office:value-type="percentage" office:value="0.000357" calcext:value-type="percentage">
            <text:p>0,0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office:value-type="percentage" office:value="0.000931" calcext:value-type="percentage">
            <text:p>0,0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office:value-type="percentage" office:value="0.012646" calcext:value-type="percentage">
            <text:p>1,2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office:value-type="percentage" office:value="0.002705" calcext:value-type="percentage">
            <text:p>0,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office:value-type="percentage" office:value="0.014361" calcext:value-type="percentage">
            <text:p>1,4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office:value-type="percentage" office:value="0.000217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office:value-type="percentage" office:value="0.000725" calcext:value-type="percentage">
            <text:p>0,0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office:value-type="percentage" office:value="0.01043" calcext:value-type="percentage">
            <text:p>1,0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office:value-type="percentage" office:value="0.002018" calcext:value-type="percentage">
            <text:p>0,2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office:value-type="percentage" office:value="0.011543" calcext:value-type="percentage">
            <text:p>1,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office:value-type="percentage" office:value="0.000162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541" calcext:value-type="percentage">
            <text:p>0,0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office:value-type="percentage" office:value="0.008344" calcext:value-type="percentage">
            <text:p>0,8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office:value-type="percentage" office:value="0.001484" calcext:value-type="percentage">
            <text:p>0,1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office:value-type="percentage" office:value="0.009309" calcext:value-type="percentage">
            <text:p>0,9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115" calcext:value-type="percentage">
            <text:p>0,0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office:value-type="percentage" office:value="0.001391" calcext:value-type="percentage">
            <text:p>0,1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office:value-type="percentage" office:value="0.025726" calcext:value-type="percentage">
            <text:p>2,5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office:value-type="percentage" office:value="0.004265" calcext:value-type="percentage">
            <text:p>0,4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office:value-type="percentage" office:value="0.028627" calcext:value-type="percentage">
            <text:p>2,8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office:value-type="percentage" office:value="0.000342" calcext:value-type="percentage">
            <text:p>0,0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842" calcext:value-type="percentage">
            <text:p>0,0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office:value-type="percentage" office:value="0.014723" calcext:value-type="percentage">
            <text:p>1,4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office:value-type="percentage" office:value="0.002176" calcext:value-type="percentage">
            <text:p>0,2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office:value-type="percentage" office:value="0.016589" calcext:value-type="percentage">
            <text:p>1,6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233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office:value-type="percentage" office:value="0.00134" calcext:value-type="percentage">
            <text:p>0,1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office:value-type="percentage" office:value="0.02168" calcext:value-type="percentage">
            <text:p>2,1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office:value-type="percentage" office:value="0.004612" calcext:value-type="percentage">
            <text:p>0,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office:value-type="percentage" office:value="0.028476" calcext:value-type="percentage">
            <text:p>2,8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office:value-type="percentage" office:value="0.000739" calcext:value-type="percentage">
            <text:p>0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office:value-type="percentage" office:value="0.092966" calcext:value-type="percentage">
            <text:p>9,3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office:value-type="percentage" office:value="0.149549" calcext:value-type="percentage">
            <text:p>14,9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office:value-type="percentage" office:value="0.094427" calcext:value-type="percentage">
            <text:p>9,4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office:value-type="percentage" office:value="0.172087" calcext:value-type="percentage">
            <text:p>17,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office:value-type="percentage" office:value="0.085571" calcext:value-type="percentage">
            <text:p>8,5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office:value-type="percentage" office:value="0.054104" calcext:value-type="percentage">
            <text:p>5,4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office:value-type="percentage" office:value="0.072826" calcext:value-type="percentage">
            <text:p>7,2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office:value-type="percentage" office:value="0.080923" calcext:value-type="percentage">
            <text:p>8,0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office:value-type="percentage" office:value="0.130825" calcext:value-type="percentage">
            <text:p>13,0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office:value-type="percentage" office:value="0.066722" calcext:value-type="percentage">
            <text:p>6,6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office:value-type="percentage" office:value="0.004072" calcext:value-type="percentage">
            <text:p>0,4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office:value-type="percentage" office:value="0.00959" calcext:value-type="percentage">
            <text:p>0,9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office:value-type="percentage" office:value="0.005265" calcext:value-type="percentage">
            <text:p>0,5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office:value-type="percentage" office:value="0.012163" calcext:value-type="percentage">
            <text:p>1,2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office:value-type="percentage" office:value="0.0039" calcext:value-type="percentage">
            <text:p>0,3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office:value-type="percentage" office:value="0.139953" calcext:value-type="percentage">
            <text:p>14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office:value-type="percentage" office:value="0.186436" calcext:value-type="percentage">
            <text:p>18,6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office:value-type="percentage" office:value="0.164548" calcext:value-type="percentage">
            <text:p>16,4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office:value-type="percentage" office:value="0.252721" calcext:value-type="percentage">
            <text:p>25,2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office:value-type="percentage" office:value="0.145928" calcext:value-type="percentage">
            <text:p>14,5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office:value-type="percentage" office:value="0.002061" calcext:value-type="percentage">
            <text:p>0,2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office:value-type="percentage" office:value="0.021078" calcext:value-type="percentage">
            <text:p>2,1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office:value-type="percentage" office:value="0.004165" calcext:value-type="percentage">
            <text:p>0,4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office:value-type="percentage" office:value="0.031648" calcext:value-type="percentage">
            <text:p>3,1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office:value-type="percentage" office:value="0.001421" calcext:value-type="percentage">
            <text:p>0,1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office:value-type="percentage" office:value="0.000925" calcext:value-type="percentage">
            <text:p>0,0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office:value-type="percentage" office:value="0.004882" calcext:value-type="percentage">
            <text:p>0,4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office:value-type="percentage" office:value="0.001302" calcext:value-type="percentage">
            <text:p>0,1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office:value-type="percentage" office:value="0.005925" calcext:value-type="percentage">
            <text:p>0,5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office:value-type="percentage" office:value="0.001005" calcext:value-type="percentage">
            <text:p>0,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59" calcext:value-type="percentage">
            <text:p>0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office:value-type="percentage" office:value="0.000389" calcext:value-type="percentage">
            <text:p>0,0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7" calcext:value-type="percentage">
            <text:p>0,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office:value-type="percentage" office:value="0.000455" calcext:value-type="percentage">
            <text:p>0,0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38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office:value-type="percentage" office:value="0.003466" calcext:value-type="percentage">
            <text:p>0,3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office:value-type="percentage" office:value="0.003635" calcext:value-type="percentage">
            <text:p>0,3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office:value-type="percentage" office:value="0.00378" calcext:value-type="percentage">
            <text:p>0,3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office:value-type="percentage" office:value="0.006025" calcext:value-type="percentage">
            <text:p>0,6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office:value-type="percentage" office:value="0.00293" calcext:value-type="percentage">
            <text:p>0,2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office:value-type="percentage" office:value="0.027095" calcext:value-type="percentage">
            <text:p>2,7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office:value-type="percentage" office:value="0.036625" calcext:value-type="percentage">
            <text:p>3,6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office:value-type="percentage" office:value="0.121941" calcext:value-type="percentage">
            <text:p>12,1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office:value-type="percentage" office:value="0.112934" calcext:value-type="percentage">
            <text:p>11,2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office:value-type="percentage" office:value="0.072803" calcext:value-type="percentage">
            <text:p>7,2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office:value-type="percentage" office:value="0.021985" calcext:value-type="percentage">
            <text:p>2,2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office:value-type="percentage" office:value="0.036952" calcext:value-type="percentage">
            <text:p>3,7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office:value-type="percentage" office:value="0.007837" calcext:value-type="percentage">
            <text:p>0,7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office:value-type="percentage" office:value="0.040123" calcext:value-type="percentage">
            <text:p>4,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office:value-type="percentage" office:value="0.015529" calcext:value-type="percentage">
            <text:p>1,5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office:value-type="percentage" office:value="0.089509" calcext:value-type="percentage">
            <text:p>8,9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office:value-type="percentage" office:value="0.137537" calcext:value-type="percentage">
            <text:p>13,7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office:value-type="percentage" office:value="0.037511" calcext:value-type="percentage">
            <text:p>3,7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office:value-type="percentage" office:value="0.135994" calcext:value-type="percentage">
            <text:p>13,6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office:value-type="percentage" office:value="0.05708" calcext:value-type="percentage">
            <text:p>5,7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office:value-type="percentage" office:value="0.003707" calcext:value-type="percentage">
            <text:p>0,3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office:value-type="percentage" office:value="0.005341" calcext:value-type="percentage">
            <text:p>0,5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office:value-type="percentage" office:value="0.003991" calcext:value-type="percentage">
            <text:p>0,4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office:value-type="percentage" office:value="0.006594" calcext:value-type="percentage">
            <text:p>0,6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office:value-type="percentage" office:value="0.00326" calcext:value-type="percentage">
            <text:p>0,3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office:value-type="percentage" office:value="0.001307" calcext:value-type="percentage">
            <text:p>0,1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office:value-type="percentage" office:value="0.002285" calcext:value-type="percentage">
            <text:p>0,2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office:value-type="percentage" office:value="0.000289" calcext:value-type="percentage">
            <text:p>0,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office:value-type="percentage" office:value="0.001242" calcext:value-type="percentage">
            <text:p>0,1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office:value-type="percentage" office:value="0.000691" calcext:value-type="percentage">
            <text:p>0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287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39" calcext:value-type="percentage">
            <text:p>0,0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143" calcext:value-type="percentage">
            <text:p>0,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289" calcext:value-type="percentage">
            <text:p>0,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248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office:value-type="percentage" office:value="0.141385" calcext:value-type="percentage">
            <text:p>14,1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office:value-type="percentage" office:value="0.214662" calcext:value-type="percentage">
            <text:p>21,4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office:value-type="percentage" office:value="0.172335" calcext:value-type="percentage">
            <text:p>17,2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office:value-type="percentage" office:value="0.295405" calcext:value-type="percentage">
            <text:p>29,5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office:value-type="percentage" office:value="0.147525" calcext:value-type="percentage">
            <text:p>14,7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office:value-type="percentage" office:value="0.005121" calcext:value-type="percentage">
            <text:p>0,5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office:value-type="percentage" office:value="0.006959" calcext:value-type="percentage">
            <text:p>0,7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office:value-type="percentage" office:value="0.002003" calcext:value-type="percentage">
            <text:p>0,2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office:value-type="percentage" office:value="0.006417" calcext:value-type="percentage">
            <text:p>0,6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office:value-type="percentage" office:value="0.003937" calcext:value-type="percentage">
            <text:p>0,3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113" calcext:value-type="percentage">
            <text:p>0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194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37" calcext:value-type="percentage">
            <text:p>0,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88" calcext:value-type="percentage">
            <text:p>0,0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07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163" calcext:value-type="percentage">
            <text:p>0,0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17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633" calcext:value-type="percentage">
            <text:p>0,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414" calcext:value-type="percentage">
            <text:p>0,0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375" calcext:value-type="percentage">
            <text:p>0,0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office:value-type="percentage" office:value="0.005765" calcext:value-type="percentage">
            <text:p>0,5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office:value-type="percentage" office:value="0.194814" calcext:value-type="percentage">
            <text:p>19,4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office:value-type="percentage" office:value="0.065901" calcext:value-type="percentage">
            <text:p>6,5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office:value-type="percentage" office:value="0.259353" calcext:value-type="percentage">
            <text:p>25,9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office:value-type="percentage" office:value="0.127197" calcext:value-type="percentage">
            <text:p>12,7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office:value-type="percentage" office:value="0.00437" calcext:value-type="percentage">
            <text:p>0,4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office:value-type="percentage" office:value="0.044949" calcext:value-type="percentage">
            <text:p>4,4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office:value-type="percentage" office:value="0.152264" calcext:value-type="percentage">
            <text:p>15,2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office:value-type="percentage" office:value="0.013852" calcext:value-type="percentage">
            <text:p>1,3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office:value-type="percentage" office:value="0.022448" calcext:value-type="percentage">
            <text:p>2,2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office:value-type="percentage" office:value="0.06364" calcext:value-type="percentage">
            <text:p>6,3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office:value-type="percentage" office:value="0.042579" calcext:value-type="percentage">
            <text:p>4,2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office:value-type="percentage" office:value="0.000029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office:value-type="percentage" office:value="0.000255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office:value-type="percentage" office:value="0.000743" calcext:value-type="percentage">
            <text:p>0,0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office:value-type="percentage" office:value="0.00086" calcext:value-type="percentage">
            <text:p>0,0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office:value-type="percentage" office:value="0.000978" calcext:value-type="percentage">
            <text:p>0,1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office:value-type="percentage" office:value="0.019873" calcext:value-type="percentage">
            <text:p>1,9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office:value-type="percentage" office:value="0.218006" calcext:value-type="percentage">
            <text:p>21,8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office:value-type="percentage" office:value="0.130401" calcext:value-type="percentage">
            <text:p>13,0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office:value-type="percentage" office:value="0.302909" calcext:value-type="percentage">
            <text:p>30,2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office:value-type="percentage" office:value="0.000029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office:value-type="percentage" office:value="0.122957" calcext:value-type="percentage">
            <text:p>12,3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office:value-type="percentage" office:value="0.004289" calcext:value-type="percentage">
            <text:p>0,4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office:value-type="percentage" office:value="0.012517" calcext:value-type="percentage">
            <text:p>1,2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office:value-type="percentage" office:value="0.133021" calcext:value-type="percentage">
            <text:p>13,3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office:value-type="percentage" office:value="0.004239" calcext:value-type="percentage">
            <text:p>0,4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office:value-type="percentage" office:value="0.00008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office:value-type="percentage" office:value="0.032432" calcext:value-type="percentage">
            <text:p>3,2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office:value-type="percentage" office:value="0.019243" calcext:value-type="percentage">
            <text:p>1,9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office:value-type="percentage" office:value="0.009457" calcext:value-type="percentage">
            <text:p>0,9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office:value-type="percentage" office:value="0.028917" calcext:value-type="percentage">
            <text:p>2,8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office:value-type="percentage" office:value="0.000533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office:value-type="percentage" office:value="0.009644" calcext:value-type="percentage">
            <text:p>0,9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office:value-type="percentage" office:value="0.001742" calcext:value-type="percentage">
            <text:p>0,1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office:value-type="percentage" office:value="0.034246" calcext:value-type="percentage">
            <text:p>3,4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office:value-type="percentage" office:value="0.087064" calcext:value-type="percentage">
            <text:p>8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office:value-type="percentage" office:value="0.00523" calcext:value-type="percentage">
            <text:p>0,5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office:value-type="percentage" office:value="0.059502" calcext:value-type="percentage">
            <text:p>5,9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office:value-type="percentage" office:value="0.017245" calcext:value-type="percentage">
            <text:p>1,7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office:value-type="percentage" office:value="0.026038" calcext:value-type="percentage">
            <text:p>2,6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office:value-type="percentage" office:value="0.032168" calcext:value-type="percentage">
            <text:p>3,2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office:value-type="percentage" office:value="0.00977" calcext:value-type="percentage">
            <text:p>0,9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office:value-type="percentage" office:value="0.049098" calcext:value-type="percentage">
            <text:p>4,9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office:value-type="percentage" office:value="0.022251" calcext:value-type="percentage">
            <text:p>2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office:value-type="percentage" office:value="0.020417" calcext:value-type="percentage">
            <text:p>2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office:value-type="percentage" office:value="0.019649" calcext:value-type="percentage">
            <text:p>1,9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office:value-type="percentage" office:value="0.013415" calcext:value-type="percentage">
            <text:p>1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office:value-type="percentage" office:value="0.040218" calcext:value-type="percentage">
            <text:p>4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office:value-type="percentage" office:value="0.023316" calcext:value-type="percentage">
            <text:p>2,3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office:value-type="percentage" office:value="0.033461" calcext:value-type="percentage">
            <text:p>3,3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office:value-type="percentage" office:value="0.02828" calcext:value-type="percentage">
            <text:p>2,8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office:value-type="percentage" office:value="0.056981" calcext:value-type="percentage">
            <text:p>5,7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office:value-type="percentage" office:value="0.095126" calcext:value-type="percentage">
            <text:p>9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office:value-type="percentage" office:value="0.057967" calcext:value-type="percentage">
            <text:p>5,8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office:value-type="percentage" office:value="0.003315" calcext:value-type="percentage">
            <text:p>0,3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office:value-type="percentage" office:value="0.003305" calcext:value-type="percentage">
            <text:p>0,3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office:value-type="percentage" office:value="0.045633" calcext:value-type="percentage">
            <text:p>4,5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office:value-type="percentage" office:value="0.018295" calcext:value-type="percentage">
            <text:p>1,8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office:value-type="percentage" office:value="0.012735" calcext:value-type="percentage">
            <text:p>1,2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office:value-type="percentage" office:value="0.001179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office:value-type="percentage" office:value="0.001133" calcext:value-type="percentage">
            <text:p>0,1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office:value-type="percentage" office:value="0.037842" calcext:value-type="percentage">
            <text:p>3,7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office:value-type="percentage" office:value="0.006976" calcext:value-type="percentage">
            <text:p>0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office:value-type="percentage" office:value="0.005147" calcext:value-type="percentage">
            <text:p>0,5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office:value-type="percentage" office:value="0.018956" calcext:value-type="percentage">
            <text:p>1,9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office:value-type="percentage" office:value="0.021859" calcext:value-type="percentage">
            <text:p>2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office:value-type="percentage" office:value="0.005946" calcext:value-type="percentage">
            <text:p>0,5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office:value-type="percentage" office:value="0.024054" calcext:value-type="percentage">
            <text:p>2,4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office:value-type="percentage" office:value="0.011889" calcext:value-type="percentage">
            <text:p>1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office:value-type="percentage" office:value="0.005219" calcext:value-type="percentage">
            <text:p>0,5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office:value-type="percentage" office:value="0.018937" calcext:value-type="percentage">
            <text:p>1,8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office:value-type="percentage" office:value="0.000402" calcext:value-type="percentage">
            <text:p>0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office:value-type="percentage" office:value="0.007131" calcext:value-type="percentage">
            <text:p>0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office:value-type="percentage" office:value="0.001002" calcext:value-type="percentage">
            <text:p>0,1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office:value-type="percentage" office:value="0.023488" calcext:value-type="percentage">
            <text:p>2,3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office:value-type="percentage" office:value="0.069591" calcext:value-type="percentage">
            <text:p>6,9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office:value-type="percentage" office:value="0.003281" calcext:value-type="percentage">
            <text:p>0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office:value-type="percentage" office:value="0.042035" calcext:value-type="percentage">
            <text:p>4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office:value-type="percentage" office:value="0.010585" calcext:value-type="percentage">
            <text:p>1,0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office:value-type="percentage" office:value="0.024733" calcext:value-type="percentage">
            <text:p>2,4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office:value-type="percentage" office:value="0.037276" calcext:value-type="percentage">
            <text:p>3,7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office:value-type="percentage" office:value="0.006367" calcext:value-type="percentage">
            <text:p>0,6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office:value-type="percentage" office:value="0.042032" calcext:value-type="percentage">
            <text:p>4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office:value-type="percentage" office:value="0.017043" calcext:value-type="percentage">
            <text:p>1,7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office:value-type="percentage" office:value="0.02509" calcext:value-type="percentage">
            <text:p>2,5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office:value-type="percentage" office:value="0.028315" calcext:value-type="percentage">
            <text:p>2,8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office:value-type="percentage" office:value="0.010189" calcext:value-type="percentage">
            <text:p>1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office:value-type="percentage" office:value="0.042099" calcext:value-type="percentage">
            <text:p>4,2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office:value-type="percentage" office:value="0.022826" calcext:value-type="percentage">
            <text:p>2,2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office:value-type="percentage" office:value="0.050718" calcext:value-type="percentage">
            <text:p>5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office:value-type="percentage" office:value="0.049034" calcext:value-type="percentage">
            <text:p>4,9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office:value-type="percentage" office:value="0.051975" calcext:value-type="percentage">
            <text:p>5,2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office:value-type="percentage" office:value="0.115682" calcext:value-type="percentage">
            <text:p>11,5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office:value-type="percentage" office:value="0.066136" calcext:value-type="percentage">
            <text:p>6,6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office:value-type="percentage" office:value="0.007166" calcext:value-type="percentage">
            <text:p>0,7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office:value-type="percentage" office:value="0.008042" calcext:value-type="percentage">
            <text:p>0,8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office:value-type="percentage" office:value="0.050151" calcext:value-type="percentage">
            <text:p>5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office:value-type="percentage" office:value="0.028567" calcext:value-type="percentage">
            <text:p>2,8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office:value-type="percentage" office:value="0.018523" calcext:value-type="percentage">
            <text:p>1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office:value-type="percentage" office:value="0.003536" calcext:value-type="percentage">
            <text:p>0,3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office:value-type="percentage" office:value="0.004059" calcext:value-type="percentage">
            <text:p>0,4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office:value-type="percentage" office:value="0.05077" calcext:value-type="percentage">
            <text:p>5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office:value-type="percentage" office:value="0.019239" calcext:value-type="percentage">
            <text:p>1,9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office:value-type="percentage" office:value="0.01239" calcext:value-type="percentage">
            <text:p>1,2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office:value-type="percentage" office:value="0.00712" calcext:value-type="percentage">
            <text:p>0,7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office:value-type="percentage" office:value="0.007121" calcext:value-type="percentage">
            <text:p>0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office:value-type="percentage" office:value="0.002216" calcext:value-type="percentage">
            <text:p>0,2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office:value-type="percentage" office:value="0.006127" calcext:value-type="percentage">
            <text:p>0,6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office:value-type="percentage" office:value="0.003789" calcext:value-type="percentage">
            <text:p>0,3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office:value-type="percentage" office:value="0.043243" calcext:value-type="percentage">
            <text:p>4,3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office:value-type="percentage" office:value="0.108522" calcext:value-type="percentage">
            <text:p>10,8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office:value-type="percentage" office:value="0.004679" calcext:value-type="percentage">
            <text:p>0,4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office:value-type="percentage" office:value="0.03464" calcext:value-type="percentage">
            <text:p>3,4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office:value-type="percentage" office:value="0.012507" calcext:value-type="percentage">
            <text:p>1,2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office:value-type="percentage" office:value="0.040587" calcext:value-type="percentage">
            <text:p>4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office:value-type="percentage" office:value="0.044993" calcext:value-type="percentage">
            <text:p>4,5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office:value-type="percentage" office:value="0.011632" calcext:value-type="percentage">
            <text:p>1,1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office:value-type="percentage" office:value="0.075377" calcext:value-type="percentage">
            <text:p>7,5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office:value-type="percentage" office:value="0.03189" calcext:value-type="percentage">
            <text:p>3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office:value-type="percentage" office:value="0.032004" calcext:value-type="percentage">
            <text:p>3,2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office:value-type="percentage" office:value="0.033011" calcext:value-type="percentage">
            <text:p>3,3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office:value-type="percentage" office:value="0.021659" calcext:value-type="percentage">
            <text:p>2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office:value-type="percentage" office:value="0.096696" calcext:value-type="percentage">
            <text:p>9,6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office:value-type="percentage" office:value="0.050242" calcext:value-type="percentage">
            <text:p>5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office:value-type="percentage" office:value="0.010009" calcext:value-type="percentage">
            <text:p>1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office:value-type="percentage" office:value="0.009544" calcext:value-type="percentage">
            <text:p>0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office:value-type="percentage" office:value="0.078421" calcext:value-type="percentage">
            <text:p>7,8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office:value-type="percentage" office:value="0.053901" calcext:value-type="percentage">
            <text:p>5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office:value-type="percentage" office:value="0.035727" calcext:value-type="percentage">
            <text:p>3,5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office:value-type="percentage" office:value="0.000844" calcext:value-type="percentage">
            <text:p>0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office:value-type="percentage" office:value="0.000854" calcext:value-type="percentage">
            <text:p>0,0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office:value-type="percentage" office:value="0.048455" calcext:value-type="percentage">
            <text:p>4,8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office:value-type="percentage" office:value="0.006974" calcext:value-type="percentage">
            <text:p>0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office:value-type="percentage" office:value="0.005024" calcext:value-type="percentage">
            <text:p>0,5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office:value-type="percentage" office:value="0.020383" calcext:value-type="percentage">
            <text:p>2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office:value-type="percentage" office:value="0.02545" calcext:value-type="percentage">
            <text:p>2,5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office:value-type="percentage" office:value="0.010505" calcext:value-type="percentage">
            <text:p>1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office:value-type="percentage" office:value="0.035324" calcext:value-type="percentage">
            <text:p>3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office:value-type="percentage" office:value="0.016903" calcext:value-type="percentage">
            <text:p>1,6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office:value-type="percentage" office:value="0.035772" calcext:value-type="percentage">
            <text:p>3,5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office:value-type="percentage" office:value="0.095982" calcext:value-type="percentage">
            <text:p>9,6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office:value-type="percentage" office:value="0.002414" calcext:value-type="percentage">
            <text:p>0,2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office:value-type="percentage" office:value="0.02357" calcext:value-type="percentage">
            <text:p>2,3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office:value-type="percentage" office:value="0.007748" calcext:value-type="percentage">
            <text:p>0,7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office:value-type="percentage" office:value="0.075592" calcext:value-type="percentage">
            <text:p>7,5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office:value-type="percentage" office:value="0.085877" calcext:value-type="percentage">
            <text:p>8,5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office:value-type="percentage" office:value="0.027608" calcext:value-type="percentage">
            <text:p>2,7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office:value-type="percentage" office:value="0.157478" calcext:value-type="percentage">
            <text:p>15,7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office:value-type="percentage" office:value="0.070687" calcext:value-type="percentage">
            <text:p>7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office:value-type="percentage" office:value="0.008778" calcext:value-type="percentage">
            <text:p>0,8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office:value-type="percentage" office:value="0.009278" calcext:value-type="percentage">
            <text:p>0,9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office:value-type="percentage" office:value="0.007523" calcext:value-type="percentage">
            <text:p>0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office:value-type="percentage" office:value="0.026798" calcext:value-type="percentage">
            <text:p>2,6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office:value-type="percentage" office:value="0.015129" calcext:value-type="percentage">
            <text:p>1,5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office:value-type="percentage" office:value="0.01366" calcext:value-type="percentage">
            <text:p>1,3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office:value-type="percentage" office:value="0.014977" calcext:value-type="percentage">
            <text:p>1,5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office:value-type="percentage" office:value="0.088812" calcext:value-type="percentage">
            <text:p>8,8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office:value-type="percentage" office:value="0.063606" calcext:value-type="percentage">
            <text:p>6,3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office:value-type="percentage" office:value="0.040541" calcext:value-type="percentage">
            <text:p>4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office:value-type="percentage" office:value="0.000511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office:value-type="percentage" office:value="0.00051" calcext:value-type="percentage">
            <text:p>0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office:value-type="percentage" office:value="0.034042" calcext:value-type="percentage">
            <text:p>3,4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office:value-type="percentage" office:value="0.00437" calcext:value-type="percentage">
            <text:p>0,4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office:value-type="percentage" office:value="0.003464" calcext:value-type="percentage">
            <text:p>0,3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office:value-type="percentage" office:value="0.012757" calcext:value-type="percentage">
            <text:p>1,2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office:value-type="percentage" office:value="0.015752" calcext:value-type="percentage">
            <text:p>1,5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office:value-type="percentage" office:value="0.014952" calcext:value-type="percentage">
            <text:p>1,5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office:value-type="percentage" office:value="0.027091" calcext:value-type="percentage">
            <text:p>2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office:value-type="percentage" office:value="0.014724" calcext:value-type="percentage">
            <text:p>1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1</text:p>
          </table:table-cell>
          <table:table-cell office:value-type="percentage" office:value="0.000802" calcext:value-type="percentage">
            <text:p>0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1</text:p>
          </table:table-cell>
          <table:table-cell office:value-type="percentage" office:value="0.011552" calcext:value-type="percentage">
            <text:p>1,1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1</text:p>
          </table:table-cell>
          <table:table-cell office:value-type="percentage" office:value="0.000617" calcext:value-type="percentage">
            <text:p>0,0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1</text:p>
          </table:table-cell>
          <table:table-cell office:value-type="percentage" office:value="0.008528" calcext:value-type="percentage">
            <text:p>0,8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1</text:p>
          </table:table-cell>
          <table:table-cell office:value-type="percentage" office:value="0.0003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2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2</text:p>
          </table:table-cell>
          <table:table-cell office:value-type="percentage" office:value="0.031039" calcext:value-type="percentage">
            <text:p>3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2</text:p>
          </table:table-cell>
          <table:table-cell office:value-type="percentage" office:value="0.010752" calcext:value-type="percentage">
            <text:p>1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2</text:p>
          </table:table-cell>
          <table:table-cell office:value-type="percentage" office:value="0.046651" calcext:value-type="percentage">
            <text:p>4,6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2</text:p>
          </table:table-cell>
          <table:table-cell office:value-type="percentage" office:value="0.013081" calcext:value-type="percentage">
            <text:p>1,3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3</text:p>
          </table:table-cell>
          <table:table-cell office:value-type="percentage" office:value="0.0326" calcext:value-type="percentage">
            <text:p>3,2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3</text:p>
          </table:table-cell>
          <table:table-cell office:value-type="percentage" office:value="0.049368" calcext:value-type="percentage">
            <text:p>4,9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3</text:p>
          </table:table-cell>
          <table:table-cell office:value-type="percentage" office:value="0.046661" calcext:value-type="percentage">
            <text:p>4,6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3</text:p>
          </table:table-cell>
          <table:table-cell office:value-type="percentage" office:value="0.084712" calcext:value-type="percentage">
            <text:p>8,4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3</text:p>
          </table:table-cell>
          <table:table-cell office:value-type="percentage" office:value="0.042398" calcext:value-type="percentage">
            <text:p>4,2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4</text:p>
          </table:table-cell>
          <table:table-cell office:value-type="percentage" office:value="0.048212" calcext:value-type="percentage">
            <text:p>4,8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4</text:p>
          </table:table-cell>
          <table:table-cell office:value-type="percentage" office:value="0.057357" calcext:value-type="percentage">
            <text:p>5,7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4</text:p>
          </table:table-cell>
          <table:table-cell office:value-type="percentage" office:value="0.079719" calcext:value-type="percentage">
            <text:p>7,9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4</text:p>
          </table:table-cell>
          <table:table-cell office:value-type="percentage" office:value="0.094318" calcext:value-type="percentage">
            <text:p>9,4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4</text:p>
          </table:table-cell>
          <table:table-cell office:value-type="percentage" office:value="0.057659" calcext:value-type="percentage">
            <text:p>5,7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5</text:p>
          </table:table-cell>
          <table:table-cell office:value-type="percentage" office:value="0.051456" calcext:value-type="percentage">
            <text:p>5,1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5</text:p>
          </table:table-cell>
          <table:table-cell office:value-type="percentage" office:value="0.073059" calcext:value-type="percentage">
            <text:p>7,3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5</text:p>
          </table:table-cell>
          <table:table-cell office:value-type="percentage" office:value="0.037602" calcext:value-type="percentage">
            <text:p>3,7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5</text:p>
          </table:table-cell>
          <table:table-cell office:value-type="percentage" office:value="0.068703" calcext:value-type="percentage">
            <text:p>6,8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5</text:p>
          </table:table-cell>
          <table:table-cell office:value-type="percentage" office:value="0.038855" calcext:value-type="percentage">
            <text:p>3,8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office:value-type="percentage" office:value="0.011608" calcext:value-type="percentage">
            <text:p>1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office:value-type="percentage" office:value="0.023729" calcext:value-type="percentage">
            <text:p>2,3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office:value-type="percentage" office:value="0.000678" calcext:value-type="percentage">
            <text:p>0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office:value-type="percentage" office:value="0.004862" calcext:value-type="percentage">
            <text:p>0,4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office:value-type="percentage" office:value="0.001827" calcext:value-type="percentage">
            <text:p>0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office:value-type="percentage" office:value="0.072677" calcext:value-type="percentage">
            <text:p>7,2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office:value-type="percentage" office:value="0.117718" calcext:value-type="percentage">
            <text:p>11,7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office:value-type="percentage" office:value="0.001488" calcext:value-type="percentage">
            <text:p>0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office:value-type="percentage" office:value="0.013159" calcext:value-type="percentage">
            <text:p>1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office:value-type="percentage" office:value="0.045335" calcext:value-type="percentage">
            <text:p>4,5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office:value-type="percentage" office:value="0.058566" calcext:value-type="percentage">
            <text:p>5,8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office:value-type="percentage" office:value="0.006047" calcext:value-type="percentage">
            <text:p>0,6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office:value-type="percentage" office:value="0.095847" calcext:value-type="percentage">
            <text:p>9,5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office:value-type="percentage" office:value="0.03867" calcext:value-type="percentage">
            <text:p>3,8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office:value-type="percentage" office:value="0.007774" calcext:value-type="percentage">
            <text:p>0,7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office:value-type="percentage" office:value="0.011031" calcext:value-type="percentage">
            <text:p>1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office:value-type="percentage" office:value="0.008363" calcext:value-type="percentage">
            <text:p>0,8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office:value-type="percentage" office:value="0.04839" calcext:value-type="percentage">
            <text:p>4,8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office:value-type="percentage" office:value="0.020842" calcext:value-type="percentage">
            <text:p>2,0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office:value-type="percentage" office:value="0.005597" calcext:value-type="percentage">
            <text:p>0,5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office:value-type="percentage" office:value="0.006605" calcext:value-type="percentage">
            <text:p>0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office:value-type="percentage" office:value="0.011507" calcext:value-type="percentage">
            <text:p>1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office:value-type="percentage" office:value="0.044394" calcext:value-type="percentage">
            <text:p>4,4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office:value-type="percentage" office:value="0.025357" calcext:value-type="percentage">
            <text:p>2,5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office:value-type="percentage" office:value="0.001541" calcext:value-type="percentage">
            <text:p>0,1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office:value-type="percentage" office:value="0.001864" calcext:value-type="percentage">
            <text:p>0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office:value-type="percentage" office:value="0.010897" calcext:value-type="percentage">
            <text:p>1,0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office:value-type="percentage" office:value="0.020462" calcext:value-type="percentage">
            <text:p>2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office:value-type="percentage" office:value="0.01175" calcext:value-type="percentage">
            <text:p>1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office:value-type="percentage" office:value="0.001495" calcext:value-type="percentage">
            <text:p>0,1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office:value-type="percentage" office:value="0.001763" calcext:value-type="percentage">
            <text:p>0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office:value-type="percentage" office:value="0.017793" calcext:value-type="percentage">
            <text:p>1,7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office:value-type="percentage" office:value="0.024559" calcext:value-type="percentage">
            <text:p>2,4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office:value-type="percentage" office:value="0.017679" calcext:value-type="percentage">
            <text:p>1,7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office:value-type="percentage" office:value="0.000494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office:value-type="percentage" office:value="0.000565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office:value-type="percentage" office:value="0.019526" calcext:value-type="percentage">
            <text:p>1,9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office:value-type="percentage" office:value="0.012407" calcext:value-type="percentage">
            <text:p>1,2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office:value-type="percentage" office:value="0.008815" calcext:value-type="percentage">
            <text:p>0,8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office:value-type="percentage" office:value="0.000295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office:value-type="percentage" office:value="0.000279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office:value-type="percentage" office:value="0.017436" calcext:value-type="percentage">
            <text:p>1,7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office:value-type="percentage" office:value="0.007297" calcext:value-type="percentage">
            <text:p>0,7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office:value-type="percentage" office:value="0.006557" calcext:value-type="percentage">
            <text:p>0,6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office:value-type="percentage" office:value="0.00009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office:value-type="percentage" office:value="0.000092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office:value-type="percentage" office:value="0.011945" calcext:value-type="percentage">
            <text:p>1,1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office:value-type="percentage" office:value="0.003199" calcext:value-type="percentage">
            <text:p>0,3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office:value-type="percentage" office:value="0.002706" calcext:value-type="percentage">
            <text:p>0,2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office:value-type="percentage" office:value="0.00006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office:value-type="percentage" office:value="0.000051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office:value-type="percentage" office:value="0.009175" calcext:value-type="percentage">
            <text:p>0,9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office:value-type="percentage" office:value="0.001934" calcext:value-type="percentage">
            <text:p>0,1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office:value-type="percentage" office:value="0.001887" calcext:value-type="percentage">
            <text:p>0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office:value-type="percentage" office:value="0.000105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office:value-type="percentage" office:value="0.00011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office:value-type="percentage" office:value="0.060497" calcext:value-type="percentage">
            <text:p>6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office:value-type="percentage" office:value="0.003562" calcext:value-type="percentage">
            <text:p>0,3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office:value-type="percentage" office:value="0.003042" calcext:value-type="percentage">
            <text:p>0,3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office:value-type="percentage" office:value="0.143244" calcext:value-type="percentage">
            <text:p>14,3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office:value-type="percentage" office:value="0.21761" calcext:value-type="percentage">
            <text:p>21,7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office:value-type="percentage" office:value="0.117956" calcext:value-type="percentage">
            <text:p>11,8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office:value-type="percentage" office:value="0.295909" calcext:value-type="percentage">
            <text:p>29,5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office:value-type="percentage" office:value="0.146287" calcext:value-type="percentage">
            <text:p>14,6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office:value-type="percentage" office:value="0.002098" calcext:value-type="percentage">
            <text:p>0,2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office:value-type="percentage" office:value="0.002991" calcext:value-type="percentage">
            <text:p>0,3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office:value-type="percentage" office:value="0.029534" calcext:value-type="percentage">
            <text:p>2,9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office:value-type="percentage" office:value="0.003928" calcext:value-type="percentage">
            <text:p>0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office:value-type="percentage" office:value="0.003267" calcext:value-type="percentage">
            <text:p>0,3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office:value-type="percentage" office:value="0.000524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office:value-type="percentage" office:value="0.000555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office:value-type="percentage" office:value="0.006079" calcext:value-type="percentage">
            <text:p>0,6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office:value-type="percentage" office:value="0.00097" calcext:value-type="percentage">
            <text:p>0,1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office:value-type="percentage" office:value="0.000833" calcext:value-type="percentage">
            <text:p>0,0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office:value-type="percentage" office:value="0.001203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office:value-type="percentage" office:value="0.00122" calcext:value-type="percentage">
            <text:p>0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office:value-type="percentage" office:value="0.021781" calcext:value-type="percentage">
            <text:p>2,1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office:value-type="percentage" office:value="0.002104" calcext:value-type="percentage">
            <text:p>0,2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office:value-type="percentage" office:value="0.001905" calcext:value-type="percentage">
            <text:p>0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office:value-type="percentage" office:value="0.002403" calcext:value-type="percentage">
            <text:p>0,2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office:value-type="percentage" office:value="0.005399" calcext:value-type="percentage">
            <text:p>0,5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office:value-type="percentage" office:value="0.000076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office:value-type="percentage" office:value="0.000835" calcext:value-type="percentage">
            <text:p>0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office:value-type="percentage" office:value="0.000403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office:value-type="percentage" office:value="0.134578" calcext:value-type="percentage">
            <text:p>13,4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office:value-type="percentage" office:value="0.208013" calcext:value-type="percentage">
            <text:p>20,8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office:value-type="percentage" office:value="0.022981" calcext:value-type="percentage">
            <text:p>2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office:value-type="percentage" office:value="0.220199" calcext:value-type="percentage">
            <text:p>22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office:value-type="percentage" office:value="0.094064" calcext:value-type="percentage">
            <text:p>9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office:value-type="percentage" office:value="0.009534" calcext:value-type="percentage">
            <text:p>0,9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office:value-type="percentage" office:value="0.008569" calcext:value-type="percentage">
            <text:p>0,8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office:value-type="percentage" office:value="0.076291" calcext:value-type="percentage">
            <text:p>7,6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office:value-type="percentage" office:value="0.073737" calcext:value-type="percentage">
            <text:p>7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office:value-type="percentage" office:value="0.049195" calcext:value-type="percentage">
            <text:p>4,9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office:value-type="percentage" office:value="0.000494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office:value-type="percentage" office:value="0.00035" calcext:value-type="percentage">
            <text:p>0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office:value-type="percentage" office:value="0.046243" calcext:value-type="percentage">
            <text:p>4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office:value-type="percentage" office:value="0.007129" calcext:value-type="percentage">
            <text:p>0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office:value-type="percentage" office:value="0.007315" calcext:value-type="percentage">
            <text:p>0,7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office:value-type="percentage" office:value="0.000061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office:value-type="percentage" office:value="0.000044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office:value-type="percentage" office:value="0.029758" calcext:value-type="percentage">
            <text:p>2,9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office:value-type="percentage" office:value="0.001013" calcext:value-type="percentage">
            <text:p>0,1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office:value-type="percentage" office:value="0.001316" calcext:value-type="percentage">
            <text:p>0,1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office:value-type="percentage" office:value="0.001631" calcext:value-type="percentage">
            <text:p>0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office:value-type="percentage" office:value="0.003975" calcext:value-type="percentage">
            <text:p>0,4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office:value-type="percentage" office:value="0.000048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office:value-type="percentage" office:value="0.001168" calcext:value-type="percentage">
            <text:p>0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office:value-type="percentage" office:value="0.000316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office:value-type="percentage" office:value="0.023225" calcext:value-type="percentage">
            <text:p>2,3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office:value-type="percentage" office:value="0.057506" calcext:value-type="percentage">
            <text:p>5,7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office:value-type="percentage" office:value="0.001065" calcext:value-type="percentage">
            <text:p>0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office:value-type="percentage" office:value="0.029732" calcext:value-type="percentage">
            <text:p>2,9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office:value-type="percentage" office:value="0.008033" calcext:value-type="percentage">
            <text:p>0,8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office:value-type="percentage" office:value="0.093953" calcext:value-type="percentage">
            <text:p>9,4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office:value-type="percentage" office:value="0.124204" calcext:value-type="percentage">
            <text:p>12,4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office:value-type="percentage" office:value="0.03427" calcext:value-type="percentage">
            <text:p>3,4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office:value-type="percentage" office:value="0.16938" calcext:value-type="percentage">
            <text:p>16,9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office:value-type="percentage" office:value="0.076831" calcext:value-type="percentage">
            <text:p>7,6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office:value-type="percentage" office:value="0.025674" calcext:value-type="percentage">
            <text:p>2,5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office:value-type="percentage" office:value="0.033753" calcext:value-type="percentage">
            <text:p>3,3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office:value-type="percentage" office:value="0.108236" calcext:value-type="percentage">
            <text:p>10,8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office:value-type="percentage" office:value="0.093856" calcext:value-type="percentage">
            <text:p>9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office:value-type="percentage" office:value="0.059921" calcext:value-type="percentage">
            <text:p>5,9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office:value-type="percentage" office:value="0.002587" calcext:value-type="percentage">
            <text:p>0,2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office:value-type="percentage" office:value="0.002937" calcext:value-type="percentage">
            <text:p>0,2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office:value-type="percentage" office:value="0.031732" calcext:value-type="percentage">
            <text:p>3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office:value-type="percentage" office:value="0.008777" calcext:value-type="percentage">
            <text:p>0,8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office:value-type="percentage" office:value="0.007191" calcext:value-type="percentage">
            <text:p>0,7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office:value-type="percentage" office:value="0.130291" calcext:value-type="percentage">
            <text:p>13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office:value-type="percentage" office:value="0.206658" calcext:value-type="percentage">
            <text:p>20,6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office:value-type="percentage" office:value="0.010403" calcext:value-type="percentage">
            <text:p>1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office:value-type="percentage" office:value="0.148104" calcext:value-type="percentage">
            <text:p>14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office:value-type="percentage" office:value="0.044814" calcext:value-type="percentage">
            <text:p>4,4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office:value-type="percentage" office:value="0.016206" calcext:value-type="percentage">
            <text:p>1,6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office:value-type="percentage" office:value="0.015161" calcext:value-type="percentage">
            <text:p>1,5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office:value-type="percentage" office:value="0.09189" calcext:value-type="percentage">
            <text:p>9,1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office:value-type="percentage" office:value="0.144116" calcext:value-type="percentage">
            <text:p>14,4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office:value-type="percentage" office:value="0.095346" calcext:value-type="percentage">
            <text:p>9,5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office:value-type="percentage" office:value="0.000479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office:value-type="percentage" office:value="0.000449" calcext:value-type="percentage">
            <text:p>0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office:value-type="percentage" office:value="0.061532" calcext:value-type="percentage">
            <text:p>6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office:value-type="percentage" office:value="0.009839" calcext:value-type="percentage">
            <text:p>0,9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office:value-type="percentage" office:value="0.010976" calcext:value-type="percentage">
            <text:p>1,1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office:value-type="percentage" office:value="0.000074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office:value-type="percentage" office:value="0.000084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office:value-type="percentage" office:value="0.009466" calcext:value-type="percentage">
            <text:p>0,9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office:value-type="percentage" office:value="0.000739" calcext:value-type="percentage">
            <text:p>0,0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office:value-type="percentage" office:value="0.000971" calcext:value-type="percentage">
            <text:p>0,1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office:value-type="percentage" office:value="0.0000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office:value-type="percentage" office:value="0.000022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office:value-type="percentage" office:value="0.002059" calcext:value-type="percentage">
            <text:p>0,2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office:value-type="percentage" office:value="0.000115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office:value-type="percentage" office:value="0.000186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office:value-type="percentage" office:value="0.110163" calcext:value-type="percentage">
            <text:p>11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office:value-type="percentage" office:value="0.174791" calcext:value-type="percentage">
            <text:p>17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office:value-type="percentage" office:value="0.143095" calcext:value-type="percentage">
            <text:p>14,3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office:value-type="percentage" office:value="0.228209" calcext:value-type="percentage">
            <text:p>22,8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office:value-type="percentage" office:value="0.115318" calcext:value-type="percentage">
            <text:p>11,5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office:value-type="percentage" office:value="0.034642" calcext:value-type="percentage">
            <text:p>3,4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office:value-type="percentage" office:value="0.045052" calcext:value-type="percentage">
            <text:p>4,5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office:value-type="percentage" office:value="0.027001" calcext:value-type="percentage">
            <text:p>2,7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office:value-type="percentage" office:value="0.066832" calcext:value-type="percentage">
            <text:p>6,6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office:value-type="percentage" office:value="0.032442" calcext:value-type="percentage">
            <text:p>3,2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office:value-type="percentage" office:value="0.002093" calcext:value-type="percentage">
            <text:p>0,2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office:value-type="percentage" office:value="0.002364" calcext:value-type="percentage">
            <text:p>0,2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office:value-type="percentage" office:value="0.004396" calcext:value-type="percentage">
            <text:p>0,4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office:value-type="percentage" office:value="0.007214" calcext:value-type="percentage">
            <text:p>0,7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office:value-type="percentage" office:value="0.004081" calcext:value-type="percentage">
            <text:p>0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office:value-type="percentage" office:value="0.000147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office:value-type="percentage" office:value="0.000142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office:value-type="percentage" office:value="0.000671" calcext:value-type="percentage">
            <text:p>0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office:value-type="percentage" office:value="0.000595" calcext:value-type="percentage">
            <text:p>0,0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office:value-type="percentage" office:value="0.00039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office:value-type="percentage" office:value="0.00002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office:value-type="percentage" office:value="0.00002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office:value-type="percentage" office:value="0.000187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office:value-type="percentage" office:value="0.000062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office:value-type="percentage" office:value="0.000062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office:value-type="percentage" office:value="0.003875" calcext:value-type="percentage">
            <text:p>0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office:value-type="percentage" office:value="0.009308" calcext:value-type="percentage">
            <text:p>0,9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office:value-type="percentage" office:value="0.000182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office:value-type="percentage" office:value="0.001846" calcext:value-type="percentage">
            <text:p>0,1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office:value-type="percentage" office:value="0.000683" calcext:value-type="percentage">
            <text:p>0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office:value-type="percentage" office:value="0.142099" calcext:value-type="percentage">
            <text:p>14,2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office:value-type="percentage" office:value="0.212264" calcext:value-type="percentage">
            <text:p>21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office:value-type="percentage" office:value="0.143612" calcext:value-type="percentage">
            <text:p>14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office:value-type="percentage" office:value="0.29511" calcext:value-type="percentage">
            <text:p>29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office:value-type="percentage" office:value="0.144965" calcext:value-type="percentage">
            <text:p>14,5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office:value-type="percentage" office:value="0.001051" calcext:value-type="percentage">
            <text:p>0,1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office:value-type="percentage" office:value="0.000764" calcext:value-type="percentage">
            <text:p>0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office:value-type="percentage" office:value="0.028577" calcext:value-type="percentage">
            <text:p>2,8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office:value-type="percentage" office:value="0.005753" calcext:value-type="percentage">
            <text:p>0,5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office:value-type="percentage" office:value="0.006343" calcext:value-type="percentage">
            <text:p>0,6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office:value-type="percentage" office:value="0.000026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office:value-type="percentage" office:value="0.002503" calcext:value-type="percentage">
            <text:p>0,2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office:value-type="percentage" office:value="0.000172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office:value-type="percentage" office:value="0.000265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office:value-type="percentage" office:value="0.000478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office:value-type="percentage" office:value="0.000032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office:value-type="percentage" office:value="0.00003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office:value-type="percentage" office:value="0.12767" calcext:value-type="percentage">
            <text:p>12,7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office:value-type="percentage" office:value="0.203045" calcext:value-type="percentage">
            <text:p>20,3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office:value-type="percentage" office:value="0.035737" calcext:value-type="percentage">
            <text:p>3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office:value-type="percentage" office:value="0.184867" calcext:value-type="percentage">
            <text:p>18,4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office:value-type="percentage" office:value="0.065932" calcext:value-type="percentage">
            <text:p>6,5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office:value-type="percentage" office:value="0.019067" calcext:value-type="percentage">
            <text:p>1,9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office:value-type="percentage" office:value="0.019088" calcext:value-type="percentage">
            <text:p>1,9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office:value-type="percentage" office:value="0.118978" calcext:value-type="percentage">
            <text:p>11,9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office:value-type="percentage" office:value="0.115262" calcext:value-type="percentage">
            <text:p>11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office:value-type="percentage" office:value="0.082306" calcext:value-type="percentage">
            <text:p>8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office:value-type="percentage" office:value="0.000294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office:value-type="percentage" office:value="0.000204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office:value-type="percentage" office:value="0.01783" calcext:value-type="percentage">
            <text:p>1,7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office:value-type="percentage" office:value="0.002512" calcext:value-type="percentage">
            <text:p>0,2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office:value-type="percentage" office:value="0.003623" calcext:value-type="percentage">
            <text:p>0,3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office:value-type="percentage" office:value="0.00002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office:value-type="percentage" office:value="0.00002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office:value-type="percentage" office:value="0.002301" calcext:value-type="percentage">
            <text:p>0,2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office:value-type="percentage" office:value="0.000206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office:value-type="percentage" office:value="0.000348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office:value-type="percentage" office:value="0.00001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office:value-type="percentage" office:value="0.000505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office:value-type="percentage" office:value="0.000066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office:value-type="percentage" office:value="0.000084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office:value-type="percentage" office:value="0.115084" calcext:value-type="percentage">
            <text:p>11,5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office:value-type="percentage" office:value="0.188123" calcext:value-type="percentage">
            <text:p>18,8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office:value-type="percentage" office:value="0.004564" calcext:value-type="percentage">
            <text:p>0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office:value-type="percentage" office:value="0.073005" calcext:value-type="percentage">
            <text:p>7,3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office:value-type="percentage" office:value="0.015683" calcext:value-type="percentage">
            <text:p>1,5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office:value-type="percentage" office:value="0.031787" calcext:value-type="percentage">
            <text:p>3,1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office:value-type="percentage" office:value="0.034142" calcext:value-type="percentage">
            <text:p>3,4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office:value-type="percentage" office:value="0.164513" calcext:value-type="percentage">
            <text:p>16,4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office:value-type="percentage" office:value="0.228676" calcext:value-type="percentage">
            <text:p>22,8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office:value-type="percentage" office:value="0.13468" calcext:value-type="percentage">
            <text:p>13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office:value-type="percentage" office:value="0.000181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office:value-type="percentage" office:value="0.000088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office:value-type="percentage" office:value="0.005996" calcext:value-type="percentage">
            <text:p>0,6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office:value-type="percentage" office:value="0.001171" calcext:value-type="percentage">
            <text:p>0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office:value-type="percentage" office:value="0.001853" calcext:value-type="percentage">
            <text:p>0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office:value-type="percentage" office:value="0.000232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office:value-type="percentage" office:value="0.000042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office:value-type="percentage" office:value="0.000065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office:value-type="percentage" office:value="0.000046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office:value-type="percentage" office:value="0.000017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office:value-type="percentage" office:value="0.143397" calcext:value-type="percentage">
            <text:p>14,3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office:value-type="percentage" office:value="0.218986" calcext:value-type="percentage">
            <text:p>21,9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office:value-type="percentage" office:value="0.121206" calcext:value-type="percentage">
            <text:p>12,1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office:value-type="percentage" office:value="0.270986" calcext:value-type="percentage">
            <text:p>27,1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office:value-type="percentage" office:value="0.12581" calcext:value-type="percentage">
            <text:p>12,5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office:value-type="percentage" office:value="0.003635" calcext:value-type="percentage">
            <text:p>0,3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office:value-type="percentage" office:value="0.003352" calcext:value-type="percentage">
            <text:p>0,3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office:value-type="percentage" office:value="0.053173" calcext:value-type="percentage">
            <text:p>5,3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office:value-type="percentage" office:value="0.03176" calcext:value-type="percentage">
            <text:p>3,1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office:value-type="percentage" office:value="0.026229" calcext:value-type="percentage">
            <text:p>2,6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office:value-type="percentage" office:value="0.00002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office:value-type="percentage" office:value="0.000017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office:value-type="percentage" office:value="0.000882" calcext:value-type="percentage">
            <text:p>0,0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office:value-type="percentage" office:value="0.000142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office:value-type="percentage" office:value="0.000237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office:value-type="percentage" office:value="0.000063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office:value-type="percentage" office:value="0.000027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office:value-type="percentage" office:value="0.124654" calcext:value-type="percentage">
            <text:p>12,4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office:value-type="percentage" office:value="0.200974" calcext:value-type="percentage">
            <text:p>20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office:value-type="percentage" office:value="0.014156" calcext:value-type="percentage">
            <text:p>1,4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office:value-type="percentage" office:value="0.115829" calcext:value-type="percentage">
            <text:p>11,5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office:value-type="percentage" office:value="0.037952" calcext:value-type="percentage">
            <text:p>3,8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office:value-type="percentage" office:value="0.022361" calcext:value-type="percentage">
            <text:p>2,2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office:value-type="percentage" office:value="0.02136" calcext:value-type="percentage">
            <text:p>2,1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office:value-type="percentage" office:value="0.156869" calcext:value-type="percentage">
            <text:p>15,6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office:value-type="percentage" office:value="0.186669" calcext:value-type="percentage">
            <text:p>18,6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office:value-type="percentage" office:value="0.113643" calcext:value-type="percentage">
            <text:p>11,3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office:value-type="percentage" office:value="0.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office:value-type="percentage" office:value="0.00002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office:value-type="percentage" office:value="0.004089" calcext:value-type="percentage">
            <text:p>0,4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office:value-type="percentage" office:value="0.000385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office:value-type="percentage" office:value="0.000666" calcext:value-type="percentage">
            <text:p>0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office:value-type="percentage" office:value="0.000193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office:value-type="percentage" office:value="0.00001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office:value-type="percentage" office:value="0.00002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office:value-type="percentage" office:value="0.000045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office:value-type="percentage" office:value="0.146427" calcext:value-type="percentage">
            <text:p>14,6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office:value-type="percentage" office:value="0.22168" calcext:value-type="percentage">
            <text:p>22,1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office:value-type="percentage" office:value="0.155177" calcext:value-type="percentage">
            <text:p>15,5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office:value-type="percentage" office:value="0.300033" calcext:value-type="percentage">
            <text:p>3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office:value-type="percentage" office:value="0.150059" calcext:value-type="percentage">
            <text:p>15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office:value-type="percentage" office:value="0.000622" calcext:value-type="percentage">
            <text:p>0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office:value-type="percentage" office:value="0.000668" calcext:value-type="percentage">
            <text:p>0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office:value-type="percentage" office:value="0.019821" calcext:value-type="percentage">
            <text:p>1,9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office:value-type="percentage" office:value="0.002835" calcext:value-type="percentage">
            <text:p>0,2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office:value-type="percentage" office:value="0.002193" calcext:value-type="percentage">
            <text:p>0,2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office:value-type="percentage" office:value="0.00001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office:value-type="percentage" office:value="0.000292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office:value-type="percentage" office:value="0.00002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office:value-type="percentage" office:value="0.000025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office:value-type="percentage" office:value="0.000039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office:value-type="percentage" office:value="0.000021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office:value-type="percentage" office:value="0.145727" calcext:value-type="percentage">
            <text:p>14,5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office:value-type="percentage" office:value="0.221158" calcext:value-type="percentage">
            <text:p>22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office:value-type="percentage" office:value="0.051466" calcext:value-type="percentage">
            <text:p>5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office:value-type="percentage" office:value="0.262867" calcext:value-type="percentage">
            <text:p>26,2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office:value-type="percentage" office:value="0.110859" calcext:value-type="percentage">
            <text:p>11,0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office:value-type="percentage" office:value="0.001343" calcext:value-type="percentage">
            <text:p>0,1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office:value-type="percentage" office:value="0.001217" calcext:value-type="percentage">
            <text:p>0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office:value-type="percentage" office:value="0.123885" calcext:value-type="percentage">
            <text:p>12,3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office:value-type="percentage" office:value="0.040045" calcext:value-type="percentage">
            <text:p>4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office:value-type="percentage" office:value="0.041434" calcext:value-type="percentage">
            <text:p>4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office:value-type="percentage" office:value="0.008656" calcext:value-type="percentage">
            <text:p>0,8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office:value-type="percentage" office:value="0.021046" calcext:value-type="percentage">
            <text:p>2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office:value-type="percentage" office:value="0.000854" calcext:value-type="percentage">
            <text:p>0,0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office:value-type="percentage" office:value="0.011082" calcext:value-type="percentage">
            <text:p>1,1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office:value-type="percentage" office:value="0.003444" calcext:value-type="percentage">
            <text:p>0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office:value-type="percentage" office:value="0.13061" calcext:value-type="percentage">
            <text:p>13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office:value-type="percentage" office:value="0.194908" calcext:value-type="percentage">
            <text:p>19,4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office:value-type="percentage" office:value="0.032956" calcext:value-type="percentage">
            <text:p>3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office:value-type="percentage" office:value="0.220841" calcext:value-type="percentage">
            <text:p>22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office:value-type="percentage" office:value="0.093639" calcext:value-type="percentage">
            <text:p>9,3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office:value-type="percentage" office:value="0.007195" calcext:value-type="percentage">
            <text:p>0,7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office:value-type="percentage" office:value="0.006076" calcext:value-type="percentage">
            <text:p>0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office:value-type="percentage" office:value="0.07093" calcext:value-type="percentage">
            <text:p>7,0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office:value-type="percentage" office:value="0.061973" calcext:value-type="percentage">
            <text:p>6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office:value-type="percentage" office:value="0.043377" calcext:value-type="percentage">
            <text:p>4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office:value-type="percentage" office:value="0.000545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office:value-type="percentage" office:value="0.00031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office:value-type="percentage" office:value="0.044371" calcext:value-type="percentage">
            <text:p>4,4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office:value-type="percentage" office:value="0.008097" calcext:value-type="percentage">
            <text:p>0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office:value-type="percentage" office:value="0.010006" calcext:value-type="percentage">
            <text:p>1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office:value-type="percentage" office:value="0.000063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office:value-type="percentage" office:value="0.02624" calcext:value-type="percentage">
            <text:p>2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office:value-type="percentage" office:value="0.000918" calcext:value-type="percentage">
            <text:p>0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office:value-type="percentage" office:value="0.001828" calcext:value-type="percentage">
            <text:p>0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office:value-type="percentage" office:value="0.109511" calcext:value-type="percentage">
            <text:p>10,9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office:value-type="percentage" office:value="0.177239" calcext:value-type="percentage">
            <text:p>17,7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office:value-type="percentage" office:value="0.071787" calcext:value-type="percentage">
            <text:p>7,1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office:value-type="percentage" office:value="0.222693" calcext:value-type="percentage">
            <text:p>22,2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office:value-type="percentage" office:value="0.101192" calcext:value-type="percentage">
            <text:p>10,1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office:value-type="percentage" office:value="0.037558" calcext:value-type="percentage">
            <text:p>3,7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office:value-type="percentage" office:value="0.045136" calcext:value-type="percentage">
            <text:p>4,5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office:value-type="percentage" office:value="0.103563" calcext:value-type="percentage">
            <text:p>10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office:value-type="percentage" office:value="0.080219" calcext:value-type="percentage">
            <text:p>8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office:value-type="percentage" office:value="0.051101" calcext:value-type="percentage">
            <text:p>5,1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office:value-type="percentage" office:value="0.13929" calcext:value-type="percentage">
            <text:p>13,9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office:value-type="percentage" office:value="0.216048" calcext:value-type="percentage">
            <text:p>21,6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office:value-type="percentage" office:value="0.050761" calcext:value-type="percentage">
            <text:p>5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office:value-type="percentage" office:value="0.250615" calcext:value-type="percentage">
            <text:p>25,0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office:value-type="percentage" office:value="0.10863" calcext:value-type="percentage">
            <text:p>10,8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office:value-type="percentage" office:value="0.007779" calcext:value-type="percentage">
            <text:p>0,7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office:value-type="percentage" office:value="0.006327" calcext:value-type="percentage">
            <text:p>0,6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office:value-type="percentage" office:value="0.12459" calcext:value-type="percentage">
            <text:p>12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office:value-type="percentage" office:value="0.052297" calcext:value-type="percentage">
            <text:p>5,2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office:value-type="percentage" office:value="0.043663" calcext:value-type="percentage">
            <text:p>4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office:value-type="percentage" office:value="0.005764" calcext:value-type="percentage">
            <text:p>0,5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office:value-type="percentage" office:value="0.007884" calcext:value-type="percentage">
            <text:p>0,7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office:value-type="percentage" office:value="0.001523" calcext:value-type="percentage">
            <text:p>0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office:value-type="percentage" office:value="0.00349" calcext:value-type="percentage">
            <text:p>0,3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office:value-type="percentage" office:value="0.002086" calcext:value-type="percentage">
            <text:p>0,2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office:value-type="percentage" office:value="0.043766" calcext:value-type="percentage">
            <text:p>4,3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office:value-type="percentage" office:value="0.099906" calcext:value-type="percentage">
            <text:p>9,9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office:value-type="percentage" office:value="0.004886" calcext:value-type="percentage">
            <text:p>0,4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office:value-type="percentage" office:value="0.034435" calcext:value-type="percentage">
            <text:p>3,4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office:value-type="percentage" office:value="0.012059" calcext:value-type="percentage">
            <text:p>1,2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office:value-type="percentage" office:value="0.061565" calcext:value-type="percentage">
            <text:p>6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office:value-type="percentage" office:value="0.080016" calcext:value-type="percentage">
            <text:p>8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office:value-type="percentage" office:value="0.016595" calcext:value-type="percentage">
            <text:p>1,6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office:value-type="percentage" office:value="0.106961" calcext:value-type="percentage">
            <text:p>10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office:value-type="percentage" office:value="0.034856" calcext:value-type="percentage">
            <text:p>3,4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office:value-type="percentage" office:value="0.027091" calcext:value-type="percentage">
            <text:p>2,7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office:value-type="percentage" office:value="0.026702" calcext:value-type="percentage">
            <text:p>2,6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office:value-type="percentage" office:value="0.106026" calcext:value-type="percentage">
            <text:p>10,6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office:value-type="percentage" office:value="0.063758" calcext:value-type="percentage">
            <text:p>6,3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office:value-type="percentage" office:value="0.008884" calcext:value-type="percentage">
            <text:p>0,8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office:value-type="percentage" office:value="0.007867" calcext:value-type="percentage">
            <text:p>0,7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office:value-type="percentage" office:value="0.089346" calcext:value-type="percentage">
            <text:p>8,9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office:value-type="percentage" office:value="0.039533" calcext:value-type="percentage">
            <text:p>3,9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office:value-type="percentage" office:value="0.139808" calcext:value-type="percentage">
            <text:p>13,9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office:value-type="percentage" office:value="0.214875" calcext:value-type="percentage">
            <text:p>21,4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office:value-type="percentage" office:value="0.063454" calcext:value-type="percentage">
            <text:p>6,3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office:value-type="percentage" office:value="0.227772" calcext:value-type="percentage">
            <text:p>22,7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office:value-type="percentage" office:value="0.102291" calcext:value-type="percentage">
            <text:p>10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office:value-type="percentage" office:value="0.007261" calcext:value-type="percentage">
            <text:p>0,7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office:value-type="percentage" office:value="0.0075" calcext:value-type="percentage">
            <text:p>0,7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office:value-type="percentage" office:value="0.111896" calcext:value-type="percentage">
            <text:p>11,1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office:value-type="percentage" office:value="0.07514" calcext:value-type="percentage">
            <text:p>7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office:value-type="percentage" office:value="0.050002" calcext:value-type="percentage">
            <text:p>5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office:value-type="percentage" office:value="0.118207" calcext:value-type="percentage">
            <text:p>11,8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office:value-type="percentage" office:value="0.187032" calcext:value-type="percentage">
            <text:p>18,7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office:value-type="percentage" office:value="0.011331" calcext:value-type="percentage">
            <text:p>1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office:value-type="percentage" office:value="0.079995" calcext:value-type="percentage">
            <text:p>8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office:value-type="percentage" office:value="0.041728" calcext:value-type="percentage">
            <text:p>4,1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office:value-type="percentage" office:value="0.027945" calcext:value-type="percentage">
            <text:p>2,7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office:value-type="percentage" office:value="0.0343" calcext:value-type="percentage">
            <text:p>3,4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office:value-type="percentage" office:value="0.079783" calcext:value-type="percentage">
            <text:p>7,9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office:value-type="percentage" office:value="0.203423" calcext:value-type="percentage">
            <text:p>20,3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office:value-type="percentage" office:value="0.096684" calcext:value-type="percentage">
            <text:p>9,6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office:value-type="percentage" office:value="0.00082" calcext:value-type="percentage">
            <text:p>0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office:value-type="percentage" office:value="0.00093" calcext:value-type="percentage">
            <text:p>0,0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office:value-type="percentage" office:value="0.052863" calcext:value-type="percentage">
            <text:p>5,2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office:value-type="percentage" office:value="0.017063" calcext:value-type="percentage">
            <text:p>1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office:value-type="percentage" office:value="0.011686" calcext:value-type="percentage">
            <text:p>1,1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office:value-type="percentage" office:value="0.000073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office:value-type="percentage" office:value="0.000083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office:value-type="percentage" office:value="0.021533" calcext:value-type="percentage">
            <text:p>2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office:value-type="percentage" office:value="0.002065" calcext:value-type="percentage">
            <text:p>0,2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office:value-type="percentage" office:value="0.001822" calcext:value-type="percentage">
            <text:p>0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office:value-type="percentage" office:value="0.00002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office:value-type="percentage" office:value="0.0000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office:value-type="percentage" office:value="0.009841" calcext:value-type="percentage">
            <text:p>0,9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office:value-type="percentage" office:value="0.000365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office:value-type="percentage" office:value="0.000373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office:value-type="percentage" office:value="0.05749" calcext:value-type="percentage">
            <text:p>5,7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office:value-type="percentage" office:value="0.126094" calcext:value-type="percentage">
            <text:p>12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office:value-type="percentage" office:value="0.001068" calcext:value-type="percentage">
            <text:p>0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office:value-type="percentage" office:value="0.018032" calcext:value-type="percentage">
            <text:p>1,8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office:value-type="percentage" office:value="0.008545" calcext:value-type="percentage">
            <text:p>0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office:value-type="percentage" office:value="0.089579" calcext:value-type="percentage">
            <text:p>8,9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office:value-type="percentage" office:value="0.096281" calcext:value-type="percentage">
            <text:p>9,6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office:value-type="percentage" office:value="0.174283" calcext:value-type="percentage">
            <text:p>17,4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office:value-type="percentage" office:value="0.28488" calcext:value-type="percentage">
            <text:p>28,4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office:value-type="percentage" office:value="0.143748" calcext:value-type="percentage">
            <text:p>14,37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09152" calcext:value-type="percentage">
            <text:p>0,92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1743" calcext:value-type="percentage">
            <text:p>1,17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6273" calcext:value-type="percentage">
            <text:p>1,63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28532" calcext:value-type="percentage">
            <text:p>2,85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5407" calcext:value-type="percentage">
            <text:p>1,54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88968" calcext:value-type="percentage">
            <text:p>8,90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126425" calcext:value-type="percentage">
            <text:p>12,64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29543" calcext:value-type="percentage">
            <text:p>2,95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85022" calcext:value-type="percentage">
            <text:p>8,50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2219" calcext:value-type="percentage">
            <text:p>2,22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office:value-type="percentage" office:value="0.021118" calcext:value-type="percentage">
            <text:p>2,11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office:value-type="percentage" office:value="0.047401" calcext:value-type="percentage">
            <text:p>4,74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office:value-type="percentage" office:value="0.007744" calcext:value-type="percentage">
            <text:p>0,7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office:value-type="percentage" office:value="0.028697" calcext:value-type="percentage">
            <text:p>2,87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office:value-type="percentage" office:value="0.008808" calcext:value-type="percentage">
            <text:p>0,88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23173" calcext:value-type="percentage">
            <text:p>2,32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30346" calcext:value-type="percentage">
            <text:p>3,03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92065" calcext:value-type="percentage">
            <text:p>9,21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office:value-type="percentage" office:value="0.123863" calcext:value-type="percentage">
            <text:p>12,3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79033" calcext:value-type="percentage">
            <text:p>7,90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office:value-type="percentage" office:value="0.004659" calcext:value-type="percentage">
            <text:p>0,4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office:value-type="percentage" office:value="0.006461" calcext:value-type="percentage">
            <text:p>0,6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office:value-type="percentage" office:value="0.029725" calcext:value-type="percentage">
            <text:p>2,9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office:value-type="percentage" office:value="0.036798" calcext:value-type="percentage">
            <text:p>3,68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office:value-type="percentage" office:value="0.026855" calcext:value-type="percentage">
            <text:p>2,6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2.6242" calcext:value-type="float">
            <text:p>522,6242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office:value-type="percentage" office:value="0.09507" calcext:value-type="percentage">
            <text:p>9,5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office:value-type="percentage" office:value="0.201162" calcext:value-type="percentage">
            <text:p>20,1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office:value-type="percentage" office:value="0.191724" calcext:value-type="percentage">
            <text:p>19,1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office:value-type="percentage" office:value="0.116206" calcext:value-type="percentage">
            <text:p>11,6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office:value-type="percentage" office:value="0.077099" calcext:value-type="percentage">
            <text:p>7,7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office:value-type="percentage" office:value="0.051676" calcext:value-type="percentage">
            <text:p>5,1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office:value-type="percentage" office:value="0.03977" calcext:value-type="percentage">
            <text:p>3,9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office:value-type="percentage" office:value="0.03086" calcext:value-type="percentage">
            <text:p>3,0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office:value-type="percentage" office:value="0.024878" calcext:value-type="percentage">
            <text:p>2,4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office:value-type="percentage" office:value="0.019793" calcext:value-type="percentage">
            <text:p>1,9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office:value-type="percentage" office:value="0.060351" calcext:value-type="percentage">
            <text:p>6,0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office:value-type="percentage" office:value="0.034564" calcext:value-type="percentage">
            <text:p>3,4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office:value-type="percentage" office:value="0.056846" calcext:value-type="percentage">
            <text:p>5,6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office:value-type="percentage" office:value="0.5946" calcext:value-type="percentage">
            <text:p>59,4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office:value-type="percentage" office:value="0.4054" calcext:value-type="percentage">
            <text:p>40,5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office:value-type="percentage" office:value="0.034989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office:value-type="percentage" office:value="0.889586" calcext:value-type="percentage">
            <text:p>88,9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office:value-type="percentage" office:value="0.060373" calcext:value-type="percentage">
            <text:p>6,0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office:value-type="percentage" office:value="0.014041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office:value-type="percentage" office:value="0.00101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office:value-type="percentage" office:value="0.019837" calcext:value-type="percentage">
            <text:p>1,9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office:value-type="percentage" office:value="0.371398" calcext:value-type="percentage">
            <text:p>37,1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office:value-type="percentage" office:value="0.122427" calcext:value-type="percentage">
            <text:p>12,2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office:value-type="percentage" office:value="0.457632" calcext:value-type="percentage">
            <text:p>45,7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office:value-type="percentage" office:value="0.022894" calcext:value-type="percentage">
            <text:p>2,2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office:value-type="percentage" office:value="0.005814" calcext:value-type="percentage">
            <text:p>0,5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office:value-type="percentage" office:value="0.001357" calcext:value-type="percentage">
            <text:p>0,14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office:value-type="percentage" office:value="0.971313" calcext:value-type="percentage">
            <text:p>97,1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office:value-type="percentage" office:value="0.024436" calcext:value-type="percentage">
            <text:p>2,4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office:value-type="percentage" office:value="0.001139" calcext:value-type="percentage">
            <text:p>0,1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office:value-type="percentage" office:value="0.001755" calcext:value-type="percentage">
            <text:p>0,1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office:value-type="percentage" office:value="0.525834" calcext:value-type="percentage">
            <text:p>52,5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office:value-type="percentage" office:value="0.328782" calcext:value-type="percentage">
            <text:p>32,8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office:value-type="percentage" office:value="0.142548" calcext:value-type="percentage">
            <text:p>14,2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office:value-type="percentage" office:value="0.002836" calcext:value-type="percentage">
            <text:p>0,2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office:value-type="percentage" office:value="0.671218" calcext:value-type="percentage">
            <text:p>67,1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office:value-type="percentage" office:value="0.272785" calcext:value-type="percentage">
            <text:p>27,2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office:value-type="percentage" office:value="0.055997" calcext:value-type="percentage">
            <text:p>5,6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office:value-type="percentage" office:value="0.050294" calcext:value-type="percentage">
            <text:p>5,0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office:value-type="percentage" office:value="0.203286" calcext:value-type="percentage">
            <text:p>20,3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office:value-type="percentage" office:value="0.139326" calcext:value-type="percentage">
            <text:p>13,9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office:value-type="percentage" office:value="0.117016" calcext:value-type="percentage">
            <text:p>11,7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office:value-type="percentage" office:value="0.271815" calcext:value-type="percentage">
            <text:p>27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office:value-type="percentage" office:value="0.083283" calcext:value-type="percentage">
            <text:p>8,3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office:value-type="percentage" office:value="0.052277" calcext:value-type="percentage">
            <text:p>5,2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office:value-type="percentage" office:value="0.082704" calcext:value-type="percentage">
            <text:p>8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office:value-type="percentage" office:value="0.03269" calcext:value-type="percentage">
            <text:p>3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office:value-type="percentage" office:value="0.14898" calcext:value-type="percentage">
            <text:p>14,9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office:value-type="percentage" office:value="0.127451" calcext:value-type="percentage">
            <text:p>12,7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office:value-type="percentage" office:value="0.128519" calcext:value-type="percentage">
            <text:p>12,8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office:value-type="percentage" office:value="0.333544" calcext:value-type="percentage">
            <text:p>33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office:value-type="percentage" office:value="0.112449" calcext:value-type="percentage">
            <text:p>11,2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office:value-type="percentage" office:value="0.089994" calcext:value-type="percentage">
            <text:p>9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office:value-type="percentage" office:value="0.026373" calcext:value-type="percentage">
            <text:p>2,6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office:value-type="percentage" office:value="0.203591" calcext:value-type="percentage">
            <text:p>20,3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office:value-type="percentage" office:value="0.204479" calcext:value-type="percentage">
            <text:p>20,4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office:value-type="percentage" office:value="0.233612" calcext:value-type="percentage">
            <text:p>23,3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office:value-type="percentage" office:value="0.187602" calcext:value-type="percentage">
            <text:p>18,7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office:value-type="percentage" office:value="0.06215" calcext:value-type="percentage">
            <text:p>6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office:value-type="percentage" office:value="0.108565" calcext:value-type="percentage">
            <text:p>10,8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office:value-type="percentage" office:value="0.165485" calcext:value-type="percentage">
            <text:p>16,5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office:value-type="percentage" office:value="0.417241" calcext:value-type="percentage">
            <text:p>41,7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office:value-type="percentage" office:value="0.067506" calcext:value-type="percentage">
            <text:p>6,7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office:value-type="percentage" office:value="0.221596" calcext:value-type="percentage">
            <text:p>22,1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office:value-type="percentage" office:value="0.042896" calcext:value-type="percentage">
            <text:p>4,2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office:value-type="percentage" office:value="0.085275" calcext:value-type="percentage">
            <text:p>8,5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1</text:p>
          </table:table-cell>
          <table:table-cell office:value-type="percentage" office:value="0.021798" calcext:value-type="percentage">
            <text:p>2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2</text:p>
          </table:table-cell>
          <table:table-cell office:value-type="percentage" office:value="0.115523" calcext:value-type="percentage">
            <text:p>11,5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3</text:p>
          </table:table-cell>
          <table:table-cell office:value-type="percentage" office:value="0.255739" calcext:value-type="percentage">
            <text:p>25,5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4</text:p>
          </table:table-cell>
          <table:table-cell office:value-type="percentage" office:value="0.337265" calcext:value-type="percentage">
            <text:p>33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5</text:p>
          </table:table-cell>
          <table:table-cell office:value-type="percentage" office:value="0.269675" calcext:value-type="percentage">
            <text:p>26,9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office:value-type="percentage" office:value="0.042704" calcext:value-type="percentage">
            <text:p>4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office:value-type="percentage" office:value="0.241042" calcext:value-type="percentage">
            <text:p>24,1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office:value-type="percentage" office:value="0.244464" calcext:value-type="percentage">
            <text:p>24,4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office:value-type="percentage" office:value="0.0964" calcext:value-type="percentage">
            <text:p>9,6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office:value-type="percentage" office:value="0.09346" calcext:value-type="percentage">
            <text:p>9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office:value-type="percentage" office:value="0.046515" calcext:value-type="percentage">
            <text:p>4,6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office:value-type="percentage" office:value="0.063289" calcext:value-type="percentage">
            <text:p>6,3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office:value-type="percentage" office:value="0.041807" calcext:value-type="percentage">
            <text:p>4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office:value-type="percentage" office:value="0.031863" calcext:value-type="percentage">
            <text:p>3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office:value-type="percentage" office:value="0.018033" calcext:value-type="percentage">
            <text:p>1,8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office:value-type="percentage" office:value="0.013106" calcext:value-type="percentage">
            <text:p>1,3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office:value-type="percentage" office:value="0.067316" calcext:value-type="percentage">
            <text:p>6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office:value-type="percentage" office:value="0.921007" calcext:value-type="percentage">
            <text:p>92,1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office:value-type="percentage" office:value="0.041819" calcext:value-type="percentage">
            <text:p>4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office:value-type="percentage" office:value="0.008962" calcext:value-type="percentage">
            <text:p>0,9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office:value-type="percentage" office:value="0.028213" calcext:value-type="percentage">
            <text:p>2,8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office:value-type="percentage" office:value="0.009116" calcext:value-type="percentage">
            <text:p>0,9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office:value-type="percentage" office:value="0.679836" calcext:value-type="percentage">
            <text:p>67,9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office:value-type="percentage" office:value="0.217326" calcext:value-type="percentage">
            <text:p>21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office:value-type="percentage" office:value="0.06153" calcext:value-type="percentage">
            <text:p>6,1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office:value-type="percentage" office:value="0.032192" calcext:value-type="percentage">
            <text:p>3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office:value-type="percentage" office:value="0.007137" calcext:value-type="percentage">
            <text:p>0,7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office:value-type="percentage" office:value="0.119561" calcext:value-type="percentage">
            <text:p>11,9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office:value-type="percentage" office:value="0.498637" calcext:value-type="percentage">
            <text:p>49,8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office:value-type="percentage" office:value="0.321441" calcext:value-type="percentage">
            <text:p>32,1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office:value-type="percentage" office:value="0.053223" calcext:value-type="percentage">
            <text:p>5,3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office:value-type="percentage" office:value="0.54027" calcext:value-type="percentage">
            <text:p>54,0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office:value-type="percentage" office:value="0.362719" calcext:value-type="percentage">
            <text:p>36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office:value-type="percentage" office:value="0.083275" calcext:value-type="percentage">
            <text:p>8,3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office:value-type="percentage" office:value="0.011334" calcext:value-type="percentage">
            <text:p>1,1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office:value-type="percentage" office:value="0.002402" calcext:value-type="percentage">
            <text:p>0,2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office:value-type="percentage" office:value="0.771576" calcext:value-type="percentage">
            <text:p>77,1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office:value-type="percentage" office:value="0.20597" calcext:value-type="percentage">
            <text:p>20,6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office:value-type="percentage" office:value="0.020147" calcext:value-type="percentage">
            <text:p>2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office:value-type="percentage" office:value="0.001946" calcext:value-type="percentage">
            <text:p>0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office:value-type="percentage" office:value="0.00036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office:value-type="percentage" office:value="0.015893" calcext:value-type="percentage">
            <text:p>1,5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office:value-type="percentage" office:value="0.93805" calcext:value-type="percentage">
            <text:p>93,8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office:value-type="percentage" office:value="0.042489" calcext:value-type="percentage">
            <text:p>4,2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office:value-type="percentage" office:value="0.003001" calcext:value-type="percentage">
            <text:p>0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office:value-type="percentage" office:value="0.000568" calcext:value-type="percentage">
            <text:p>0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office:value-type="percentage" office:value="0.617252" calcext:value-type="percentage">
            <text:p>61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office:value-type="percentage" office:value="0.354701" calcext:value-type="percentage">
            <text:p>35,4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office:value-type="percentage" office:value="0.024463" calcext:value-type="percentage">
            <text:p>2,4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office:value-type="percentage" office:value="0.002904" calcext:value-type="percentage">
            <text:p>0,2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office:value-type="percentage" office:value="0.000681" calcext:value-type="percentage">
            <text:p>0,0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office:value-type="percentage" office:value="0.39646" calcext:value-type="percentage">
            <text:p>39,6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office:value-type="percentage" office:value="0.593798" calcext:value-type="percentage">
            <text:p>59,3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office:value-type="percentage" office:value="0.009289" calcext:value-type="percentage">
            <text:p>0,9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office:value-type="percentage" office:value="0.000363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office:value-type="percentage" office:value="0.00009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office:value-type="percentage" office:value="0.880385" calcext:value-type="percentage">
            <text:p>88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office:value-type="percentage" office:value="0.118149" calcext:value-type="percentage">
            <text:p>11,8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office:value-type="percentage" office:value="0.001302" calcext:value-type="percentage">
            <text:p>0,1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office:value-type="percentage" office:value="0.000103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office:value-type="percentage" office:value="0.000061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office:value-type="percentage" office:value="0.493563" calcext:value-type="percentage">
            <text:p>49,3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office:value-type="percentage" office:value="0.500901" calcext:value-type="percentage">
            <text:p>50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office:value-type="percentage" office:value="0.005204" calcext:value-type="percentage">
            <text:p>0,5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office:value-type="percentage" office:value="0.000253" calcext:value-type="percentage">
            <text:p>0,0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office:value-type="percentage" office:value="0.000079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office:value-type="percentage" office:value="0.973376" calcext:value-type="percentage">
            <text:p>97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office:value-type="percentage" office:value="0.026139" calcext:value-type="percentage">
            <text:p>2,6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office:value-type="percentage" office:value="0.000359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office:value-type="percentage" office:value="0.000074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office:value-type="percentage" office:value="0.000052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office:value-type="percentage" office:value="0.792077" calcext:value-type="percentage">
            <text:p>79,2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office:value-type="percentage" office:value="0.207923" calcext:value-type="percentage">
            <text:p>20,7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office:value-type="percentage" office:value="0.045083" calcext:value-type="percentage">
            <text:p>4,5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office:value-type="percentage" office:value="0.672955" calcext:value-type="percentage">
            <text:p>67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office:value-type="percentage" office:value="0.189551" calcext:value-type="percentage">
            <text:p>18,9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office:value-type="percentage" office:value="0.063328" calcext:value-type="percentage">
            <text:p>6,3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office:value-type="percentage" office:value="0.029083" calcext:value-type="percentage">
            <text:p>2,9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office:value-type="percentage" office:value="0.682422" calcext:value-type="percentage">
            <text:p>68,2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office:value-type="percentage" office:value="0.317578" calcext:value-type="percentage">
            <text:p>31,7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office:value-type="percentage" office:value="0.765345" calcext:value-type="percentage">
            <text:p>76,5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office:value-type="percentage" office:value="0.234655" calcext:value-type="percentage">
            <text:p>23,4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office:value-type="percentage" office:value="0.020747" calcext:value-type="percentage">
            <text:p>2,0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office:value-type="percentage" office:value="0.195052" calcext:value-type="percentage">
            <text:p>19,5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office:value-type="percentage" office:value="0.299993" calcext:value-type="percentage">
            <text:p>3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office:value-type="percentage" office:value="0.286578" calcext:value-type="percentage">
            <text:p>28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office:value-type="percentage" office:value="0.197631" calcext:value-type="percentage">
            <text:p>19,7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office:value-type="percentage" office:value="0.7482" calcext:value-type="percentage">
            <text:p>74,8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office:value-type="percentage" office:value="0.2518" calcext:value-type="percentage">
            <text:p>25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office:value-type="percentage" office:value="0.438294" calcext:value-type="percentage">
            <text:p>43,8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office:value-type="percentage" office:value="0.442135" calcext:value-type="percentage">
            <text:p>44,2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office:value-type="percentage" office:value="0.083362" calcext:value-type="percentage">
            <text:p>8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office:value-type="percentage" office:value="0.025576" calcext:value-type="percentage">
            <text:p>2,5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office:value-type="percentage" office:value="0.010633" calcext:value-type="percentage">
            <text:p>1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office:value-type="percentage" office:value="0.211229" calcext:value-type="percentage">
            <text:p>21,1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office:value-type="percentage" office:value="0.788771" calcext:value-type="percentage">
            <text:p>78,88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81107" calcext:value-type="percentage">
            <text:p>8,11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352148" calcext:value-type="percentage">
            <text:p>35,21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office:value-type="percentage" office:value="0.113768" calcext:value-type="percentage">
            <text:p>11,38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office:value-type="percentage" office:value="0.34848" calcext:value-type="percentage">
            <text:p>34,8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office:value-type="percentage" office:value="0.104497" calcext:value-type="percentage">
            <text:p>10,45%</text:p>
          </table:table-cell>
        </table:table-row>
      </table:table>
      <table:table table:name="Tabela dinâmica_Planilha1_1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3" table:number-columns-repeated="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0" table:number-columns-repeated="8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6" table:default-cell-style-name="Default"/>
        <table:table-column table:style-name="co15" table:default-cell-style-name="Default"/>
        <table:table-column table:style-name="co10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column table:style-name="co18" table:number-columns-repeated="3" table:default-cell-style-name="Default"/>
        <table:table-column table:style-name="co19" table:number-columns-repeated="6" table:default-cell-style-name="Default"/>
        <table:table-column table:style-name="co20" table:number-columns-repeated="4" table:default-cell-style-name="Default"/>
        <table:table-column table:style-name="co19" table:number-columns-repeated="8" table:default-cell-style-name="Default"/>
        <table:table-column table:style-name="co21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4" table:default-cell-style-name="Default"/>
        <table:table-column table:style-name="co5" table:default-cell-style-name="Default"/>
        <table:table-row table:style-name="ro1">
          <table:table-cell table:style-name="ce33" office:value-type="string" calcext:value-type="string">
            <text:p>Soma - Dados2</text:p>
          </table:table-cell>
          <table:table-cell table:style-name="ce44" office:value-type="string" calcext:value-type="string">
            <text:p>Coluna</text:p>
          </table:table-cell>
          <table:table-cell table:style-name="ce53" table:number-columns-repeated="168"/>
          <table:table-cell table:style-name="ce95"/>
        </table:table-row>
        <table:table-row table:style-name="ro1">
          <table:table-cell table:style-name="ce34" office:value-type="string" calcext:value-type="string">
            <text:p>Cluster</text:p>
          </table:table-cell>
          <table:table-cell table:style-name="ce45" office:value-type="string" calcext:value-type="string">
            <text:p>MACRO_REGIAO_CENTRO_OESTE</text:p>
          </table:table-cell>
          <table:table-cell table:style-name="ce54" office:value-type="string" calcext:value-type="string">
            <text:p>MACRO_REGIAO_NORDESTE</text:p>
          </table:table-cell>
          <table:table-cell table:style-name="ce54" office:value-type="string" calcext:value-type="string">
            <text:p>MACRO_REGIAO_NORTE</text:p>
          </table:table-cell>
          <table:table-cell table:style-name="ce54" office:value-type="string" calcext:value-type="string">
            <text:p>MACRO_REGIAO_SUDESTE</text:p>
          </table:table-cell>
          <table:table-cell table:style-name="ce54" office:value-type="string" calcext:value-type="string">
            <text:p>MACRO_REGIAO_SUL</text:p>
          </table:table-cell>
          <table:table-cell table:style-name="ce54" office:value-type="string" calcext:value-type="string">
            <text:p>MEDIA_NOTAS</text:p>
          </table:table-cell>
          <table:table-cell table:style-name="ce54" office:value-type="string" calcext:value-type="string">
            <text:p>Q001_A</text:p>
          </table:table-cell>
          <table:table-cell table:style-name="ce54" office:value-type="string" calcext:value-type="string">
            <text:p>Q001_B</text:p>
          </table:table-cell>
          <table:table-cell table:style-name="ce54" office:value-type="string" calcext:value-type="string">
            <text:p>Q001_C</text:p>
          </table:table-cell>
          <table:table-cell table:style-name="ce54" office:value-type="string" calcext:value-type="string">
            <text:p>Q001_D</text:p>
          </table:table-cell>
          <table:table-cell table:style-name="ce54" office:value-type="string" calcext:value-type="string">
            <text:p>Q001_E</text:p>
          </table:table-cell>
          <table:table-cell table:style-name="ce54" office:value-type="string" calcext:value-type="string">
            <text:p>Q001_F</text:p>
          </table:table-cell>
          <table:table-cell table:style-name="ce54" office:value-type="string" calcext:value-type="string">
            <text:p>Q001_G</text:p>
          </table:table-cell>
          <table:table-cell table:style-name="ce54" office:value-type="string" calcext:value-type="string">
            <text:p>Q001_H</text:p>
          </table:table-cell>
          <table:table-cell table:style-name="ce54" office:value-type="string" calcext:value-type="string">
            <text:p>Q002_A</text:p>
          </table:table-cell>
          <table:table-cell table:style-name="ce54" office:value-type="string" calcext:value-type="string">
            <text:p>Q002_B</text:p>
          </table:table-cell>
          <table:table-cell table:style-name="ce54" office:value-type="string" calcext:value-type="string">
            <text:p>Q002_C</text:p>
          </table:table-cell>
          <table:table-cell table:style-name="ce54" office:value-type="string" calcext:value-type="string">
            <text:p>Q002_D</text:p>
          </table:table-cell>
          <table:table-cell table:style-name="ce54" office:value-type="string" calcext:value-type="string">
            <text:p>Q002_E</text:p>
          </table:table-cell>
          <table:table-cell table:style-name="ce54" office:value-type="string" calcext:value-type="string">
            <text:p>Q002_F</text:p>
          </table:table-cell>
          <table:table-cell table:style-name="ce54" office:value-type="string" calcext:value-type="string">
            <text:p>Q002_G</text:p>
          </table:table-cell>
          <table:table-cell table:style-name="ce54" office:value-type="string" calcext:value-type="string">
            <text:p>Q002_H</text:p>
          </table:table-cell>
          <table:table-cell table:style-name="ce54" office:value-type="string" calcext:value-type="string">
            <text:p>Q003_A</text:p>
          </table:table-cell>
          <table:table-cell table:style-name="ce54" office:value-type="string" calcext:value-type="string">
            <text:p>Q003_B</text:p>
          </table:table-cell>
          <table:table-cell table:style-name="ce54" office:value-type="string" calcext:value-type="string">
            <text:p>Q003_C</text:p>
          </table:table-cell>
          <table:table-cell table:style-name="ce54" office:value-type="string" calcext:value-type="string">
            <text:p>Q003_D</text:p>
          </table:table-cell>
          <table:table-cell table:style-name="ce54" office:value-type="string" calcext:value-type="string">
            <text:p>Q003_E</text:p>
          </table:table-cell>
          <table:table-cell table:style-name="ce54" office:value-type="string" calcext:value-type="string">
            <text:p>Q003_F</text:p>
          </table:table-cell>
          <table:table-cell table:style-name="ce54" office:value-type="string" calcext:value-type="string">
            <text:p>Q004_A</text:p>
          </table:table-cell>
          <table:table-cell table:style-name="ce54" office:value-type="string" calcext:value-type="string">
            <text:p>Q004_B</text:p>
          </table:table-cell>
          <table:table-cell table:style-name="ce54" office:value-type="string" calcext:value-type="string">
            <text:p>Q004_C</text:p>
          </table:table-cell>
          <table:table-cell table:style-name="ce54" office:value-type="string" calcext:value-type="string">
            <text:p>Q004_D</text:p>
          </table:table-cell>
          <table:table-cell table:style-name="ce54" office:value-type="string" calcext:value-type="string">
            <text:p>Q004_E</text:p>
          </table:table-cell>
          <table:table-cell table:style-name="ce54" office:value-type="string" calcext:value-type="string">
            <text:p>Q004_F</text:p>
          </table:table-cell>
          <table:table-cell table:style-name="ce54" office:value-type="string" calcext:value-type="string">
            <text:p>Q005_1</text:p>
          </table:table-cell>
          <table:table-cell table:style-name="ce54" office:value-type="string" calcext:value-type="string">
            <text:p>Q005_2</text:p>
          </table:table-cell>
          <table:table-cell table:style-name="ce54" office:value-type="string" calcext:value-type="string">
            <text:p>Q005_3</text:p>
          </table:table-cell>
          <table:table-cell table:style-name="ce54" office:value-type="string" calcext:value-type="string">
            <text:p>Q005_4</text:p>
          </table:table-cell>
          <table:table-cell table:style-name="ce54" office:value-type="string" calcext:value-type="string">
            <text:p>Q005_5</text:p>
          </table:table-cell>
          <table:table-cell table:style-name="ce54" office:value-type="string" calcext:value-type="string">
            <text:p>Q006_A</text:p>
          </table:table-cell>
          <table:table-cell table:style-name="ce54" office:value-type="string" calcext:value-type="string">
            <text:p>Q006_B</text:p>
          </table:table-cell>
          <table:table-cell table:style-name="ce54" office:value-type="string" calcext:value-type="string">
            <text:p>Q006_C</text:p>
          </table:table-cell>
          <table:table-cell table:style-name="ce54" office:value-type="string" calcext:value-type="string">
            <text:p>Q006_D</text:p>
          </table:table-cell>
          <table:table-cell table:style-name="ce54" office:value-type="string" calcext:value-type="string">
            <text:p>Q006_E</text:p>
          </table:table-cell>
          <table:table-cell table:style-name="ce54" office:value-type="string" calcext:value-type="string">
            <text:p>Q006_F</text:p>
          </table:table-cell>
          <table:table-cell table:style-name="ce54" office:value-type="string" calcext:value-type="string">
            <text:p>Q006_G</text:p>
          </table:table-cell>
          <table:table-cell table:style-name="ce54" office:value-type="string" calcext:value-type="string">
            <text:p>Q006_H</text:p>
          </table:table-cell>
          <table:table-cell table:style-name="ce54" office:value-type="string" calcext:value-type="string">
            <text:p>Q006_I</text:p>
          </table:table-cell>
          <table:table-cell table:style-name="ce54" office:value-type="string" calcext:value-type="string">
            <text:p>Q006_J</text:p>
          </table:table-cell>
          <table:table-cell table:style-name="ce54" office:value-type="string" calcext:value-type="string">
            <text:p>Q006_K</text:p>
          </table:table-cell>
          <table:table-cell table:style-name="ce54" office:value-type="string" calcext:value-type="string">
            <text:p>Q006_L</text:p>
          </table:table-cell>
          <table:table-cell table:style-name="ce54" office:value-type="string" calcext:value-type="string">
            <text:p>Q007_A</text:p>
          </table:table-cell>
          <table:table-cell table:style-name="ce54" office:value-type="string" calcext:value-type="string">
            <text:p>Q007_B</text:p>
          </table:table-cell>
          <table:table-cell table:style-name="ce54" office:value-type="string" calcext:value-type="string">
            <text:p>Q007_C</text:p>
          </table:table-cell>
          <table:table-cell table:style-name="ce54" office:value-type="string" calcext:value-type="string">
            <text:p>Q007_D</text:p>
          </table:table-cell>
          <table:table-cell table:style-name="ce54" office:value-type="string" calcext:value-type="string">
            <text:p>Q008_A</text:p>
          </table:table-cell>
          <table:table-cell table:style-name="ce54" office:value-type="string" calcext:value-type="string">
            <text:p>Q008_B</text:p>
          </table:table-cell>
          <table:table-cell table:style-name="ce54" office:value-type="string" calcext:value-type="string">
            <text:p>Q008_C</text:p>
          </table:table-cell>
          <table:table-cell table:style-name="ce54" office:value-type="string" calcext:value-type="string">
            <text:p>Q008_D</text:p>
          </table:table-cell>
          <table:table-cell table:style-name="ce54" office:value-type="string" calcext:value-type="string">
            <text:p>Q008_E</text:p>
          </table:table-cell>
          <table:table-cell table:style-name="ce54" office:value-type="string" calcext:value-type="string">
            <text:p>Q009_A</text:p>
          </table:table-cell>
          <table:table-cell table:style-name="ce54" office:value-type="string" calcext:value-type="string">
            <text:p>Q009_B</text:p>
          </table:table-cell>
          <table:table-cell table:style-name="ce54" office:value-type="string" calcext:value-type="string">
            <text:p>Q009_C</text:p>
          </table:table-cell>
          <table:table-cell table:style-name="ce54" office:value-type="string" calcext:value-type="string">
            <text:p>Q009_D</text:p>
          </table:table-cell>
          <table:table-cell table:style-name="ce54" office:value-type="string" calcext:value-type="string">
            <text:p>Q009_E</text:p>
          </table:table-cell>
          <table:table-cell table:style-name="ce54" office:value-type="string" calcext:value-type="string">
            <text:p>Q010_A</text:p>
          </table:table-cell>
          <table:table-cell table:style-name="ce54" office:value-type="string" calcext:value-type="string">
            <text:p>Q010_B</text:p>
          </table:table-cell>
          <table:table-cell table:style-name="ce54" office:value-type="string" calcext:value-type="string">
            <text:p>Q010_C</text:p>
          </table:table-cell>
          <table:table-cell table:style-name="ce54" office:value-type="string" calcext:value-type="string">
            <text:p>Q010_D</text:p>
          </table:table-cell>
          <table:table-cell table:style-name="ce54" office:value-type="string" calcext:value-type="string">
            <text:p>Q010_E</text:p>
          </table:table-cell>
          <table:table-cell table:style-name="ce54" office:value-type="string" calcext:value-type="string">
            <text:p>Q011_A</text:p>
          </table:table-cell>
          <table:table-cell table:style-name="ce54" office:value-type="string" calcext:value-type="string">
            <text:p>Q011_B</text:p>
          </table:table-cell>
          <table:table-cell table:style-name="ce54" office:value-type="string" calcext:value-type="string">
            <text:p>Q011_C</text:p>
          </table:table-cell>
          <table:table-cell table:style-name="ce54" office:value-type="string" calcext:value-type="string">
            <text:p>Q011_D</text:p>
          </table:table-cell>
          <table:table-cell table:style-name="ce54" office:value-type="string" calcext:value-type="string">
            <text:p>Q011_E</text:p>
          </table:table-cell>
          <table:table-cell table:style-name="ce54" office:value-type="string" calcext:value-type="string">
            <text:p>Q012_A</text:p>
          </table:table-cell>
          <table:table-cell table:style-name="ce54" office:value-type="string" calcext:value-type="string">
            <text:p>Q012_B</text:p>
          </table:table-cell>
          <table:table-cell table:style-name="ce54" office:value-type="string" calcext:value-type="string">
            <text:p>Q012_C</text:p>
          </table:table-cell>
          <table:table-cell table:style-name="ce54" office:value-type="string" calcext:value-type="string">
            <text:p>Q012_D</text:p>
          </table:table-cell>
          <table:table-cell table:style-name="ce54" office:value-type="string" calcext:value-type="string">
            <text:p>Q012_E</text:p>
          </table:table-cell>
          <table:table-cell table:style-name="ce54" office:value-type="string" calcext:value-type="string">
            <text:p>Q013_A</text:p>
          </table:table-cell>
          <table:table-cell table:style-name="ce54" office:value-type="string" calcext:value-type="string">
            <text:p>Q013_B</text:p>
          </table:table-cell>
          <table:table-cell table:style-name="ce54" office:value-type="string" calcext:value-type="string">
            <text:p>Q013_C</text:p>
          </table:table-cell>
          <table:table-cell table:style-name="ce54" office:value-type="string" calcext:value-type="string">
            <text:p>Q013_D</text:p>
          </table:table-cell>
          <table:table-cell table:style-name="ce54" office:value-type="string" calcext:value-type="string">
            <text:p>Q013_E</text:p>
          </table:table-cell>
          <table:table-cell table:style-name="ce54" office:value-type="string" calcext:value-type="string">
            <text:p>Q014_A</text:p>
          </table:table-cell>
          <table:table-cell table:style-name="ce54" office:value-type="string" calcext:value-type="string">
            <text:p>Q014_B</text:p>
          </table:table-cell>
          <table:table-cell table:style-name="ce54" office:value-type="string" calcext:value-type="string">
            <text:p>Q014_C</text:p>
          </table:table-cell>
          <table:table-cell table:style-name="ce54" office:value-type="string" calcext:value-type="string">
            <text:p>Q014_D</text:p>
          </table:table-cell>
          <table:table-cell table:style-name="ce54" office:value-type="string" calcext:value-type="string">
            <text:p>Q014_E</text:p>
          </table:table-cell>
          <table:table-cell table:style-name="ce54" office:value-type="string" calcext:value-type="string">
            <text:p>Q015_A</text:p>
          </table:table-cell>
          <table:table-cell table:style-name="ce54" office:value-type="string" calcext:value-type="string">
            <text:p>Q015_B</text:p>
          </table:table-cell>
          <table:table-cell table:style-name="ce54" office:value-type="string" calcext:value-type="string">
            <text:p>Q015_C</text:p>
          </table:table-cell>
          <table:table-cell table:style-name="ce54" office:value-type="string" calcext:value-type="string">
            <text:p>Q015_D</text:p>
          </table:table-cell>
          <table:table-cell table:style-name="ce54" office:value-type="string" calcext:value-type="string">
            <text:p>Q015_E</text:p>
          </table:table-cell>
          <table:table-cell table:style-name="ce54" office:value-type="string" calcext:value-type="string">
            <text:p>Q016_A</text:p>
          </table:table-cell>
          <table:table-cell table:style-name="ce54" office:value-type="string" calcext:value-type="string">
            <text:p>Q016_B</text:p>
          </table:table-cell>
          <table:table-cell table:style-name="ce54" office:value-type="string" calcext:value-type="string">
            <text:p>Q016_C</text:p>
          </table:table-cell>
          <table:table-cell table:style-name="ce54" office:value-type="string" calcext:value-type="string">
            <text:p>Q016_D</text:p>
          </table:table-cell>
          <table:table-cell table:style-name="ce54" office:value-type="string" calcext:value-type="string">
            <text:p>Q016_E</text:p>
          </table:table-cell>
          <table:table-cell table:style-name="ce54" office:value-type="string" calcext:value-type="string">
            <text:p>Q017_A</text:p>
          </table:table-cell>
          <table:table-cell table:style-name="ce54" office:value-type="string" calcext:value-type="string">
            <text:p>Q017_B</text:p>
          </table:table-cell>
          <table:table-cell table:style-name="ce54" office:value-type="string" calcext:value-type="string">
            <text:p>Q017_C</text:p>
          </table:table-cell>
          <table:table-cell table:style-name="ce54" office:value-type="string" calcext:value-type="string">
            <text:p>Q017_D</text:p>
          </table:table-cell>
          <table:table-cell table:style-name="ce54" office:value-type="string" calcext:value-type="string">
            <text:p>Q017_E</text:p>
          </table:table-cell>
          <table:table-cell table:style-name="ce54" office:value-type="string" calcext:value-type="string">
            <text:p>Q018_A</text:p>
          </table:table-cell>
          <table:table-cell table:style-name="ce54" office:value-type="string" calcext:value-type="string">
            <text:p>Q018_B</text:p>
          </table:table-cell>
          <table:table-cell table:style-name="ce54" office:value-type="string" calcext:value-type="string">
            <text:p>Q019_A</text:p>
          </table:table-cell>
          <table:table-cell table:style-name="ce54" office:value-type="string" calcext:value-type="string">
            <text:p>Q019_B</text:p>
          </table:table-cell>
          <table:table-cell table:style-name="ce54" office:value-type="string" calcext:value-type="string">
            <text:p>Q019_C</text:p>
          </table:table-cell>
          <table:table-cell table:style-name="ce54" office:value-type="string" calcext:value-type="string">
            <text:p>Q019_D</text:p>
          </table:table-cell>
          <table:table-cell table:style-name="ce54" office:value-type="string" calcext:value-type="string">
            <text:p>Q019_E</text:p>
          </table:table-cell>
          <table:table-cell table:style-name="ce54" office:value-type="string" calcext:value-type="string">
            <text:p>Q020_A</text:p>
          </table:table-cell>
          <table:table-cell table:style-name="ce54" office:value-type="string" calcext:value-type="string">
            <text:p>Q020_B</text:p>
          </table:table-cell>
          <table:table-cell table:style-name="ce54" office:value-type="string" calcext:value-type="string">
            <text:p>Q021_A</text:p>
          </table:table-cell>
          <table:table-cell table:style-name="ce54" office:value-type="string" calcext:value-type="string">
            <text:p>Q021_B</text:p>
          </table:table-cell>
          <table:table-cell table:style-name="ce54" office:value-type="string" calcext:value-type="string">
            <text:p>Q022_A</text:p>
          </table:table-cell>
          <table:table-cell table:style-name="ce54" office:value-type="string" calcext:value-type="string">
            <text:p>Q022_B</text:p>
          </table:table-cell>
          <table:table-cell table:style-name="ce54" office:value-type="string" calcext:value-type="string">
            <text:p>Q022_C</text:p>
          </table:table-cell>
          <table:table-cell table:style-name="ce54" office:value-type="string" calcext:value-type="string">
            <text:p>Q022_D</text:p>
          </table:table-cell>
          <table:table-cell table:style-name="ce54" office:value-type="string" calcext:value-type="string">
            <text:p>Q022_E</text:p>
          </table:table-cell>
          <table:table-cell table:style-name="ce54" office:value-type="string" calcext:value-type="string">
            <text:p>Q023_A</text:p>
          </table:table-cell>
          <table:table-cell table:style-name="ce54" office:value-type="string" calcext:value-type="string">
            <text:p>Q023_B</text:p>
          </table:table-cell>
          <table:table-cell table:style-name="ce54" office:value-type="string" calcext:value-type="string">
            <text:p>Q024_A</text:p>
          </table:table-cell>
          <table:table-cell table:style-name="ce54" office:value-type="string" calcext:value-type="string">
            <text:p>Q024_B</text:p>
          </table:table-cell>
          <table:table-cell table:style-name="ce54" office:value-type="string" calcext:value-type="string">
            <text:p>Q024_C</text:p>
          </table:table-cell>
          <table:table-cell table:style-name="ce54" office:value-type="string" calcext:value-type="string">
            <text:p>Q024_D</text:p>
          </table:table-cell>
          <table:table-cell table:style-name="ce54" office:value-type="string" calcext:value-type="string">
            <text:p>Q024_E</text:p>
          </table:table-cell>
          <table:table-cell table:style-name="ce54" office:value-type="string" calcext:value-type="string">
            <text:p>Q025_A</text:p>
          </table:table-cell>
          <table:table-cell table:style-name="ce54" office:value-type="string" calcext:value-type="string">
            <text:p>Q025_B</text:p>
          </table:table-cell>
          <table:table-cell table:style-name="ce54" office:value-type="string" calcext:value-type="string">
            <text:p>Quantidade</text:p>
          </table:table-cell>
          <table:table-cell table:style-name="ce54" office:value-type="string" calcext:value-type="string">
            <text:p>TP_COR_RACA_0</text:p>
          </table:table-cell>
          <table:table-cell table:style-name="ce54" office:value-type="string" calcext:value-type="string">
            <text:p>TP_COR_RACA_1</text:p>
          </table:table-cell>
          <table:table-cell table:style-name="ce54" office:value-type="string" calcext:value-type="string">
            <text:p>TP_COR_RACA_2</text:p>
          </table:table-cell>
          <table:table-cell table:style-name="ce54" office:value-type="string" calcext:value-type="string">
            <text:p>TP_COR_RACA_3</text:p>
          </table:table-cell>
          <table:table-cell table:style-name="ce54" office:value-type="string" calcext:value-type="string">
            <text:p>TP_COR_RACA_4</text:p>
          </table:table-cell>
          <table:table-cell table:style-name="ce54" office:value-type="string" calcext:value-type="string">
            <text:p>TP_COR_RACA_5</text:p>
          </table:table-cell>
          <table:table-cell table:style-name="ce54" office:value-type="string" calcext:value-type="string">
            <text:p>TP_ESCOLA_1</text:p>
          </table:table-cell>
          <table:table-cell table:style-name="ce54" office:value-type="string" calcext:value-type="string">
            <text:p>TP_ESCOLA_2</text:p>
          </table:table-cell>
          <table:table-cell table:style-name="ce54" office:value-type="string" calcext:value-type="string">
            <text:p>TP_ESCOLA_3</text:p>
          </table:table-cell>
          <table:table-cell table:style-name="ce54" office:value-type="string" calcext:value-type="string">
            <text:p>TP_ESTADO_CIVIL_0</text:p>
          </table:table-cell>
          <table:table-cell table:style-name="ce54" office:value-type="string" calcext:value-type="string">
            <text:p>TP_ESTADO_CIVIL_1</text:p>
          </table:table-cell>
          <table:table-cell table:style-name="ce54" office:value-type="string" calcext:value-type="string">
            <text:p>TP_ESTADO_CIVIL_2</text:p>
          </table:table-cell>
          <table:table-cell table:style-name="ce54" office:value-type="string" calcext:value-type="string">
            <text:p>TP_ESTADO_CIVIL_3</text:p>
          </table:table-cell>
          <table:table-cell table:style-name="ce54" office:value-type="string" calcext:value-type="string">
            <text:p>TP_ESTADO_CIVIL_4</text:p>
          </table:table-cell>
          <table:table-cell table:style-name="ce54" office:value-type="string" calcext:value-type="string">
            <text:p>TP_FAIXA_ETARIA_1</text:p>
          </table:table-cell>
          <table:table-cell table:style-name="ce54" office:value-type="string" calcext:value-type="string">
            <text:p>TP_FAIXA_ETARIA_10</text:p>
          </table:table-cell>
          <table:table-cell table:style-name="ce54" office:value-type="string" calcext:value-type="string">
            <text:p>TP_FAIXA_ETARIA_11</text:p>
          </table:table-cell>
          <table:table-cell table:style-name="ce54" office:value-type="string" calcext:value-type="string">
            <text:p>TP_FAIXA_ETARIA_12</text:p>
          </table:table-cell>
          <table:table-cell table:style-name="ce54" office:value-type="string" calcext:value-type="string">
            <text:p>TP_FAIXA_ETARIA_13</text:p>
          </table:table-cell>
          <table:table-cell table:style-name="ce54" office:value-type="string" calcext:value-type="string">
            <text:p>TP_FAIXA_ETARIA_2</text:p>
          </table:table-cell>
          <table:table-cell table:style-name="ce54" office:value-type="string" calcext:value-type="string">
            <text:p>TP_FAIXA_ETARIA_3</text:p>
          </table:table-cell>
          <table:table-cell table:style-name="ce54" office:value-type="string" calcext:value-type="string">
            <text:p>TP_FAIXA_ETARIA_4</text:p>
          </table:table-cell>
          <table:table-cell table:style-name="ce54" office:value-type="string" calcext:value-type="string">
            <text:p>TP_FAIXA_ETARIA_5</text:p>
          </table:table-cell>
          <table:table-cell table:style-name="ce54" office:value-type="string" calcext:value-type="string">
            <text:p>TP_FAIXA_ETARIA_6</text:p>
          </table:table-cell>
          <table:table-cell table:style-name="ce54" office:value-type="string" calcext:value-type="string">
            <text:p>TP_FAIXA_ETARIA_7</text:p>
          </table:table-cell>
          <table:table-cell table:style-name="ce54" office:value-type="string" calcext:value-type="string">
            <text:p>TP_FAIXA_ETARIA_8</text:p>
          </table:table-cell>
          <table:table-cell table:style-name="ce54" office:value-type="string" calcext:value-type="string">
            <text:p>TP_FAIXA_ETARIA_9</text:p>
          </table:table-cell>
          <table:table-cell table:style-name="ce54" office:value-type="string" calcext:value-type="string">
            <text:p>TP_NACIONALIDADE_0</text:p>
          </table:table-cell>
          <table:table-cell table:style-name="ce54" office:value-type="string" calcext:value-type="string">
            <text:p>TP_NACIONALIDADE_1</text:p>
          </table:table-cell>
          <table:table-cell table:style-name="ce54" office:value-type="string" calcext:value-type="string">
            <text:p>TP_NACIONALIDADE_2</text:p>
          </table:table-cell>
          <table:table-cell table:style-name="ce54" office:value-type="string" calcext:value-type="string">
            <text:p>TP_NACIONALIDADE_3</text:p>
          </table:table-cell>
          <table:table-cell table:style-name="ce54" office:value-type="string" calcext:value-type="string">
            <text:p>TP_NACIONALIDADE_4</text:p>
          </table:table-cell>
          <table:table-cell table:style-name="ce54" office:value-type="string" calcext:value-type="string">
            <text:p>TP_SEXO_F</text:p>
          </table:table-cell>
          <table:table-cell table:style-name="ce54" office:value-type="string" calcext:value-type="string">
            <text:p>TP_SEXO_M</text:p>
          </table:table-cell>
          <table:table-cell table:style-name="ce54" office:value-type="string" calcext:value-type="string">
            <text:p>TP_ST_CONCLUSAO_1</text:p>
          </table:table-cell>
          <table:table-cell table:style-name="ce54" office:value-type="string" calcext:value-type="string">
            <text:p>TP_ST_CONCLUSAO_2</text:p>
          </table:table-cell>
          <table:table-cell table:style-name="ce54" office:value-type="string" calcext:value-type="string">
            <text:p>TP_ST_CONCLUSAO_3</text:p>
          </table:table-cell>
          <table:table-cell table:style-name="ce54" office:value-type="string" calcext:value-type="string">
            <text:p>TP_ST_CONCLUSAO_4</text:p>
          </table:table-cell>
          <table:table-cell table:style-name="ce96" office:value-type="string" calcext:value-type="string">
            <text:p>Total Resultado</text:p>
          </table:table-cell>
        </table:table-row>
        <table:table-row table:style-name="ro1">
          <table:table-cell table:style-name="ce35" office:value-type="string" calcext:value-type="string">
            <text:p>0 – B</text:p>
          </table:table-cell>
          <table:table-cell table:style-name="ce46" office:value-type="percentage" office:value="0.009152" calcext:value-type="percentage">
            <text:p>0,92%</text:p>
          </table:table-cell>
          <table:table-cell table:style-name="ce55" office:value-type="percentage" office:value="0.088968" calcext:value-type="percentage">
            <text:p>8,90%</text:p>
          </table:table-cell>
          <table:table-cell table:style-name="ce55" office:value-type="percentage" office:value="0.021118" calcext:value-type="percentage">
            <text:p>2,11%</text:p>
          </table:table-cell>
          <table:table-cell table:style-name="ce55" office:value-type="percentage" office:value="0.023173" calcext:value-type="percentage">
            <text:p>2,32%</text:p>
          </table:table-cell>
          <table:table-cell table:style-name="ce55" office:value-type="percentage" office:value="0.004659" calcext:value-type="percentage">
            <text:p>0,47%</text:p>
          </table:table-cell>
          <table:table-cell table:style-name="ce72" office:value-type="float" office:value="486.0137" calcext:value-type="float">
            <text:p>486,01</text:p>
          </table:table-cell>
          <table:table-cell table:style-name="ce55" office:value-type="percentage" office:value="0.009457" calcext:value-type="percentage">
            <text:p>0,95%</text:p>
          </table:table-cell>
          <table:table-cell table:style-name="ce55" office:value-type="percentage" office:value="0.034246" calcext:value-type="percentage">
            <text:p>3,42%</text:p>
          </table:table-cell>
          <table:table-cell table:style-name="ce55" office:value-type="percentage" office:value="0.026038" calcext:value-type="percentage">
            <text:p>2,60%</text:p>
          </table:table-cell>
          <table:table-cell table:style-name="ce55" office:value-type="percentage" office:value="0.020417" calcext:value-type="percentage">
            <text:p>2,04%</text:p>
          </table:table-cell>
          <table:table-cell table:style-name="ce55" office:value-type="percentage" office:value="0.033461" calcext:value-type="percentage">
            <text:p>3,35%</text:p>
          </table:table-cell>
          <table:table-cell table:style-name="ce55" office:value-type="percentage" office:value="0.003315" calcext:value-type="percentage">
            <text:p>0,33%</text:p>
          </table:table-cell>
          <table:table-cell table:style-name="ce55" office:value-type="percentage" office:value="0.001179" calcext:value-type="percentage">
            <text:p>0,12%</text:p>
          </table:table-cell>
          <table:table-cell table:style-name="ce55" office:value-type="percentage" office:value="0.018956" calcext:value-type="percentage">
            <text:p>1,90%</text:p>
          </table:table-cell>
          <table:table-cell table:style-name="ce55" office:value-type="percentage" office:value="0.005219" calcext:value-type="percentage">
            <text:p>0,52%</text:p>
          </table:table-cell>
          <table:table-cell table:style-name="ce55" office:value-type="percentage" office:value="0.023488" calcext:value-type="percentage">
            <text:p>2,35%</text:p>
          </table:table-cell>
          <table:table-cell table:style-name="ce55" office:value-type="percentage" office:value="0.024733" calcext:value-type="percentage">
            <text:p>2,47%</text:p>
          </table:table-cell>
          <table:table-cell table:style-name="ce55" office:value-type="percentage" office:value="0.02509" calcext:value-type="percentage">
            <text:p>2,51%</text:p>
          </table:table-cell>
          <table:table-cell table:style-name="ce55" office:value-type="percentage" office:value="0.050718" calcext:value-type="percentage">
            <text:p>5,07%</text:p>
          </table:table-cell>
          <table:table-cell table:style-name="ce55" office:value-type="percentage" office:value="0.007166" calcext:value-type="percentage">
            <text:p>0,72%</text:p>
          </table:table-cell>
          <table:table-cell table:style-name="ce55" office:value-type="percentage" office:value="0.003536" calcext:value-type="percentage">
            <text:p>0,35%</text:p>
          </table:table-cell>
          <table:table-cell table:style-name="ce55" office:value-type="percentage" office:value="0.00712" calcext:value-type="percentage">
            <text:p>0,71%</text:p>
          </table:table-cell>
          <table:table-cell table:style-name="ce55" office:value-type="percentage" office:value="0.043243" calcext:value-type="percentage">
            <text:p>4,32%</text:p>
          </table:table-cell>
          <table:table-cell table:style-name="ce55" office:value-type="percentage" office:value="0.040587" calcext:value-type="percentage">
            <text:p>4,06%</text:p>
          </table:table-cell>
          <table:table-cell table:style-name="ce55" office:value-type="percentage" office:value="0.032004" calcext:value-type="percentage">
            <text:p>3,20%</text:p>
          </table:table-cell>
          <table:table-cell table:style-name="ce55" office:value-type="percentage" office:value="0.010009" calcext:value-type="percentage">
            <text:p>1,00%</text:p>
          </table:table-cell>
          <table:table-cell table:style-name="ce55" office:value-type="percentage" office:value="0.000844" calcext:value-type="percentage">
            <text:p>0,08%</text:p>
          </table:table-cell>
          <table:table-cell table:style-name="ce55" office:value-type="percentage" office:value="0.020383" calcext:value-type="percentage">
            <text:p>2,04%</text:p>
          </table:table-cell>
          <table:table-cell table:style-name="ce55" office:value-type="percentage" office:value="0.035772" calcext:value-type="percentage">
            <text:p>3,58%</text:p>
          </table:table-cell>
          <table:table-cell table:style-name="ce55" office:value-type="percentage" office:value="0.075592" calcext:value-type="percentage">
            <text:p>7,56%</text:p>
          </table:table-cell>
          <table:table-cell table:style-name="ce55" office:value-type="percentage" office:value="0.008778" calcext:value-type="percentage">
            <text:p>0,88%</text:p>
          </table:table-cell>
          <table:table-cell table:style-name="ce55" office:value-type="percentage" office:value="0.01366" calcext:value-type="percentage">
            <text:p>1,37%</text:p>
          </table:table-cell>
          <table:table-cell table:style-name="ce55" office:value-type="percentage" office:value="0.000511" calcext:value-type="percentage">
            <text:p>0,05%</text:p>
          </table:table-cell>
          <table:table-cell table:style-name="ce55" office:value-type="percentage" office:value="0.012757" calcext:value-type="percentage">
            <text:p>1,28%</text:p>
          </table:table-cell>
          <table:table-cell table:style-name="ce55" office:value-type="percentage" office:value="0.000802" calcext:value-type="percentage">
            <text:p>0,08%</text:p>
          </table:table-cell>
          <table:table-cell table:style-name="ce55" office:value-type="percentage" office:value="0.014" calcext:value-type="percentage">
            <text:p>1,40%</text:p>
          </table:table-cell>
          <table:table-cell table:style-name="ce55" office:value-type="percentage" office:value="0.0326" calcext:value-type="percentage">
            <text:p>3,26%</text:p>
          </table:table-cell>
          <table:table-cell table:style-name="ce55" office:value-type="percentage" office:value="0.048212" calcext:value-type="percentage">
            <text:p>4,82%</text:p>
          </table:table-cell>
          <table:table-cell table:style-name="ce55" office:value-type="percentage" office:value="0.051456" calcext:value-type="percentage">
            <text:p>5,15%</text:p>
          </table:table-cell>
          <table:table-cell table:style-name="ce55" office:value-type="percentage" office:value="0.011608" calcext:value-type="percentage">
            <text:p>1,16%</text:p>
          </table:table-cell>
          <table:table-cell table:style-name="ce55" office:value-type="percentage" office:value="0.072677" calcext:value-type="percentage">
            <text:p>7,27%</text:p>
          </table:table-cell>
          <table:table-cell table:style-name="ce55" office:value-type="percentage" office:value="0.045335" calcext:value-type="percentage">
            <text:p>4,53%</text:p>
          </table:table-cell>
          <table:table-cell table:style-name="ce55" office:value-type="percentage" office:value="0.007774" calcext:value-type="percentage">
            <text:p>0,78%</text:p>
          </table:table-cell>
          <table:table-cell table:style-name="ce55" office:value-type="percentage" office:value="0.005597" calcext:value-type="percentage">
            <text:p>0,56%</text:p>
          </table:table-cell>
          <table:table-cell table:style-name="ce55" office:value-type="percentage" office:value="0.001541" calcext:value-type="percentage">
            <text:p>0,15%</text:p>
          </table:table-cell>
          <table:table-cell table:style-name="ce55" office:value-type="percentage" office:value="0.001495" calcext:value-type="percentage">
            <text:p>0,15%</text:p>
          </table:table-cell>
          <table:table-cell table:style-name="ce55" office:value-type="percentage" office:value="0.000494" calcext:value-type="percentage">
            <text:p>0,05%</text:p>
          </table:table-cell>
          <table:table-cell table:style-name="ce55" office:value-type="percentage" office:value="0.000295" calcext:value-type="percentage">
            <text:p>0,03%</text:p>
          </table:table-cell>
          <table:table-cell table:style-name="ce55" office:value-type="percentage" office:value="0.00009" calcext:value-type="percentage">
            <text:p>0,01%</text:p>
          </table:table-cell>
          <table:table-cell table:style-name="ce55" office:value-type="percentage" office:value="0.00006" calcext:value-type="percentage">
            <text:p>0,01%</text:p>
          </table:table-cell>
          <table:table-cell table:style-name="ce55" office:value-type="percentage" office:value="0.000105" calcext:value-type="percentage">
            <text:p>0,01%</text:p>
          </table:table-cell>
          <table:table-cell table:style-name="ce55" office:value-type="percentage" office:value="0.143244" calcext:value-type="percentage">
            <text:p>14,32%</text:p>
          </table:table-cell>
          <table:table-cell table:style-name="ce55" office:value-type="percentage" office:value="0.002098" calcext:value-type="percentage">
            <text:p>0,21%</text:p>
          </table:table-cell>
          <table:table-cell table:style-name="ce55" office:value-type="percentage" office:value="0.000524" calcext:value-type="percentage">
            <text:p>0,05%</text:p>
          </table:table-cell>
          <table:table-cell table:style-name="ce55" office:value-type="percentage" office:value="0.001203" calcext:value-type="percentage">
            <text:p>0,12%</text:p>
          </table:table-cell>
          <table:table-cell table:style-name="ce55" office:value-type="percentage" office:value="0.002403" calcext:value-type="percentage">
            <text:p>0,24%</text:p>
          </table:table-cell>
          <table:table-cell table:style-name="ce55" office:value-type="percentage" office:value="0.134578" calcext:value-type="percentage">
            <text:p>13,46%</text:p>
          </table:table-cell>
          <table:table-cell table:style-name="ce55" office:value-type="percentage" office:value="0.009534" calcext:value-type="percentage">
            <text:p>0,95%</text:p>
          </table:table-cell>
          <table:table-cell table:style-name="ce55" office:value-type="percentage" office:value="0.000494" calcext:value-type="percentage">
            <text:p>0,05%</text:p>
          </table:table-cell>
          <table:table-cell table:style-name="ce55" office:value-type="percentage" office:value="0.000061" calcext:value-type="percentage">
            <text:p>0,01%</text:p>
          </table:table-cell>
          <table:table-cell table:style-name="ce55" office:value-type="percentage" office:value="0.001631" calcext:value-type="percentage">
            <text:p>0,16%</text:p>
          </table:table-cell>
          <table:table-cell table:style-name="ce55" office:value-type="percentage" office:value="0.023225" calcext:value-type="percentage">
            <text:p>2,32%</text:p>
          </table:table-cell>
          <table:table-cell table:style-name="ce55" office:value-type="percentage" office:value="0.093953" calcext:value-type="percentage">
            <text:p>9,40%</text:p>
          </table:table-cell>
          <table:table-cell table:style-name="ce55" office:value-type="percentage" office:value="0.025674" calcext:value-type="percentage">
            <text:p>2,57%</text:p>
          </table:table-cell>
          <table:table-cell table:style-name="ce55" office:value-type="percentage" office:value="0.002587" calcext:value-type="percentage">
            <text:p>0,26%</text:p>
          </table:table-cell>
          <table:table-cell table:style-name="ce55" office:value-type="percentage" office:value="0.130291" calcext:value-type="percentage">
            <text:p>13,03%</text:p>
          </table:table-cell>
          <table:table-cell table:style-name="ce55" office:value-type="percentage" office:value="0.016206" calcext:value-type="percentage">
            <text:p>1,62%</text:p>
          </table:table-cell>
          <table:table-cell table:style-name="ce55" office:value-type="percentage" office:value="0.000479" calcext:value-type="percentage">
            <text:p>0,05%</text:p>
          </table:table-cell>
          <table:table-cell table:style-name="ce55" office:value-type="percentage" office:value="0.000074" calcext:value-type="percentage">
            <text:p>0,01%</text:p>
          </table:table-cell>
          <table:table-cell table:style-name="ce55" office:value-type="percentage" office:value="0.00002" calcext:value-type="percentage">
            <text:p>0,00%</text:p>
          </table:table-cell>
          <table:table-cell table:style-name="ce55" office:value-type="percentage" office:value="0.110163" calcext:value-type="percentage">
            <text:p>11,02%</text:p>
          </table:table-cell>
          <table:table-cell table:style-name="ce55" office:value-type="percentage" office:value="0.034642" calcext:value-type="percentage">
            <text:p>3,46%</text:p>
          </table:table-cell>
          <table:table-cell table:style-name="ce55" office:value-type="percentage" office:value="0.002093" calcext:value-type="percentage">
            <text:p>0,21%</text:p>
          </table:table-cell>
          <table:table-cell table:style-name="ce55" office:value-type="percentage" office:value="0.000147" calcext:value-type="percentage">
            <text:p>0,01%</text:p>
          </table:table-cell>
          <table:table-cell table:style-name="ce55" office:value-type="percentage" office:value="0.000024" calcext:value-type="percentage">
            <text:p>0,00%</text:p>
          </table:table-cell>
          <table:table-cell table:style-name="ce55" office:value-type="percentage" office:value="0.003875" calcext:value-type="percentage">
            <text:p>0,39%</text:p>
          </table:table-cell>
          <table:table-cell table:style-name="ce55" office:value-type="percentage" office:value="0.142099" calcext:value-type="percentage">
            <text:p>14,21%</text:p>
          </table:table-cell>
          <table:table-cell table:style-name="ce55" office:value-type="percentage" office:value="0.001051" calcext:value-type="percentage">
            <text:p>0,11%</text:p>
          </table:table-cell>
          <table:table-cell table:style-name="ce55" office:value-type="percentage" office:value="0.000035" calcext:value-type="percentage">
            <text:p>0,00%</text:p>
          </table:table-cell>
          <table:table-cell table:style-name="ce55" office:value-type="percentage" office:value="0.000009" calcext:value-type="percentage">
            <text:p>0,00%</text:p>
          </table:table-cell>
          <table:table-cell table:style-name="ce55" office:value-type="percentage" office:value="0.12767" calcext:value-type="percentage">
            <text:p>12,77%</text:p>
          </table:table-cell>
          <table:table-cell table:style-name="ce55" office:value-type="percentage" office:value="0.019067" calcext:value-type="percentage">
            <text:p>1,91%</text:p>
          </table:table-cell>
          <table:table-cell table:style-name="ce55" office:value-type="percentage" office:value="0.000294" calcext:value-type="percentage">
            <text:p>0,03%</text:p>
          </table:table-cell>
          <table:table-cell table:style-name="ce55" office:value-type="percentage" office:value="0.000027" calcext:value-type="percentage">
            <text:p>0,00%</text:p>
          </table:table-cell>
          <table:table-cell table:style-name="ce55" office:value-type="percentage" office:value="0.000012" calcext:value-type="percentage">
            <text:p>0,00%</text:p>
          </table:table-cell>
          <table:table-cell table:style-name="ce55" office:value-type="percentage" office:value="0.115084" calcext:value-type="percentage">
            <text:p>11,51%</text:p>
          </table:table-cell>
          <table:table-cell table:style-name="ce55" office:value-type="percentage" office:value="0.031787" calcext:value-type="percentage">
            <text:p>3,18%</text:p>
          </table:table-cell>
          <table:table-cell table:style-name="ce55" office:value-type="percentage" office:value="0.000181" calcext:value-type="percentage">
            <text:p>0,02%</text:p>
          </table:table-cell>
          <table:table-cell table:style-name="ce55" office:value-type="percentage" office:value="0.000011" calcext:value-type="percentage">
            <text:p>0,00%</text:p>
          </table:table-cell>
          <table:table-cell table:style-name="ce55" office:value-type="percentage" office:value="0.000006" calcext:value-type="percentage">
            <text:p>0,00%</text:p>
          </table:table-cell>
          <table:table-cell table:style-name="ce55" office:value-type="percentage" office:value="0.143397" calcext:value-type="percentage">
            <text:p>14,34%</text:p>
          </table:table-cell>
          <table:table-cell table:style-name="ce55" office:value-type="percentage" office:value="0.003635" calcext:value-type="percentage">
            <text:p>0,36%</text:p>
          </table:table-cell>
          <table:table-cell table:style-name="ce55" office:value-type="percentage" office:value="0.000024" calcext:value-type="percentage">
            <text:p>0,00%</text:p>
          </table:table-cell>
          <table:table-cell table:number-columns-repeated="2" table:style-name="ce55" office:value-type="percentage" office:value="0.000007" calcext:value-type="percentage">
            <text:p>0,00%</text:p>
          </table:table-cell>
          <table:table-cell table:style-name="ce55" office:value-type="percentage" office:value="0.124654" calcext:value-type="percentage">
            <text:p>12,47%</text:p>
          </table:table-cell>
          <table:table-cell table:style-name="ce55" office:value-type="percentage" office:value="0.022361" calcext:value-type="percentage">
            <text:p>2,24%</text:p>
          </table:table-cell>
          <table:table-cell table:style-name="ce55" office:value-type="percentage" office:value="0.00004" calcext:value-type="percentage">
            <text:p>0,00%</text:p>
          </table:table-cell>
          <table:table-cell table:style-name="ce55" office:value-type="percentage" office:value="0.000008" calcext:value-type="percentage">
            <text:p>0,00%</text:p>
          </table:table-cell>
          <table:table-cell table:style-name="ce55" office:value-type="percentage" office:value="0.000007" calcext:value-type="percentage">
            <text:p>0,00%</text:p>
          </table:table-cell>
          <table:table-cell table:style-name="ce55" office:value-type="percentage" office:value="0.146427" calcext:value-type="percentage">
            <text:p>14,64%</text:p>
          </table:table-cell>
          <table:table-cell table:style-name="ce55" office:value-type="percentage" office:value="0.000622" calcext:value-type="percentage">
            <text:p>0,06%</text:p>
          </table:table-cell>
          <table:table-cell table:style-name="ce55" office:value-type="percentage" office:value="0.00001" calcext:value-type="percentage">
            <text:p>0,00%</text:p>
          </table:table-cell>
          <table:table-cell table:style-name="ce55" office:value-type="percentage" office:value="0.000005" calcext:value-type="percentage">
            <text:p>0,00%</text:p>
          </table:table-cell>
          <table:table-cell table:style-name="ce55" office:value-type="percentage" office:value="0.000006" calcext:value-type="percentage">
            <text:p>0,00%</text:p>
          </table:table-cell>
          <table:table-cell table:style-name="ce55" office:value-type="percentage" office:value="0.145727" calcext:value-type="percentage">
            <text:p>14,57%</text:p>
          </table:table-cell>
          <table:table-cell table:style-name="ce55" office:value-type="percentage" office:value="0.001343" calcext:value-type="percentage">
            <text:p>0,13%</text:p>
          </table:table-cell>
          <table:table-cell table:style-name="ce55" office:value-type="percentage" office:value="0.008656" calcext:value-type="percentage">
            <text:p>0,87%</text:p>
          </table:table-cell>
          <table:table-cell table:style-name="ce55" office:value-type="percentage" office:value="0.13061" calcext:value-type="percentage">
            <text:p>13,06%</text:p>
          </table:table-cell>
          <table:table-cell table:style-name="ce55" office:value-type="percentage" office:value="0.007195" calcext:value-type="percentage">
            <text:p>0,72%</text:p>
          </table:table-cell>
          <table:table-cell table:style-name="ce55" office:value-type="percentage" office:value="0.000545" calcext:value-type="percentage">
            <text:p>0,05%</text:p>
          </table:table-cell>
          <table:table-cell table:style-name="ce55" office:value-type="percentage" office:value="0.000063" calcext:value-type="percentage">
            <text:p>0,01%</text:p>
          </table:table-cell>
          <table:table-cell table:style-name="ce55" office:value-type="percentage" office:value="0.109511" calcext:value-type="percentage">
            <text:p>10,95%</text:p>
          </table:table-cell>
          <table:table-cell table:style-name="ce55" office:value-type="percentage" office:value="0.037558" calcext:value-type="percentage">
            <text:p>3,76%</text:p>
          </table:table-cell>
          <table:table-cell table:style-name="ce55" office:value-type="percentage" office:value="0.13929" calcext:value-type="percentage">
            <text:p>13,93%</text:p>
          </table:table-cell>
          <table:table-cell table:style-name="ce55" office:value-type="percentage" office:value="0.007779" calcext:value-type="percentage">
            <text:p>0,78%</text:p>
          </table:table-cell>
          <table:table-cell table:style-name="ce55" office:value-type="percentage" office:value="0.005764" calcext:value-type="percentage">
            <text:p>0,58%</text:p>
          </table:table-cell>
          <table:table-cell table:style-name="ce55" office:value-type="percentage" office:value="0.043766" calcext:value-type="percentage">
            <text:p>4,38%</text:p>
          </table:table-cell>
          <table:table-cell table:style-name="ce55" office:value-type="percentage" office:value="0.061565" calcext:value-type="percentage">
            <text:p>6,16%</text:p>
          </table:table-cell>
          <table:table-cell table:style-name="ce55" office:value-type="percentage" office:value="0.027091" calcext:value-type="percentage">
            <text:p>2,71%</text:p>
          </table:table-cell>
          <table:table-cell table:style-name="ce55" office:value-type="percentage" office:value="0.008884" calcext:value-type="percentage">
            <text:p>0,89%</text:p>
          </table:table-cell>
          <table:table-cell table:style-name="ce55" office:value-type="percentage" office:value="0.139808" calcext:value-type="percentage">
            <text:p>13,98%</text:p>
          </table:table-cell>
          <table:table-cell table:style-name="ce55" office:value-type="percentage" office:value="0.007261" calcext:value-type="percentage">
            <text:p>0,73%</text:p>
          </table:table-cell>
          <table:table-cell table:style-name="ce55" office:value-type="percentage" office:value="0.118207" calcext:value-type="percentage">
            <text:p>11,82%</text:p>
          </table:table-cell>
          <table:table-cell table:style-name="ce55" office:value-type="percentage" office:value="0.027945" calcext:value-type="percentage">
            <text:p>2,79%</text:p>
          </table:table-cell>
          <table:table-cell table:style-name="ce55" office:value-type="percentage" office:value="0.00082" calcext:value-type="percentage">
            <text:p>0,08%</text:p>
          </table:table-cell>
          <table:table-cell table:style-name="ce55" office:value-type="percentage" office:value="0.000073" calcext:value-type="percentage">
            <text:p>0,01%</text:p>
          </table:table-cell>
          <table:table-cell table:style-name="ce55" office:value-type="percentage" office:value="0.000024" calcext:value-type="percentage">
            <text:p>0,00%</text:p>
          </table:table-cell>
          <table:table-cell table:style-name="ce55" office:value-type="percentage" office:value="0.05749" calcext:value-type="percentage">
            <text:p>5,75%</text:p>
          </table:table-cell>
          <table:table-cell table:style-name="ce55" office:value-type="percentage" office:value="0.089579" calcext:value-type="percentage">
            <text:p>8,96%</text:p>
          </table:table-cell>
          <table:table-cell table:style-name="ce55" office:value-type="percentage" office:value="544437" calcext:value-type="percentage">
            <text:p>54443700,00%</text:p>
          </table:table-cell>
          <table:table-cell table:style-name="ce55" office:value-type="percentage" office:value="0.003466" calcext:value-type="percentage">
            <text:p>0,35%</text:p>
          </table:table-cell>
          <table:table-cell table:style-name="ce55" office:value-type="percentage" office:value="0.027095" calcext:value-type="percentage">
            <text:p>2,71%</text:p>
          </table:table-cell>
          <table:table-cell table:style-name="ce55" office:value-type="percentage" office:value="0.021985" calcext:value-type="percentage">
            <text:p>2,20%</text:p>
          </table:table-cell>
          <table:table-cell table:style-name="ce55" office:value-type="percentage" office:value="0.089509" calcext:value-type="percentage">
            <text:p>8,95%</text:p>
          </table:table-cell>
          <table:table-cell table:style-name="ce55" office:value-type="percentage" office:value="0.003707" calcext:value-type="percentage">
            <text:p>0,37%</text:p>
          </table:table-cell>
          <table:table-cell table:style-name="ce55" office:value-type="percentage" office:value="0.001307" calcext:value-type="percentage">
            <text:p>0,13%</text:p>
          </table:table-cell>
          <table:table-cell table:style-name="ce55" office:value-type="percentage" office:value="0.019873" calcext:value-type="percentage">
            <text:p>1,99%</text:p>
          </table:table-cell>
          <table:table-cell table:style-name="ce55" office:value-type="percentage" office:value="0.122957" calcext:value-type="percentage">
            <text:p>12,30%</text:p>
          </table:table-cell>
          <table:table-cell table:style-name="ce55" office:value-type="percentage" office:value="0.004239" calcext:value-type="percentage">
            <text:p>0,42%</text:p>
          </table:table-cell>
          <table:table-cell table:style-name="ce55" office:value-type="percentage" office:value="0.004072" calcext:value-type="percentage">
            <text:p>0,41%</text:p>
          </table:table-cell>
          <table:table-cell table:style-name="ce55" office:value-type="percentage" office:value="0.139953" calcext:value-type="percentage">
            <text:p>14,00%</text:p>
          </table:table-cell>
          <table:table-cell table:style-name="ce55" office:value-type="percentage" office:value="0.002061" calcext:value-type="percentage">
            <text:p>0,21%</text:p>
          </table:table-cell>
          <table:table-cell table:style-name="ce55" office:value-type="percentage" office:value="0.000925" calcext:value-type="percentage">
            <text:p>0,09%</text:p>
          </table:table-cell>
          <table:table-cell table:style-name="ce55" office:value-type="percentage" office:value="0.000059" calcext:value-type="percentage">
            <text:p>0,01%</text:p>
          </table:table-cell>
          <table:table-cell table:style-name="ce55" office:value-type="percentage" office:value="0.009687" calcext:value-type="percentage">
            <text:p>0,97%</text:p>
          </table:table-cell>
          <table:table-cell table:style-name="ce55" office:value-type="percentage" office:value="0.000541" calcext:value-type="percentage">
            <text:p>0,05%</text:p>
          </table:table-cell>
          <table:table-cell table:style-name="ce55" office:value-type="percentage" office:value="0.001391" calcext:value-type="percentage">
            <text:p>0,14%</text:p>
          </table:table-cell>
          <table:table-cell table:style-name="ce55" office:value-type="percentage" office:value="0.000842" calcext:value-type="percentage">
            <text:p>0,08%</text:p>
          </table:table-cell>
          <table:table-cell table:style-name="ce55" office:value-type="percentage" office:value="0.00134" calcext:value-type="percentage">
            <text:p>0,13%</text:p>
          </table:table-cell>
          <table:table-cell table:style-name="ce55" office:value-type="percentage" office:value="0.051384" calcext:value-type="percentage">
            <text:p>5,14%</text:p>
          </table:table-cell>
          <table:table-cell table:style-name="ce55" office:value-type="percentage" office:value="0.053297" calcext:value-type="percentage">
            <text:p>5,33%</text:p>
          </table:table-cell>
          <table:table-cell table:style-name="ce55" office:value-type="percentage" office:value="0.016639" calcext:value-type="percentage">
            <text:p>1,66%</text:p>
          </table:table-cell>
          <table:table-cell table:style-name="ce55" office:value-type="percentage" office:value="0.006325" calcext:value-type="percentage">
            <text:p>0,63%</text:p>
          </table:table-cell>
          <table:table-cell table:style-name="ce55" office:value-type="percentage" office:value="0.002554" calcext:value-type="percentage">
            <text:p>0,26%</text:p>
          </table:table-cell>
          <table:table-cell table:style-name="ce55" office:value-type="percentage" office:value="0.001414" calcext:value-type="percentage">
            <text:p>0,14%</text:p>
          </table:table-cell>
          <table:table-cell table:style-name="ce55" office:value-type="percentage" office:value="0.000931" calcext:value-type="percentage">
            <text:p>0,09%</text:p>
          </table:table-cell>
          <table:table-cell table:style-name="ce55" office:value-type="percentage" office:value="0.000725" calcext:value-type="percentage">
            <text:p>0,07%</text:p>
          </table:table-cell>
          <table:table-cell table:style-name="ce55" office:value-type="percentage" office:value="0.000287" calcext:value-type="percentage">
            <text:p>0,03%</text:p>
          </table:table-cell>
          <table:table-cell table:style-name="ce55" office:value-type="percentage" office:value="0.141385" calcext:value-type="percentage">
            <text:p>14,14%</text:p>
          </table:table-cell>
          <table:table-cell table:style-name="ce55" office:value-type="percentage" office:value="0.005121" calcext:value-type="percentage">
            <text:p>0,51%</text:p>
          </table:table-cell>
          <table:table-cell table:style-name="ce55" office:value-type="percentage" office:value="0.000113" calcext:value-type="percentage">
            <text:p>0,01%</text:p>
          </table:table-cell>
          <table:table-cell table:style-name="ce55" office:value-type="percentage" office:value="0.000163" calcext:value-type="percentage">
            <text:p>0,02%</text:p>
          </table:table-cell>
          <table:table-cell table:style-name="ce55" office:value-type="percentage" office:value="0.092966" calcext:value-type="percentage">
            <text:p>9,30%</text:p>
          </table:table-cell>
          <table:table-cell table:style-name="ce55" office:value-type="percentage" office:value="0.054104" calcext:value-type="percentage">
            <text:p>5,41%</text:p>
          </table:table-cell>
          <table:table-cell table:style-name="ce55" office:value-type="percentage" office:value="0.005765" calcext:value-type="percentage">
            <text:p>0,58%</text:p>
          </table:table-cell>
          <table:table-cell table:style-name="ce55" office:value-type="percentage" office:value="0.127197" calcext:value-type="percentage">
            <text:p>12,72%</text:p>
          </table:table-cell>
          <table:table-cell table:style-name="ce55" office:value-type="percentage" office:value="0.013852" calcext:value-type="percentage">
            <text:p>1,39%</text:p>
          </table:table-cell>
          <table:table-cell table:style-name="ce79" office:value-type="percentage" office:value="0.000255" calcext:value-type="percentage">
            <text:p>0,03%</text:p>
          </table:table-cell>
          <table:table-cell table:style-name="ce97" office:value-type="percentage" office:value="544927.866996" calcext:value-type="percentage">
            <text:p>54492786,70%</text:p>
          </table:table-cell>
        </table:table-row>
        <table:table-row table:style-name="ro1">
          <table:table-cell table:style-name="ce36" office:value-type="string" calcext:value-type="string">
            <text:p>1 – A</text:p>
          </table:table-cell>
          <table:table-cell table:style-name="ce47" office:value-type="percentage" office:value="0.011743" calcext:value-type="percentage">
            <text:p>1,17%</text:p>
          </table:table-cell>
          <table:table-cell table:style-name="ce56" office:value-type="percentage" office:value="0.126425" calcext:value-type="percentage">
            <text:p>12,64%</text:p>
          </table:table-cell>
          <table:table-cell table:style-name="ce56" office:value-type="percentage" office:value="0.047401" calcext:value-type="percentage">
            <text:p>4,74%</text:p>
          </table:table-cell>
          <table:table-cell table:style-name="ce56" office:value-type="percentage" office:value="0.030346" calcext:value-type="percentage">
            <text:p>3,03%</text:p>
          </table:table-cell>
          <table:table-cell table:style-name="ce56" office:value-type="percentage" office:value="0.006461" calcext:value-type="percentage">
            <text:p>0,65%</text:p>
          </table:table-cell>
          <table:table-cell table:style-name="ce73" office:value-type="float" office:value="481.6913" calcext:value-type="float">
            <text:p>481,69</text:p>
          </table:table-cell>
          <table:table-cell table:style-name="ce56" office:value-type="percentage" office:value="0.028917" calcext:value-type="percentage">
            <text:p>2,89%</text:p>
          </table:table-cell>
          <table:table-cell table:style-name="ce56" office:value-type="percentage" office:value="0.087064" calcext:value-type="percentage">
            <text:p>8,71%</text:p>
          </table:table-cell>
          <table:table-cell table:style-name="ce56" office:value-type="percentage" office:value="0.032168" calcext:value-type="percentage">
            <text:p>3,22%</text:p>
          </table:table-cell>
          <table:table-cell table:style-name="ce56" office:value-type="percentage" office:value="0.019649" calcext:value-type="percentage">
            <text:p>1,96%</text:p>
          </table:table-cell>
          <table:table-cell table:style-name="ce56" office:value-type="percentage" office:value="0.02828" calcext:value-type="percentage">
            <text:p>2,83%</text:p>
          </table:table-cell>
          <table:table-cell table:style-name="ce56" office:value-type="percentage" office:value="0.003305" calcext:value-type="percentage">
            <text:p>0,33%</text:p>
          </table:table-cell>
          <table:table-cell table:style-name="ce56" office:value-type="percentage" office:value="0.001133" calcext:value-type="percentage">
            <text:p>0,11%</text:p>
          </table:table-cell>
          <table:table-cell table:style-name="ce56" office:value-type="percentage" office:value="0.021859" calcext:value-type="percentage">
            <text:p>2,19%</text:p>
          </table:table-cell>
          <table:table-cell table:style-name="ce56" office:value-type="percentage" office:value="0.018937" calcext:value-type="percentage">
            <text:p>1,89%</text:p>
          </table:table-cell>
          <table:table-cell table:style-name="ce56" office:value-type="percentage" office:value="0.069591" calcext:value-type="percentage">
            <text:p>6,96%</text:p>
          </table:table-cell>
          <table:table-cell table:style-name="ce56" office:value-type="percentage" office:value="0.037276" calcext:value-type="percentage">
            <text:p>3,73%</text:p>
          </table:table-cell>
          <table:table-cell table:style-name="ce56" office:value-type="percentage" office:value="0.028315" calcext:value-type="percentage">
            <text:p>2,83%</text:p>
          </table:table-cell>
          <table:table-cell table:style-name="ce56" office:value-type="percentage" office:value="0.049034" calcext:value-type="percentage">
            <text:p>4,90%</text:p>
          </table:table-cell>
          <table:table-cell table:style-name="ce56" office:value-type="percentage" office:value="0.008042" calcext:value-type="percentage">
            <text:p>0,80%</text:p>
          </table:table-cell>
          <table:table-cell table:style-name="ce56" office:value-type="percentage" office:value="0.004059" calcext:value-type="percentage">
            <text:p>0,41%</text:p>
          </table:table-cell>
          <table:table-cell table:style-name="ce56" office:value-type="percentage" office:value="0.007121" calcext:value-type="percentage">
            <text:p>0,71%</text:p>
          </table:table-cell>
          <table:table-cell table:style-name="ce56" office:value-type="percentage" office:value="0.108522" calcext:value-type="percentage">
            <text:p>10,85%</text:p>
          </table:table-cell>
          <table:table-cell table:style-name="ce56" office:value-type="percentage" office:value="0.044993" calcext:value-type="percentage">
            <text:p>4,50%</text:p>
          </table:table-cell>
          <table:table-cell table:style-name="ce56" office:value-type="percentage" office:value="0.033011" calcext:value-type="percentage">
            <text:p>3,30%</text:p>
          </table:table-cell>
          <table:table-cell table:style-name="ce56" office:value-type="percentage" office:value="0.009544" calcext:value-type="percentage">
            <text:p>0,95%</text:p>
          </table:table-cell>
          <table:table-cell table:style-name="ce56" office:value-type="percentage" office:value="0.000854" calcext:value-type="percentage">
            <text:p>0,09%</text:p>
          </table:table-cell>
          <table:table-cell table:style-name="ce56" office:value-type="percentage" office:value="0.02545" calcext:value-type="percentage">
            <text:p>2,55%</text:p>
          </table:table-cell>
          <table:table-cell table:style-name="ce56" office:value-type="percentage" office:value="0.095982" calcext:value-type="percentage">
            <text:p>9,60%</text:p>
          </table:table-cell>
          <table:table-cell table:style-name="ce56" office:value-type="percentage" office:value="0.085877" calcext:value-type="percentage">
            <text:p>8,59%</text:p>
          </table:table-cell>
          <table:table-cell table:style-name="ce56" office:value-type="percentage" office:value="0.009278" calcext:value-type="percentage">
            <text:p>0,93%</text:p>
          </table:table-cell>
          <table:table-cell table:style-name="ce56" office:value-type="percentage" office:value="0.014977" calcext:value-type="percentage">
            <text:p>1,50%</text:p>
          </table:table-cell>
          <table:table-cell table:style-name="ce56" office:value-type="percentage" office:value="0.00051" calcext:value-type="percentage">
            <text:p>0,05%</text:p>
          </table:table-cell>
          <table:table-cell table:style-name="ce56" office:value-type="percentage" office:value="0.015752" calcext:value-type="percentage">
            <text:p>1,58%</text:p>
          </table:table-cell>
          <table:table-cell table:style-name="ce56" office:value-type="percentage" office:value="0.011552" calcext:value-type="percentage">
            <text:p>1,16%</text:p>
          </table:table-cell>
          <table:table-cell table:style-name="ce56" office:value-type="percentage" office:value="0.031039" calcext:value-type="percentage">
            <text:p>3,10%</text:p>
          </table:table-cell>
          <table:table-cell table:style-name="ce56" office:value-type="percentage" office:value="0.049368" calcext:value-type="percentage">
            <text:p>4,94%</text:p>
          </table:table-cell>
          <table:table-cell table:style-name="ce56" office:value-type="percentage" office:value="0.057357" calcext:value-type="percentage">
            <text:p>5,74%</text:p>
          </table:table-cell>
          <table:table-cell table:style-name="ce56" office:value-type="percentage" office:value="0.073059" calcext:value-type="percentage">
            <text:p>7,31%</text:p>
          </table:table-cell>
          <table:table-cell table:style-name="ce56" office:value-type="percentage" office:value="0.023729" calcext:value-type="percentage">
            <text:p>2,37%</text:p>
          </table:table-cell>
          <table:table-cell table:style-name="ce56" office:value-type="percentage" office:value="0.117718" calcext:value-type="percentage">
            <text:p>11,77%</text:p>
          </table:table-cell>
          <table:table-cell table:style-name="ce56" office:value-type="percentage" office:value="0.058566" calcext:value-type="percentage">
            <text:p>5,86%</text:p>
          </table:table-cell>
          <table:table-cell table:style-name="ce56" office:value-type="percentage" office:value="0.011031" calcext:value-type="percentage">
            <text:p>1,10%</text:p>
          </table:table-cell>
          <table:table-cell table:style-name="ce56" office:value-type="percentage" office:value="0.006605" calcext:value-type="percentage">
            <text:p>0,66%</text:p>
          </table:table-cell>
          <table:table-cell table:style-name="ce56" office:value-type="percentage" office:value="0.001864" calcext:value-type="percentage">
            <text:p>0,19%</text:p>
          </table:table-cell>
          <table:table-cell table:style-name="ce56" office:value-type="percentage" office:value="0.001763" calcext:value-type="percentage">
            <text:p>0,18%</text:p>
          </table:table-cell>
          <table:table-cell table:style-name="ce56" office:value-type="percentage" office:value="0.000565" calcext:value-type="percentage">
            <text:p>0,06%</text:p>
          </table:table-cell>
          <table:table-cell table:style-name="ce56" office:value-type="percentage" office:value="0.000279" calcext:value-type="percentage">
            <text:p>0,03%</text:p>
          </table:table-cell>
          <table:table-cell table:style-name="ce56" office:value-type="percentage" office:value="0.000092" calcext:value-type="percentage">
            <text:p>0,01%</text:p>
          </table:table-cell>
          <table:table-cell table:style-name="ce56" office:value-type="percentage" office:value="0.000051" calcext:value-type="percentage">
            <text:p>0,01%</text:p>
          </table:table-cell>
          <table:table-cell table:style-name="ce56" office:value-type="percentage" office:value="0.00011" calcext:value-type="percentage">
            <text:p>0,01%</text:p>
          </table:table-cell>
          <table:table-cell table:style-name="ce56" office:value-type="percentage" office:value="0.21761" calcext:value-type="percentage">
            <text:p>21,76%</text:p>
          </table:table-cell>
          <table:table-cell table:style-name="ce56" office:value-type="percentage" office:value="0.002991" calcext:value-type="percentage">
            <text:p>0,30%</text:p>
          </table:table-cell>
          <table:table-cell table:style-name="ce56" office:value-type="percentage" office:value="0.000555" calcext:value-type="percentage">
            <text:p>0,06%</text:p>
          </table:table-cell>
          <table:table-cell table:style-name="ce56" office:value-type="percentage" office:value="0.00122" calcext:value-type="percentage">
            <text:p>0,12%</text:p>
          </table:table-cell>
          <table:table-cell table:style-name="ce56" office:value-type="percentage" office:value="0.005399" calcext:value-type="percentage">
            <text:p>0,54%</text:p>
          </table:table-cell>
          <table:table-cell table:style-name="ce56" office:value-type="percentage" office:value="0.208013" calcext:value-type="percentage">
            <text:p>20,80%</text:p>
          </table:table-cell>
          <table:table-cell table:style-name="ce56" office:value-type="percentage" office:value="0.008569" calcext:value-type="percentage">
            <text:p>0,86%</text:p>
          </table:table-cell>
          <table:table-cell table:style-name="ce56" office:value-type="percentage" office:value="0.00035" calcext:value-type="percentage">
            <text:p>0,04%</text:p>
          </table:table-cell>
          <table:table-cell table:style-name="ce56" office:value-type="percentage" office:value="0.000044" calcext:value-type="percentage">
            <text:p>0,00%</text:p>
          </table:table-cell>
          <table:table-cell table:style-name="ce56" office:value-type="percentage" office:value="0.003975" calcext:value-type="percentage">
            <text:p>0,40%</text:p>
          </table:table-cell>
          <table:table-cell table:style-name="ce56" office:value-type="percentage" office:value="0.057506" calcext:value-type="percentage">
            <text:p>5,75%</text:p>
          </table:table-cell>
          <table:table-cell table:style-name="ce56" office:value-type="percentage" office:value="0.124204" calcext:value-type="percentage">
            <text:p>12,42%</text:p>
          </table:table-cell>
          <table:table-cell table:style-name="ce56" office:value-type="percentage" office:value="0.033753" calcext:value-type="percentage">
            <text:p>3,38%</text:p>
          </table:table-cell>
          <table:table-cell table:style-name="ce56" office:value-type="percentage" office:value="0.002937" calcext:value-type="percentage">
            <text:p>0,29%</text:p>
          </table:table-cell>
          <table:table-cell table:style-name="ce56" office:value-type="percentage" office:value="0.206658" calcext:value-type="percentage">
            <text:p>20,67%</text:p>
          </table:table-cell>
          <table:table-cell table:style-name="ce56" office:value-type="percentage" office:value="0.015161" calcext:value-type="percentage">
            <text:p>1,52%</text:p>
          </table:table-cell>
          <table:table-cell table:style-name="ce56" office:value-type="percentage" office:value="0.000449" calcext:value-type="percentage">
            <text:p>0,04%</text:p>
          </table:table-cell>
          <table:table-cell table:style-name="ce56" office:value-type="percentage" office:value="0.000084" calcext:value-type="percentage">
            <text:p>0,01%</text:p>
          </table:table-cell>
          <table:table-cell table:style-name="ce56" office:value-type="percentage" office:value="0.000022" calcext:value-type="percentage">
            <text:p>0,00%</text:p>
          </table:table-cell>
          <table:table-cell table:style-name="ce56" office:value-type="percentage" office:value="0.174791" calcext:value-type="percentage">
            <text:p>17,48%</text:p>
          </table:table-cell>
          <table:table-cell table:style-name="ce56" office:value-type="percentage" office:value="0.045052" calcext:value-type="percentage">
            <text:p>4,51%</text:p>
          </table:table-cell>
          <table:table-cell table:style-name="ce56" office:value-type="percentage" office:value="0.002364" calcext:value-type="percentage">
            <text:p>0,24%</text:p>
          </table:table-cell>
          <table:table-cell table:style-name="ce56" office:value-type="percentage" office:value="0.000142" calcext:value-type="percentage">
            <text:p>0,01%</text:p>
          </table:table-cell>
          <table:table-cell table:style-name="ce56" office:value-type="percentage" office:value="0.000025" calcext:value-type="percentage">
            <text:p>0,00%</text:p>
          </table:table-cell>
          <table:table-cell table:style-name="ce56" office:value-type="percentage" office:value="0.009308" calcext:value-type="percentage">
            <text:p>0,93%</text:p>
          </table:table-cell>
          <table:table-cell table:style-name="ce56" office:value-type="percentage" office:value="0.212264" calcext:value-type="percentage">
            <text:p>21,23%</text:p>
          </table:table-cell>
          <table:table-cell table:style-name="ce56" office:value-type="percentage" office:value="0.000764" calcext:value-type="percentage">
            <text:p>0,08%</text:p>
          </table:table-cell>
          <table:table-cell table:style-name="ce56" office:value-type="percentage" office:value="0.000026" calcext:value-type="percentage">
            <text:p>0,00%</text:p>
          </table:table-cell>
          <table:table-cell table:style-name="ce56" office:value-type="percentage" office:value="0.000013" calcext:value-type="percentage">
            <text:p>0,00%</text:p>
          </table:table-cell>
          <table:table-cell table:style-name="ce56" office:value-type="percentage" office:value="0.203045" calcext:value-type="percentage">
            <text:p>20,30%</text:p>
          </table:table-cell>
          <table:table-cell table:style-name="ce56" office:value-type="percentage" office:value="0.019088" calcext:value-type="percentage">
            <text:p>1,91%</text:p>
          </table:table-cell>
          <table:table-cell table:style-name="ce56" office:value-type="percentage" office:value="0.000204" calcext:value-type="percentage">
            <text:p>0,02%</text:p>
          </table:table-cell>
          <table:table-cell table:style-name="ce56" office:value-type="percentage" office:value="0.000023" calcext:value-type="percentage">
            <text:p>0,00%</text:p>
          </table:table-cell>
          <table:table-cell table:style-name="ce56" office:value-type="percentage" office:value="0.000015" calcext:value-type="percentage">
            <text:p>0,00%</text:p>
          </table:table-cell>
          <table:table-cell table:style-name="ce56" office:value-type="percentage" office:value="0.188123" calcext:value-type="percentage">
            <text:p>18,81%</text:p>
          </table:table-cell>
          <table:table-cell table:style-name="ce56" office:value-type="percentage" office:value="0.034142" calcext:value-type="percentage">
            <text:p>3,41%</text:p>
          </table:table-cell>
          <table:table-cell table:style-name="ce56" office:value-type="percentage" office:value="0.000088" calcext:value-type="percentage">
            <text:p>0,01%</text:p>
          </table:table-cell>
          <table:table-cell table:style-name="ce56" office:value-type="percentage" office:value="0.000013" calcext:value-type="percentage">
            <text:p>0,00%</text:p>
          </table:table-cell>
          <table:table-cell table:style-name="ce56" office:value-type="percentage" office:value="0.000009" calcext:value-type="percentage">
            <text:p>0,00%</text:p>
          </table:table-cell>
          <table:table-cell table:style-name="ce56" office:value-type="percentage" office:value="0.218986" calcext:value-type="percentage">
            <text:p>21,90%</text:p>
          </table:table-cell>
          <table:table-cell table:style-name="ce56" office:value-type="percentage" office:value="0.003352" calcext:value-type="percentage">
            <text:p>0,34%</text:p>
          </table:table-cell>
          <table:table-cell table:style-name="ce56" office:value-type="percentage" office:value="0.000017" calcext:value-type="percentage">
            <text:p>0,00%</text:p>
          </table:table-cell>
          <table:table-cell table:style-name="ce56" office:value-type="percentage" office:value="0.000009" calcext:value-type="percentage">
            <text:p>0,00%</text:p>
          </table:table-cell>
          <table:table-cell table:style-name="ce56" office:value-type="percentage" office:value="0.000011" calcext:value-type="percentage">
            <text:p>0,00%</text:p>
          </table:table-cell>
          <table:table-cell table:style-name="ce56" office:value-type="percentage" office:value="0.200974" calcext:value-type="percentage">
            <text:p>20,10%</text:p>
          </table:table-cell>
          <table:table-cell table:style-name="ce56" office:value-type="percentage" office:value="0.02136" calcext:value-type="percentage">
            <text:p>2,14%</text:p>
          </table:table-cell>
          <table:table-cell table:style-name="ce56" office:value-type="percentage" office:value="0.000023" calcext:value-type="percentage">
            <text:p>0,00%</text:p>
          </table:table-cell>
          <table:table-cell table:number-columns-repeated="2" table:style-name="ce56" office:value-type="percentage" office:value="0.000009" calcext:value-type="percentage">
            <text:p>0,00%</text:p>
          </table:table-cell>
          <table:table-cell table:style-name="ce56" office:value-type="percentage" office:value="0.22168" calcext:value-type="percentage">
            <text:p>22,17%</text:p>
          </table:table-cell>
          <table:table-cell table:style-name="ce56" office:value-type="percentage" office:value="0.000668" calcext:value-type="percentage">
            <text:p>0,07%</text:p>
          </table:table-cell>
          <table:table-cell table:style-name="ce56" office:value-type="percentage" office:value="0.000009" calcext:value-type="percentage">
            <text:p>0,00%</text:p>
          </table:table-cell>
          <table:table-cell table:style-name="ce56" office:value-type="percentage" office:value="0.000008" calcext:value-type="percentage">
            <text:p>0,00%</text:p>
          </table:table-cell>
          <table:table-cell table:style-name="ce56" office:value-type="percentage" office:value="0.000011" calcext:value-type="percentage">
            <text:p>0,00%</text:p>
          </table:table-cell>
          <table:table-cell table:style-name="ce56" office:value-type="percentage" office:value="0.221158" calcext:value-type="percentage">
            <text:p>22,12%</text:p>
          </table:table-cell>
          <table:table-cell table:style-name="ce56" office:value-type="percentage" office:value="0.001217" calcext:value-type="percentage">
            <text:p>0,12%</text:p>
          </table:table-cell>
          <table:table-cell table:style-name="ce56" office:value-type="percentage" office:value="0.021046" calcext:value-type="percentage">
            <text:p>2,10%</text:p>
          </table:table-cell>
          <table:table-cell table:style-name="ce56" office:value-type="percentage" office:value="0.194908" calcext:value-type="percentage">
            <text:p>19,49%</text:p>
          </table:table-cell>
          <table:table-cell table:style-name="ce56" office:value-type="percentage" office:value="0.006076" calcext:value-type="percentage">
            <text:p>0,61%</text:p>
          </table:table-cell>
          <table:table-cell table:style-name="ce56" office:value-type="percentage" office:value="0.00031" calcext:value-type="percentage">
            <text:p>0,03%</text:p>
          </table:table-cell>
          <table:table-cell table:style-name="ce56" office:value-type="percentage" office:value="0.000035" calcext:value-type="percentage">
            <text:p>0,00%</text:p>
          </table:table-cell>
          <table:table-cell table:style-name="ce56" office:value-type="percentage" office:value="0.177239" calcext:value-type="percentage">
            <text:p>17,72%</text:p>
          </table:table-cell>
          <table:table-cell table:style-name="ce56" office:value-type="percentage" office:value="0.045136" calcext:value-type="percentage">
            <text:p>4,51%</text:p>
          </table:table-cell>
          <table:table-cell table:style-name="ce56" office:value-type="percentage" office:value="0.216048" calcext:value-type="percentage">
            <text:p>21,60%</text:p>
          </table:table-cell>
          <table:table-cell table:style-name="ce56" office:value-type="percentage" office:value="0.006327" calcext:value-type="percentage">
            <text:p>0,63%</text:p>
          </table:table-cell>
          <table:table-cell table:style-name="ce56" office:value-type="percentage" office:value="0.007884" calcext:value-type="percentage">
            <text:p>0,79%</text:p>
          </table:table-cell>
          <table:table-cell table:style-name="ce56" office:value-type="percentage" office:value="0.099906" calcext:value-type="percentage">
            <text:p>9,99%</text:p>
          </table:table-cell>
          <table:table-cell table:style-name="ce56" office:value-type="percentage" office:value="0.080016" calcext:value-type="percentage">
            <text:p>8,00%</text:p>
          </table:table-cell>
          <table:table-cell table:style-name="ce56" office:value-type="percentage" office:value="0.026702" calcext:value-type="percentage">
            <text:p>2,67%</text:p>
          </table:table-cell>
          <table:table-cell table:style-name="ce56" office:value-type="percentage" office:value="0.007867" calcext:value-type="percentage">
            <text:p>0,79%</text:p>
          </table:table-cell>
          <table:table-cell table:style-name="ce56" office:value-type="percentage" office:value="0.214875" calcext:value-type="percentage">
            <text:p>21,49%</text:p>
          </table:table-cell>
          <table:table-cell table:style-name="ce56" office:value-type="percentage" office:value="0.0075" calcext:value-type="percentage">
            <text:p>0,75%</text:p>
          </table:table-cell>
          <table:table-cell table:style-name="ce56" office:value-type="percentage" office:value="0.187032" calcext:value-type="percentage">
            <text:p>18,70%</text:p>
          </table:table-cell>
          <table:table-cell table:style-name="ce56" office:value-type="percentage" office:value="0.0343" calcext:value-type="percentage">
            <text:p>3,43%</text:p>
          </table:table-cell>
          <table:table-cell table:style-name="ce56" office:value-type="percentage" office:value="0.00093" calcext:value-type="percentage">
            <text:p>0,09%</text:p>
          </table:table-cell>
          <table:table-cell table:style-name="ce56" office:value-type="percentage" office:value="0.000083" calcext:value-type="percentage">
            <text:p>0,01%</text:p>
          </table:table-cell>
          <table:table-cell table:style-name="ce56" office:value-type="percentage" office:value="0.00003" calcext:value-type="percentage">
            <text:p>0,00%</text:p>
          </table:table-cell>
          <table:table-cell table:style-name="ce56" office:value-type="percentage" office:value="0.126094" calcext:value-type="percentage">
            <text:p>12,61%</text:p>
          </table:table-cell>
          <table:table-cell table:style-name="ce56" office:value-type="percentage" office:value="0.096281" calcext:value-type="percentage">
            <text:p>9,63%</text:p>
          </table:table-cell>
          <table:table-cell table:style-name="ce56" office:value-type="percentage" office:value="823212" calcext:value-type="percentage">
            <text:p>82321200,00%</text:p>
          </table:table-cell>
          <table:table-cell table:style-name="ce56" office:value-type="percentage" office:value="0.003635" calcext:value-type="percentage">
            <text:p>0,36%</text:p>
          </table:table-cell>
          <table:table-cell table:style-name="ce56" office:value-type="percentage" office:value="0.036625" calcext:value-type="percentage">
            <text:p>3,66%</text:p>
          </table:table-cell>
          <table:table-cell table:style-name="ce56" office:value-type="percentage" office:value="0.036952" calcext:value-type="percentage">
            <text:p>3,70%</text:p>
          </table:table-cell>
          <table:table-cell table:style-name="ce56" office:value-type="percentage" office:value="0.137537" calcext:value-type="percentage">
            <text:p>13,75%</text:p>
          </table:table-cell>
          <table:table-cell table:style-name="ce56" office:value-type="percentage" office:value="0.005341" calcext:value-type="percentage">
            <text:p>0,53%</text:p>
          </table:table-cell>
          <table:table-cell table:style-name="ce56" office:value-type="percentage" office:value="0.002285" calcext:value-type="percentage">
            <text:p>0,23%</text:p>
          </table:table-cell>
          <table:table-cell table:style-name="ce56" office:value-type="percentage" office:value="0.218006" calcext:value-type="percentage">
            <text:p>21,80%</text:p>
          </table:table-cell>
          <table:table-cell table:style-name="ce56" office:value-type="percentage" office:value="0.004289" calcext:value-type="percentage">
            <text:p>0,43%</text:p>
          </table:table-cell>
          <table:table-cell table:style-name="ce56" office:value-type="percentage" office:value="0.00008" calcext:value-type="percentage">
            <text:p>0,01%</text:p>
          </table:table-cell>
          <table:table-cell table:style-name="ce56" office:value-type="percentage" office:value="0.00959" calcext:value-type="percentage">
            <text:p>0,96%</text:p>
          </table:table-cell>
          <table:table-cell table:style-name="ce56" office:value-type="percentage" office:value="0.186436" calcext:value-type="percentage">
            <text:p>18,64%</text:p>
          </table:table-cell>
          <table:table-cell table:style-name="ce56" office:value-type="percentage" office:value="0.021078" calcext:value-type="percentage">
            <text:p>2,11%</text:p>
          </table:table-cell>
          <table:table-cell table:style-name="ce56" office:value-type="percentage" office:value="0.004882" calcext:value-type="percentage">
            <text:p>0,49%</text:p>
          </table:table-cell>
          <table:table-cell table:style-name="ce56" office:value-type="percentage" office:value="0.000389" calcext:value-type="percentage">
            <text:p>0,04%</text:p>
          </table:table-cell>
          <table:table-cell table:style-name="ce56" office:value-type="percentage" office:value="0.011779" calcext:value-type="percentage">
            <text:p>1,18%</text:p>
          </table:table-cell>
          <table:table-cell table:style-name="ce56" office:value-type="percentage" office:value="0.008344" calcext:value-type="percentage">
            <text:p>0,83%</text:p>
          </table:table-cell>
          <table:table-cell table:style-name="ce56" office:value-type="percentage" office:value="0.025726" calcext:value-type="percentage">
            <text:p>2,57%</text:p>
          </table:table-cell>
          <table:table-cell table:style-name="ce56" office:value-type="percentage" office:value="0.014723" calcext:value-type="percentage">
            <text:p>1,47%</text:p>
          </table:table-cell>
          <table:table-cell table:style-name="ce56" office:value-type="percentage" office:value="0.02168" calcext:value-type="percentage">
            <text:p>2,17%</text:p>
          </table:table-cell>
          <table:table-cell table:style-name="ce56" office:value-type="percentage" office:value="0.009928" calcext:value-type="percentage">
            <text:p>0,99%</text:p>
          </table:table-cell>
          <table:table-cell table:style-name="ce56" office:value-type="percentage" office:value="0.018921" calcext:value-type="percentage">
            <text:p>1,89%</text:p>
          </table:table-cell>
          <table:table-cell table:style-name="ce56" office:value-type="percentage" office:value="0.028556" calcext:value-type="percentage">
            <text:p>2,86%</text:p>
          </table:table-cell>
          <table:table-cell table:style-name="ce56" office:value-type="percentage" office:value="0.024986" calcext:value-type="percentage">
            <text:p>2,50%</text:p>
          </table:table-cell>
          <table:table-cell table:style-name="ce56" office:value-type="percentage" office:value="0.01904" calcext:value-type="percentage">
            <text:p>1,90%</text:p>
          </table:table-cell>
          <table:table-cell table:style-name="ce56" office:value-type="percentage" office:value="0.015616" calcext:value-type="percentage">
            <text:p>1,56%</text:p>
          </table:table-cell>
          <table:table-cell table:style-name="ce56" office:value-type="percentage" office:value="0.012646" calcext:value-type="percentage">
            <text:p>1,26%</text:p>
          </table:table-cell>
          <table:table-cell table:style-name="ce56" office:value-type="percentage" office:value="0.01043" calcext:value-type="percentage">
            <text:p>1,04%</text:p>
          </table:table-cell>
          <table:table-cell table:style-name="ce56" office:value-type="percentage" office:value="0.00039" calcext:value-type="percentage">
            <text:p>0,04%</text:p>
          </table:table-cell>
          <table:table-cell table:style-name="ce56" office:value-type="percentage" office:value="0.214662" calcext:value-type="percentage">
            <text:p>21,47%</text:p>
          </table:table-cell>
          <table:table-cell table:style-name="ce56" office:value-type="percentage" office:value="0.006959" calcext:value-type="percentage">
            <text:p>0,70%</text:p>
          </table:table-cell>
          <table:table-cell table:style-name="ce56" office:value-type="percentage" office:value="0.000194" calcext:value-type="percentage">
            <text:p>0,02%</text:p>
          </table:table-cell>
          <table:table-cell table:style-name="ce56" office:value-type="percentage" office:value="0.00017" calcext:value-type="percentage">
            <text:p>0,02%</text:p>
          </table:table-cell>
          <table:table-cell table:style-name="ce56" office:value-type="percentage" office:value="0.149549" calcext:value-type="percentage">
            <text:p>14,95%</text:p>
          </table:table-cell>
          <table:table-cell table:style-name="ce56" office:value-type="percentage" office:value="0.072826" calcext:value-type="percentage">
            <text:p>7,28%</text:p>
          </table:table-cell>
          <table:table-cell table:style-name="ce56" office:value-type="percentage" office:value="0.194814" calcext:value-type="percentage">
            <text:p>19,48%</text:p>
          </table:table-cell>
          <table:table-cell table:style-name="ce56" office:value-type="percentage" office:value="0.00437" calcext:value-type="percentage">
            <text:p>0,44%</text:p>
          </table:table-cell>
          <table:table-cell table:style-name="ce56" office:value-type="percentage" office:value="0.022448" calcext:value-type="percentage">
            <text:p>2,24%</text:p>
          </table:table-cell>
          <table:table-cell table:style-name="ce80" office:value-type="percentage" office:value="0.000743" calcext:value-type="percentage">
            <text:p>0,07%</text:p>
          </table:table-cell>
          <table:table-cell table:style-name="ce98" office:value-type="percentage" office:value="823701.029673999" calcext:value-type="percentage">
            <text:p>82370102,97%</text:p>
          </table:table-cell>
        </table:table-row>
        <table:table-row table:style-name="ro1">
          <table:table-cell table:style-name="ce38" office:value-type="string" calcext:value-type="string">
            <text:p>2 – E</text:p>
          </table:table-cell>
          <table:table-cell table:style-name="ce48" office:value-type="percentage" office:value="0.016273" calcext:value-type="percentage">
            <text:p>1,63%</text:p>
          </table:table-cell>
          <table:table-cell table:style-name="ce58" office:value-type="percentage" office:value="0.029543" calcext:value-type="percentage">
            <text:p>2,95%</text:p>
          </table:table-cell>
          <table:table-cell table:style-name="ce58" office:value-type="percentage" office:value="0.007744" calcext:value-type="percentage">
            <text:p>0,77%</text:p>
          </table:table-cell>
          <table:table-cell table:style-name="ce58" office:value-type="percentage" office:value="0.092065" calcext:value-type="percentage">
            <text:p>9,21%</text:p>
          </table:table-cell>
          <table:table-cell table:style-name="ce58" office:value-type="percentage" office:value="0.029725" calcext:value-type="percentage">
            <text:p>2,97%</text:p>
          </table:table-cell>
          <table:table-cell table:style-name="ce74" office:value-type="float" office:value="591.9076" calcext:value-type="float">
            <text:p>591,91</text:p>
          </table:table-cell>
          <table:table-cell table:style-name="ce58" office:value-type="percentage" office:value="0.000533" calcext:value-type="percentage">
            <text:p>0,05%</text:p>
          </table:table-cell>
          <table:table-cell table:style-name="ce58" office:value-type="percentage" office:value="0.00523" calcext:value-type="percentage">
            <text:p>0,52%</text:p>
          </table:table-cell>
          <table:table-cell table:style-name="ce58" office:value-type="percentage" office:value="0.00977" calcext:value-type="percentage">
            <text:p>0,98%</text:p>
          </table:table-cell>
          <table:table-cell table:style-name="ce58" office:value-type="percentage" office:value="0.013415" calcext:value-type="percentage">
            <text:p>1,34%</text:p>
          </table:table-cell>
          <table:table-cell table:style-name="ce58" office:value-type="percentage" office:value="0.056981" calcext:value-type="percentage">
            <text:p>5,70%</text:p>
          </table:table-cell>
          <table:table-cell table:style-name="ce58" office:value-type="percentage" office:value="0.045633" calcext:value-type="percentage">
            <text:p>4,56%</text:p>
          </table:table-cell>
          <table:table-cell table:style-name="ce58" office:value-type="percentage" office:value="0.037842" calcext:value-type="percentage">
            <text:p>3,78%</text:p>
          </table:table-cell>
          <table:table-cell table:style-name="ce58" office:value-type="percentage" office:value="0.005946" calcext:value-type="percentage">
            <text:p>0,59%</text:p>
          </table:table-cell>
          <table:table-cell table:style-name="ce58" office:value-type="percentage" office:value="0.000402" calcext:value-type="percentage">
            <text:p>0,04%</text:p>
          </table:table-cell>
          <table:table-cell table:style-name="ce58" office:value-type="percentage" office:value="0.003281" calcext:value-type="percentage">
            <text:p>0,33%</text:p>
          </table:table-cell>
          <table:table-cell table:style-name="ce58" office:value-type="percentage" office:value="0.006367" calcext:value-type="percentage">
            <text:p>0,64%</text:p>
          </table:table-cell>
          <table:table-cell table:style-name="ce58" office:value-type="percentage" office:value="0.010189" calcext:value-type="percentage">
            <text:p>1,02%</text:p>
          </table:table-cell>
          <table:table-cell table:style-name="ce58" office:value-type="percentage" office:value="0.051975" calcext:value-type="percentage">
            <text:p>5,20%</text:p>
          </table:table-cell>
          <table:table-cell table:style-name="ce58" office:value-type="percentage" office:value="0.050151" calcext:value-type="percentage">
            <text:p>5,02%</text:p>
          </table:table-cell>
          <table:table-cell table:style-name="ce58" office:value-type="percentage" office:value="0.05077" calcext:value-type="percentage">
            <text:p>5,08%</text:p>
          </table:table-cell>
          <table:table-cell table:style-name="ce58" office:value-type="percentage" office:value="0.002216" calcext:value-type="percentage">
            <text:p>0,22%</text:p>
          </table:table-cell>
          <table:table-cell table:style-name="ce58" office:value-type="percentage" office:value="0.004679" calcext:value-type="percentage">
            <text:p>0,47%</text:p>
          </table:table-cell>
          <table:table-cell table:style-name="ce58" office:value-type="percentage" office:value="0.011632" calcext:value-type="percentage">
            <text:p>1,16%</text:p>
          </table:table-cell>
          <table:table-cell table:style-name="ce58" office:value-type="percentage" office:value="0.021659" calcext:value-type="percentage">
            <text:p>2,17%</text:p>
          </table:table-cell>
          <table:table-cell table:style-name="ce58" office:value-type="percentage" office:value="0.078421" calcext:value-type="percentage">
            <text:p>7,84%</text:p>
          </table:table-cell>
          <table:table-cell table:style-name="ce58" office:value-type="percentage" office:value="0.048455" calcext:value-type="percentage">
            <text:p>4,85%</text:p>
          </table:table-cell>
          <table:table-cell table:style-name="ce58" office:value-type="percentage" office:value="0.010505" calcext:value-type="percentage">
            <text:p>1,05%</text:p>
          </table:table-cell>
          <table:table-cell table:style-name="ce58" office:value-type="percentage" office:value="0.002414" calcext:value-type="percentage">
            <text:p>0,24%</text:p>
          </table:table-cell>
          <table:table-cell table:style-name="ce58" office:value-type="percentage" office:value="0.027608" calcext:value-type="percentage">
            <text:p>2,76%</text:p>
          </table:table-cell>
          <table:table-cell table:style-name="ce58" office:value-type="percentage" office:value="0.007523" calcext:value-type="percentage">
            <text:p>0,75%</text:p>
          </table:table-cell>
          <table:table-cell table:style-name="ce58" office:value-type="percentage" office:value="0.088812" calcext:value-type="percentage">
            <text:p>8,88%</text:p>
          </table:table-cell>
          <table:table-cell table:style-name="ce58" office:value-type="percentage" office:value="0.034042" calcext:value-type="percentage">
            <text:p>3,40%</text:p>
          </table:table-cell>
          <table:table-cell table:style-name="ce58" office:value-type="percentage" office:value="0.014952" calcext:value-type="percentage">
            <text:p>1,50%</text:p>
          </table:table-cell>
          <table:table-cell table:style-name="ce58" office:value-type="percentage" office:value="0.000617" calcext:value-type="percentage">
            <text:p>0,06%</text:p>
          </table:table-cell>
          <table:table-cell table:style-name="ce58" office:value-type="percentage" office:value="0.010752" calcext:value-type="percentage">
            <text:p>1,08%</text:p>
          </table:table-cell>
          <table:table-cell table:style-name="ce58" office:value-type="percentage" office:value="0.046661" calcext:value-type="percentage">
            <text:p>4,67%</text:p>
          </table:table-cell>
          <table:table-cell table:style-name="ce58" office:value-type="percentage" office:value="0.079719" calcext:value-type="percentage">
            <text:p>7,97%</text:p>
          </table:table-cell>
          <table:table-cell table:style-name="ce58" office:value-type="percentage" office:value="0.037602" calcext:value-type="percentage">
            <text:p>3,76%</text:p>
          </table:table-cell>
          <table:table-cell table:style-name="ce58" office:value-type="percentage" office:value="0.000678" calcext:value-type="percentage">
            <text:p>0,07%</text:p>
          </table:table-cell>
          <table:table-cell table:style-name="ce58" office:value-type="percentage" office:value="0.001488" calcext:value-type="percentage">
            <text:p>0,15%</text:p>
          </table:table-cell>
          <table:table-cell table:style-name="ce58" office:value-type="percentage" office:value="0.006047" calcext:value-type="percentage">
            <text:p>0,60%</text:p>
          </table:table-cell>
          <table:table-cell table:style-name="ce58" office:value-type="percentage" office:value="0.008363" calcext:value-type="percentage">
            <text:p>0,84%</text:p>
          </table:table-cell>
          <table:table-cell table:style-name="ce58" office:value-type="percentage" office:value="0.011507" calcext:value-type="percentage">
            <text:p>1,15%</text:p>
          </table:table-cell>
          <table:table-cell table:style-name="ce58" office:value-type="percentage" office:value="0.010897" calcext:value-type="percentage">
            <text:p>1,09%</text:p>
          </table:table-cell>
          <table:table-cell table:style-name="ce58" office:value-type="percentage" office:value="0.017793" calcext:value-type="percentage">
            <text:p>1,78%</text:p>
          </table:table-cell>
          <table:table-cell table:style-name="ce58" office:value-type="percentage" office:value="0.019526" calcext:value-type="percentage">
            <text:p>1,95%</text:p>
          </table:table-cell>
          <table:table-cell table:style-name="ce58" office:value-type="percentage" office:value="0.017436" calcext:value-type="percentage">
            <text:p>1,74%</text:p>
          </table:table-cell>
          <table:table-cell table:style-name="ce58" office:value-type="percentage" office:value="0.011945" calcext:value-type="percentage">
            <text:p>1,19%</text:p>
          </table:table-cell>
          <table:table-cell table:style-name="ce58" office:value-type="percentage" office:value="0.009175" calcext:value-type="percentage">
            <text:p>0,92%</text:p>
          </table:table-cell>
          <table:table-cell table:style-name="ce58" office:value-type="percentage" office:value="0.060497" calcext:value-type="percentage">
            <text:p>6,05%</text:p>
          </table:table-cell>
          <table:table-cell table:style-name="ce58" office:value-type="percentage" office:value="0.117956" calcext:value-type="percentage">
            <text:p>11,80%</text:p>
          </table:table-cell>
          <table:table-cell table:style-name="ce58" office:value-type="percentage" office:value="0.029534" calcext:value-type="percentage">
            <text:p>2,95%</text:p>
          </table:table-cell>
          <table:table-cell table:style-name="ce58" office:value-type="percentage" office:value="0.006079" calcext:value-type="percentage">
            <text:p>0,61%</text:p>
          </table:table-cell>
          <table:table-cell table:style-name="ce58" office:value-type="percentage" office:value="0.021781" calcext:value-type="percentage">
            <text:p>2,18%</text:p>
          </table:table-cell>
          <table:table-cell table:style-name="ce58" office:value-type="percentage" office:value="0.000076" calcext:value-type="percentage">
            <text:p>0,01%</text:p>
          </table:table-cell>
          <table:table-cell table:style-name="ce58" office:value-type="percentage" office:value="0.022981" calcext:value-type="percentage">
            <text:p>2,30%</text:p>
          </table:table-cell>
          <table:table-cell table:style-name="ce58" office:value-type="percentage" office:value="0.076291" calcext:value-type="percentage">
            <text:p>7,63%</text:p>
          </table:table-cell>
          <table:table-cell table:style-name="ce58" office:value-type="percentage" office:value="0.046243" calcext:value-type="percentage">
            <text:p>4,62%</text:p>
          </table:table-cell>
          <table:table-cell table:style-name="ce58" office:value-type="percentage" office:value="0.029758" calcext:value-type="percentage">
            <text:p>2,98%</text:p>
          </table:table-cell>
          <table:table-cell table:style-name="ce58" office:value-type="percentage" office:value="0.000048" calcext:value-type="percentage">
            <text:p>0,00%</text:p>
          </table:table-cell>
          <table:table-cell table:style-name="ce58" office:value-type="percentage" office:value="0.001065" calcext:value-type="percentage">
            <text:p>0,11%</text:p>
          </table:table-cell>
          <table:table-cell table:style-name="ce58" office:value-type="percentage" office:value="0.03427" calcext:value-type="percentage">
            <text:p>3,43%</text:p>
          </table:table-cell>
          <table:table-cell table:style-name="ce58" office:value-type="percentage" office:value="0.108236" calcext:value-type="percentage">
            <text:p>10,82%</text:p>
          </table:table-cell>
          <table:table-cell table:style-name="ce58" office:value-type="percentage" office:value="0.031732" calcext:value-type="percentage">
            <text:p>3,17%</text:p>
          </table:table-cell>
          <table:table-cell table:style-name="ce58" office:value-type="percentage" office:value="0.010403" calcext:value-type="percentage">
            <text:p>1,04%</text:p>
          </table:table-cell>
          <table:table-cell table:style-name="ce58" office:value-type="percentage" office:value="0.09189" calcext:value-type="percentage">
            <text:p>9,19%</text:p>
          </table:table-cell>
          <table:table-cell table:style-name="ce58" office:value-type="percentage" office:value="0.061532" calcext:value-type="percentage">
            <text:p>6,15%</text:p>
          </table:table-cell>
          <table:table-cell table:style-name="ce58" office:value-type="percentage" office:value="0.009466" calcext:value-type="percentage">
            <text:p>0,95%</text:p>
          </table:table-cell>
          <table:table-cell table:style-name="ce58" office:value-type="percentage" office:value="0.002059" calcext:value-type="percentage">
            <text:p>0,21%</text:p>
          </table:table-cell>
          <table:table-cell table:style-name="ce58" office:value-type="percentage" office:value="0.143095" calcext:value-type="percentage">
            <text:p>14,31%</text:p>
          </table:table-cell>
          <table:table-cell table:style-name="ce58" office:value-type="percentage" office:value="0.027001" calcext:value-type="percentage">
            <text:p>2,70%</text:p>
          </table:table-cell>
          <table:table-cell table:style-name="ce58" office:value-type="percentage" office:value="0.004396" calcext:value-type="percentage">
            <text:p>0,44%</text:p>
          </table:table-cell>
          <table:table-cell table:style-name="ce58" office:value-type="percentage" office:value="0.000671" calcext:value-type="percentage">
            <text:p>0,07%</text:p>
          </table:table-cell>
          <table:table-cell table:style-name="ce58" office:value-type="percentage" office:value="0.000187" calcext:value-type="percentage">
            <text:p>0,02%</text:p>
          </table:table-cell>
          <table:table-cell table:style-name="ce58" office:value-type="percentage" office:value="0.000182" calcext:value-type="percentage">
            <text:p>0,02%</text:p>
          </table:table-cell>
          <table:table-cell table:style-name="ce58" office:value-type="percentage" office:value="0.143612" calcext:value-type="percentage">
            <text:p>14,36%</text:p>
          </table:table-cell>
          <table:table-cell table:style-name="ce58" office:value-type="percentage" office:value="0.028577" calcext:value-type="percentage">
            <text:p>2,86%</text:p>
          </table:table-cell>
          <table:table-cell table:style-name="ce58" office:value-type="percentage" office:value="0.002503" calcext:value-type="percentage">
            <text:p>0,25%</text:p>
          </table:table-cell>
          <table:table-cell table:style-name="ce58" office:value-type="percentage" office:value="0.000478" calcext:value-type="percentage">
            <text:p>0,05%</text:p>
          </table:table-cell>
          <table:table-cell table:style-name="ce58" office:value-type="percentage" office:value="0.035737" calcext:value-type="percentage">
            <text:p>3,57%</text:p>
          </table:table-cell>
          <table:table-cell table:style-name="ce58" office:value-type="percentage" office:value="0.118978" calcext:value-type="percentage">
            <text:p>11,90%</text:p>
          </table:table-cell>
          <table:table-cell table:style-name="ce58" office:value-type="percentage" office:value="0.01783" calcext:value-type="percentage">
            <text:p>1,78%</text:p>
          </table:table-cell>
          <table:table-cell table:style-name="ce58" office:value-type="percentage" office:value="0.002301" calcext:value-type="percentage">
            <text:p>0,23%</text:p>
          </table:table-cell>
          <table:table-cell table:style-name="ce58" office:value-type="percentage" office:value="0.000505" calcext:value-type="percentage">
            <text:p>0,05%</text:p>
          </table:table-cell>
          <table:table-cell table:style-name="ce58" office:value-type="percentage" office:value="0.004564" calcext:value-type="percentage">
            <text:p>0,46%</text:p>
          </table:table-cell>
          <table:table-cell table:style-name="ce58" office:value-type="percentage" office:value="0.164513" calcext:value-type="percentage">
            <text:p>16,45%</text:p>
          </table:table-cell>
          <table:table-cell table:style-name="ce58" office:value-type="percentage" office:value="0.005996" calcext:value-type="percentage">
            <text:p>0,60%</text:p>
          </table:table-cell>
          <table:table-cell table:style-name="ce58" office:value-type="percentage" office:value="0.000232" calcext:value-type="percentage">
            <text:p>0,02%</text:p>
          </table:table-cell>
          <table:table-cell table:style-name="ce58" office:value-type="percentage" office:value="0.000046" calcext:value-type="percentage">
            <text:p>0,00%</text:p>
          </table:table-cell>
          <table:table-cell table:style-name="ce58" office:value-type="percentage" office:value="0.121206" calcext:value-type="percentage">
            <text:p>12,12%</text:p>
          </table:table-cell>
          <table:table-cell table:style-name="ce58" office:value-type="percentage" office:value="0.053173" calcext:value-type="percentage">
            <text:p>5,32%</text:p>
          </table:table-cell>
          <table:table-cell table:style-name="ce58" office:value-type="percentage" office:value="0.000882" calcext:value-type="percentage">
            <text:p>0,09%</text:p>
          </table:table-cell>
          <table:table-cell table:style-name="ce58" office:value-type="percentage" office:value="0.000063" calcext:value-type="percentage">
            <text:p>0,01%</text:p>
          </table:table-cell>
          <table:table-cell table:style-name="ce58" office:value-type="percentage" office:value="0.000027" calcext:value-type="percentage">
            <text:p>0,00%</text:p>
          </table:table-cell>
          <table:table-cell table:style-name="ce58" office:value-type="percentage" office:value="0.014156" calcext:value-type="percentage">
            <text:p>1,42%</text:p>
          </table:table-cell>
          <table:table-cell table:style-name="ce58" office:value-type="percentage" office:value="0.156869" calcext:value-type="percentage">
            <text:p>15,69%</text:p>
          </table:table-cell>
          <table:table-cell table:style-name="ce58" office:value-type="percentage" office:value="0.004089" calcext:value-type="percentage">
            <text:p>0,41%</text:p>
          </table:table-cell>
          <table:table-cell table:style-name="ce58" office:value-type="percentage" office:value="0.000193" calcext:value-type="percentage">
            <text:p>0,02%</text:p>
          </table:table-cell>
          <table:table-cell table:style-name="ce58" office:value-type="percentage" office:value="0.000045" calcext:value-type="percentage">
            <text:p>0,00%</text:p>
          </table:table-cell>
          <table:table-cell table:style-name="ce58" office:value-type="percentage" office:value="0.155177" calcext:value-type="percentage">
            <text:p>15,52%</text:p>
          </table:table-cell>
          <table:table-cell table:style-name="ce58" office:value-type="percentage" office:value="0.019821" calcext:value-type="percentage">
            <text:p>1,98%</text:p>
          </table:table-cell>
          <table:table-cell table:style-name="ce58" office:value-type="percentage" office:value="0.000292" calcext:value-type="percentage">
            <text:p>0,03%</text:p>
          </table:table-cell>
          <table:table-cell table:style-name="ce58" office:value-type="percentage" office:value="0.000039" calcext:value-type="percentage">
            <text:p>0,00%</text:p>
          </table:table-cell>
          <table:table-cell table:style-name="ce58" office:value-type="percentage" office:value="0.000021" calcext:value-type="percentage">
            <text:p>0,00%</text:p>
          </table:table-cell>
          <table:table-cell table:style-name="ce58" office:value-type="percentage" office:value="0.051466" calcext:value-type="percentage">
            <text:p>5,15%</text:p>
          </table:table-cell>
          <table:table-cell table:style-name="ce58" office:value-type="percentage" office:value="0.123885" calcext:value-type="percentage">
            <text:p>12,39%</text:p>
          </table:table-cell>
          <table:table-cell table:style-name="ce58" office:value-type="percentage" office:value="0.000854" calcext:value-type="percentage">
            <text:p>0,09%</text:p>
          </table:table-cell>
          <table:table-cell table:style-name="ce58" office:value-type="percentage" office:value="0.032956" calcext:value-type="percentage">
            <text:p>3,30%</text:p>
          </table:table-cell>
          <table:table-cell table:style-name="ce58" office:value-type="percentage" office:value="0.07093" calcext:value-type="percentage">
            <text:p>7,09%</text:p>
          </table:table-cell>
          <table:table-cell table:style-name="ce58" office:value-type="percentage" office:value="0.044371" calcext:value-type="percentage">
            <text:p>4,44%</text:p>
          </table:table-cell>
          <table:table-cell table:style-name="ce58" office:value-type="percentage" office:value="0.02624" calcext:value-type="percentage">
            <text:p>2,62%</text:p>
          </table:table-cell>
          <table:table-cell table:style-name="ce58" office:value-type="percentage" office:value="0.071787" calcext:value-type="percentage">
            <text:p>7,18%</text:p>
          </table:table-cell>
          <table:table-cell table:style-name="ce58" office:value-type="percentage" office:value="0.103563" calcext:value-type="percentage">
            <text:p>10,36%</text:p>
          </table:table-cell>
          <table:table-cell table:style-name="ce58" office:value-type="percentage" office:value="0.050761" calcext:value-type="percentage">
            <text:p>5,08%</text:p>
          </table:table-cell>
          <table:table-cell table:style-name="ce58" office:value-type="percentage" office:value="0.12459" calcext:value-type="percentage">
            <text:p>12,46%</text:p>
          </table:table-cell>
          <table:table-cell table:style-name="ce58" office:value-type="percentage" office:value="0.001523" calcext:value-type="percentage">
            <text:p>0,15%</text:p>
          </table:table-cell>
          <table:table-cell table:style-name="ce58" office:value-type="percentage" office:value="0.004886" calcext:value-type="percentage">
            <text:p>0,49%</text:p>
          </table:table-cell>
          <table:table-cell table:style-name="ce58" office:value-type="percentage" office:value="0.016595" calcext:value-type="percentage">
            <text:p>1,66%</text:p>
          </table:table-cell>
          <table:table-cell table:style-name="ce58" office:value-type="percentage" office:value="0.063" calcext:value-type="percentage">
            <text:p>6,30%</text:p>
          </table:table-cell>
          <table:table-cell table:style-name="ce58" office:value-type="percentage" office:value="0.089346" calcext:value-type="percentage">
            <text:p>8,93%</text:p>
          </table:table-cell>
          <table:table-cell table:style-name="ce58" office:value-type="percentage" office:value="0.063454" calcext:value-type="percentage">
            <text:p>6,35%</text:p>
          </table:table-cell>
          <table:table-cell table:style-name="ce58" office:value-type="percentage" office:value="0.111896" calcext:value-type="percentage">
            <text:p>11,19%</text:p>
          </table:table-cell>
          <table:table-cell table:style-name="ce58" office:value-type="percentage" office:value="0.011331" calcext:value-type="percentage">
            <text:p>1,13%</text:p>
          </table:table-cell>
          <table:table-cell table:style-name="ce58" office:value-type="percentage" office:value="0.079783" calcext:value-type="percentage">
            <text:p>7,98%</text:p>
          </table:table-cell>
          <table:table-cell table:style-name="ce58" office:value-type="percentage" office:value="0.052863" calcext:value-type="percentage">
            <text:p>5,29%</text:p>
          </table:table-cell>
          <table:table-cell table:style-name="ce58" office:value-type="percentage" office:value="0.021533" calcext:value-type="percentage">
            <text:p>2,15%</text:p>
          </table:table-cell>
          <table:table-cell table:style-name="ce58" office:value-type="percentage" office:value="0.009841" calcext:value-type="percentage">
            <text:p>0,98%</text:p>
          </table:table-cell>
          <table:table-cell table:style-name="ce58" office:value-type="percentage" office:value="0.001068" calcext:value-type="percentage">
            <text:p>0,11%</text:p>
          </table:table-cell>
          <table:table-cell table:style-name="ce58" office:value-type="percentage" office:value="0.174283" calcext:value-type="percentage">
            <text:p>17,43%</text:p>
          </table:table-cell>
          <table:table-cell table:style-name="ce58" office:value-type="percentage" office:value="649132" calcext:value-type="percentage">
            <text:p>64913200,00%</text:p>
          </table:table-cell>
          <table:table-cell table:style-name="ce58" office:value-type="percentage" office:value="0.00378" calcext:value-type="percentage">
            <text:p>0,38%</text:p>
          </table:table-cell>
          <table:table-cell table:style-name="ce58" office:value-type="percentage" office:value="0.121941" calcext:value-type="percentage">
            <text:p>12,19%</text:p>
          </table:table-cell>
          <table:table-cell table:style-name="ce58" office:value-type="percentage" office:value="0.007837" calcext:value-type="percentage">
            <text:p>0,78%</text:p>
          </table:table-cell>
          <table:table-cell table:style-name="ce58" office:value-type="percentage" office:value="0.037511" calcext:value-type="percentage">
            <text:p>3,75%</text:p>
          </table:table-cell>
          <table:table-cell table:style-name="ce58" office:value-type="percentage" office:value="0.003991" calcext:value-type="percentage">
            <text:p>0,40%</text:p>
          </table:table-cell>
          <table:table-cell table:style-name="ce58" office:value-type="percentage" office:value="0.000289" calcext:value-type="percentage">
            <text:p>0,03%</text:p>
          </table:table-cell>
          <table:table-cell table:style-name="ce58" office:value-type="percentage" office:value="0.130401" calcext:value-type="percentage">
            <text:p>13,04%</text:p>
          </table:table-cell>
          <table:table-cell table:style-name="ce58" office:value-type="percentage" office:value="0.012517" calcext:value-type="percentage">
            <text:p>1,25%</text:p>
          </table:table-cell>
          <table:table-cell table:style-name="ce58" office:value-type="percentage" office:value="0.032432" calcext:value-type="percentage">
            <text:p>3,24%</text:p>
          </table:table-cell>
          <table:table-cell table:style-name="ce58" office:value-type="percentage" office:value="0.005265" calcext:value-type="percentage">
            <text:p>0,53%</text:p>
          </table:table-cell>
          <table:table-cell table:style-name="ce58" office:value-type="percentage" office:value="0.164548" calcext:value-type="percentage">
            <text:p>16,45%</text:p>
          </table:table-cell>
          <table:table-cell table:style-name="ce58" office:value-type="percentage" office:value="0.004165" calcext:value-type="percentage">
            <text:p>0,42%</text:p>
          </table:table-cell>
          <table:table-cell table:style-name="ce58" office:value-type="percentage" office:value="0.001302" calcext:value-type="percentage">
            <text:p>0,13%</text:p>
          </table:table-cell>
          <table:table-cell table:style-name="ce58" office:value-type="percentage" office:value="0.00007" calcext:value-type="percentage">
            <text:p>0,01%</text:p>
          </table:table-cell>
          <table:table-cell table:style-name="ce58" office:value-type="percentage" office:value="0.045609" calcext:value-type="percentage">
            <text:p>4,56%</text:p>
          </table:table-cell>
          <table:table-cell table:style-name="ce58" office:value-type="percentage" office:value="0.001484" calcext:value-type="percentage">
            <text:p>0,15%</text:p>
          </table:table-cell>
          <table:table-cell table:style-name="ce58" office:value-type="percentage" office:value="0.004265" calcext:value-type="percentage">
            <text:p>0,43%</text:p>
          </table:table-cell>
          <table:table-cell table:style-name="ce58" office:value-type="percentage" office:value="0.002176" calcext:value-type="percentage">
            <text:p>0,22%</text:p>
          </table:table-cell>
          <table:table-cell table:style-name="ce58" office:value-type="percentage" office:value="0.004612" calcext:value-type="percentage">
            <text:p>0,46%</text:p>
          </table:table-cell>
          <table:table-cell table:style-name="ce58" office:value-type="percentage" office:value="0.044734" calcext:value-type="percentage">
            <text:p>4,47%</text:p>
          </table:table-cell>
          <table:table-cell table:style-name="ce58" office:value-type="percentage" office:value="0.031159" calcext:value-type="percentage">
            <text:p>3,12%</text:p>
          </table:table-cell>
          <table:table-cell table:style-name="ce58" office:value-type="percentage" office:value="0.017223" calcext:value-type="percentage">
            <text:p>1,72%</text:p>
          </table:table-cell>
          <table:table-cell table:style-name="ce58" office:value-type="percentage" office:value="0.009683" calcext:value-type="percentage">
            <text:p>0,97%</text:p>
          </table:table-cell>
          <table:table-cell table:style-name="ce58" office:value-type="percentage" office:value="0.005795" calcext:value-type="percentage">
            <text:p>0,58%</text:p>
          </table:table-cell>
          <table:table-cell table:style-name="ce58" office:value-type="percentage" office:value="0.003888" calcext:value-type="percentage">
            <text:p>0,39%</text:p>
          </table:table-cell>
          <table:table-cell table:style-name="ce58" office:value-type="percentage" office:value="0.002705" calcext:value-type="percentage">
            <text:p>0,27%</text:p>
          </table:table-cell>
          <table:table-cell table:style-name="ce58" office:value-type="percentage" office:value="0.002018" calcext:value-type="percentage">
            <text:p>0,20%</text:p>
          </table:table-cell>
          <table:table-cell table:style-name="ce58" office:value-type="percentage" office:value="0.000143" calcext:value-type="percentage">
            <text:p>0,01%</text:p>
          </table:table-cell>
          <table:table-cell table:style-name="ce58" office:value-type="percentage" office:value="0.172335" calcext:value-type="percentage">
            <text:p>17,23%</text:p>
          </table:table-cell>
          <table:table-cell table:style-name="ce58" office:value-type="percentage" office:value="0.002003" calcext:value-type="percentage">
            <text:p>0,20%</text:p>
          </table:table-cell>
          <table:table-cell table:style-name="ce58" office:value-type="percentage" office:value="0.000237" calcext:value-type="percentage">
            <text:p>0,02%</text:p>
          </table:table-cell>
          <table:table-cell table:style-name="ce58" office:value-type="percentage" office:value="0.000633" calcext:value-type="percentage">
            <text:p>0,06%</text:p>
          </table:table-cell>
          <table:table-cell table:style-name="ce58" office:value-type="percentage" office:value="0.094427" calcext:value-type="percentage">
            <text:p>9,44%</text:p>
          </table:table-cell>
          <table:table-cell table:style-name="ce58" office:value-type="percentage" office:value="0.080923" calcext:value-type="percentage">
            <text:p>8,09%</text:p>
          </table:table-cell>
          <table:table-cell table:style-name="ce58" office:value-type="percentage" office:value="0.065901" calcext:value-type="percentage">
            <text:p>6,59%</text:p>
          </table:table-cell>
          <table:table-cell table:style-name="ce58" office:value-type="percentage" office:value="0.044949" calcext:value-type="percentage">
            <text:p>4,49%</text:p>
          </table:table-cell>
          <table:table-cell table:style-name="ce58" office:value-type="percentage" office:value="0.06364" calcext:value-type="percentage">
            <text:p>6,36%</text:p>
          </table:table-cell>
          <table:table-cell table:style-name="ce91" office:value-type="percentage" office:value="0.00086" calcext:value-type="percentage">
            <text:p>0,09%</text:p>
          </table:table-cell>
          <table:table-cell table:style-name="ce99" office:value-type="percentage" office:value="649729.694169" calcext:value-type="percentage">
            <text:p>64972969,42%</text:p>
          </table:table-cell>
        </table:table-row>
        <table:table-row table:style-name="ro1">
          <table:table-cell table:style-name="ce42" office:value-type="string" calcext:value-type="string">
            <text:p>3 – C</text:p>
          </table:table-cell>
          <table:table-cell table:style-name="ce50" office:value-type="percentage" office:value="0.028532" calcext:value-type="percentage">
            <text:p>2,85%</text:p>
          </table:table-cell>
          <table:table-cell table:style-name="ce59" office:value-type="percentage" office:value="0.085022" calcext:value-type="percentage">
            <text:p>8,50%</text:p>
          </table:table-cell>
          <table:table-cell table:style-name="ce59" office:value-type="percentage" office:value="0.028697" calcext:value-type="percentage">
            <text:p>2,87%</text:p>
          </table:table-cell>
          <table:table-cell table:style-name="ce59" office:value-type="percentage" office:value="0.123863" calcext:value-type="percentage">
            <text:p>12,39%</text:p>
          </table:table-cell>
          <table:table-cell table:style-name="ce59" office:value-type="percentage" office:value="0.036798" calcext:value-type="percentage">
            <text:p>3,68%</text:p>
          </table:table-cell>
          <table:table-cell table:style-name="ce76" office:value-type="float" office:value="527.3474" calcext:value-type="float">
            <text:p>527,35</text:p>
          </table:table-cell>
          <table:table-cell table:style-name="ce59" office:value-type="percentage" office:value="0.009644" calcext:value-type="percentage">
            <text:p>0,96%</text:p>
          </table:table-cell>
          <table:table-cell table:style-name="ce59" office:value-type="percentage" office:value="0.059502" calcext:value-type="percentage">
            <text:p>5,95%</text:p>
          </table:table-cell>
          <table:table-cell table:style-name="ce59" office:value-type="percentage" office:value="0.049098" calcext:value-type="percentage">
            <text:p>4,91%</text:p>
          </table:table-cell>
          <table:table-cell table:style-name="ce59" office:value-type="percentage" office:value="0.040218" calcext:value-type="percentage">
            <text:p>4,02%</text:p>
          </table:table-cell>
          <table:table-cell table:style-name="ce59" office:value-type="percentage" office:value="0.095126" calcext:value-type="percentage">
            <text:p>9,51%</text:p>
          </table:table-cell>
          <table:table-cell table:style-name="ce59" office:value-type="percentage" office:value="0.018295" calcext:value-type="percentage">
            <text:p>1,83%</text:p>
          </table:table-cell>
          <table:table-cell table:style-name="ce59" office:value-type="percentage" office:value="0.006976" calcext:value-type="percentage">
            <text:p>0,70%</text:p>
          </table:table-cell>
          <table:table-cell table:style-name="ce59" office:value-type="percentage" office:value="0.024054" calcext:value-type="percentage">
            <text:p>2,41%</text:p>
          </table:table-cell>
          <table:table-cell table:style-name="ce59" office:value-type="percentage" office:value="0.007131" calcext:value-type="percentage">
            <text:p>0,71%</text:p>
          </table:table-cell>
          <table:table-cell table:style-name="ce59" office:value-type="percentage" office:value="0.042035" calcext:value-type="percentage">
            <text:p>4,20%</text:p>
          </table:table-cell>
          <table:table-cell table:style-name="ce59" office:value-type="percentage" office:value="0.042032" calcext:value-type="percentage">
            <text:p>4,20%</text:p>
          </table:table-cell>
          <table:table-cell table:style-name="ce59" office:value-type="percentage" office:value="0.042099" calcext:value-type="percentage">
            <text:p>4,21%</text:p>
          </table:table-cell>
          <table:table-cell table:style-name="ce59" office:value-type="percentage" office:value="0.115682" calcext:value-type="percentage">
            <text:p>11,57%</text:p>
          </table:table-cell>
          <table:table-cell table:style-name="ce59" office:value-type="percentage" office:value="0.028567" calcext:value-type="percentage">
            <text:p>2,86%</text:p>
          </table:table-cell>
          <table:table-cell table:style-name="ce59" office:value-type="percentage" office:value="0.019239" calcext:value-type="percentage">
            <text:p>1,92%</text:p>
          </table:table-cell>
          <table:table-cell table:style-name="ce59" office:value-type="percentage" office:value="0.006127" calcext:value-type="percentage">
            <text:p>0,61%</text:p>
          </table:table-cell>
          <table:table-cell table:style-name="ce59" office:value-type="percentage" office:value="0.03464" calcext:value-type="percentage">
            <text:p>3,46%</text:p>
          </table:table-cell>
          <table:table-cell table:style-name="ce59" office:value-type="percentage" office:value="0.075377" calcext:value-type="percentage">
            <text:p>7,54%</text:p>
          </table:table-cell>
          <table:table-cell table:style-name="ce59" office:value-type="percentage" office:value="0.096696" calcext:value-type="percentage">
            <text:p>9,67%</text:p>
          </table:table-cell>
          <table:table-cell table:style-name="ce59" office:value-type="percentage" office:value="0.053901" calcext:value-type="percentage">
            <text:p>5,39%</text:p>
          </table:table-cell>
          <table:table-cell table:style-name="ce59" office:value-type="percentage" office:value="0.006974" calcext:value-type="percentage">
            <text:p>0,70%</text:p>
          </table:table-cell>
          <table:table-cell table:style-name="ce59" office:value-type="percentage" office:value="0.035324" calcext:value-type="percentage">
            <text:p>3,53%</text:p>
          </table:table-cell>
          <table:table-cell table:style-name="ce59" office:value-type="percentage" office:value="0.02357" calcext:value-type="percentage">
            <text:p>2,36%</text:p>
          </table:table-cell>
          <table:table-cell table:style-name="ce59" office:value-type="percentage" office:value="0.157478" calcext:value-type="percentage">
            <text:p>15,75%</text:p>
          </table:table-cell>
          <table:table-cell table:style-name="ce59" office:value-type="percentage" office:value="0.026798" calcext:value-type="percentage">
            <text:p>2,68%</text:p>
          </table:table-cell>
          <table:table-cell table:style-name="ce59" office:value-type="percentage" office:value="0.063606" calcext:value-type="percentage">
            <text:p>6,36%</text:p>
          </table:table-cell>
          <table:table-cell table:style-name="ce59" office:value-type="percentage" office:value="0.00437" calcext:value-type="percentage">
            <text:p>0,44%</text:p>
          </table:table-cell>
          <table:table-cell table:style-name="ce59" office:value-type="percentage" office:value="0.027091" calcext:value-type="percentage">
            <text:p>2,71%</text:p>
          </table:table-cell>
          <table:table-cell table:style-name="ce59" office:value-type="percentage" office:value="0.008528" calcext:value-type="percentage">
            <text:p>0,85%</text:p>
          </table:table-cell>
          <table:table-cell table:style-name="ce59" office:value-type="percentage" office:value="0.046651" calcext:value-type="percentage">
            <text:p>4,67%</text:p>
          </table:table-cell>
          <table:table-cell table:style-name="ce59" office:value-type="percentage" office:value="0.084712" calcext:value-type="percentage">
            <text:p>8,47%</text:p>
          </table:table-cell>
          <table:table-cell table:style-name="ce59" office:value-type="percentage" office:value="0.094318" calcext:value-type="percentage">
            <text:p>9,43%</text:p>
          </table:table-cell>
          <table:table-cell table:style-name="ce59" office:value-type="percentage" office:value="0.068703" calcext:value-type="percentage">
            <text:p>6,87%</text:p>
          </table:table-cell>
          <table:table-cell table:style-name="ce59" office:value-type="percentage" office:value="0.004862" calcext:value-type="percentage">
            <text:p>0,49%</text:p>
          </table:table-cell>
          <table:table-cell table:style-name="ce59" office:value-type="percentage" office:value="0.036" calcext:value-type="percentage">
            <text:p>3,60%</text:p>
          </table:table-cell>
          <table:table-cell table:style-name="ce59" office:value-type="percentage" office:value="0.095847" calcext:value-type="percentage">
            <text:p>9,58%</text:p>
          </table:table-cell>
          <table:table-cell table:style-name="ce59" office:value-type="percentage" office:value="0.04839" calcext:value-type="percentage">
            <text:p>4,84%</text:p>
          </table:table-cell>
          <table:table-cell table:style-name="ce59" office:value-type="percentage" office:value="0.044394" calcext:value-type="percentage">
            <text:p>4,44%</text:p>
          </table:table-cell>
          <table:table-cell table:style-name="ce59" office:value-type="percentage" office:value="0.020462" calcext:value-type="percentage">
            <text:p>2,05%</text:p>
          </table:table-cell>
          <table:table-cell table:style-name="ce59" office:value-type="percentage" office:value="0.024559" calcext:value-type="percentage">
            <text:p>2,46%</text:p>
          </table:table-cell>
          <table:table-cell table:style-name="ce59" office:value-type="percentage" office:value="0.012407" calcext:value-type="percentage">
            <text:p>1,24%</text:p>
          </table:table-cell>
          <table:table-cell table:style-name="ce59" office:value-type="percentage" office:value="0.007297" calcext:value-type="percentage">
            <text:p>0,73%</text:p>
          </table:table-cell>
          <table:table-cell table:style-name="ce59" office:value-type="percentage" office:value="0.003199" calcext:value-type="percentage">
            <text:p>0,32%</text:p>
          </table:table-cell>
          <table:table-cell table:style-name="ce59" office:value-type="percentage" office:value="0.001934" calcext:value-type="percentage">
            <text:p>0,19%</text:p>
          </table:table-cell>
          <table:table-cell table:style-name="ce59" office:value-type="percentage" office:value="0.003562" calcext:value-type="percentage">
            <text:p>0,36%</text:p>
          </table:table-cell>
          <table:table-cell table:style-name="ce59" office:value-type="percentage" office:value="0.295909" calcext:value-type="percentage">
            <text:p>29,59%</text:p>
          </table:table-cell>
          <table:table-cell table:style-name="ce59" office:value-type="percentage" office:value="0.003928" calcext:value-type="percentage">
            <text:p>0,39%</text:p>
          </table:table-cell>
          <table:table-cell table:style-name="ce59" office:value-type="percentage" office:value="0.00097" calcext:value-type="percentage">
            <text:p>0,10%</text:p>
          </table:table-cell>
          <table:table-cell table:style-name="ce59" office:value-type="percentage" office:value="0.002104" calcext:value-type="percentage">
            <text:p>0,21%</text:p>
          </table:table-cell>
          <table:table-cell table:style-name="ce59" office:value-type="percentage" office:value="0.000835" calcext:value-type="percentage">
            <text:p>0,08%</text:p>
          </table:table-cell>
          <table:table-cell table:style-name="ce59" office:value-type="percentage" office:value="0.220199" calcext:value-type="percentage">
            <text:p>22,02%</text:p>
          </table:table-cell>
          <table:table-cell table:style-name="ce59" office:value-type="percentage" office:value="0.073737" calcext:value-type="percentage">
            <text:p>7,37%</text:p>
          </table:table-cell>
          <table:table-cell table:style-name="ce59" office:value-type="percentage" office:value="0.007129" calcext:value-type="percentage">
            <text:p>0,71%</text:p>
          </table:table-cell>
          <table:table-cell table:style-name="ce59" office:value-type="percentage" office:value="0.001013" calcext:value-type="percentage">
            <text:p>0,10%</text:p>
          </table:table-cell>
          <table:table-cell table:style-name="ce59" office:value-type="percentage" office:value="0.001168" calcext:value-type="percentage">
            <text:p>0,12%</text:p>
          </table:table-cell>
          <table:table-cell table:style-name="ce59" office:value-type="percentage" office:value="0.029732" calcext:value-type="percentage">
            <text:p>2,97%</text:p>
          </table:table-cell>
          <table:table-cell table:style-name="ce59" office:value-type="percentage" office:value="0.16938" calcext:value-type="percentage">
            <text:p>16,94%</text:p>
          </table:table-cell>
          <table:table-cell table:style-name="ce59" office:value-type="percentage" office:value="0.093856" calcext:value-type="percentage">
            <text:p>9,39%</text:p>
          </table:table-cell>
          <table:table-cell table:style-name="ce59" office:value-type="percentage" office:value="0.008777" calcext:value-type="percentage">
            <text:p>0,88%</text:p>
          </table:table-cell>
          <table:table-cell table:style-name="ce59" office:value-type="percentage" office:value="0.148104" calcext:value-type="percentage">
            <text:p>14,81%</text:p>
          </table:table-cell>
          <table:table-cell table:style-name="ce59" office:value-type="percentage" office:value="0.144116" calcext:value-type="percentage">
            <text:p>14,41%</text:p>
          </table:table-cell>
          <table:table-cell table:style-name="ce59" office:value-type="percentage" office:value="0.009839" calcext:value-type="percentage">
            <text:p>0,98%</text:p>
          </table:table-cell>
          <table:table-cell table:style-name="ce59" office:value-type="percentage" office:value="0.000739" calcext:value-type="percentage">
            <text:p>0,07%</text:p>
          </table:table-cell>
          <table:table-cell table:style-name="ce59" office:value-type="percentage" office:value="0.000115" calcext:value-type="percentage">
            <text:p>0,01%</text:p>
          </table:table-cell>
          <table:table-cell table:style-name="ce59" office:value-type="percentage" office:value="0.228209" calcext:value-type="percentage">
            <text:p>22,82%</text:p>
          </table:table-cell>
          <table:table-cell table:style-name="ce59" office:value-type="percentage" office:value="0.066832" calcext:value-type="percentage">
            <text:p>6,68%</text:p>
          </table:table-cell>
          <table:table-cell table:style-name="ce59" office:value-type="percentage" office:value="0.007214" calcext:value-type="percentage">
            <text:p>0,72%</text:p>
          </table:table-cell>
          <table:table-cell table:style-name="ce59" office:value-type="percentage" office:value="0.000595" calcext:value-type="percentage">
            <text:p>0,06%</text:p>
          </table:table-cell>
          <table:table-cell table:style-name="ce59" office:value-type="percentage" office:value="0.000062" calcext:value-type="percentage">
            <text:p>0,01%</text:p>
          </table:table-cell>
          <table:table-cell table:style-name="ce59" office:value-type="percentage" office:value="0.001846" calcext:value-type="percentage">
            <text:p>0,18%</text:p>
          </table:table-cell>
          <table:table-cell table:style-name="ce59" office:value-type="percentage" office:value="0.29511" calcext:value-type="percentage">
            <text:p>29,51%</text:p>
          </table:table-cell>
          <table:table-cell table:style-name="ce59" office:value-type="percentage" office:value="0.005753" calcext:value-type="percentage">
            <text:p>0,58%</text:p>
          </table:table-cell>
          <table:table-cell table:style-name="ce59" office:value-type="percentage" office:value="0.000172" calcext:value-type="percentage">
            <text:p>0,02%</text:p>
          </table:table-cell>
          <table:table-cell table:style-name="ce59" office:value-type="percentage" office:value="0.000032" calcext:value-type="percentage">
            <text:p>0,00%</text:p>
          </table:table-cell>
          <table:table-cell table:style-name="ce59" office:value-type="percentage" office:value="0.184867" calcext:value-type="percentage">
            <text:p>18,49%</text:p>
          </table:table-cell>
          <table:table-cell table:style-name="ce59" office:value-type="percentage" office:value="0.115262" calcext:value-type="percentage">
            <text:p>11,53%</text:p>
          </table:table-cell>
          <table:table-cell table:style-name="ce59" office:value-type="percentage" office:value="0.002512" calcext:value-type="percentage">
            <text:p>0,25%</text:p>
          </table:table-cell>
          <table:table-cell table:style-name="ce59" office:value-type="percentage" office:value="0.000206" calcext:value-type="percentage">
            <text:p>0,02%</text:p>
          </table:table-cell>
          <table:table-cell table:style-name="ce59" office:value-type="percentage" office:value="0.000066" calcext:value-type="percentage">
            <text:p>0,01%</text:p>
          </table:table-cell>
          <table:table-cell table:style-name="ce59" office:value-type="percentage" office:value="0.073005" calcext:value-type="percentage">
            <text:p>7,30%</text:p>
          </table:table-cell>
          <table:table-cell table:style-name="ce59" office:value-type="percentage" office:value="0.228676" calcext:value-type="percentage">
            <text:p>22,87%</text:p>
          </table:table-cell>
          <table:table-cell table:style-name="ce59" office:value-type="percentage" office:value="0.001171" calcext:value-type="percentage">
            <text:p>0,12%</text:p>
          </table:table-cell>
          <table:table-cell table:style-name="ce59" office:value-type="percentage" office:value="0.000042" calcext:value-type="percentage">
            <text:p>0,00%</text:p>
          </table:table-cell>
          <table:table-cell table:style-name="ce59" office:value-type="percentage" office:value="0.000017" calcext:value-type="percentage">
            <text:p>0,00%</text:p>
          </table:table-cell>
          <table:table-cell table:style-name="ce59" office:value-type="percentage" office:value="0.270986" calcext:value-type="percentage">
            <text:p>27,10%</text:p>
          </table:table-cell>
          <table:table-cell table:style-name="ce59" office:value-type="percentage" office:value="0.03176" calcext:value-type="percentage">
            <text:p>3,18%</text:p>
          </table:table-cell>
          <table:table-cell table:style-name="ce59" office:value-type="percentage" office:value="0.000142" calcext:value-type="percentage">
            <text:p>0,01%</text:p>
          </table:table-cell>
          <table:table-cell table:style-name="ce59" office:value-type="percentage" office:value="0.000013" calcext:value-type="percentage">
            <text:p>0,00%</text:p>
          </table:table-cell>
          <table:table-cell table:style-name="ce59" office:value-type="percentage" office:value="0.000011" calcext:value-type="percentage">
            <text:p>0,00%</text:p>
          </table:table-cell>
          <table:table-cell table:style-name="ce59" office:value-type="percentage" office:value="0.115829" calcext:value-type="percentage">
            <text:p>11,58%</text:p>
          </table:table-cell>
          <table:table-cell table:style-name="ce59" office:value-type="percentage" office:value="0.186669" calcext:value-type="percentage">
            <text:p>18,67%</text:p>
          </table:table-cell>
          <table:table-cell table:style-name="ce59" office:value-type="percentage" office:value="0.000385" calcext:value-type="percentage">
            <text:p>0,04%</text:p>
          </table:table-cell>
          <table:table-cell table:style-name="ce59" office:value-type="percentage" office:value="0.000016" calcext:value-type="percentage">
            <text:p>0,00%</text:p>
          </table:table-cell>
          <table:table-cell table:style-name="ce59" office:value-type="percentage" office:value="0.000013" calcext:value-type="percentage">
            <text:p>0,00%</text:p>
          </table:table-cell>
          <table:table-cell table:style-name="ce59" office:value-type="percentage" office:value="0.300033" calcext:value-type="percentage">
            <text:p>30,00%</text:p>
          </table:table-cell>
          <table:table-cell table:style-name="ce59" office:value-type="percentage" office:value="0.002835" calcext:value-type="percentage">
            <text:p>0,28%</text:p>
          </table:table-cell>
          <table:table-cell table:style-name="ce59" office:value-type="percentage" office:value="0.000024" calcext:value-type="percentage">
            <text:p>0,00%</text:p>
          </table:table-cell>
          <table:table-cell table:style-name="ce59" office:value-type="percentage" office:value="0.000011" calcext:value-type="percentage">
            <text:p>0,00%</text:p>
          </table:table-cell>
          <table:table-cell table:style-name="ce59" office:value-type="percentage" office:value="0.000009" calcext:value-type="percentage">
            <text:p>0,00%</text:p>
          </table:table-cell>
          <table:table-cell table:style-name="ce59" office:value-type="percentage" office:value="0.262867" calcext:value-type="percentage">
            <text:p>26,29%</text:p>
          </table:table-cell>
          <table:table-cell table:style-name="ce59" office:value-type="percentage" office:value="0.040045" calcext:value-type="percentage">
            <text:p>4,00%</text:p>
          </table:table-cell>
          <table:table-cell table:style-name="ce59" office:value-type="percentage" office:value="0.011082" calcext:value-type="percentage">
            <text:p>1,11%</text:p>
          </table:table-cell>
          <table:table-cell table:style-name="ce59" office:value-type="percentage" office:value="0.220841" calcext:value-type="percentage">
            <text:p>22,08%</text:p>
          </table:table-cell>
          <table:table-cell table:style-name="ce59" office:value-type="percentage" office:value="0.061973" calcext:value-type="percentage">
            <text:p>6,20%</text:p>
          </table:table-cell>
          <table:table-cell table:style-name="ce59" office:value-type="percentage" office:value="0.008097" calcext:value-type="percentage">
            <text:p>0,81%</text:p>
          </table:table-cell>
          <table:table-cell table:style-name="ce59" office:value-type="percentage" office:value="0.000918" calcext:value-type="percentage">
            <text:p>0,09%</text:p>
          </table:table-cell>
          <table:table-cell table:style-name="ce59" office:value-type="percentage" office:value="0.222693" calcext:value-type="percentage">
            <text:p>22,27%</text:p>
          </table:table-cell>
          <table:table-cell table:style-name="ce59" office:value-type="percentage" office:value="0.080219" calcext:value-type="percentage">
            <text:p>8,02%</text:p>
          </table:table-cell>
          <table:table-cell table:style-name="ce59" office:value-type="percentage" office:value="0.250615" calcext:value-type="percentage">
            <text:p>25,06%</text:p>
          </table:table-cell>
          <table:table-cell table:style-name="ce59" office:value-type="percentage" office:value="0.052297" calcext:value-type="percentage">
            <text:p>5,23%</text:p>
          </table:table-cell>
          <table:table-cell table:style-name="ce59" office:value-type="percentage" office:value="0.00349" calcext:value-type="percentage">
            <text:p>0,35%</text:p>
          </table:table-cell>
          <table:table-cell table:style-name="ce59" office:value-type="percentage" office:value="0.034435" calcext:value-type="percentage">
            <text:p>3,44%</text:p>
          </table:table-cell>
          <table:table-cell table:style-name="ce59" office:value-type="percentage" office:value="0.106961" calcext:value-type="percentage">
            <text:p>10,70%</text:p>
          </table:table-cell>
          <table:table-cell table:style-name="ce59" office:value-type="percentage" office:value="0.106026" calcext:value-type="percentage">
            <text:p>10,60%</text:p>
          </table:table-cell>
          <table:table-cell table:style-name="ce59" office:value-type="percentage" office:value="0.052" calcext:value-type="percentage">
            <text:p>5,20%</text:p>
          </table:table-cell>
          <table:table-cell table:style-name="ce59" office:value-type="percentage" office:value="0.227772" calcext:value-type="percentage">
            <text:p>22,78%</text:p>
          </table:table-cell>
          <table:table-cell table:style-name="ce59" office:value-type="percentage" office:value="0.07514" calcext:value-type="percentage">
            <text:p>7,51%</text:p>
          </table:table-cell>
          <table:table-cell table:style-name="ce59" office:value-type="percentage" office:value="0.079995" calcext:value-type="percentage">
            <text:p>8,00%</text:p>
          </table:table-cell>
          <table:table-cell table:style-name="ce59" office:value-type="percentage" office:value="0.203423" calcext:value-type="percentage">
            <text:p>20,34%</text:p>
          </table:table-cell>
          <table:table-cell table:style-name="ce59" office:value-type="percentage" office:value="0.017063" calcext:value-type="percentage">
            <text:p>1,71%</text:p>
          </table:table-cell>
          <table:table-cell table:style-name="ce59" office:value-type="percentage" office:value="0.002065" calcext:value-type="percentage">
            <text:p>0,21%</text:p>
          </table:table-cell>
          <table:table-cell table:style-name="ce59" office:value-type="percentage" office:value="0.000365" calcext:value-type="percentage">
            <text:p>0,04%</text:p>
          </table:table-cell>
          <table:table-cell table:style-name="ce59" office:value-type="percentage" office:value="0.018032" calcext:value-type="percentage">
            <text:p>1,80%</text:p>
          </table:table-cell>
          <table:table-cell table:style-name="ce59" office:value-type="percentage" office:value="0.28488" calcext:value-type="percentage">
            <text:p>28,49%</text:p>
          </table:table-cell>
          <table:table-cell table:style-name="ce59" office:value-type="percentage" office:value="1121353" calcext:value-type="percentage">
            <text:p>112135300,00%</text:p>
          </table:table-cell>
          <table:table-cell table:style-name="ce59" office:value-type="percentage" office:value="0.006025" calcext:value-type="percentage">
            <text:p>0,60%</text:p>
          </table:table-cell>
          <table:table-cell table:style-name="ce59" office:value-type="percentage" office:value="0.112934" calcext:value-type="percentage">
            <text:p>11,29%</text:p>
          </table:table-cell>
          <table:table-cell table:style-name="ce59" office:value-type="percentage" office:value="0.040123" calcext:value-type="percentage">
            <text:p>4,01%</text:p>
          </table:table-cell>
          <table:table-cell table:style-name="ce59" office:value-type="percentage" office:value="0.135994" calcext:value-type="percentage">
            <text:p>13,60%</text:p>
          </table:table-cell>
          <table:table-cell table:style-name="ce59" office:value-type="percentage" office:value="0.006594" calcext:value-type="percentage">
            <text:p>0,66%</text:p>
          </table:table-cell>
          <table:table-cell table:style-name="ce59" office:value-type="percentage" office:value="0.001242" calcext:value-type="percentage">
            <text:p>0,12%</text:p>
          </table:table-cell>
          <table:table-cell table:style-name="ce59" office:value-type="percentage" office:value="0.302909" calcext:value-type="percentage">
            <text:p>30,29%</text:p>
          </table:table-cell>
          <table:table-cell table:style-name="ce59" office:value-type="percentage" office:value="0" calcext:value-type="percentage">
            <text:p>0,00%</text:p>
          </table:table-cell>
          <table:table-cell table:style-name="ce59" office:value-type="percentage" office:value="0.000003" calcext:value-type="percentage">
            <text:p>0,00%</text:p>
          </table:table-cell>
          <table:table-cell table:style-name="ce59" office:value-type="percentage" office:value="0.012163" calcext:value-type="percentage">
            <text:p>1,22%</text:p>
          </table:table-cell>
          <table:table-cell table:style-name="ce59" office:value-type="percentage" office:value="0.252721" calcext:value-type="percentage">
            <text:p>25,27%</text:p>
          </table:table-cell>
          <table:table-cell table:style-name="ce59" office:value-type="percentage" office:value="0.031648" calcext:value-type="percentage">
            <text:p>3,16%</text:p>
          </table:table-cell>
          <table:table-cell table:style-name="ce59" office:value-type="percentage" office:value="0.005925" calcext:value-type="percentage">
            <text:p>0,59%</text:p>
          </table:table-cell>
          <table:table-cell table:style-name="ce59" office:value-type="percentage" office:value="0.000455" calcext:value-type="percentage">
            <text:p>0,05%</text:p>
          </table:table-cell>
          <table:table-cell table:style-name="ce59" office:value-type="percentage" office:value="0.025767" calcext:value-type="percentage">
            <text:p>2,58%</text:p>
          </table:table-cell>
          <table:table-cell table:style-name="ce59" office:value-type="percentage" office:value="0.009309" calcext:value-type="percentage">
            <text:p>0,93%</text:p>
          </table:table-cell>
          <table:table-cell table:style-name="ce59" office:value-type="percentage" office:value="0.028627" calcext:value-type="percentage">
            <text:p>2,86%</text:p>
          </table:table-cell>
          <table:table-cell table:style-name="ce59" office:value-type="percentage" office:value="0.016589" calcext:value-type="percentage">
            <text:p>1,66%</text:p>
          </table:table-cell>
          <table:table-cell table:style-name="ce59" office:value-type="percentage" office:value="0.028476" calcext:value-type="percentage">
            <text:p>2,85%</text:p>
          </table:table-cell>
          <table:table-cell table:style-name="ce59" office:value-type="percentage" office:value="0.01603" calcext:value-type="percentage">
            <text:p>1,60%</text:p>
          </table:table-cell>
          <table:table-cell table:style-name="ce59" office:value-type="percentage" office:value="0.033319" calcext:value-type="percentage">
            <text:p>3,33%</text:p>
          </table:table-cell>
          <table:table-cell table:style-name="ce59" office:value-type="percentage" office:value="0.04334" calcext:value-type="percentage">
            <text:p>4,33%</text:p>
          </table:table-cell>
          <table:table-cell table:style-name="ce59" office:value-type="percentage" office:value="0.033506" calcext:value-type="percentage">
            <text:p>3,35%</text:p>
          </table:table-cell>
          <table:table-cell table:style-name="ce59" office:value-type="percentage" office:value="0.02355" calcext:value-type="percentage">
            <text:p>2,36%</text:p>
          </table:table-cell>
          <table:table-cell table:style-name="ce59" office:value-type="percentage" office:value="0.018495" calcext:value-type="percentage">
            <text:p>1,85%</text:p>
          </table:table-cell>
          <table:table-cell table:style-name="ce59" office:value-type="percentage" office:value="0.014361" calcext:value-type="percentage">
            <text:p>1,44%</text:p>
          </table:table-cell>
          <table:table-cell table:style-name="ce59" office:value-type="percentage" office:value="0.011543" calcext:value-type="percentage">
            <text:p>1,15%</text:p>
          </table:table-cell>
          <table:table-cell table:style-name="ce59" office:value-type="percentage" office:value="0.000289" calcext:value-type="percentage">
            <text:p>0,03%</text:p>
          </table:table-cell>
          <table:table-cell table:style-name="ce59" office:value-type="percentage" office:value="0.295405" calcext:value-type="percentage">
            <text:p>29,54%</text:p>
          </table:table-cell>
          <table:table-cell table:style-name="ce59" office:value-type="percentage" office:value="0.006417" calcext:value-type="percentage">
            <text:p>0,64%</text:p>
          </table:table-cell>
          <table:table-cell table:style-name="ce59" office:value-type="percentage" office:value="0.000388" calcext:value-type="percentage">
            <text:p>0,04%</text:p>
          </table:table-cell>
          <table:table-cell table:style-name="ce59" office:value-type="percentage" office:value="0.000414" calcext:value-type="percentage">
            <text:p>0,04%</text:p>
          </table:table-cell>
          <table:table-cell table:style-name="ce59" office:value-type="percentage" office:value="0.172087" calcext:value-type="percentage">
            <text:p>17,21%</text:p>
          </table:table-cell>
          <table:table-cell table:style-name="ce59" office:value-type="percentage" office:value="0.130825" calcext:value-type="percentage">
            <text:p>13,08%</text:p>
          </table:table-cell>
          <table:table-cell table:style-name="ce59" office:value-type="percentage" office:value="0.259353" calcext:value-type="percentage">
            <text:p>25,94%</text:p>
          </table:table-cell>
          <table:table-cell table:style-name="ce59" office:value-type="percentage" office:value="0.000003" calcext:value-type="percentage">
            <text:p>0,00%</text:p>
          </table:table-cell>
          <table:table-cell table:style-name="ce59" office:value-type="percentage" office:value="0.042579" calcext:value-type="percentage">
            <text:p>4,26%</text:p>
          </table:table-cell>
          <table:table-cell table:style-name="ce92" office:value-type="percentage" office:value="0.000978" calcext:value-type="percentage">
            <text:p>0,10%</text:p>
          </table:table-cell>
          <table:table-cell table:style-name="ce100" office:value-type="percentage" office:value="1121890.343502" calcext:value-type="percentage">
            <text:p>112189034,35%</text:p>
          </table:table-cell>
        </table:table-row>
        <table:table-row table:style-name="ro1">
          <table:table-cell table:style-name="ce42" office:value-type="string" calcext:value-type="string">
            <text:p>4 – D</text:p>
          </table:table-cell>
          <table:table-cell table:style-name="ce50" office:value-type="percentage" office:value="0.015407" calcext:value-type="percentage">
            <text:p>1,54%</text:p>
          </table:table-cell>
          <table:table-cell table:style-name="ce59" office:value-type="percentage" office:value="0.02219" calcext:value-type="percentage">
            <text:p>2,22%</text:p>
          </table:table-cell>
          <table:table-cell table:style-name="ce59" office:value-type="percentage" office:value="0.008808" calcext:value-type="percentage">
            <text:p>0,88%</text:p>
          </table:table-cell>
          <table:table-cell table:style-name="ce59" office:value-type="percentage" office:value="0.079033" calcext:value-type="percentage">
            <text:p>7,90%</text:p>
          </table:table-cell>
          <table:table-cell table:style-name="ce59" office:value-type="percentage" office:value="0.026855" calcext:value-type="percentage">
            <text:p>2,69%</text:p>
          </table:table-cell>
          <table:table-cell table:style-name="ce76" office:value-type="float" office:value="528.5807" calcext:value-type="float">
            <text:p>528,58</text:p>
          </table:table-cell>
          <table:table-cell table:style-name="ce59" office:value-type="percentage" office:value="0.001742" calcext:value-type="percentage">
            <text:p>0,17%</text:p>
          </table:table-cell>
          <table:table-cell table:style-name="ce59" office:value-type="percentage" office:value="0.017245" calcext:value-type="percentage">
            <text:p>1,72%</text:p>
          </table:table-cell>
          <table:table-cell table:style-name="ce59" office:value-type="percentage" office:value="0.022251" calcext:value-type="percentage">
            <text:p>2,23%</text:p>
          </table:table-cell>
          <table:table-cell table:style-name="ce59" office:value-type="percentage" office:value="0.023316" calcext:value-type="percentage">
            <text:p>2,33%</text:p>
          </table:table-cell>
          <table:table-cell table:style-name="ce59" office:value-type="percentage" office:value="0.057967" calcext:value-type="percentage">
            <text:p>5,80%</text:p>
          </table:table-cell>
          <table:table-cell table:style-name="ce59" office:value-type="percentage" office:value="0.012735" calcext:value-type="percentage">
            <text:p>1,27%</text:p>
          </table:table-cell>
          <table:table-cell table:style-name="ce59" office:value-type="percentage" office:value="0.005147" calcext:value-type="percentage">
            <text:p>0,51%</text:p>
          </table:table-cell>
          <table:table-cell table:style-name="ce59" office:value-type="percentage" office:value="0.011889" calcext:value-type="percentage">
            <text:p>1,19%</text:p>
          </table:table-cell>
          <table:table-cell table:style-name="ce59" office:value-type="percentage" office:value="0.001002" calcext:value-type="percentage">
            <text:p>0,10%</text:p>
          </table:table-cell>
          <table:table-cell table:style-name="ce59" office:value-type="percentage" office:value="0.010585" calcext:value-type="percentage">
            <text:p>1,06%</text:p>
          </table:table-cell>
          <table:table-cell table:style-name="ce59" office:value-type="percentage" office:value="0.017043" calcext:value-type="percentage">
            <text:p>1,70%</text:p>
          </table:table-cell>
          <table:table-cell table:style-name="ce59" office:value-type="percentage" office:value="0.022826" calcext:value-type="percentage">
            <text:p>2,28%</text:p>
          </table:table-cell>
          <table:table-cell table:style-name="ce59" office:value-type="percentage" office:value="0.066136" calcext:value-type="percentage">
            <text:p>6,61%</text:p>
          </table:table-cell>
          <table:table-cell table:style-name="ce59" office:value-type="percentage" office:value="0.018523" calcext:value-type="percentage">
            <text:p>1,85%</text:p>
          </table:table-cell>
          <table:table-cell table:style-name="ce59" office:value-type="percentage" office:value="0.01239" calcext:value-type="percentage">
            <text:p>1,24%</text:p>
          </table:table-cell>
          <table:table-cell table:style-name="ce59" office:value-type="percentage" office:value="0.003789" calcext:value-type="percentage">
            <text:p>0,38%</text:p>
          </table:table-cell>
          <table:table-cell table:style-name="ce59" office:value-type="percentage" office:value="0.012507" calcext:value-type="percentage">
            <text:p>1,25%</text:p>
          </table:table-cell>
          <table:table-cell table:style-name="ce59" office:value-type="percentage" office:value="0.03189" calcext:value-type="percentage">
            <text:p>3,19%</text:p>
          </table:table-cell>
          <table:table-cell table:style-name="ce59" office:value-type="percentage" office:value="0.050242" calcext:value-type="percentage">
            <text:p>5,02%</text:p>
          </table:table-cell>
          <table:table-cell table:style-name="ce59" office:value-type="percentage" office:value="0.035727" calcext:value-type="percentage">
            <text:p>3,57%</text:p>
          </table:table-cell>
          <table:table-cell table:style-name="ce59" office:value-type="percentage" office:value="0.005024" calcext:value-type="percentage">
            <text:p>0,50%</text:p>
          </table:table-cell>
          <table:table-cell table:style-name="ce59" office:value-type="percentage" office:value="0.016903" calcext:value-type="percentage">
            <text:p>1,69%</text:p>
          </table:table-cell>
          <table:table-cell table:style-name="ce59" office:value-type="percentage" office:value="0.007748" calcext:value-type="percentage">
            <text:p>0,77%</text:p>
          </table:table-cell>
          <table:table-cell table:style-name="ce59" office:value-type="percentage" office:value="0.070687" calcext:value-type="percentage">
            <text:p>7,07%</text:p>
          </table:table-cell>
          <table:table-cell table:style-name="ce59" office:value-type="percentage" office:value="0.015129" calcext:value-type="percentage">
            <text:p>1,51%</text:p>
          </table:table-cell>
          <table:table-cell table:style-name="ce59" office:value-type="percentage" office:value="0.040541" calcext:value-type="percentage">
            <text:p>4,05%</text:p>
          </table:table-cell>
          <table:table-cell table:style-name="ce59" office:value-type="percentage" office:value="0.003464" calcext:value-type="percentage">
            <text:p>0,35%</text:p>
          </table:table-cell>
          <table:table-cell table:style-name="ce59" office:value-type="percentage" office:value="0.014724" calcext:value-type="percentage">
            <text:p>1,47%</text:p>
          </table:table-cell>
          <table:table-cell table:style-name="ce59" office:value-type="percentage" office:value="0.0003" calcext:value-type="percentage">
            <text:p>0,03%</text:p>
          </table:table-cell>
          <table:table-cell table:style-name="ce59" office:value-type="percentage" office:value="0.013081" calcext:value-type="percentage">
            <text:p>1,31%</text:p>
          </table:table-cell>
          <table:table-cell table:style-name="ce59" office:value-type="percentage" office:value="0.042398" calcext:value-type="percentage">
            <text:p>4,24%</text:p>
          </table:table-cell>
          <table:table-cell table:style-name="ce59" office:value-type="percentage" office:value="0.057659" calcext:value-type="percentage">
            <text:p>5,77%</text:p>
          </table:table-cell>
          <table:table-cell table:style-name="ce59" office:value-type="percentage" office:value="0.038855" calcext:value-type="percentage">
            <text:p>3,89%</text:p>
          </table:table-cell>
          <table:table-cell table:style-name="ce59" office:value-type="percentage" office:value="0.001827" calcext:value-type="percentage">
            <text:p>0,18%</text:p>
          </table:table-cell>
          <table:table-cell table:style-name="ce59" office:value-type="percentage" office:value="0.013159" calcext:value-type="percentage">
            <text:p>1,32%</text:p>
          </table:table-cell>
          <table:table-cell table:style-name="ce59" office:value-type="percentage" office:value="0.03867" calcext:value-type="percentage">
            <text:p>3,87%</text:p>
          </table:table-cell>
          <table:table-cell table:style-name="ce59" office:value-type="percentage" office:value="0.020842" calcext:value-type="percentage">
            <text:p>2,08%</text:p>
          </table:table-cell>
          <table:table-cell table:style-name="ce59" office:value-type="percentage" office:value="0.025357" calcext:value-type="percentage">
            <text:p>2,54%</text:p>
          </table:table-cell>
          <table:table-cell table:style-name="ce59" office:value-type="percentage" office:value="0.01175" calcext:value-type="percentage">
            <text:p>1,18%</text:p>
          </table:table-cell>
          <table:table-cell table:style-name="ce59" office:value-type="percentage" office:value="0.017679" calcext:value-type="percentage">
            <text:p>1,77%</text:p>
          </table:table-cell>
          <table:table-cell table:style-name="ce59" office:value-type="percentage" office:value="0.008815" calcext:value-type="percentage">
            <text:p>0,88%</text:p>
          </table:table-cell>
          <table:table-cell table:style-name="ce59" office:value-type="percentage" office:value="0.006557" calcext:value-type="percentage">
            <text:p>0,66%</text:p>
          </table:table-cell>
          <table:table-cell table:style-name="ce59" office:value-type="percentage" office:value="0.002706" calcext:value-type="percentage">
            <text:p>0,27%</text:p>
          </table:table-cell>
          <table:table-cell table:style-name="ce59" office:value-type="percentage" office:value="0.001887" calcext:value-type="percentage">
            <text:p>0,19%</text:p>
          </table:table-cell>
          <table:table-cell table:style-name="ce59" office:value-type="percentage" office:value="0.003042" calcext:value-type="percentage">
            <text:p>0,30%</text:p>
          </table:table-cell>
          <table:table-cell table:style-name="ce59" office:value-type="percentage" office:value="0.146287" calcext:value-type="percentage">
            <text:p>14,63%</text:p>
          </table:table-cell>
          <table:table-cell table:style-name="ce59" office:value-type="percentage" office:value="0.003267" calcext:value-type="percentage">
            <text:p>0,33%</text:p>
          </table:table-cell>
          <table:table-cell table:style-name="ce59" office:value-type="percentage" office:value="0.000833" calcext:value-type="percentage">
            <text:p>0,08%</text:p>
          </table:table-cell>
          <table:table-cell table:style-name="ce59" office:value-type="percentage" office:value="0.001905" calcext:value-type="percentage">
            <text:p>0,19%</text:p>
          </table:table-cell>
          <table:table-cell table:style-name="ce59" office:value-type="percentage" office:value="0.000403" calcext:value-type="percentage">
            <text:p>0,04%</text:p>
          </table:table-cell>
          <table:table-cell table:style-name="ce59" office:value-type="percentage" office:value="0.094064" calcext:value-type="percentage">
            <text:p>9,41%</text:p>
          </table:table-cell>
          <table:table-cell table:style-name="ce59" office:value-type="percentage" office:value="0.049195" calcext:value-type="percentage">
            <text:p>4,92%</text:p>
          </table:table-cell>
          <table:table-cell table:style-name="ce59" office:value-type="percentage" office:value="0.007315" calcext:value-type="percentage">
            <text:p>0,73%</text:p>
          </table:table-cell>
          <table:table-cell table:style-name="ce59" office:value-type="percentage" office:value="0.001316" calcext:value-type="percentage">
            <text:p>0,13%</text:p>
          </table:table-cell>
          <table:table-cell table:style-name="ce59" office:value-type="percentage" office:value="0.000316" calcext:value-type="percentage">
            <text:p>0,03%</text:p>
          </table:table-cell>
          <table:table-cell table:style-name="ce59" office:value-type="percentage" office:value="0.008033" calcext:value-type="percentage">
            <text:p>0,80%</text:p>
          </table:table-cell>
          <table:table-cell table:style-name="ce59" office:value-type="percentage" office:value="0.076831" calcext:value-type="percentage">
            <text:p>7,68%</text:p>
          </table:table-cell>
          <table:table-cell table:style-name="ce59" office:value-type="percentage" office:value="0.059921" calcext:value-type="percentage">
            <text:p>5,99%</text:p>
          </table:table-cell>
          <table:table-cell table:style-name="ce59" office:value-type="percentage" office:value="0.007191" calcext:value-type="percentage">
            <text:p>0,72%</text:p>
          </table:table-cell>
          <table:table-cell table:style-name="ce59" office:value-type="percentage" office:value="0.044814" calcext:value-type="percentage">
            <text:p>4,48%</text:p>
          </table:table-cell>
          <table:table-cell table:style-name="ce59" office:value-type="percentage" office:value="0.095346" calcext:value-type="percentage">
            <text:p>9,53%</text:p>
          </table:table-cell>
          <table:table-cell table:style-name="ce59" office:value-type="percentage" office:value="0.010976" calcext:value-type="percentage">
            <text:p>1,10%</text:p>
          </table:table-cell>
          <table:table-cell table:style-name="ce59" office:value-type="percentage" office:value="0.000971" calcext:value-type="percentage">
            <text:p>0,10%</text:p>
          </table:table-cell>
          <table:table-cell table:style-name="ce59" office:value-type="percentage" office:value="0.000186" calcext:value-type="percentage">
            <text:p>0,02%</text:p>
          </table:table-cell>
          <table:table-cell table:style-name="ce59" office:value-type="percentage" office:value="0.115318" calcext:value-type="percentage">
            <text:p>11,53%</text:p>
          </table:table-cell>
          <table:table-cell table:style-name="ce59" office:value-type="percentage" office:value="0.032442" calcext:value-type="percentage">
            <text:p>3,24%</text:p>
          </table:table-cell>
          <table:table-cell table:style-name="ce59" office:value-type="percentage" office:value="0.004081" calcext:value-type="percentage">
            <text:p>0,41%</text:p>
          </table:table-cell>
          <table:table-cell table:style-name="ce59" office:value-type="percentage" office:value="0.00039" calcext:value-type="percentage">
            <text:p>0,04%</text:p>
          </table:table-cell>
          <table:table-cell table:style-name="ce59" office:value-type="percentage" office:value="0.000062" calcext:value-type="percentage">
            <text:p>0,01%</text:p>
          </table:table-cell>
          <table:table-cell table:style-name="ce59" office:value-type="percentage" office:value="0.000683" calcext:value-type="percentage">
            <text:p>0,07%</text:p>
          </table:table-cell>
          <table:table-cell table:style-name="ce59" office:value-type="percentage" office:value="0.144965" calcext:value-type="percentage">
            <text:p>14,50%</text:p>
          </table:table-cell>
          <table:table-cell table:style-name="ce59" office:value-type="percentage" office:value="0.006343" calcext:value-type="percentage">
            <text:p>0,63%</text:p>
          </table:table-cell>
          <table:table-cell table:style-name="ce59" office:value-type="percentage" office:value="0.000265" calcext:value-type="percentage">
            <text:p>0,03%</text:p>
          </table:table-cell>
          <table:table-cell table:style-name="ce59" office:value-type="percentage" office:value="0.000036" calcext:value-type="percentage">
            <text:p>0,00%</text:p>
          </table:table-cell>
          <table:table-cell table:style-name="ce59" office:value-type="percentage" office:value="0.065932" calcext:value-type="percentage">
            <text:p>6,59%</text:p>
          </table:table-cell>
          <table:table-cell table:style-name="ce59" office:value-type="percentage" office:value="0.082306" calcext:value-type="percentage">
            <text:p>8,23%</text:p>
          </table:table-cell>
          <table:table-cell table:style-name="ce59" office:value-type="percentage" office:value="0.003623" calcext:value-type="percentage">
            <text:p>0,36%</text:p>
          </table:table-cell>
          <table:table-cell table:style-name="ce59" office:value-type="percentage" office:value="0.000348" calcext:value-type="percentage">
            <text:p>0,03%</text:p>
          </table:table-cell>
          <table:table-cell table:style-name="ce59" office:value-type="percentage" office:value="0.000084" calcext:value-type="percentage">
            <text:p>0,01%</text:p>
          </table:table-cell>
          <table:table-cell table:style-name="ce59" office:value-type="percentage" office:value="0.015683" calcext:value-type="percentage">
            <text:p>1,57%</text:p>
          </table:table-cell>
          <table:table-cell table:style-name="ce59" office:value-type="percentage" office:value="0.13468" calcext:value-type="percentage">
            <text:p>13,47%</text:p>
          </table:table-cell>
          <table:table-cell table:style-name="ce59" office:value-type="percentage" office:value="0.001853" calcext:value-type="percentage">
            <text:p>0,19%</text:p>
          </table:table-cell>
          <table:table-cell table:style-name="ce59" office:value-type="percentage" office:value="0.000065" calcext:value-type="percentage">
            <text:p>0,01%</text:p>
          </table:table-cell>
          <table:table-cell table:style-name="ce59" office:value-type="percentage" office:value="0.000012" calcext:value-type="percentage">
            <text:p>0,00%</text:p>
          </table:table-cell>
          <table:table-cell table:style-name="ce59" office:value-type="percentage" office:value="0.12581" calcext:value-type="percentage">
            <text:p>12,58%</text:p>
          </table:table-cell>
          <table:table-cell table:style-name="ce59" office:value-type="percentage" office:value="0.026229" calcext:value-type="percentage">
            <text:p>2,62%</text:p>
          </table:table-cell>
          <table:table-cell table:style-name="ce59" office:value-type="percentage" office:value="0.000237" calcext:value-type="percentage">
            <text:p>0,02%</text:p>
          </table:table-cell>
          <table:table-cell table:style-name="ce59" office:value-type="percentage" office:value="0.000012" calcext:value-type="percentage">
            <text:p>0,00%</text:p>
          </table:table-cell>
          <table:table-cell table:style-name="ce59" office:value-type="percentage" office:value="0.000006" calcext:value-type="percentage">
            <text:p>0,00%</text:p>
          </table:table-cell>
          <table:table-cell table:style-name="ce59" office:value-type="percentage" office:value="0.037952" calcext:value-type="percentage">
            <text:p>3,80%</text:p>
          </table:table-cell>
          <table:table-cell table:style-name="ce59" office:value-type="percentage" office:value="0.113643" calcext:value-type="percentage">
            <text:p>11,36%</text:p>
          </table:table-cell>
          <table:table-cell table:style-name="ce59" office:value-type="percentage" office:value="0.000666" calcext:value-type="percentage">
            <text:p>0,07%</text:p>
          </table:table-cell>
          <table:table-cell table:style-name="ce59" office:value-type="percentage" office:value="0.000026" calcext:value-type="percentage">
            <text:p>0,00%</text:p>
          </table:table-cell>
          <table:table-cell table:style-name="ce59" office:value-type="percentage" office:value="0.000006" calcext:value-type="percentage">
            <text:p>0,00%</text:p>
          </table:table-cell>
          <table:table-cell table:style-name="ce59" office:value-type="percentage" office:value="0.150059" calcext:value-type="percentage">
            <text:p>15,01%</text:p>
          </table:table-cell>
          <table:table-cell table:style-name="ce59" office:value-type="percentage" office:value="0.002193" calcext:value-type="percentage">
            <text:p>0,22%</text:p>
          </table:table-cell>
          <table:table-cell table:style-name="ce59" office:value-type="percentage" office:value="0.000025" calcext:value-type="percentage">
            <text:p>0,00%</text:p>
          </table:table-cell>
          <table:table-cell table:style-name="ce59" office:value-type="percentage" office:value="0.000012" calcext:value-type="percentage">
            <text:p>0,00%</text:p>
          </table:table-cell>
          <table:table-cell table:style-name="ce59" office:value-type="percentage" office:value="0.000005" calcext:value-type="percentage">
            <text:p>0,00%</text:p>
          </table:table-cell>
          <table:table-cell table:style-name="ce59" office:value-type="percentage" office:value="0.110859" calcext:value-type="percentage">
            <text:p>11,09%</text:p>
          </table:table-cell>
          <table:table-cell table:style-name="ce59" office:value-type="percentage" office:value="0.041434" calcext:value-type="percentage">
            <text:p>4,14%</text:p>
          </table:table-cell>
          <table:table-cell table:style-name="ce59" office:value-type="percentage" office:value="0.003444" calcext:value-type="percentage">
            <text:p>0,34%</text:p>
          </table:table-cell>
          <table:table-cell table:style-name="ce59" office:value-type="percentage" office:value="0.093639" calcext:value-type="percentage">
            <text:p>9,36%</text:p>
          </table:table-cell>
          <table:table-cell table:style-name="ce59" office:value-type="percentage" office:value="0.043377" calcext:value-type="percentage">
            <text:p>4,34%</text:p>
          </table:table-cell>
          <table:table-cell table:style-name="ce59" office:value-type="percentage" office:value="0.010006" calcext:value-type="percentage">
            <text:p>1,00%</text:p>
          </table:table-cell>
          <table:table-cell table:style-name="ce59" office:value-type="percentage" office:value="0.001828" calcext:value-type="percentage">
            <text:p>0,18%</text:p>
          </table:table-cell>
          <table:table-cell table:style-name="ce59" office:value-type="percentage" office:value="0.101192" calcext:value-type="percentage">
            <text:p>10,12%</text:p>
          </table:table-cell>
          <table:table-cell table:style-name="ce59" office:value-type="percentage" office:value="0.051101" calcext:value-type="percentage">
            <text:p>5,11%</text:p>
          </table:table-cell>
          <table:table-cell table:style-name="ce59" office:value-type="percentage" office:value="0.10863" calcext:value-type="percentage">
            <text:p>10,86%</text:p>
          </table:table-cell>
          <table:table-cell table:style-name="ce59" office:value-type="percentage" office:value="0.043663" calcext:value-type="percentage">
            <text:p>4,37%</text:p>
          </table:table-cell>
          <table:table-cell table:style-name="ce59" office:value-type="percentage" office:value="0.002086" calcext:value-type="percentage">
            <text:p>0,21%</text:p>
          </table:table-cell>
          <table:table-cell table:style-name="ce59" office:value-type="percentage" office:value="0.012059" calcext:value-type="percentage">
            <text:p>1,21%</text:p>
          </table:table-cell>
          <table:table-cell table:style-name="ce59" office:value-type="percentage" office:value="0.034856" calcext:value-type="percentage">
            <text:p>3,49%</text:p>
          </table:table-cell>
          <table:table-cell table:style-name="ce59" office:value-type="percentage" office:value="0.063758" calcext:value-type="percentage">
            <text:p>6,38%</text:p>
          </table:table-cell>
          <table:table-cell table:style-name="ce59" office:value-type="percentage" office:value="0.039533" calcext:value-type="percentage">
            <text:p>3,95%</text:p>
          </table:table-cell>
          <table:table-cell table:style-name="ce59" office:value-type="percentage" office:value="0.102291" calcext:value-type="percentage">
            <text:p>10,23%</text:p>
          </table:table-cell>
          <table:table-cell table:style-name="ce59" office:value-type="percentage" office:value="0.050002" calcext:value-type="percentage">
            <text:p>5,00%</text:p>
          </table:table-cell>
          <table:table-cell table:style-name="ce59" office:value-type="percentage" office:value="0.041728" calcext:value-type="percentage">
            <text:p>4,17%</text:p>
          </table:table-cell>
          <table:table-cell table:style-name="ce59" office:value-type="percentage" office:value="0.096684" calcext:value-type="percentage">
            <text:p>9,67%</text:p>
          </table:table-cell>
          <table:table-cell table:style-name="ce59" office:value-type="percentage" office:value="0.011686" calcext:value-type="percentage">
            <text:p>1,17%</text:p>
          </table:table-cell>
          <table:table-cell table:style-name="ce59" office:value-type="percentage" office:value="0.001822" calcext:value-type="percentage">
            <text:p>0,18%</text:p>
          </table:table-cell>
          <table:table-cell table:style-name="ce59" office:value-type="percentage" office:value="0.000373" calcext:value-type="percentage">
            <text:p>0,04%</text:p>
          </table:table-cell>
          <table:table-cell table:style-name="ce59" office:value-type="percentage" office:value="0.008545" calcext:value-type="percentage">
            <text:p>0,85%</text:p>
          </table:table-cell>
          <table:table-cell table:style-name="ce59" office:value-type="percentage" office:value="0.143748" calcext:value-type="percentage">
            <text:p>14,37%</text:p>
          </table:table-cell>
          <table:table-cell table:style-name="ce59" office:value-type="percentage" office:value="563775" calcext:value-type="percentage">
            <text:p>56377500,00%</text:p>
          </table:table-cell>
          <table:table-cell table:style-name="ce59" office:value-type="percentage" office:value="0.00293" calcext:value-type="percentage">
            <text:p>0,29%</text:p>
          </table:table-cell>
          <table:table-cell table:style-name="ce59" office:value-type="percentage" office:value="0.072803" calcext:value-type="percentage">
            <text:p>7,28%</text:p>
          </table:table-cell>
          <table:table-cell table:style-name="ce59" office:value-type="percentage" office:value="0.015529" calcext:value-type="percentage">
            <text:p>1,55%</text:p>
          </table:table-cell>
          <table:table-cell table:style-name="ce59" office:value-type="percentage" office:value="0.05708" calcext:value-type="percentage">
            <text:p>5,71%</text:p>
          </table:table-cell>
          <table:table-cell table:style-name="ce59" office:value-type="percentage" office:value="0.00326" calcext:value-type="percentage">
            <text:p>0,33%</text:p>
          </table:table-cell>
          <table:table-cell table:style-name="ce59" office:value-type="percentage" office:value="0.000691" calcext:value-type="percentage">
            <text:p>0,07%</text:p>
          </table:table-cell>
          <table:table-cell table:style-name="ce59" office:value-type="percentage" office:value="0.000029" calcext:value-type="percentage">
            <text:p>0,00%</text:p>
          </table:table-cell>
          <table:table-cell table:style-name="ce59" office:value-type="percentage" office:value="0.133021" calcext:value-type="percentage">
            <text:p>13,30%</text:p>
          </table:table-cell>
          <table:table-cell table:style-name="ce59" office:value-type="percentage" office:value="0.019243" calcext:value-type="percentage">
            <text:p>1,92%</text:p>
          </table:table-cell>
          <table:table-cell table:style-name="ce59" office:value-type="percentage" office:value="0.0039" calcext:value-type="percentage">
            <text:p>0,39%</text:p>
          </table:table-cell>
          <table:table-cell table:style-name="ce59" office:value-type="percentage" office:value="0.145928" calcext:value-type="percentage">
            <text:p>14,59%</text:p>
          </table:table-cell>
          <table:table-cell table:style-name="ce59" office:value-type="percentage" office:value="0.001421" calcext:value-type="percentage">
            <text:p>0,14%</text:p>
          </table:table-cell>
          <table:table-cell table:style-name="ce59" office:value-type="percentage" office:value="0.001005" calcext:value-type="percentage">
            <text:p>0,10%</text:p>
          </table:table-cell>
          <table:table-cell table:style-name="ce59" office:value-type="percentage" office:value="0.000038" calcext:value-type="percentage">
            <text:p>0,00%</text:p>
          </table:table-cell>
          <table:table-cell table:style-name="ce59" office:value-type="percentage" office:value="0.002227" calcext:value-type="percentage">
            <text:p>0,22%</text:p>
          </table:table-cell>
          <table:table-cell table:style-name="ce59" office:value-type="percentage" office:value="0.000115" calcext:value-type="percentage">
            <text:p>0,01%</text:p>
          </table:table-cell>
          <table:table-cell table:style-name="ce59" office:value-type="percentage" office:value="0.000342" calcext:value-type="percentage">
            <text:p>0,03%</text:p>
          </table:table-cell>
          <table:table-cell table:style-name="ce59" office:value-type="percentage" office:value="0.000233" calcext:value-type="percentage">
            <text:p>0,02%</text:p>
          </table:table-cell>
          <table:table-cell table:style-name="ce59" office:value-type="percentage" office:value="0.000739" calcext:value-type="percentage">
            <text:p>0,07%</text:p>
          </table:table-cell>
          <table:table-cell table:style-name="ce59" office:value-type="percentage" office:value="0.079086" calcext:value-type="percentage">
            <text:p>7,91%</text:p>
          </table:table-cell>
          <table:table-cell table:style-name="ce59" office:value-type="percentage" office:value="0.055029" calcext:value-type="percentage">
            <text:p>5,50%</text:p>
          </table:table-cell>
          <table:table-cell table:style-name="ce59" office:value-type="percentage" office:value="0.010449" calcext:value-type="percentage">
            <text:p>1,04%</text:p>
          </table:table-cell>
          <table:table-cell table:style-name="ce59" office:value-type="percentage" office:value="0.002599" calcext:value-type="percentage">
            <text:p>0,26%</text:p>
          </table:table-cell>
          <table:table-cell table:style-name="ce59" office:value-type="percentage" office:value="0.000737" calcext:value-type="percentage">
            <text:p>0,07%</text:p>
          </table:table-cell>
          <table:table-cell table:style-name="ce59" office:value-type="percentage" office:value="0.000357" calcext:value-type="percentage">
            <text:p>0,04%</text:p>
          </table:table-cell>
          <table:table-cell table:style-name="ce59" office:value-type="percentage" office:value="0.000217" calcext:value-type="percentage">
            <text:p>0,02%</text:p>
          </table:table-cell>
          <table:table-cell table:style-name="ce59" office:value-type="percentage" office:value="0.000162" calcext:value-type="percentage">
            <text:p>0,02%</text:p>
          </table:table-cell>
          <table:table-cell table:style-name="ce59" office:value-type="percentage" office:value="0.000248" calcext:value-type="percentage">
            <text:p>0,02%</text:p>
          </table:table-cell>
          <table:table-cell table:style-name="ce59" office:value-type="percentage" office:value="0.147525" calcext:value-type="percentage">
            <text:p>14,75%</text:p>
          </table:table-cell>
          <table:table-cell table:style-name="ce59" office:value-type="percentage" office:value="0.003937" calcext:value-type="percentage">
            <text:p>0,39%</text:p>
          </table:table-cell>
          <table:table-cell table:style-name="ce59" office:value-type="percentage" office:value="0.000207" calcext:value-type="percentage">
            <text:p>0,02%</text:p>
          </table:table-cell>
          <table:table-cell table:style-name="ce59" office:value-type="percentage" office:value="0.000375" calcext:value-type="percentage">
            <text:p>0,04%</text:p>
          </table:table-cell>
          <table:table-cell table:style-name="ce59" office:value-type="percentage" office:value="0.085571" calcext:value-type="percentage">
            <text:p>8,56%</text:p>
          </table:table-cell>
          <table:table-cell table:style-name="ce59" office:value-type="percentage" office:value="0.066722" calcext:value-type="percentage">
            <text:p>6,67%</text:p>
          </table:table-cell>
          <table:table-cell table:style-name="ce59" office:value-type="percentage" office:value="0" calcext:value-type="percentage">
            <text:p>0,00%</text:p>
          </table:table-cell>
          <table:table-cell table:style-name="ce59" office:value-type="percentage" office:value="0.152264" calcext:value-type="percentage">
            <text:p>15,23%</text:p>
          </table:table-cell>
          <table:table-cell table:style-name="ce59" office:value-type="percentage" office:value="0.000029" calcext:value-type="percentage">
            <text:p>0,00%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00" office:value-type="percentage" office:value="564308.606363" calcext:value-type="percentage">
            <text:p>56430860,64%</text:p>
          </table:table-cell>
        </table:table-row>
        <table:table-row table:style-name="ro1">
          <table:table-cell table:style-name="ce42" office:value-type="string" calcext:value-type="string">
            <text:p>All</text:p>
          </table:table-cell>
          <table:table-cell table:style-name="ce51" office:value-type="percentage" office:value="0.081107" calcext:value-type="percentage">
            <text:p>8,11%</text:p>
          </table:table-cell>
          <table:table-cell table:style-name="ce60" office:value-type="percentage" office:value="0.352148" calcext:value-type="percentage">
            <text:p>35,21%</text:p>
          </table:table-cell>
          <table:table-cell table:style-name="ce60" office:value-type="percentage" office:value="0.113768" calcext:value-type="percentage">
            <text:p>11,38%</text:p>
          </table:table-cell>
          <table:table-cell table:style-name="ce60" office:value-type="percentage" office:value="0.34848" calcext:value-type="percentage">
            <text:p>34,85%</text:p>
          </table:table-cell>
          <table:table-cell table:style-name="ce60" office:value-type="percentage" office:value="0.104497" calcext:value-type="percentage">
            <text:p>10,45%</text:p>
          </table:table-cell>
          <table:table-cell table:style-name="ce77" office:value-type="float" office:value="522.6242" calcext:value-type="float">
            <text:p>522,62</text:p>
          </table:table-cell>
          <table:table-cell table:style-name="ce60" office:value-type="percentage" office:value="0.050294" calcext:value-type="percentage">
            <text:p>5,03%</text:p>
          </table:table-cell>
          <table:table-cell table:style-name="ce60" office:value-type="percentage" office:value="0.203286" calcext:value-type="percentage">
            <text:p>20,33%</text:p>
          </table:table-cell>
          <table:table-cell table:style-name="ce60" office:value-type="percentage" office:value="0.139326" calcext:value-type="percentage">
            <text:p>13,93%</text:p>
          </table:table-cell>
          <table:table-cell table:style-name="ce60" office:value-type="percentage" office:value="0.117016" calcext:value-type="percentage">
            <text:p>11,70%</text:p>
          </table:table-cell>
          <table:table-cell table:style-name="ce60" office:value-type="percentage" office:value="0.271815" calcext:value-type="percentage">
            <text:p>27,18%</text:p>
          </table:table-cell>
          <table:table-cell table:style-name="ce60" office:value-type="percentage" office:value="0.083283" calcext:value-type="percentage">
            <text:p>8,33%</text:p>
          </table:table-cell>
          <table:table-cell table:style-name="ce60" office:value-type="percentage" office:value="0.052277" calcext:value-type="percentage">
            <text:p>5,23%</text:p>
          </table:table-cell>
          <table:table-cell table:style-name="ce60" office:value-type="percentage" office:value="0.082704" calcext:value-type="percentage">
            <text:p>8,27%</text:p>
          </table:table-cell>
          <table:table-cell table:style-name="ce60" office:value-type="percentage" office:value="0.03269" calcext:value-type="percentage">
            <text:p>3,27%</text:p>
          </table:table-cell>
          <table:table-cell table:style-name="ce60" office:value-type="percentage" office:value="0.14898" calcext:value-type="percentage">
            <text:p>14,90%</text:p>
          </table:table-cell>
          <table:table-cell table:style-name="ce60" office:value-type="percentage" office:value="0.127451" calcext:value-type="percentage">
            <text:p>12,75%</text:p>
          </table:table-cell>
          <table:table-cell table:style-name="ce60" office:value-type="percentage" office:value="0.128519" calcext:value-type="percentage">
            <text:p>12,85%</text:p>
          </table:table-cell>
          <table:table-cell table:style-name="ce60" office:value-type="percentage" office:value="0.333544" calcext:value-type="percentage">
            <text:p>33,35%</text:p>
          </table:table-cell>
          <table:table-cell table:style-name="ce60" office:value-type="percentage" office:value="0.112449" calcext:value-type="percentage">
            <text:p>11,24%</text:p>
          </table:table-cell>
          <table:table-cell table:style-name="ce60" office:value-type="percentage" office:value="0.089994" calcext:value-type="percentage">
            <text:p>9,00%</text:p>
          </table:table-cell>
          <table:table-cell table:style-name="ce60" office:value-type="percentage" office:value="0.026373" calcext:value-type="percentage">
            <text:p>2,64%</text:p>
          </table:table-cell>
          <table:table-cell table:style-name="ce60" office:value-type="percentage" office:value="0.203591" calcext:value-type="percentage">
            <text:p>20,36%</text:p>
          </table:table-cell>
          <table:table-cell table:style-name="ce60" office:value-type="percentage" office:value="0.204479" calcext:value-type="percentage">
            <text:p>20,45%</text:p>
          </table:table-cell>
          <table:table-cell table:style-name="ce60" office:value-type="percentage" office:value="0.233612" calcext:value-type="percentage">
            <text:p>23,36%</text:p>
          </table:table-cell>
          <table:table-cell table:style-name="ce60" office:value-type="percentage" office:value="0.187602" calcext:value-type="percentage">
            <text:p>18,76%</text:p>
          </table:table-cell>
          <table:table-cell table:style-name="ce60" office:value-type="percentage" office:value="0.06215" calcext:value-type="percentage">
            <text:p>6,22%</text:p>
          </table:table-cell>
          <table:table-cell table:style-name="ce60" office:value-type="percentage" office:value="0.108565" calcext:value-type="percentage">
            <text:p>10,86%</text:p>
          </table:table-cell>
          <table:table-cell table:style-name="ce60" office:value-type="percentage" office:value="0.165485" calcext:value-type="percentage">
            <text:p>16,55%</text:p>
          </table:table-cell>
          <table:table-cell table:style-name="ce60" office:value-type="percentage" office:value="0.417241" calcext:value-type="percentage">
            <text:p>41,72%</text:p>
          </table:table-cell>
          <table:table-cell table:style-name="ce60" office:value-type="percentage" office:value="0.067506" calcext:value-type="percentage">
            <text:p>6,75%</text:p>
          </table:table-cell>
          <table:table-cell table:style-name="ce60" office:value-type="percentage" office:value="0.221596" calcext:value-type="percentage">
            <text:p>22,16%</text:p>
          </table:table-cell>
          <table:table-cell table:style-name="ce60" office:value-type="percentage" office:value="0.042896" calcext:value-type="percentage">
            <text:p>4,29%</text:p>
          </table:table-cell>
          <table:table-cell table:style-name="ce60" office:value-type="percentage" office:value="0.085275" calcext:value-type="percentage">
            <text:p>8,53%</text:p>
          </table:table-cell>
          <table:table-cell table:style-name="ce60" office:value-type="percentage" office:value="0.021798" calcext:value-type="percentage">
            <text:p>2,18%</text:p>
          </table:table-cell>
          <table:table-cell table:style-name="ce60" office:value-type="percentage" office:value="0.115523" calcext:value-type="percentage">
            <text:p>11,55%</text:p>
          </table:table-cell>
          <table:table-cell table:style-name="ce60" office:value-type="percentage" office:value="0.255739" calcext:value-type="percentage">
            <text:p>25,57%</text:p>
          </table:table-cell>
          <table:table-cell table:style-name="ce60" office:value-type="percentage" office:value="0.337265" calcext:value-type="percentage">
            <text:p>33,73%</text:p>
          </table:table-cell>
          <table:table-cell table:style-name="ce60" office:value-type="percentage" office:value="0.269675" calcext:value-type="percentage">
            <text:p>26,97%</text:p>
          </table:table-cell>
          <table:table-cell table:style-name="ce60" office:value-type="percentage" office:value="0.042704" calcext:value-type="percentage">
            <text:p>4,27%</text:p>
          </table:table-cell>
          <table:table-cell table:style-name="ce60" office:value-type="percentage" office:value="0.241042" calcext:value-type="percentage">
            <text:p>24,10%</text:p>
          </table:table-cell>
          <table:table-cell table:style-name="ce60" office:value-type="percentage" office:value="0.244464" calcext:value-type="percentage">
            <text:p>24,45%</text:p>
          </table:table-cell>
          <table:table-cell table:style-name="ce60" office:value-type="percentage" office:value="0.0964" calcext:value-type="percentage">
            <text:p>9,64%</text:p>
          </table:table-cell>
          <table:table-cell table:style-name="ce60" office:value-type="percentage" office:value="0.09346" calcext:value-type="percentage">
            <text:p>9,35%</text:p>
          </table:table-cell>
          <table:table-cell table:style-name="ce60" office:value-type="percentage" office:value="0.046515" calcext:value-type="percentage">
            <text:p>4,65%</text:p>
          </table:table-cell>
          <table:table-cell table:style-name="ce60" office:value-type="percentage" office:value="0.063289" calcext:value-type="percentage">
            <text:p>6,33%</text:p>
          </table:table-cell>
          <table:table-cell table:style-name="ce60" office:value-type="percentage" office:value="0.041807" calcext:value-type="percentage">
            <text:p>4,18%</text:p>
          </table:table-cell>
          <table:table-cell table:style-name="ce60" office:value-type="percentage" office:value="0.031863" calcext:value-type="percentage">
            <text:p>3,19%</text:p>
          </table:table-cell>
          <table:table-cell table:style-name="ce60" office:value-type="percentage" office:value="0.018033" calcext:value-type="percentage">
            <text:p>1,80%</text:p>
          </table:table-cell>
          <table:table-cell table:style-name="ce60" office:value-type="percentage" office:value="0.013106" calcext:value-type="percentage">
            <text:p>1,31%</text:p>
          </table:table-cell>
          <table:table-cell table:style-name="ce60" office:value-type="percentage" office:value="0.067316" calcext:value-type="percentage">
            <text:p>6,73%</text:p>
          </table:table-cell>
          <table:table-cell table:style-name="ce60" office:value-type="percentage" office:value="0.921007" calcext:value-type="percentage">
            <text:p>92,10%</text:p>
          </table:table-cell>
          <table:table-cell table:style-name="ce60" office:value-type="percentage" office:value="0.041819" calcext:value-type="percentage">
            <text:p>4,18%</text:p>
          </table:table-cell>
          <table:table-cell table:style-name="ce60" office:value-type="percentage" office:value="0.008962" calcext:value-type="percentage">
            <text:p>0,90%</text:p>
          </table:table-cell>
          <table:table-cell table:style-name="ce60" office:value-type="percentage" office:value="0.028213" calcext:value-type="percentage">
            <text:p>2,82%</text:p>
          </table:table-cell>
          <table:table-cell table:style-name="ce60" office:value-type="percentage" office:value="0.009116" calcext:value-type="percentage">
            <text:p>0,91%</text:p>
          </table:table-cell>
          <table:table-cell table:style-name="ce60" office:value-type="percentage" office:value="0.679836" calcext:value-type="percentage">
            <text:p>67,98%</text:p>
          </table:table-cell>
          <table:table-cell table:style-name="ce60" office:value-type="percentage" office:value="0.217326" calcext:value-type="percentage">
            <text:p>21,73%</text:p>
          </table:table-cell>
          <table:table-cell table:style-name="ce60" office:value-type="percentage" office:value="0.06153" calcext:value-type="percentage">
            <text:p>6,15%</text:p>
          </table:table-cell>
          <table:table-cell table:style-name="ce60" office:value-type="percentage" office:value="0.032192" calcext:value-type="percentage">
            <text:p>3,22%</text:p>
          </table:table-cell>
          <table:table-cell table:style-name="ce60" office:value-type="percentage" office:value="0.007137" calcext:value-type="percentage">
            <text:p>0,71%</text:p>
          </table:table-cell>
          <table:table-cell table:style-name="ce60" office:value-type="percentage" office:value="0.119561" calcext:value-type="percentage">
            <text:p>11,96%</text:p>
          </table:table-cell>
          <table:table-cell table:style-name="ce60" office:value-type="percentage" office:value="0.498637" calcext:value-type="percentage">
            <text:p>49,86%</text:p>
          </table:table-cell>
          <table:table-cell table:style-name="ce60" office:value-type="percentage" office:value="0.321441" calcext:value-type="percentage">
            <text:p>32,14%</text:p>
          </table:table-cell>
          <table:table-cell table:style-name="ce60" office:value-type="percentage" office:value="0.053223" calcext:value-type="percentage">
            <text:p>5,32%</text:p>
          </table:table-cell>
          <table:table-cell table:style-name="ce60" office:value-type="percentage" office:value="0.54027" calcext:value-type="percentage">
            <text:p>54,03%</text:p>
          </table:table-cell>
          <table:table-cell table:style-name="ce60" office:value-type="percentage" office:value="0.362719" calcext:value-type="percentage">
            <text:p>36,27%</text:p>
          </table:table-cell>
          <table:table-cell table:style-name="ce60" office:value-type="percentage" office:value="0.083275" calcext:value-type="percentage">
            <text:p>8,33%</text:p>
          </table:table-cell>
          <table:table-cell table:style-name="ce60" office:value-type="percentage" office:value="0.011334" calcext:value-type="percentage">
            <text:p>1,13%</text:p>
          </table:table-cell>
          <table:table-cell table:style-name="ce60" office:value-type="percentage" office:value="0.002402" calcext:value-type="percentage">
            <text:p>0,24%</text:p>
          </table:table-cell>
          <table:table-cell table:style-name="ce60" office:value-type="percentage" office:value="0.771576" calcext:value-type="percentage">
            <text:p>77,16%</text:p>
          </table:table-cell>
          <table:table-cell table:style-name="ce60" office:value-type="percentage" office:value="0.20597" calcext:value-type="percentage">
            <text:p>20,60%</text:p>
          </table:table-cell>
          <table:table-cell table:style-name="ce60" office:value-type="percentage" office:value="0.020147" calcext:value-type="percentage">
            <text:p>2,01%</text:p>
          </table:table-cell>
          <table:table-cell table:style-name="ce60" office:value-type="percentage" office:value="0.001946" calcext:value-type="percentage">
            <text:p>0,19%</text:p>
          </table:table-cell>
          <table:table-cell table:style-name="ce60" office:value-type="percentage" office:value="0.00036" calcext:value-type="percentage">
            <text:p>0,04%</text:p>
          </table:table-cell>
          <table:table-cell table:style-name="ce60" office:value-type="percentage" office:value="0.015893" calcext:value-type="percentage">
            <text:p>1,59%</text:p>
          </table:table-cell>
          <table:table-cell table:style-name="ce60" office:value-type="percentage" office:value="0.93805" calcext:value-type="percentage">
            <text:p>93,81%</text:p>
          </table:table-cell>
          <table:table-cell table:style-name="ce60" office:value-type="percentage" office:value="0.042489" calcext:value-type="percentage">
            <text:p>4,25%</text:p>
          </table:table-cell>
          <table:table-cell table:style-name="ce60" office:value-type="percentage" office:value="0.003001" calcext:value-type="percentage">
            <text:p>0,30%</text:p>
          </table:table-cell>
          <table:table-cell table:style-name="ce60" office:value-type="percentage" office:value="0.000568" calcext:value-type="percentage">
            <text:p>0,06%</text:p>
          </table:table-cell>
          <table:table-cell table:style-name="ce60" office:value-type="percentage" office:value="0.617252" calcext:value-type="percentage">
            <text:p>61,73%</text:p>
          </table:table-cell>
          <table:table-cell table:style-name="ce60" office:value-type="percentage" office:value="0.354701" calcext:value-type="percentage">
            <text:p>35,47%</text:p>
          </table:table-cell>
          <table:table-cell table:style-name="ce60" office:value-type="percentage" office:value="0.024463" calcext:value-type="percentage">
            <text:p>2,45%</text:p>
          </table:table-cell>
          <table:table-cell table:style-name="ce60" office:value-type="percentage" office:value="0.002904" calcext:value-type="percentage">
            <text:p>0,29%</text:p>
          </table:table-cell>
          <table:table-cell table:style-name="ce60" office:value-type="percentage" office:value="0.000681" calcext:value-type="percentage">
            <text:p>0,07%</text:p>
          </table:table-cell>
          <table:table-cell table:style-name="ce60" office:value-type="percentage" office:value="0.39646" calcext:value-type="percentage">
            <text:p>39,65%</text:p>
          </table:table-cell>
          <table:table-cell table:style-name="ce60" office:value-type="percentage" office:value="0.593798" calcext:value-type="percentage">
            <text:p>59,38%</text:p>
          </table:table-cell>
          <table:table-cell table:style-name="ce60" office:value-type="percentage" office:value="0.009289" calcext:value-type="percentage">
            <text:p>0,93%</text:p>
          </table:table-cell>
          <table:table-cell table:style-name="ce60" office:value-type="percentage" office:value="0.000363" calcext:value-type="percentage">
            <text:p>0,04%</text:p>
          </table:table-cell>
          <table:table-cell table:style-name="ce60" office:value-type="percentage" office:value="0.00009" calcext:value-type="percentage">
            <text:p>0,01%</text:p>
          </table:table-cell>
          <table:table-cell table:style-name="ce60" office:value-type="percentage" office:value="0.880385" calcext:value-type="percentage">
            <text:p>88,04%</text:p>
          </table:table-cell>
          <table:table-cell table:style-name="ce60" office:value-type="percentage" office:value="0.118149" calcext:value-type="percentage">
            <text:p>11,81%</text:p>
          </table:table-cell>
          <table:table-cell table:style-name="ce60" office:value-type="percentage" office:value="0.001302" calcext:value-type="percentage">
            <text:p>0,13%</text:p>
          </table:table-cell>
          <table:table-cell table:style-name="ce60" office:value-type="percentage" office:value="0.000103" calcext:value-type="percentage">
            <text:p>0,01%</text:p>
          </table:table-cell>
          <table:table-cell table:style-name="ce60" office:value-type="percentage" office:value="0.000061" calcext:value-type="percentage">
            <text:p>0,01%</text:p>
          </table:table-cell>
          <table:table-cell table:style-name="ce60" office:value-type="percentage" office:value="0.493563" calcext:value-type="percentage">
            <text:p>49,36%</text:p>
          </table:table-cell>
          <table:table-cell table:style-name="ce60" office:value-type="percentage" office:value="0.500901" calcext:value-type="percentage">
            <text:p>50,09%</text:p>
          </table:table-cell>
          <table:table-cell table:style-name="ce60" office:value-type="percentage" office:value="0.005204" calcext:value-type="percentage">
            <text:p>0,52%</text:p>
          </table:table-cell>
          <table:table-cell table:style-name="ce60" office:value-type="percentage" office:value="0.000253" calcext:value-type="percentage">
            <text:p>0,03%</text:p>
          </table:table-cell>
          <table:table-cell table:style-name="ce60" office:value-type="percentage" office:value="0.000079" calcext:value-type="percentage">
            <text:p>0,01%</text:p>
          </table:table-cell>
          <table:table-cell table:style-name="ce60" office:value-type="percentage" office:value="0.973376" calcext:value-type="percentage">
            <text:p>97,34%</text:p>
          </table:table-cell>
          <table:table-cell table:style-name="ce60" office:value-type="percentage" office:value="0.026139" calcext:value-type="percentage">
            <text:p>2,61%</text:p>
          </table:table-cell>
          <table:table-cell table:style-name="ce60" office:value-type="percentage" office:value="0.000359" calcext:value-type="percentage">
            <text:p>0,04%</text:p>
          </table:table-cell>
          <table:table-cell table:style-name="ce60" office:value-type="percentage" office:value="0.000074" calcext:value-type="percentage">
            <text:p>0,01%</text:p>
          </table:table-cell>
          <table:table-cell table:style-name="ce60" office:value-type="percentage" office:value="0.000052" calcext:value-type="percentage">
            <text:p>0,01%</text:p>
          </table:table-cell>
          <table:table-cell table:style-name="ce60" office:value-type="percentage" office:value="0.792077" calcext:value-type="percentage">
            <text:p>79,21%</text:p>
          </table:table-cell>
          <table:table-cell table:style-name="ce60" office:value-type="percentage" office:value="0.207923" calcext:value-type="percentage">
            <text:p>20,79%</text:p>
          </table:table-cell>
          <table:table-cell table:style-name="ce60" office:value-type="percentage" office:value="0.045083" calcext:value-type="percentage">
            <text:p>4,51%</text:p>
          </table:table-cell>
          <table:table-cell table:style-name="ce60" office:value-type="percentage" office:value="0.672955" calcext:value-type="percentage">
            <text:p>67,30%</text:p>
          </table:table-cell>
          <table:table-cell table:style-name="ce60" office:value-type="percentage" office:value="0.189551" calcext:value-type="percentage">
            <text:p>18,96%</text:p>
          </table:table-cell>
          <table:table-cell table:style-name="ce60" office:value-type="percentage" office:value="0.063328" calcext:value-type="percentage">
            <text:p>6,33%</text:p>
          </table:table-cell>
          <table:table-cell table:style-name="ce60" office:value-type="percentage" office:value="0.029083" calcext:value-type="percentage">
            <text:p>2,91%</text:p>
          </table:table-cell>
          <table:table-cell table:style-name="ce60" office:value-type="percentage" office:value="0.682422" calcext:value-type="percentage">
            <text:p>68,24%</text:p>
          </table:table-cell>
          <table:table-cell table:style-name="ce60" office:value-type="percentage" office:value="0.317578" calcext:value-type="percentage">
            <text:p>31,76%</text:p>
          </table:table-cell>
          <table:table-cell table:style-name="ce60" office:value-type="percentage" office:value="0.765345" calcext:value-type="percentage">
            <text:p>76,53%</text:p>
          </table:table-cell>
          <table:table-cell table:style-name="ce60" office:value-type="percentage" office:value="0.234655" calcext:value-type="percentage">
            <text:p>23,47%</text:p>
          </table:table-cell>
          <table:table-cell table:style-name="ce60" office:value-type="percentage" office:value="0.020747" calcext:value-type="percentage">
            <text:p>2,07%</text:p>
          </table:table-cell>
          <table:table-cell table:style-name="ce60" office:value-type="percentage" office:value="0.195052" calcext:value-type="percentage">
            <text:p>19,51%</text:p>
          </table:table-cell>
          <table:table-cell table:style-name="ce60" office:value-type="percentage" office:value="0.299993" calcext:value-type="percentage">
            <text:p>30,00%</text:p>
          </table:table-cell>
          <table:table-cell table:style-name="ce60" office:value-type="percentage" office:value="0.286578" calcext:value-type="percentage">
            <text:p>28,66%</text:p>
          </table:table-cell>
          <table:table-cell table:style-name="ce60" office:value-type="percentage" office:value="0.197631" calcext:value-type="percentage">
            <text:p>19,76%</text:p>
          </table:table-cell>
          <table:table-cell table:style-name="ce60" office:value-type="percentage" office:value="0.7482" calcext:value-type="percentage">
            <text:p>74,82%</text:p>
          </table:table-cell>
          <table:table-cell table:style-name="ce60" office:value-type="percentage" office:value="0.2518" calcext:value-type="percentage">
            <text:p>25,18%</text:p>
          </table:table-cell>
          <table:table-cell table:style-name="ce60" office:value-type="percentage" office:value="0.438294" calcext:value-type="percentage">
            <text:p>43,83%</text:p>
          </table:table-cell>
          <table:table-cell table:style-name="ce60" office:value-type="percentage" office:value="0.442135" calcext:value-type="percentage">
            <text:p>44,21%</text:p>
          </table:table-cell>
          <table:table-cell table:style-name="ce60" office:value-type="percentage" office:value="0.083362" calcext:value-type="percentage">
            <text:p>8,34%</text:p>
          </table:table-cell>
          <table:table-cell table:style-name="ce60" office:value-type="percentage" office:value="0.025576" calcext:value-type="percentage">
            <text:p>2,56%</text:p>
          </table:table-cell>
          <table:table-cell table:style-name="ce60" office:value-type="percentage" office:value="0.010633" calcext:value-type="percentage">
            <text:p>1,06%</text:p>
          </table:table-cell>
          <table:table-cell table:style-name="ce60" office:value-type="percentage" office:value="0.211229" calcext:value-type="percentage">
            <text:p>21,12%</text:p>
          </table:table-cell>
          <table:table-cell table:style-name="ce60" office:value-type="percentage" office:value="0.788771" calcext:value-type="percentage">
            <text:p>78,88%</text:p>
          </table:table-cell>
          <table:table-cell table:style-name="ce60" office:value-type="percentage" office:value="3701909" calcext:value-type="percentage">
            <text:p>370190900,00%</text:p>
          </table:table-cell>
          <table:table-cell table:style-name="ce60" office:value-type="percentage" office:value="0.019837" calcext:value-type="percentage">
            <text:p>1,98%</text:p>
          </table:table-cell>
          <table:table-cell table:style-name="ce60" office:value-type="percentage" office:value="0.371398" calcext:value-type="percentage">
            <text:p>37,14%</text:p>
          </table:table-cell>
          <table:table-cell table:style-name="ce60" office:value-type="percentage" office:value="0.122427" calcext:value-type="percentage">
            <text:p>12,24%</text:p>
          </table:table-cell>
          <table:table-cell table:style-name="ce60" office:value-type="percentage" office:value="0.457632" calcext:value-type="percentage">
            <text:p>45,76%</text:p>
          </table:table-cell>
          <table:table-cell table:style-name="ce60" office:value-type="percentage" office:value="0.022894" calcext:value-type="percentage">
            <text:p>2,29%</text:p>
          </table:table-cell>
          <table:table-cell table:style-name="ce60" office:value-type="percentage" office:value="0.005814" calcext:value-type="percentage">
            <text:p>0,58%</text:p>
          </table:table-cell>
          <table:table-cell table:style-name="ce60" office:value-type="percentage" office:value="0.671218" calcext:value-type="percentage">
            <text:p>67,12%</text:p>
          </table:table-cell>
          <table:table-cell table:style-name="ce60" office:value-type="percentage" office:value="0.272785" calcext:value-type="percentage">
            <text:p>27,28%</text:p>
          </table:table-cell>
          <table:table-cell table:style-name="ce60" office:value-type="percentage" office:value="0.055997" calcext:value-type="percentage">
            <text:p>5,60%</text:p>
          </table:table-cell>
          <table:table-cell table:style-name="ce60" office:value-type="percentage" office:value="0.034989" calcext:value-type="percentage">
            <text:p>3,50%</text:p>
          </table:table-cell>
          <table:table-cell table:style-name="ce60" office:value-type="percentage" office:value="0.889586" calcext:value-type="percentage">
            <text:p>88,96%</text:p>
          </table:table-cell>
          <table:table-cell table:style-name="ce60" office:value-type="percentage" office:value="0.060373" calcext:value-type="percentage">
            <text:p>6,04%</text:p>
          </table:table-cell>
          <table:table-cell table:style-name="ce60" office:value-type="percentage" office:value="0.014041" calcext:value-type="percentage">
            <text:p>1,40%</text:p>
          </table:table-cell>
          <table:table-cell table:style-name="ce60" office:value-type="percentage" office:value="0.001011" calcext:value-type="percentage">
            <text:p>0,10%</text:p>
          </table:table-cell>
          <table:table-cell table:style-name="ce60" office:value-type="percentage" office:value="0.09507" calcext:value-type="percentage">
            <text:p>9,51%</text:p>
          </table:table-cell>
          <table:table-cell table:style-name="ce60" office:value-type="percentage" office:value="0.019793" calcext:value-type="percentage">
            <text:p>1,98%</text:p>
          </table:table-cell>
          <table:table-cell table:style-name="ce60" office:value-type="percentage" office:value="0.060351" calcext:value-type="percentage">
            <text:p>6,04%</text:p>
          </table:table-cell>
          <table:table-cell table:style-name="ce60" office:value-type="percentage" office:value="0.034564" calcext:value-type="percentage">
            <text:p>3,46%</text:p>
          </table:table-cell>
          <table:table-cell table:style-name="ce60" office:value-type="percentage" office:value="0.056846" calcext:value-type="percentage">
            <text:p>5,68%</text:p>
          </table:table-cell>
          <table:table-cell table:style-name="ce60" office:value-type="percentage" office:value="0.201162" calcext:value-type="percentage">
            <text:p>20,12%</text:p>
          </table:table-cell>
          <table:table-cell table:style-name="ce60" office:value-type="percentage" office:value="0.191724" calcext:value-type="percentage">
            <text:p>19,17%</text:p>
          </table:table-cell>
          <table:table-cell table:style-name="ce60" office:value-type="percentage" office:value="0.116206" calcext:value-type="percentage">
            <text:p>11,62%</text:p>
          </table:table-cell>
          <table:table-cell table:style-name="ce60" office:value-type="percentage" office:value="0.077099" calcext:value-type="percentage">
            <text:p>7,71%</text:p>
          </table:table-cell>
          <table:table-cell table:style-name="ce60" office:value-type="percentage" office:value="0.051676" calcext:value-type="percentage">
            <text:p>5,17%</text:p>
          </table:table-cell>
          <table:table-cell table:style-name="ce60" office:value-type="percentage" office:value="0.03977" calcext:value-type="percentage">
            <text:p>3,98%</text:p>
          </table:table-cell>
          <table:table-cell table:style-name="ce60" office:value-type="percentage" office:value="0.03086" calcext:value-type="percentage">
            <text:p>3,09%</text:p>
          </table:table-cell>
          <table:table-cell table:style-name="ce60" office:value-type="percentage" office:value="0.024878" calcext:value-type="percentage">
            <text:p>2,49%</text:p>
          </table:table-cell>
          <table:table-cell table:style-name="ce60" office:value-type="percentage" office:value="0.001357" calcext:value-type="percentage">
            <text:p>0,14%</text:p>
          </table:table-cell>
          <table:table-cell table:style-name="ce60" office:value-type="percentage" office:value="0.971313" calcext:value-type="percentage">
            <text:p>97,13%</text:p>
          </table:table-cell>
          <table:table-cell table:style-name="ce60" office:value-type="percentage" office:value="0.024436" calcext:value-type="percentage">
            <text:p>2,44%</text:p>
          </table:table-cell>
          <table:table-cell table:style-name="ce60" office:value-type="percentage" office:value="0.001139" calcext:value-type="percentage">
            <text:p>0,11%</text:p>
          </table:table-cell>
          <table:table-cell table:style-name="ce60" office:value-type="percentage" office:value="0.001755" calcext:value-type="percentage">
            <text:p>0,18%</text:p>
          </table:table-cell>
          <table:table-cell table:style-name="ce60" office:value-type="percentage" office:value="0.5946" calcext:value-type="percentage">
            <text:p>59,46%</text:p>
          </table:table-cell>
          <table:table-cell table:style-name="ce60" office:value-type="percentage" office:value="0.4054" calcext:value-type="percentage">
            <text:p>40,54%</text:p>
          </table:table-cell>
          <table:table-cell table:style-name="ce60" office:value-type="percentage" office:value="0.525834" calcext:value-type="percentage">
            <text:p>52,58%</text:p>
          </table:table-cell>
          <table:table-cell table:style-name="ce60" office:value-type="percentage" office:value="0.328782" calcext:value-type="percentage">
            <text:p>32,88%</text:p>
          </table:table-cell>
          <table:table-cell table:style-name="ce60" office:value-type="percentage" office:value="0.142548" calcext:value-type="percentage">
            <text:p>14,25%</text:p>
          </table:table-cell>
          <table:table-cell table:style-name="ce93" office:value-type="percentage" office:value="0.002836" calcext:value-type="percentage">
            <text:p>0,28%</text:p>
          </table:table-cell>
          <table:table-cell table:style-name="ce101" office:value-type="percentage" office:value="3702464.624201" calcext:value-type="percentage">
            <text:p>370246462,42%</text:p>
          </table:table-cell>
        </table:table-row>
        <table:table-row table:style-name="ro1">
          <table:table-cell table:style-name="ce43" office:value-type="string" calcext:value-type="string">
            <text:p>Total Resultado</text:p>
          </table:table-cell>
          <table:table-cell table:style-name="ce52" office:value-type="percentage" office:value="0.162214" calcext:value-type="percentage">
            <text:p>16,22%</text:p>
          </table:table-cell>
          <table:table-cell table:style-name="ce61" office:value-type="percentage" office:value="0.704296" calcext:value-type="percentage">
            <text:p>70,43%</text:p>
          </table:table-cell>
          <table:table-cell table:style-name="ce61" office:value-type="percentage" office:value="0.227536" calcext:value-type="percentage">
            <text:p>22,75%</text:p>
          </table:table-cell>
          <table:table-cell table:style-name="ce61" office:value-type="percentage" office:value="0.69696" calcext:value-type="percentage">
            <text:p>69,70%</text:p>
          </table:table-cell>
          <table:table-cell table:style-name="ce61" office:value-type="percentage" office:value="0.208995" calcext:value-type="percentage">
            <text:p>20,90%</text:p>
          </table:table-cell>
          <table:table-cell table:style-name="ce78" office:value-type="float" office:value="3138.1649" calcext:value-type="float">
            <text:p>3138,16</text:p>
          </table:table-cell>
          <table:table-cell table:style-name="ce61" office:value-type="percentage" office:value="0.100587" calcext:value-type="percentage">
            <text:p>10,06%</text:p>
          </table:table-cell>
          <table:table-cell table:style-name="ce61" office:value-type="percentage" office:value="0.406573" calcext:value-type="percentage">
            <text:p>40,66%</text:p>
          </table:table-cell>
          <table:table-cell table:style-name="ce61" office:value-type="percentage" office:value="0.278651" calcext:value-type="percentage">
            <text:p>27,87%</text:p>
          </table:table-cell>
          <table:table-cell table:style-name="ce61" office:value-type="percentage" office:value="0.234031" calcext:value-type="percentage">
            <text:p>23,40%</text:p>
          </table:table-cell>
          <table:table-cell table:style-name="ce61" office:value-type="percentage" office:value="0.54363" calcext:value-type="percentage">
            <text:p>54,36%</text:p>
          </table:table-cell>
          <table:table-cell table:style-name="ce61" office:value-type="percentage" office:value="0.166566" calcext:value-type="percentage">
            <text:p>16,66%</text:p>
          </table:table-cell>
          <table:table-cell table:style-name="ce61" office:value-type="percentage" office:value="0.104554" calcext:value-type="percentage">
            <text:p>10,46%</text:p>
          </table:table-cell>
          <table:table-cell table:style-name="ce61" office:value-type="percentage" office:value="0.165408" calcext:value-type="percentage">
            <text:p>16,54%</text:p>
          </table:table-cell>
          <table:table-cell table:style-name="ce61" office:value-type="percentage" office:value="0.065381" calcext:value-type="percentage">
            <text:p>6,54%</text:p>
          </table:table-cell>
          <table:table-cell table:style-name="ce61" office:value-type="percentage" office:value="0.29796" calcext:value-type="percentage">
            <text:p>29,80%</text:p>
          </table:table-cell>
          <table:table-cell table:style-name="ce61" office:value-type="percentage" office:value="0.254902" calcext:value-type="percentage">
            <text:p>25,49%</text:p>
          </table:table-cell>
          <table:table-cell table:style-name="ce61" office:value-type="percentage" office:value="0.257038" calcext:value-type="percentage">
            <text:p>25,70%</text:p>
          </table:table-cell>
          <table:table-cell table:style-name="ce61" office:value-type="percentage" office:value="0.667089" calcext:value-type="percentage">
            <text:p>66,71%</text:p>
          </table:table-cell>
          <table:table-cell table:style-name="ce61" office:value-type="percentage" office:value="0.224898" calcext:value-type="percentage">
            <text:p>22,49%</text:p>
          </table:table-cell>
          <table:table-cell table:style-name="ce61" office:value-type="percentage" office:value="0.179988" calcext:value-type="percentage">
            <text:p>18,00%</text:p>
          </table:table-cell>
          <table:table-cell table:style-name="ce61" office:value-type="percentage" office:value="0.052746" calcext:value-type="percentage">
            <text:p>5,27%</text:p>
          </table:table-cell>
          <table:table-cell table:style-name="ce61" office:value-type="percentage" office:value="0.407182" calcext:value-type="percentage">
            <text:p>40,72%</text:p>
          </table:table-cell>
          <table:table-cell table:style-name="ce61" office:value-type="percentage" office:value="0.408958" calcext:value-type="percentage">
            <text:p>40,90%</text:p>
          </table:table-cell>
          <table:table-cell table:style-name="ce61" office:value-type="percentage" office:value="0.467224" calcext:value-type="percentage">
            <text:p>46,72%</text:p>
          </table:table-cell>
          <table:table-cell table:style-name="ce61" office:value-type="percentage" office:value="0.375204" calcext:value-type="percentage">
            <text:p>37,52%</text:p>
          </table:table-cell>
          <table:table-cell table:style-name="ce61" office:value-type="percentage" office:value="0.124301" calcext:value-type="percentage">
            <text:p>12,43%</text:p>
          </table:table-cell>
          <table:table-cell table:style-name="ce61" office:value-type="percentage" office:value="0.21713" calcext:value-type="percentage">
            <text:p>21,71%</text:p>
          </table:table-cell>
          <table:table-cell table:style-name="ce61" office:value-type="percentage" office:value="0.330971" calcext:value-type="percentage">
            <text:p>33,10%</text:p>
          </table:table-cell>
          <table:table-cell table:style-name="ce61" office:value-type="percentage" office:value="0.834483" calcext:value-type="percentage">
            <text:p>83,45%</text:p>
          </table:table-cell>
          <table:table-cell table:style-name="ce61" office:value-type="percentage" office:value="0.135012" calcext:value-type="percentage">
            <text:p>13,50%</text:p>
          </table:table-cell>
          <table:table-cell table:style-name="ce61" office:value-type="percentage" office:value="0.443192" calcext:value-type="percentage">
            <text:p>44,32%</text:p>
          </table:table-cell>
          <table:table-cell table:style-name="ce61" office:value-type="percentage" office:value="0.085793" calcext:value-type="percentage">
            <text:p>8,58%</text:p>
          </table:table-cell>
          <table:table-cell table:style-name="ce61" office:value-type="percentage" office:value="0.170551" calcext:value-type="percentage">
            <text:p>17,06%</text:p>
          </table:table-cell>
          <table:table-cell table:style-name="ce61" office:value-type="percentage" office:value="0.043597" calcext:value-type="percentage">
            <text:p>4,36%</text:p>
          </table:table-cell>
          <table:table-cell table:style-name="ce61" office:value-type="percentage" office:value="0.231046" calcext:value-type="percentage">
            <text:p>23,10%</text:p>
          </table:table-cell>
          <table:table-cell table:style-name="ce61" office:value-type="percentage" office:value="0.511478" calcext:value-type="percentage">
            <text:p>51,15%</text:p>
          </table:table-cell>
          <table:table-cell table:style-name="ce61" office:value-type="percentage" office:value="0.67453" calcext:value-type="percentage">
            <text:p>67,45%</text:p>
          </table:table-cell>
          <table:table-cell table:style-name="ce61" office:value-type="percentage" office:value="0.53935" calcext:value-type="percentage">
            <text:p>53,94%</text:p>
          </table:table-cell>
          <table:table-cell table:style-name="ce61" office:value-type="percentage" office:value="0.085408" calcext:value-type="percentage">
            <text:p>8,54%</text:p>
          </table:table-cell>
          <table:table-cell table:style-name="ce61" office:value-type="percentage" office:value="0.482084" calcext:value-type="percentage">
            <text:p>48,21%</text:p>
          </table:table-cell>
          <table:table-cell table:style-name="ce61" office:value-type="percentage" office:value="0.488929" calcext:value-type="percentage">
            <text:p>48,89%</text:p>
          </table:table-cell>
          <table:table-cell table:style-name="ce61" office:value-type="percentage" office:value="0.1928" calcext:value-type="percentage">
            <text:p>19,28%</text:p>
          </table:table-cell>
          <table:table-cell table:style-name="ce61" office:value-type="percentage" office:value="0.18692" calcext:value-type="percentage">
            <text:p>18,69%</text:p>
          </table:table-cell>
          <table:table-cell table:style-name="ce61" office:value-type="percentage" office:value="0.093029" calcext:value-type="percentage">
            <text:p>9,30%</text:p>
          </table:table-cell>
          <table:table-cell table:style-name="ce61" office:value-type="percentage" office:value="0.126578" calcext:value-type="percentage">
            <text:p>12,66%</text:p>
          </table:table-cell>
          <table:table-cell table:style-name="ce61" office:value-type="percentage" office:value="0.083614" calcext:value-type="percentage">
            <text:p>8,36%</text:p>
          </table:table-cell>
          <table:table-cell table:style-name="ce61" office:value-type="percentage" office:value="0.063727" calcext:value-type="percentage">
            <text:p>6,37%</text:p>
          </table:table-cell>
          <table:table-cell table:style-name="ce61" office:value-type="percentage" office:value="0.036065" calcext:value-type="percentage">
            <text:p>3,61%</text:p>
          </table:table-cell>
          <table:table-cell table:style-name="ce61" office:value-type="percentage" office:value="0.026213" calcext:value-type="percentage">
            <text:p>2,62%</text:p>
          </table:table-cell>
          <table:table-cell table:style-name="ce61" office:value-type="percentage" office:value="0.134632" calcext:value-type="percentage">
            <text:p>13,46%</text:p>
          </table:table-cell>
          <table:table-cell table:style-name="ce61" office:value-type="percentage" office:value="1.842013" calcext:value-type="percentage">
            <text:p>184,20%</text:p>
          </table:table-cell>
          <table:table-cell table:style-name="ce61" office:value-type="percentage" office:value="0.083637" calcext:value-type="percentage">
            <text:p>8,36%</text:p>
          </table:table-cell>
          <table:table-cell table:style-name="ce61" office:value-type="percentage" office:value="0.017923" calcext:value-type="percentage">
            <text:p>1,79%</text:p>
          </table:table-cell>
          <table:table-cell table:style-name="ce61" office:value-type="percentage" office:value="0.056426" calcext:value-type="percentage">
            <text:p>5,64%</text:p>
          </table:table-cell>
          <table:table-cell table:style-name="ce61" office:value-type="percentage" office:value="0.018232" calcext:value-type="percentage">
            <text:p>1,82%</text:p>
          </table:table-cell>
          <table:table-cell table:style-name="ce61" office:value-type="percentage" office:value="1.359671" calcext:value-type="percentage">
            <text:p>135,97%</text:p>
          </table:table-cell>
          <table:table-cell table:style-name="ce61" office:value-type="percentage" office:value="0.434652" calcext:value-type="percentage">
            <text:p>43,47%</text:p>
          </table:table-cell>
          <table:table-cell table:style-name="ce61" office:value-type="percentage" office:value="0.123061" calcext:value-type="percentage">
            <text:p>12,31%</text:p>
          </table:table-cell>
          <table:table-cell table:style-name="ce61" office:value-type="percentage" office:value="0.064384" calcext:value-type="percentage">
            <text:p>6,44%</text:p>
          </table:table-cell>
          <table:table-cell table:style-name="ce61" office:value-type="percentage" office:value="0.014275" calcext:value-type="percentage">
            <text:p>1,43%</text:p>
          </table:table-cell>
          <table:table-cell table:style-name="ce61" office:value-type="percentage" office:value="0.239122" calcext:value-type="percentage">
            <text:p>23,91%</text:p>
          </table:table-cell>
          <table:table-cell table:style-name="ce61" office:value-type="percentage" office:value="0.997275" calcext:value-type="percentage">
            <text:p>99,73%</text:p>
          </table:table-cell>
          <table:table-cell table:style-name="ce61" office:value-type="percentage" office:value="0.642881" calcext:value-type="percentage">
            <text:p>64,29%</text:p>
          </table:table-cell>
          <table:table-cell table:style-name="ce61" office:value-type="percentage" office:value="0.106447" calcext:value-type="percentage">
            <text:p>10,64%</text:p>
          </table:table-cell>
          <table:table-cell table:style-name="ce61" office:value-type="percentage" office:value="1.08054" calcext:value-type="percentage">
            <text:p>108,05%</text:p>
          </table:table-cell>
          <table:table-cell table:style-name="ce61" office:value-type="percentage" office:value="0.725438" calcext:value-type="percentage">
            <text:p>72,54%</text:p>
          </table:table-cell>
          <table:table-cell table:style-name="ce61" office:value-type="percentage" office:value="0.16655" calcext:value-type="percentage">
            <text:p>16,66%</text:p>
          </table:table-cell>
          <table:table-cell table:style-name="ce61" office:value-type="percentage" office:value="0.022668" calcext:value-type="percentage">
            <text:p>2,27%</text:p>
          </table:table-cell>
          <table:table-cell table:style-name="ce61" office:value-type="percentage" office:value="0.004804" calcext:value-type="percentage">
            <text:p>0,48%</text:p>
          </table:table-cell>
          <table:table-cell table:style-name="ce61" office:value-type="percentage" office:value="1.543152" calcext:value-type="percentage">
            <text:p>154,32%</text:p>
          </table:table-cell>
          <table:table-cell table:style-name="ce61" office:value-type="percentage" office:value="0.411939" calcext:value-type="percentage">
            <text:p>41,19%</text:p>
          </table:table-cell>
          <table:table-cell table:style-name="ce61" office:value-type="percentage" office:value="0.040295" calcext:value-type="percentage">
            <text:p>4,03%</text:p>
          </table:table-cell>
          <table:table-cell table:style-name="ce61" office:value-type="percentage" office:value="0.003891" calcext:value-type="percentage">
            <text:p>0,39%</text:p>
          </table:table-cell>
          <table:table-cell table:style-name="ce61" office:value-type="percentage" office:value="0.00072" calcext:value-type="percentage">
            <text:p>0,07%</text:p>
          </table:table-cell>
          <table:table-cell table:style-name="ce61" office:value-type="percentage" office:value="0.031787" calcext:value-type="percentage">
            <text:p>3,18%</text:p>
          </table:table-cell>
          <table:table-cell table:style-name="ce61" office:value-type="percentage" office:value="1.8761" calcext:value-type="percentage">
            <text:p>187,61%</text:p>
          </table:table-cell>
          <table:table-cell table:style-name="ce61" office:value-type="percentage" office:value="0.084977" calcext:value-type="percentage">
            <text:p>8,50%</text:p>
          </table:table-cell>
          <table:table-cell table:style-name="ce61" office:value-type="percentage" office:value="0.006002" calcext:value-type="percentage">
            <text:p>0,60%</text:p>
          </table:table-cell>
          <table:table-cell table:style-name="ce61" office:value-type="percentage" office:value="0.001136" calcext:value-type="percentage">
            <text:p>0,11%</text:p>
          </table:table-cell>
          <table:table-cell table:style-name="ce61" office:value-type="percentage" office:value="1.234503" calcext:value-type="percentage">
            <text:p>123,45%</text:p>
          </table:table-cell>
          <table:table-cell table:style-name="ce61" office:value-type="percentage" office:value="0.709402" calcext:value-type="percentage">
            <text:p>70,94%</text:p>
          </table:table-cell>
          <table:table-cell table:style-name="ce61" office:value-type="percentage" office:value="0.048926" calcext:value-type="percentage">
            <text:p>4,89%</text:p>
          </table:table-cell>
          <table:table-cell table:style-name="ce61" office:value-type="percentage" office:value="0.005809" calcext:value-type="percentage">
            <text:p>0,58%</text:p>
          </table:table-cell>
          <table:table-cell table:style-name="ce61" office:value-type="percentage" office:value="0.001363" calcext:value-type="percentage">
            <text:p>0,14%</text:p>
          </table:table-cell>
          <table:table-cell table:style-name="ce61" office:value-type="percentage" office:value="0.792919" calcext:value-type="percentage">
            <text:p>79,29%</text:p>
          </table:table-cell>
          <table:table-cell table:style-name="ce61" office:value-type="percentage" office:value="1.187596" calcext:value-type="percentage">
            <text:p>118,76%</text:p>
          </table:table-cell>
          <table:table-cell table:style-name="ce61" office:value-type="percentage" office:value="0.018578" calcext:value-type="percentage">
            <text:p>1,86%</text:p>
          </table:table-cell>
          <table:table-cell table:style-name="ce61" office:value-type="percentage" office:value="0.000726" calcext:value-type="percentage">
            <text:p>0,07%</text:p>
          </table:table-cell>
          <table:table-cell table:style-name="ce61" office:value-type="percentage" office:value="0.00018" calcext:value-type="percentage">
            <text:p>0,02%</text:p>
          </table:table-cell>
          <table:table-cell table:style-name="ce61" office:value-type="percentage" office:value="1.76077" calcext:value-type="percentage">
            <text:p>176,08%</text:p>
          </table:table-cell>
          <table:table-cell table:style-name="ce61" office:value-type="percentage" office:value="0.236298" calcext:value-type="percentage">
            <text:p>23,63%</text:p>
          </table:table-cell>
          <table:table-cell table:style-name="ce61" office:value-type="percentage" office:value="0.002604" calcext:value-type="percentage">
            <text:p>0,26%</text:p>
          </table:table-cell>
          <table:table-cell table:style-name="ce61" office:value-type="percentage" office:value="0.000207" calcext:value-type="percentage">
            <text:p>0,02%</text:p>
          </table:table-cell>
          <table:table-cell table:style-name="ce61" office:value-type="percentage" office:value="0.000123" calcext:value-type="percentage">
            <text:p>0,01%</text:p>
          </table:table-cell>
          <table:table-cell table:style-name="ce61" office:value-type="percentage" office:value="0.987128" calcext:value-type="percentage">
            <text:p>98,71%</text:p>
          </table:table-cell>
          <table:table-cell table:style-name="ce61" office:value-type="percentage" office:value="1.001803" calcext:value-type="percentage">
            <text:p>100,18%</text:p>
          </table:table-cell>
          <table:table-cell table:style-name="ce61" office:value-type="percentage" office:value="0.010407" calcext:value-type="percentage">
            <text:p>1,04%</text:p>
          </table:table-cell>
          <table:table-cell table:style-name="ce61" office:value-type="percentage" office:value="0.000505" calcext:value-type="percentage">
            <text:p>0,05%</text:p>
          </table:table-cell>
          <table:table-cell table:style-name="ce61" office:value-type="percentage" office:value="0.000159" calcext:value-type="percentage">
            <text:p>0,02%</text:p>
          </table:table-cell>
          <table:table-cell table:style-name="ce61" office:value-type="percentage" office:value="1.946752" calcext:value-type="percentage">
            <text:p>194,68%</text:p>
          </table:table-cell>
          <table:table-cell table:style-name="ce61" office:value-type="percentage" office:value="0.052278" calcext:value-type="percentage">
            <text:p>5,23%</text:p>
          </table:table-cell>
          <table:table-cell table:style-name="ce61" office:value-type="percentage" office:value="0.000719" calcext:value-type="percentage">
            <text:p>0,07%</text:p>
          </table:table-cell>
          <table:table-cell table:style-name="ce61" office:value-type="percentage" office:value="0.000149" calcext:value-type="percentage">
            <text:p>0,01%</text:p>
          </table:table-cell>
          <table:table-cell table:style-name="ce61" office:value-type="percentage" office:value="0.000104" calcext:value-type="percentage">
            <text:p>0,01%</text:p>
          </table:table-cell>
          <table:table-cell table:style-name="ce61" office:value-type="percentage" office:value="1.584154" calcext:value-type="percentage">
            <text:p>158,42%</text:p>
          </table:table-cell>
          <table:table-cell table:style-name="ce61" office:value-type="percentage" office:value="0.415847" calcext:value-type="percentage">
            <text:p>41,58%</text:p>
          </table:table-cell>
          <table:table-cell table:style-name="ce61" office:value-type="percentage" office:value="0.090165" calcext:value-type="percentage">
            <text:p>9,02%</text:p>
          </table:table-cell>
          <table:table-cell table:style-name="ce61" office:value-type="percentage" office:value="1.345909" calcext:value-type="percentage">
            <text:p>134,59%</text:p>
          </table:table-cell>
          <table:table-cell table:style-name="ce61" office:value-type="percentage" office:value="0.379102" calcext:value-type="percentage">
            <text:p>37,91%</text:p>
          </table:table-cell>
          <table:table-cell table:style-name="ce61" office:value-type="percentage" office:value="0.126657" calcext:value-type="percentage">
            <text:p>12,67%</text:p>
          </table:table-cell>
          <table:table-cell table:style-name="ce61" office:value-type="percentage" office:value="0.058167" calcext:value-type="percentage">
            <text:p>5,82%</text:p>
          </table:table-cell>
          <table:table-cell table:style-name="ce61" office:value-type="percentage" office:value="1.364844" calcext:value-type="percentage">
            <text:p>136,48%</text:p>
          </table:table-cell>
          <table:table-cell table:style-name="ce61" office:value-type="percentage" office:value="0.635155" calcext:value-type="percentage">
            <text:p>63,52%</text:p>
          </table:table-cell>
          <table:table-cell table:style-name="ce61" office:value-type="percentage" office:value="1.530689" calcext:value-type="percentage">
            <text:p>153,07%</text:p>
          </table:table-cell>
          <table:table-cell table:style-name="ce61" office:value-type="percentage" office:value="0.469311" calcext:value-type="percentage">
            <text:p>46,93%</text:p>
          </table:table-cell>
          <table:table-cell table:style-name="ce61" office:value-type="percentage" office:value="0.041494" calcext:value-type="percentage">
            <text:p>4,15%</text:p>
          </table:table-cell>
          <table:table-cell table:style-name="ce61" office:value-type="percentage" office:value="0.390104" calcext:value-type="percentage">
            <text:p>39,01%</text:p>
          </table:table-cell>
          <table:table-cell table:style-name="ce61" office:value-type="percentage" office:value="0.599986" calcext:value-type="percentage">
            <text:p>60,00%</text:p>
          </table:table-cell>
          <table:table-cell table:style-name="ce61" office:value-type="percentage" office:value="0.573155" calcext:value-type="percentage">
            <text:p>57,32%</text:p>
          </table:table-cell>
          <table:table-cell table:style-name="ce61" office:value-type="percentage" office:value="0.395261" calcext:value-type="percentage">
            <text:p>39,53%</text:p>
          </table:table-cell>
          <table:table-cell table:style-name="ce61" office:value-type="percentage" office:value="1.4964" calcext:value-type="percentage">
            <text:p>149,64%</text:p>
          </table:table-cell>
          <table:table-cell table:style-name="ce61" office:value-type="percentage" office:value="0.503599" calcext:value-type="percentage">
            <text:p>50,36%</text:p>
          </table:table-cell>
          <table:table-cell table:style-name="ce61" office:value-type="percentage" office:value="0.876587" calcext:value-type="percentage">
            <text:p>87,66%</text:p>
          </table:table-cell>
          <table:table-cell table:style-name="ce61" office:value-type="percentage" office:value="0.88427" calcext:value-type="percentage">
            <text:p>88,43%</text:p>
          </table:table-cell>
          <table:table-cell table:style-name="ce61" office:value-type="percentage" office:value="0.166724" calcext:value-type="percentage">
            <text:p>16,67%</text:p>
          </table:table-cell>
          <table:table-cell table:style-name="ce61" office:value-type="percentage" office:value="0.051152" calcext:value-type="percentage">
            <text:p>5,12%</text:p>
          </table:table-cell>
          <table:table-cell table:style-name="ce61" office:value-type="percentage" office:value="0.021266" calcext:value-type="percentage">
            <text:p>2,13%</text:p>
          </table:table-cell>
          <table:table-cell table:style-name="ce61" office:value-type="percentage" office:value="0.422458" calcext:value-type="percentage">
            <text:p>42,25%</text:p>
          </table:table-cell>
          <table:table-cell table:style-name="ce61" office:value-type="percentage" office:value="1.577542" calcext:value-type="percentage">
            <text:p>157,75%</text:p>
          </table:table-cell>
          <table:table-cell table:style-name="ce61" office:value-type="percentage" office:value="7403818" calcext:value-type="percentage">
            <text:p>740381800,00%</text:p>
          </table:table-cell>
          <table:table-cell table:style-name="ce61" office:value-type="percentage" office:value="0.039673" calcext:value-type="percentage">
            <text:p>3,97%</text:p>
          </table:table-cell>
          <table:table-cell table:style-name="ce61" office:value-type="percentage" office:value="0.742796" calcext:value-type="percentage">
            <text:p>74,28%</text:p>
          </table:table-cell>
          <table:table-cell table:style-name="ce61" office:value-type="percentage" office:value="0.244853" calcext:value-type="percentage">
            <text:p>24,49%</text:p>
          </table:table-cell>
          <table:table-cell table:style-name="ce61" office:value-type="percentage" office:value="0.915263" calcext:value-type="percentage">
            <text:p>91,53%</text:p>
          </table:table-cell>
          <table:table-cell table:style-name="ce61" office:value-type="percentage" office:value="0.045787" calcext:value-type="percentage">
            <text:p>4,58%</text:p>
          </table:table-cell>
          <table:table-cell table:style-name="ce61" office:value-type="percentage" office:value="0.011628" calcext:value-type="percentage">
            <text:p>1,16%</text:p>
          </table:table-cell>
          <table:table-cell table:style-name="ce61" office:value-type="percentage" office:value="1.342436" calcext:value-type="percentage">
            <text:p>134,24%</text:p>
          </table:table-cell>
          <table:table-cell table:style-name="ce61" office:value-type="percentage" office:value="0.545569" calcext:value-type="percentage">
            <text:p>54,56%</text:p>
          </table:table-cell>
          <table:table-cell table:style-name="ce61" office:value-type="percentage" office:value="0.111994" calcext:value-type="percentage">
            <text:p>11,20%</text:p>
          </table:table-cell>
          <table:table-cell table:style-name="ce61" office:value-type="percentage" office:value="0.069979" calcext:value-type="percentage">
            <text:p>7,00%</text:p>
          </table:table-cell>
          <table:table-cell table:style-name="ce61" office:value-type="percentage" office:value="1.779172" calcext:value-type="percentage">
            <text:p>177,92%</text:p>
          </table:table-cell>
          <table:table-cell table:style-name="ce61" office:value-type="percentage" office:value="0.120746" calcext:value-type="percentage">
            <text:p>12,07%</text:p>
          </table:table-cell>
          <table:table-cell table:style-name="ce61" office:value-type="percentage" office:value="0.02808" calcext:value-type="percentage">
            <text:p>2,81%</text:p>
          </table:table-cell>
          <table:table-cell table:style-name="ce61" office:value-type="percentage" office:value="0.002022" calcext:value-type="percentage">
            <text:p>0,20%</text:p>
          </table:table-cell>
          <table:table-cell table:style-name="ce61" office:value-type="percentage" office:value="0.190139" calcext:value-type="percentage">
            <text:p>19,01%</text:p>
          </table:table-cell>
          <table:table-cell table:style-name="ce61" office:value-type="percentage" office:value="0.039586" calcext:value-type="percentage">
            <text:p>3,96%</text:p>
          </table:table-cell>
          <table:table-cell table:style-name="ce61" office:value-type="percentage" office:value="0.120702" calcext:value-type="percentage">
            <text:p>12,07%</text:p>
          </table:table-cell>
          <table:table-cell table:style-name="ce61" office:value-type="percentage" office:value="0.069127" calcext:value-type="percentage">
            <text:p>6,91%</text:p>
          </table:table-cell>
          <table:table-cell table:style-name="ce61" office:value-type="percentage" office:value="0.113693" calcext:value-type="percentage">
            <text:p>11,37%</text:p>
          </table:table-cell>
          <table:table-cell table:style-name="ce61" office:value-type="percentage" office:value="0.402324" calcext:value-type="percentage">
            <text:p>40,23%</text:p>
          </table:table-cell>
          <table:table-cell table:style-name="ce61" office:value-type="percentage" office:value="0.383449" calcext:value-type="percentage">
            <text:p>38,34%</text:p>
          </table:table-cell>
          <table:table-cell table:style-name="ce61" office:value-type="percentage" office:value="0.232413" calcext:value-type="percentage">
            <text:p>23,24%</text:p>
          </table:table-cell>
          <table:table-cell table:style-name="ce61" office:value-type="percentage" office:value="0.154198" calcext:value-type="percentage">
            <text:p>15,42%</text:p>
          </table:table-cell>
          <table:table-cell table:style-name="ce61" office:value-type="percentage" office:value="0.103352" calcext:value-type="percentage">
            <text:p>10,34%</text:p>
          </table:table-cell>
          <table:table-cell table:style-name="ce61" office:value-type="percentage" office:value="0.07954" calcext:value-type="percentage">
            <text:p>7,95%</text:p>
          </table:table-cell>
          <table:table-cell table:style-name="ce61" office:value-type="percentage" office:value="0.06172" calcext:value-type="percentage">
            <text:p>6,17%</text:p>
          </table:table-cell>
          <table:table-cell table:style-name="ce61" office:value-type="percentage" office:value="0.049756" calcext:value-type="percentage">
            <text:p>4,98%</text:p>
          </table:table-cell>
          <table:table-cell table:style-name="ce61" office:value-type="percentage" office:value="0.002714" calcext:value-type="percentage">
            <text:p>0,27%</text:p>
          </table:table-cell>
          <table:table-cell table:style-name="ce61" office:value-type="percentage" office:value="1.942625" calcext:value-type="percentage">
            <text:p>194,26%</text:p>
          </table:table-cell>
          <table:table-cell table:style-name="ce61" office:value-type="percentage" office:value="0.048873" calcext:value-type="percentage">
            <text:p>4,89%</text:p>
          </table:table-cell>
          <table:table-cell table:style-name="ce61" office:value-type="percentage" office:value="0.002278" calcext:value-type="percentage">
            <text:p>0,23%</text:p>
          </table:table-cell>
          <table:table-cell table:style-name="ce61" office:value-type="percentage" office:value="0.00351" calcext:value-type="percentage">
            <text:p>0,35%</text:p>
          </table:table-cell>
          <table:table-cell table:style-name="ce61" office:value-type="percentage" office:value="1.1892" calcext:value-type="percentage">
            <text:p>118,92%</text:p>
          </table:table-cell>
          <table:table-cell table:style-name="ce61" office:value-type="percentage" office:value="0.8108" calcext:value-type="percentage">
            <text:p>81,08%</text:p>
          </table:table-cell>
          <table:table-cell table:style-name="ce61" office:value-type="percentage" office:value="1.051667" calcext:value-type="percentage">
            <text:p>105,17%</text:p>
          </table:table-cell>
          <table:table-cell table:style-name="ce61" office:value-type="percentage" office:value="0.657565" calcext:value-type="percentage">
            <text:p>65,76%</text:p>
          </table:table-cell>
          <table:table-cell table:style-name="ce61" office:value-type="percentage" office:value="0.285096" calcext:value-type="percentage">
            <text:p>28,51%</text:p>
          </table:table-cell>
          <table:table-cell table:style-name="ce94" office:value-type="percentage" office:value="0.005672" calcext:value-type="percentage">
            <text:p>0,57%</text:p>
          </table:table-cell>
          <table:table-cell table:style-name="ce102" office:value-type="percentage" office:value="7407022.16490502" calcext:value-type="percentage">
            <text:p>740702216,49%</text:p>
          </table:table-cell>
        </table:table-row>
        <table:table-row table:style-name="ro1" table:number-rows-repeated="4">
          <table:table-cell table:number-columns-repeated="171"/>
        </table:table-row>
        <table:table-row table:style-name="ro1">
          <table:table-cell/>
          <table:table-cell table:style-name="ce32" table:formula="of:=SUM([.B5:.F5])" office:value-type="percentage" office:value="0.17535" calcext:value-type="percentage">
            <text:p>17,54%</text:p>
          </table:table-cell>
          <table:table-cell/>
          <table:table-cell table:style-name="ce62" office:value-type="string" calcext:value-type="string" table:number-columns-spanned="2" table:number-rows-spanned="1">
            <text:p>GRUPO E</text:p>
          </table:table-cell>
          <table:covered-table-cell/>
          <table:table-cell/>
          <table:table-cell table:style-name="ce62"/>
          <table:table-cell table:number-columns-repeated="164"/>
        </table:table-row>
        <table:table-row table:style-name="ro1">
          <table:table-cell/>
          <table:table-cell table:style-name="ce32"/>
          <table:table-cell/>
          <table:table-cell table:style-name="ce12" office:value-type="string" calcext:value-type="string">
            <text:p>MACRO_REGIAO_CENTRO_OESTE</text:p>
          </table:table-cell>
          <table:table-cell table:formula="of:=([.B5]*100)/[.B14]" office:value-type="float" office:value="9.28029654975763" calcext:value-type="float">
            <text:p>9,28029654975763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MACRO_REGIAO_NORDESTE</text:p>
          </table:table-cell>
          <table:table-cell table:formula="of:=([.C5]*100)/[.B14]" office:value-type="float" office:value="16.8480182492159" calcext:value-type="float">
            <text:p>16,8480182492159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MACRO_REGIAO_NORTE</text:p>
          </table:table-cell>
          <table:table-cell table:formula="of:=([.D5]*100)/[.B14]" office:value-type="float" office:value="4.41631023666952" calcext:value-type="float">
            <text:p>4,41631023666952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MACRO_REGIAO_SUDESTE</text:p>
          </table:table-cell>
          <table:table-cell table:formula="of:=([.E5]*100)/[.B14]" office:value-type="float" office:value="52.5035642999715" calcext:value-type="float">
            <text:p>52,5035642999715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MACRO_REGIAO_SUL</text:p>
          </table:table-cell>
          <table:table-cell table:formula="of:=([.F5]*100)/[.B14]" office:value-type="float" office:value="16.9518106643855" calcext:value-type="float">
            <text:p>16,9518106643855</text:p>
          </table:table-cell>
          <table:table-cell table:number-columns-repeated="166"/>
        </table:table-row>
        <table:table-row table:style-name="ro1" table:number-rows-repeated="3">
          <table:table-cell table:number-columns-repeated="171"/>
        </table:table-row>
        <table:table-row table:style-name="ro1">
          <table:table-cell table:number-columns-repeated="3"/>
          <table:table-cell table:style-name="ce62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/>
          <table:table-cell table:style-name="ce32" table:formula="of:=SUM([.EC5:.EH5])" office:value-type="percentage" office:value="0.175349" calcext:value-type="percentage">
            <text:p>17,53%</text:p>
          </table:table-cell>
          <table:table-cell/>
          <table:table-cell table:style-name="ce20" office:value-type="string" calcext:value-type="string">
            <text:p>TP_COR_RACA_0</text:p>
          </table:table-cell>
          <table:table-cell table:style-name="ce67" table:formula="of:=([.EC5]*100)/[.B24]" office:value-type="float" office:value="2.15570091645804" calcext:value-type="float">
            <text:p>2,15570091645804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TP_COR_RACA_1</text:p>
          </table:table-cell>
          <table:table-cell table:style-name="ce67" table:formula="of:=([.ED5]*100)/[.B24]" office:value-type="float" office:value="69.5418850406903" calcext:value-type="float">
            <text:p>69,5418850406903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TP_COR_RACA_2</text:p>
          </table:table-cell>
          <table:table-cell table:style-name="ce67" table:formula="of:=([.EE5]*100)/[.B24]" office:value-type="float" office:value="4.46937250854011" calcext:value-type="float">
            <text:p>4,46937250854011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TP_COR_RACA_3</text:p>
          </table:table-cell>
          <table:table-cell table:style-name="ce67" table:formula="of:=([.EF5]*100)/[.B24]" office:value-type="float" office:value="21.3921949939834" calcext:value-type="float">
            <text:p>21,3921949939834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TP_COR_RACA_4</text:p>
          </table:table-cell>
          <table:table-cell table:style-name="ce67" table:formula="of:=([.EG5]*100)/[.B24]" office:value-type="float" office:value="2.27603236973122" calcext:value-type="float">
            <text:p>2,27603236973122</text:p>
          </table:table-cell>
          <table:table-cell table:number-columns-repeated="166"/>
        </table:table-row>
        <table:table-row table:style-name="ro1">
          <table:table-cell table:number-columns-repeated="3"/>
          <table:table-cell table:style-name="ce20" office:value-type="string" calcext:value-type="string">
            <text:p>TP_COR_RACA_5</text:p>
          </table:table-cell>
          <table:table-cell table:style-name="ce67" table:formula="of:=([.EH5]*100)/[.B24]" office:value-type="float" office:value="0.164814170596924" calcext:value-type="float">
            <text:p>0,164814170596924</text:p>
          </table:table-cell>
          <table:table-cell table:number-columns-repeated="166"/>
        </table:table-row>
        <table:table-row table:style-name="ro1" table:number-rows-repeated="5">
          <table:table-cell table:number-columns-repeated="171"/>
        </table:table-row>
        <table:table-row table:style-name="ro1">
          <table:table-cell/>
          <table:table-cell table:style-name="ce32" table:formula="of:=SUM([.H4:.O4])" office:value-type="percentage" office:value="0.222375" calcext:value-type="percentage">
            <text:p>22,24%</text:p>
          </table:table-cell>
          <table:table-cell/>
          <table:table-cell table:style-name="ce62" office:value-type="string" calcext:value-type="string" table:number-columns-spanned="2" table:number-rows-spanned="1">
            <text:p>GRUPO A</text:p>
          </table:table-cell>
          <table:covered-table-cell/>
          <table:table-cell table:style-name="ce62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A</text:p>
          </table:table-cell>
          <table:table-cell table:style-name="ce27" table:formula="of:=([.H4]*100)/[.B35]" office:value-type="float" office:value="13.0037099494098" calcext:value-type="float">
            <text:p>13,00</text:p>
          </table:table-cell>
          <table:table-cell table:style-name="ce20" office:value-type="string" calcext:value-type="string">
            <text:p>Q001_A</text:p>
          </table:table-cell>
          <table:table-cell table:formula="of:=([.H5]*100)/[.B14]" office:value-type="float" office:value="0.303963501568292" calcext:value-type="float">
            <text:p>0,30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B</text:p>
          </table:table-cell>
          <table:table-cell table:style-name="ce27" table:formula="of:=([.I4]*100)/[.B35]" office:value-type="float" office:value="39.1518830803822" calcext:value-type="float">
            <text:p>39,15</text:p>
          </table:table-cell>
          <table:table-cell table:style-name="ce20" office:value-type="string" calcext:value-type="string">
            <text:p>Q001_B</text:p>
          </table:table-cell>
          <table:table-cell table:formula="of:=([.I5]*100)/[.B14]" office:value-type="float" office:value="2.98260621613915" calcext:value-type="float">
            <text:p>2,98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C</text:p>
          </table:table-cell>
          <table:table-cell table:style-name="ce27" table:formula="of:=([.J4]*100)/[.B35]" office:value-type="float" office:value="14.4656548622822" calcext:value-type="float">
            <text:p>14,47</text:p>
          </table:table-cell>
          <table:table-cell table:style-name="ce20" office:value-type="string" calcext:value-type="string">
            <text:p>Q001_C</text:p>
          </table:table-cell>
          <table:table-cell table:formula="of:=([.J5]*100)/[.B14]" office:value-type="float" office:value="5.57171371542629" calcext:value-type="float">
            <text:p>5,57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D</text:p>
          </table:table-cell>
          <table:table-cell table:style-name="ce27" table:formula="of:=([.K4]*100)/[.B35]" office:value-type="float" office:value="8.83597526700394" calcext:value-type="float">
            <text:p>8,84</text:p>
          </table:table-cell>
          <table:table-cell table:style-name="ce20" office:value-type="string" calcext:value-type="string">
            <text:p>Q001_D</text:p>
          </table:table-cell>
          <table:table-cell table:formula="of:=([.K5]*100)/[.B14]" office:value-type="float" office:value="7.65041345879669" calcext:value-type="float">
            <text:p>7,65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E</text:p>
          </table:table-cell>
          <table:table-cell table:style-name="ce27" table:formula="of:=([.L4]*100)/[.B35]" office:value-type="float" office:value="12.717256885891" calcext:value-type="float">
            <text:p>12,72</text:p>
          </table:table-cell>
          <table:table-cell table:style-name="ce20" office:value-type="string" calcext:value-type="string">
            <text:p>Q001_E</text:p>
          </table:table-cell>
          <table:table-cell table:formula="of:=([.L5]*100)/[.B14]" office:value-type="float" office:value="32.4955802680354" calcext:value-type="float">
            <text:p>32,50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F</text:p>
          </table:table-cell>
          <table:table-cell table:style-name="ce27" table:formula="of:=([.M4]*100)/[.B35]" office:value-type="float" office:value="1.48622821810006" calcext:value-type="float">
            <text:p>1,49</text:p>
          </table:table-cell>
          <table:table-cell table:style-name="ce20" office:value-type="string" calcext:value-type="string">
            <text:p>Q001_F</text:p>
          </table:table-cell>
          <table:table-cell table:formula="of:=([.M5]*100)/[.B14]" office:value-type="float" office:value="26.0239520958084" calcext:value-type="float">
            <text:p>26,02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G</text:p>
          </table:table-cell>
          <table:table-cell table:style-name="ce27" table:formula="of:=([.N4]*100)/[.B35]" office:value-type="float" office:value="0.509499718943226" calcext:value-type="float">
            <text:p>0,51</text:p>
          </table:table-cell>
          <table:table-cell table:style-name="ce20" office:value-type="string" calcext:value-type="string">
            <text:p>Q001_G</text:p>
          </table:table-cell>
          <table:table-cell table:formula="of:=([.N5]*100)/[.B14]" office:value-type="float" office:value="21.5808383233533" calcext:value-type="float">
            <text:p>21,58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1_H</text:p>
          </table:table-cell>
          <table:table-cell table:style-name="ce27" table:formula="of:=([.O4]*100)/[.B35]" office:value-type="float" office:value="9.82979201798763" calcext:value-type="float">
            <text:p>9,83</text:p>
          </table:table-cell>
          <table:table-cell table:style-name="ce20" office:value-type="string" calcext:value-type="string">
            <text:p>Q001_H</text:p>
          </table:table-cell>
          <table:table-cell table:formula="of:=([.O5]*100)/[.B14]" office:value-type="float" office:value="3.39093242087254" calcext:value-type="float">
            <text:p>3,39</text:p>
          </table:table-cell>
          <table:table-cell table:number-columns-repeated="164"/>
        </table:table-row>
        <table:table-row table:style-name="ro1" table:number-rows-repeated="3">
          <table:table-cell table:number-columns-repeated="171"/>
        </table:table-row>
        <table:table-row table:style-name="ro1">
          <table:table-cell table:number-columns-repeated="3"/>
          <table:table-cell table:style-name="ce62" office:value-type="string" calcext:value-type="string" table:number-columns-spanned="2" table:number-rows-spanned="1">
            <text:p>GRUPO A</text:p>
          </table:table-cell>
          <table:covered-table-cell/>
          <table:table-cell table:style-name="ce62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A</text:p>
          </table:table-cell>
          <table:table-cell table:style-name="ce27" table:formula="of:=([.P4]*100)/[.B35]" office:value-type="float" office:value="8.51579539066892" calcext:value-type="float">
            <text:p>8,52</text:p>
          </table:table-cell>
          <table:table-cell table:style-name="ce20" office:value-type="string" calcext:value-type="string">
            <text:p>Q002_A</text:p>
          </table:table-cell>
          <table:table-cell table:formula="of:=([.P5]*100)/[.B24]" office:value-type="float" office:value="0.229257081591569" calcext:value-type="float">
            <text:p>0,23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B</text:p>
          </table:table-cell>
          <table:table-cell table:style-name="ce27" table:formula="of:=([.Q4]*100)/[.B35]" office:value-type="float" office:value="31.2944350758853" calcext:value-type="float">
            <text:p>31,29</text:p>
          </table:table-cell>
          <table:table-cell table:style-name="ce20" office:value-type="string" calcext:value-type="string">
            <text:p>Q002_B</text:p>
          </table:table-cell>
          <table:table-cell table:formula="of:=([.Q5]*100)/[.B24]" office:value-type="float" office:value="1.87112558383566" calcext:value-type="float">
            <text:p>1,87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C</text:p>
          </table:table-cell>
          <table:table-cell table:style-name="ce27" table:formula="of:=([.R4]*100)/[.B35]" office:value-type="float" office:value="16.7626756604834" calcext:value-type="float">
            <text:p>16,76</text:p>
          </table:table-cell>
          <table:table-cell table:style-name="ce20" office:value-type="string" calcext:value-type="string">
            <text:p>Q002_C</text:p>
          </table:table-cell>
          <table:table-cell table:formula="of:=([.R5]*100)/[.B24]" office:value-type="float" office:value="3.63104437436199" calcext:value-type="float">
            <text:p>3,63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D</text:p>
          </table:table-cell>
          <table:table-cell table:style-name="ce27" table:formula="of:=([.S4]*100)/[.B35]" office:value-type="float" office:value="12.7329960652052" calcext:value-type="float">
            <text:p>12,73</text:p>
          </table:table-cell>
          <table:table-cell table:style-name="ce20" office:value-type="string" calcext:value-type="string">
            <text:p>Q002_D</text:p>
          </table:table-cell>
          <table:table-cell table:formula="of:=([.S5]*100)/[.B24]" office:value-type="float" office:value="5.81069752322511" calcext:value-type="float">
            <text:p>5,81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E</text:p>
          </table:table-cell>
          <table:table-cell table:style-name="ce27" table:formula="of:=([.T4]*100)/[.B35]" office:value-type="float" office:value="22.0501405283867" calcext:value-type="float">
            <text:p>22,05</text:p>
          </table:table-cell>
          <table:table-cell table:style-name="ce20" office:value-type="string" calcext:value-type="string">
            <text:p>Q002_E</text:p>
          </table:table-cell>
          <table:table-cell table:formula="of:=([.T5]*100)/[.B24]" office:value-type="float" office:value="29.640887601298" calcext:value-type="float">
            <text:p>29,64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F</text:p>
          </table:table-cell>
          <table:table-cell table:style-name="ce27" table:formula="of:=([.U4]*100)/[.B35]" office:value-type="float" office:value="3.61641371557055" calcext:value-type="float">
            <text:p>3,62</text:p>
          </table:table-cell>
          <table:table-cell table:style-name="ce20" office:value-type="string" calcext:value-type="string">
            <text:p>Q002_F</text:p>
          </table:table-cell>
          <table:table-cell table:formula="of:=([.U5]*100)/[.B24]" office:value-type="float" office:value="28.6006763654198" calcext:value-type="float">
            <text:p>28,60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G</text:p>
          </table:table-cell>
          <table:table-cell table:style-name="ce27" table:formula="of:=([.V4]*100)/[.B35]" office:value-type="float" office:value="1.82529510961214" calcext:value-type="float">
            <text:p>1,83</text:p>
          </table:table-cell>
          <table:table-cell table:style-name="ce20" office:value-type="string" calcext:value-type="string">
            <text:p>Q002_G</text:p>
          </table:table-cell>
          <table:table-cell table:formula="of:=([.V5]*100)/[.B24]" office:value-type="float" office:value="28.953686647771" calcext:value-type="float">
            <text:p>28,95</text:p>
          </table:table-cell>
          <table:table-cell table:number-columns-repeated="164"/>
        </table:table-row>
        <table:table-row table:style-name="ro1">
          <table:table-cell table:number-columns-repeated="3"/>
          <table:table-cell table:style-name="ce20" office:value-type="string" calcext:value-type="string">
            <text:p>Q002_H</text:p>
          </table:table-cell>
          <table:table-cell table:style-name="ce27" table:formula="of:=([.W4]*100)/[.B35]" office:value-type="float" office:value="3.20224845418775" calcext:value-type="float">
            <text:p>3,20</text:p>
          </table:table-cell>
          <table:table-cell table:style-name="ce20" office:value-type="string" calcext:value-type="string">
            <text:p>Q002_H</text:p>
          </table:table-cell>
          <table:table-cell table:formula="of:=([.W5]*100)/[.B24]" office:value-type="float" office:value="1.26376540499233" calcext:value-type="float">
            <text:p>1,26</text:p>
          </table:table-cell>
          <table:table-cell table:number-columns-repeated="164"/>
        </table:table-row>
        <table:table-row table:style-name="ro1" table:number-rows-repeated="1048520">
          <table:table-cell table:number-columns-repeated="171"/>
        </table:table-row>
        <table:table-row table:style-name="ro1">
          <table:table-cell table:number-columns-repeated="171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FO9" table:buttons="'Tabela dinâmica_Planilha1_1'.A2 'Tabela dinâmica_Planilha1_1'.B1" table:show-filter-button="false" table:drill-down-on-double-click="false">
          <table:source-cell-range table:cell-range-address="Planilha1.A1:Planilha1.C1015"/>
          <table:data-pilot-field table:source-field-name="Coluna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" table:display="true" table:show-details="true"/>
                <table:data-pilot-member table:name="Q005_2" table:display="true" table:show-details="true"/>
                <table:data-pilot-member table:name="Q005_3" table:display="true" table:show-details="true"/>
                <table:data-pilot-member table:name="Q005_4" table:display="true" table:show-details="true"/>
                <table:data-pilot-member table:name="Q005_5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Quantidade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ooo:display-name="0 – B" table:display="true" table:show-details="true"/>
                <table:data-pilot-member table:name="1" tableooo:display-name="1 – A" table:display="true" table:show-details="true"/>
                <table:data-pilot-member table:name="2" tableooo:display-name="2 – E" table:display="true" table:show-details="true"/>
                <table:data-pilot-member table:name="3" tableooo:display-name="3 – C" table:display="true" table:show-details="true"/>
                <table:data-pilot-member table:name="4" tableooo:display-name="4 – D" table:display="true" table:show-details="true"/>
                <table:data-pilot-member table:name="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dos2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5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4%" table:display="true" table:show-details="true"/>
                <table:data-pilot-member table:name="0,35%" table:display="true" table:show-details="true"/>
                <table:data-pilot-member table:name="0,36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2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6%" table:display="true" table:show-details="true"/>
                <table:data-pilot-member table:name="0,47%" table:display="true" table:show-details="true"/>
                <table:data-pilot-member table:name="0,49%" table:display="true" table:show-details="true"/>
                <table:data-pilot-member table:name="0,50%" table:display="true" table:show-details="true"/>
                <table:data-pilot-member table:name="0,51%" table:display="true" table:show-details="true"/>
                <table:data-pilot-member table:name="0,52%" table:display="true" table:show-details="true"/>
                <table:data-pilot-member table:name="0,53%" table:display="true" table:show-details="true"/>
                <table:data-pilot-member table:name="0,54%" table:display="true" table:show-details="true"/>
                <table:data-pilot-member table:name="0,56%" table:display="true" table:show-details="true"/>
                <table:data-pilot-member table:name="0,58%" table:display="true" table:show-details="true"/>
                <table:data-pilot-member table:name="0,59%" table:display="true" table:show-details="true"/>
                <table:data-pilot-member table:name="0,60%" table:display="true" table:show-details="true"/>
                <table:data-pilot-member table:name="0,61%" table:display="true" table:show-details="true"/>
                <table:data-pilot-member table:name="0,63%" table:display="true" table:show-details="true"/>
                <table:data-pilot-member table:name="0,64%" table:display="true" table:show-details="true"/>
                <table:data-pilot-member table:name="0,65%" table:display="true" table:show-details="true"/>
                <table:data-pilot-member table:name="0,66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2%" table:display="true" table:show-details="true"/>
                <table:data-pilot-member table:name="0,73%" table:display="true" table:show-details="true"/>
                <table:data-pilot-member table:name="0,75%" table:display="true" table:show-details="true"/>
                <table:data-pilot-member table:name="0,77%" table:display="true" table:show-details="true"/>
                <table:data-pilot-member table:name="0,78%" table:display="true" table:show-details="true"/>
                <table:data-pilot-member table:name="0,79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3%" table:display="true" table:show-details="true"/>
                <table:data-pilot-member table:name="0,84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87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0%" table:display="true" table:show-details="true"/>
                <table:data-pilot-member table:name="0,91%" table:display="true" table:show-details="true"/>
                <table:data-pilot-member table:name="0,92%" table:display="true" table:show-details="true"/>
                <table:data-pilot-member table:name="0,93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0,98%" table:display="true" table:show-details="true"/>
                <table:data-pilot-member table:name="0,99%" table:display="true" table:show-details="true"/>
                <table:data-pilot-member table:name="1,00%" table:display="true" table:show-details="true"/>
                <table:data-pilot-member table:name="1,02%" table:display="true" table:show-details="true"/>
                <table:data-pilot-member table:name="1,04%" table:display="true" table:show-details="true"/>
                <table:data-pilot-member table:name="1,05%" table:display="true" table:show-details="true"/>
                <table:data-pilot-member table:name="1,06%" table:display="true" table:show-details="true"/>
                <table:data-pilot-member table:name="1,08%" table:display="true" table:show-details="true"/>
                <table:data-pilot-member table:name="1,09%" table:display="true" table:show-details="true"/>
                <table:data-pilot-member table:name="1,10%" table:display="true" table:show-details="true"/>
                <table:data-pilot-member table:name="1,11%" table:display="true" table:show-details="true"/>
                <table:data-pilot-member table:name="1,13%" table:display="true" table:show-details="true"/>
                <table:data-pilot-member table:name="1,15%" table:display="true" table:show-details="true"/>
                <table:data-pilot-member table:name="1,16%" table:display="true" table:show-details="true"/>
                <table:data-pilot-member table:name="1,17%" table:display="true" table:show-details="true"/>
                <table:data-pilot-member table:name="1,18%" table:display="true" table:show-details="true"/>
                <table:data-pilot-member table:name="1,19%" table:display="true" table:show-details="true"/>
                <table:data-pilot-member table:name="1,21%" table:display="true" table:show-details="true"/>
                <table:data-pilot-member table:name="1,22%" table:display="true" table:show-details="true"/>
                <table:data-pilot-member table:name="1,24%" table:display="true" table:show-details="true"/>
                <table:data-pilot-member table:name="1,25%" table:display="true" table:show-details="true"/>
                <table:data-pilot-member table:name="1,26%" table:display="true" table:show-details="true"/>
                <table:data-pilot-member table:name="1,27%" table:display="true" table:show-details="true"/>
                <table:data-pilot-member table:name="1,28%" table:display="true" table:show-details="true"/>
                <table:data-pilot-member table:name="1,31%" table:display="true" table:show-details="true"/>
                <table:data-pilot-member table:name="1,32%" table:display="true" table:show-details="true"/>
                <table:data-pilot-member table:name="1,34%" table:display="true" table:show-details="true"/>
                <table:data-pilot-member table:name="1,37%" table:display="true" table:show-details="true"/>
                <table:data-pilot-member table:name="1,39%" table:display="true" table:show-details="true"/>
                <table:data-pilot-member table:name="1,40%" table:display="true" table:show-details="true"/>
                <table:data-pilot-member table:name="1,42%" table:display="true" table:show-details="true"/>
                <table:data-pilot-member table:name="1,44%" table:display="true" table:show-details="true"/>
                <table:data-pilot-member table:name="1,47%" table:display="true" table:show-details="true"/>
                <table:data-pilot-member table:name="1,50%" table:display="true" table:show-details="true"/>
                <table:data-pilot-member table:name="1,51%" table:display="true" table:show-details="true"/>
                <table:data-pilot-member table:name="1,52%" table:display="true" table:show-details="true"/>
                <table:data-pilot-member table:name="1,54%" table:display="true" table:show-details="true"/>
                <table:data-pilot-member table:name="1,55%" table:display="true" table:show-details="true"/>
                <table:data-pilot-member table:name="1,56%" table:display="true" table:show-details="true"/>
                <table:data-pilot-member table:name="1,57%" table:display="true" table:show-details="true"/>
                <table:data-pilot-member table:name="1,58%" table:display="true" table:show-details="true"/>
                <table:data-pilot-member table:name="1,59%" table:display="true" table:show-details="true"/>
                <table:data-pilot-member table:name="1,60%" table:display="true" table:show-details="true"/>
                <table:data-pilot-member table:name="1,62%" table:display="true" table:show-details="true"/>
                <table:data-pilot-member table:name="1,63%" table:display="true" table:show-details="true"/>
                <table:data-pilot-member table:name="1,66%" table:display="true" table:show-details="true"/>
                <table:data-pilot-member table:name="1,69%" table:display="true" table:show-details="true"/>
                <table:data-pilot-member table:name="1,70%" table:display="true" table:show-details="true"/>
                <table:data-pilot-member table:name="1,71%" table:display="true" table:show-details="true"/>
                <table:data-pilot-member table:name="1,72%" table:display="true" table:show-details="true"/>
                <table:data-pilot-member table:name="1,74%" table:display="true" table:show-details="true"/>
                <table:data-pilot-member table:name="1,77%" table:display="true" table:show-details="true"/>
                <table:data-pilot-member table:name="1,78%" table:display="true" table:show-details="true"/>
                <table:data-pilot-member table:name="1,80%" table:display="true" table:show-details="true"/>
                <table:data-pilot-member table:name="1,83%" table:display="true" table:show-details="true"/>
                <table:data-pilot-member table:name="1,85%" table:display="true" table:show-details="true"/>
                <table:data-pilot-member table:name="1,89%" table:display="true" table:show-details="true"/>
                <table:data-pilot-member table:name="1,90%" table:display="true" table:show-details="true"/>
                <table:data-pilot-member table:name="1,91%" table:display="true" table:show-details="true"/>
                <table:data-pilot-member table:name="1,92%" table:display="true" table:show-details="true"/>
                <table:data-pilot-member table:name="1,95%" table:display="true" table:show-details="true"/>
                <table:data-pilot-member table:name="1,96%" table:display="true" table:show-details="true"/>
                <table:data-pilot-member table:name="1,98%" table:display="true" table:show-details="true"/>
                <table:data-pilot-member table:name="1,99%" table:display="true" table:show-details="true"/>
                <table:data-pilot-member table:name="2,01%" table:display="true" table:show-details="true"/>
                <table:data-pilot-member table:name="2,04%" table:display="true" table:show-details="true"/>
                <table:data-pilot-member table:name="2,05%" table:display="true" table:show-details="true"/>
                <table:data-pilot-member table:name="2,07%" table:display="true" table:show-details="true"/>
                <table:data-pilot-member table:name="2,08%" table:display="true" table:show-details="true"/>
                <table:data-pilot-member table:name="2,10%" table:display="true" table:show-details="true"/>
                <table:data-pilot-member table:name="2,11%" table:display="true" table:show-details="true"/>
                <table:data-pilot-member table:name="2,14%" table:display="true" table:show-details="true"/>
                <table:data-pilot-member table:name="2,15%" table:display="true" table:show-details="true"/>
                <table:data-pilot-member table:name="2,17%" table:display="true" table:show-details="true"/>
                <table:data-pilot-member table:name="2,18%" table:display="true" table:show-details="true"/>
                <table:data-pilot-member table:name="2,19%" table:display="true" table:show-details="true"/>
                <table:data-pilot-member table:name="2,20%" table:display="true" table:show-details="true"/>
                <table:data-pilot-member table:name="2,22%" table:display="true" table:show-details="true"/>
                <table:data-pilot-member table:name="2,23%" table:display="true" table:show-details="true"/>
                <table:data-pilot-member table:name="2,24%" table:display="true" table:show-details="true"/>
                <table:data-pilot-member table:name="2,28%" table:display="true" table:show-details="true"/>
                <table:data-pilot-member table:name="2,29%" table:display="true" table:show-details="true"/>
                <table:data-pilot-member table:name="2,30%" table:display="true" table:show-details="true"/>
                <table:data-pilot-member table:name="2,32%" table:display="true" table:show-details="true"/>
                <table:data-pilot-member table:name="2,33%" table:display="true" table:show-details="true"/>
                <table:data-pilot-member table:name="2,35%" table:display="true" table:show-details="true"/>
                <table:data-pilot-member table:name="2,36%" table:display="true" table:show-details="true"/>
                <table:data-pilot-member table:name="2,37%" table:display="true" table:show-details="true"/>
                <table:data-pilot-member table:name="2,41%" table:display="true" table:show-details="true"/>
                <table:data-pilot-member table:name="2,44%" table:display="true" table:show-details="true"/>
                <table:data-pilot-member table:name="2,45%" table:display="true" table:show-details="true"/>
                <table:data-pilot-member table:name="2,46%" table:display="true" table:show-details="true"/>
                <table:data-pilot-member table:name="2,47%" table:display="true" table:show-details="true"/>
                <table:data-pilot-member table:name="2,49%" table:display="true" table:show-details="true"/>
                <table:data-pilot-member table:name="2,50%" table:display="true" table:show-details="true"/>
                <table:data-pilot-member table:name="2,51%" table:display="true" table:show-details="true"/>
                <table:data-pilot-member table:name="2,54%" table:display="true" table:show-details="true"/>
                <table:data-pilot-member table:name="2,55%" table:display="true" table:show-details="true"/>
                <table:data-pilot-member table:name="2,56%" table:display="true" table:show-details="true"/>
                <table:data-pilot-member table:name="2,57%" table:display="true" table:show-details="true"/>
                <table:data-pilot-member table:name="2,58%" table:display="true" table:show-details="true"/>
                <table:data-pilot-member table:name="2,60%" table:display="true" table:show-details="true"/>
                <table:data-pilot-member table:name="2,61%" table:display="true" table:show-details="true"/>
                <table:data-pilot-member table:name="2,62%" table:display="true" table:show-details="true"/>
                <table:data-pilot-member table:name="2,64%" table:display="true" table:show-details="true"/>
                <table:data-pilot-member table:name="2,67%" table:display="true" table:show-details="true"/>
                <table:data-pilot-member table:name="2,68%" table:display="true" table:show-details="true"/>
                <table:data-pilot-member table:name="2,69%" table:display="true" table:show-details="true"/>
                <table:data-pilot-member table:name="2,70%" table:display="true" table:show-details="true"/>
                <table:data-pilot-member table:name="2,71%" table:display="true" table:show-details="true"/>
                <table:data-pilot-member table:name="2,76%" table:display="true" table:show-details="true"/>
                <table:data-pilot-member table:name="2,79%" table:display="true" table:show-details="true"/>
                <table:data-pilot-member table:name="2,82%" table:display="true" table:show-details="true"/>
                <table:data-pilot-member table:name="2,83%" table:display="true" table:show-details="true"/>
                <table:data-pilot-member table:name="2,85%" table:display="true" table:show-details="true"/>
                <table:data-pilot-member table:name="2,86%" table:display="true" table:show-details="true"/>
                <table:data-pilot-member table:name="2,87%" table:display="true" table:show-details="true"/>
                <table:data-pilot-member table:name="2,89%" table:display="true" table:show-details="true"/>
                <table:data-pilot-member table:name="2,91%" table:display="true" table:show-details="true"/>
                <table:data-pilot-member table:name="2,95%" table:display="true" table:show-details="true"/>
                <table:data-pilot-member table:name="2,97%" table:display="true" table:show-details="true"/>
                <table:data-pilot-member table:name="2,98%" table:display="true" table:show-details="true"/>
                <table:data-pilot-member table:name="3,03%" table:display="true" table:show-details="true"/>
                <table:data-pilot-member table:name="3,09%" table:display="true" table:show-details="true"/>
                <table:data-pilot-member table:name="3,10%" table:display="true" table:show-details="true"/>
                <table:data-pilot-member table:name="3,12%" table:display="true" table:show-details="true"/>
                <table:data-pilot-member table:name="3,16%" table:display="true" table:show-details="true"/>
                <table:data-pilot-member table:name="3,17%" table:display="true" table:show-details="true"/>
                <table:data-pilot-member table:name="3,18%" table:display="true" table:show-details="true"/>
                <table:data-pilot-member table:name="3,19%" table:display="true" table:show-details="true"/>
                <table:data-pilot-member table:name="3,20%" table:display="true" table:show-details="true"/>
                <table:data-pilot-member table:name="3,22%" table:display="true" table:show-details="true"/>
                <table:data-pilot-member table:name="3,24%" table:display="true" table:show-details="true"/>
                <table:data-pilot-member table:name="3,26%" table:display="true" table:show-details="true"/>
                <table:data-pilot-member table:name="3,27%" table:display="true" table:show-details="true"/>
                <table:data-pilot-member table:name="3,30%" table:display="true" table:show-details="true"/>
                <table:data-pilot-member table:name="3,33%" table:display="true" table:show-details="true"/>
                <table:data-pilot-member table:name="3,35%" table:display="true" table:show-details="true"/>
                <table:data-pilot-member table:name="3,38%" table:display="true" table:show-details="true"/>
                <table:data-pilot-member table:name="3,40%" table:display="true" table:show-details="true"/>
                <table:data-pilot-member table:name="3,41%" table:display="true" table:show-details="true"/>
                <table:data-pilot-member table:name="3,42%" table:display="true" table:show-details="true"/>
                <table:data-pilot-member table:name="3,43%" table:display="true" table:show-details="true"/>
                <table:data-pilot-member table:name="3,44%" table:display="true" table:show-details="true"/>
                <table:data-pilot-member table:name="3,46%" table:display="true" table:show-details="true"/>
                <table:data-pilot-member table:name="3,49%" table:display="true" table:show-details="true"/>
                <table:data-pilot-member table:name="3,50%" table:display="true" table:show-details="true"/>
                <table:data-pilot-member table:name="3,53%" table:display="true" table:show-details="true"/>
                <table:data-pilot-member table:name="3,57%" table:display="true" table:show-details="true"/>
                <table:data-pilot-member table:name="3,58%" table:display="true" table:show-details="true"/>
                <table:data-pilot-member table:name="3,60%" table:display="true" table:show-details="true"/>
                <table:data-pilot-member table:name="3,66%" table:display="true" table:show-details="true"/>
                <table:data-pilot-member table:name="3,68%" table:display="true" table:show-details="true"/>
                <table:data-pilot-member table:name="3,70%" table:display="true" table:show-details="true"/>
                <table:data-pilot-member table:name="3,73%" table:display="true" table:show-details="true"/>
                <table:data-pilot-member table:name="3,75%" table:display="true" table:show-details="true"/>
                <table:data-pilot-member table:name="3,76%" table:display="true" table:show-details="true"/>
                <table:data-pilot-member table:name="3,78%" table:display="true" table:show-details="true"/>
                <table:data-pilot-member table:name="3,80%" table:display="true" table:show-details="true"/>
                <table:data-pilot-member table:name="3,87%" table:display="true" table:show-details="true"/>
                <table:data-pilot-member table:name="3,89%" table:display="true" table:show-details="true"/>
                <table:data-pilot-member table:name="3,95%" table:display="true" table:show-details="true"/>
                <table:data-pilot-member table:name="3,98%" table:display="true" table:show-details="true"/>
                <table:data-pilot-member table:name="4,00%" table:display="true" table:show-details="true"/>
                <table:data-pilot-member table:name="4,01%" table:display="true" table:show-details="true"/>
                <table:data-pilot-member table:name="4,02%" table:display="true" table:show-details="true"/>
                <table:data-pilot-member table:name="4,05%" table:display="true" table:show-details="true"/>
                <table:data-pilot-member table:name="4,06%" table:display="true" table:show-details="true"/>
                <table:data-pilot-member table:name="4,14%" table:display="true" table:show-details="true"/>
                <table:data-pilot-member table:name="4,17%" table:display="true" table:show-details="true"/>
                <table:data-pilot-member table:name="4,18%" table:display="true" table:show-details="true"/>
                <table:data-pilot-member table:name="4,20%" table:display="true" table:show-details="true"/>
                <table:data-pilot-member table:name="4,21%" table:display="true" table:show-details="true"/>
                <table:data-pilot-member table:name="4,24%" table:display="true" table:show-details="true"/>
                <table:data-pilot-member table:name="4,25%" table:display="true" table:show-details="true"/>
                <table:data-pilot-member table:name="4,26%" table:display="true" table:show-details="true"/>
                <table:data-pilot-member table:name="4,27%" table:display="true" table:show-details="true"/>
                <table:data-pilot-member table:name="4,29%" table:display="true" table:show-details="true"/>
                <table:data-pilot-member table:name="4,32%" table:display="true" table:show-details="true"/>
                <table:data-pilot-member table:name="4,33%" table:display="true" table:show-details="true"/>
                <table:data-pilot-member table:name="4,34%" table:display="true" table:show-details="true"/>
                <table:data-pilot-member table:name="4,37%" table:display="true" table:show-details="true"/>
                <table:data-pilot-member table:name="4,38%" table:display="true" table:show-details="true"/>
                <table:data-pilot-member table:name="4,44%" table:display="true" table:show-details="true"/>
                <table:data-pilot-member table:name="4,47%" table:display="true" table:show-details="true"/>
                <table:data-pilot-member table:name="4,48%" table:display="true" table:show-details="true"/>
                <table:data-pilot-member table:name="4,49%" table:display="true" table:show-details="true"/>
                <table:data-pilot-member table:name="4,50%" table:display="true" table:show-details="true"/>
                <table:data-pilot-member table:name="4,51%" table:display="true" table:show-details="true"/>
                <table:data-pilot-member table:name="4,53%" table:display="true" table:show-details="true"/>
                <table:data-pilot-member table:name="4,56%" table:display="true" table:show-details="true"/>
                <table:data-pilot-member table:name="4,62%" table:display="true" table:show-details="true"/>
                <table:data-pilot-member table:name="4,65%" table:display="true" table:show-details="true"/>
                <table:data-pilot-member table:name="4,67%" table:display="true" table:show-details="true"/>
                <table:data-pilot-member table:name="4,74%" table:display="true" table:show-details="true"/>
                <table:data-pilot-member table:name="4,82%" table:display="true" table:show-details="true"/>
                <table:data-pilot-member table:name="4,84%" table:display="true" table:show-details="true"/>
                <table:data-pilot-member table:name="4,85%" table:display="true" table:show-details="true"/>
                <table:data-pilot-member table:name="4,90%" table:display="true" table:show-details="true"/>
                <table:data-pilot-member table:name="4,91%" table:display="true" table:show-details="true"/>
                <table:data-pilot-member table:name="4,92%" table:display="true" table:show-details="true"/>
                <table:data-pilot-member table:name="4,94%" table:display="true" table:show-details="true"/>
                <table:data-pilot-member table:name="5,00%" table:display="true" table:show-details="true"/>
                <table:data-pilot-member table:name="5,02%" table:display="true" table:show-details="true"/>
                <table:data-pilot-member table:name="5,03%" table:display="true" table:show-details="true"/>
                <table:data-pilot-member table:name="5,07%" table:display="true" table:show-details="true"/>
                <table:data-pilot-member table:name="5,08%" table:display="true" table:show-details="true"/>
                <table:data-pilot-member table:name="5,11%" table:display="true" table:show-details="true"/>
                <table:data-pilot-member table:name="5,14%" table:display="true" table:show-details="true"/>
                <table:data-pilot-member table:name="5,15%" table:display="true" table:show-details="true"/>
                <table:data-pilot-member table:name="5,17%" table:display="true" table:show-details="true"/>
                <table:data-pilot-member table:name="5,20%" table:display="true" table:show-details="true"/>
                <table:data-pilot-member table:name="5,23%" table:display="true" table:show-details="true"/>
                <table:data-pilot-member table:name="5,29%" table:display="true" table:show-details="true"/>
                <table:data-pilot-member table:name="5,32%" table:display="true" table:show-details="true"/>
                <table:data-pilot-member table:name="5,33%" table:display="true" table:show-details="true"/>
                <table:data-pilot-member table:name="5,39%" table:display="true" table:show-details="true"/>
                <table:data-pilot-member table:name="5,41%" table:display="true" table:show-details="true"/>
                <table:data-pilot-member table:name="5,50%" table:display="true" table:show-details="true"/>
                <table:data-pilot-member table:name="5,60%" table:display="true" table:show-details="true"/>
                <table:data-pilot-member table:name="5,68%" table:display="true" table:show-details="true"/>
                <table:data-pilot-member table:name="5,70%" table:display="true" table:show-details="true"/>
                <table:data-pilot-member table:name="5,71%" table:display="true" table:show-details="true"/>
                <table:data-pilot-member table:name="5,74%" table:display="true" table:show-details="true"/>
                <table:data-pilot-member table:name="5,75%" table:display="true" table:show-details="true"/>
                <table:data-pilot-member table:name="5,77%" table:display="true" table:show-details="true"/>
                <table:data-pilot-member table:name="5,80%" table:display="true" table:show-details="true"/>
                <table:data-pilot-member table:name="5,86%" table:display="true" table:show-details="true"/>
                <table:data-pilot-member table:name="5,95%" table:display="true" table:show-details="true"/>
                <table:data-pilot-member table:name="5,99%" table:display="true" table:show-details="true"/>
                <table:data-pilot-member table:name="6,04%" table:display="true" table:show-details="true"/>
                <table:data-pilot-member table:name="6,05%" table:display="true" table:show-details="true"/>
                <table:data-pilot-member table:name="6,15%" table:display="true" table:show-details="true"/>
                <table:data-pilot-member table:name="6,16%" table:display="true" table:show-details="true"/>
                <table:data-pilot-member table:name="6,20%" table:display="true" table:show-details="true"/>
                <table:data-pilot-member table:name="6,22%" table:display="true" table:show-details="true"/>
                <table:data-pilot-member table:name="6,30%" table:display="true" table:show-details="true"/>
                <table:data-pilot-member table:name="6,33%" table:display="true" table:show-details="true"/>
                <table:data-pilot-member table:name="6,35%" table:display="true" table:show-details="true"/>
                <table:data-pilot-member table:name="6,36%" table:display="true" table:show-details="true"/>
                <table:data-pilot-member table:name="6,38%" table:display="true" table:show-details="true"/>
                <table:data-pilot-member table:name="6,59%" table:display="true" table:show-details="true"/>
                <table:data-pilot-member table:name="6,61%" table:display="true" table:show-details="true"/>
                <table:data-pilot-member table:name="6,67%" table:display="true" table:show-details="true"/>
                <table:data-pilot-member table:name="6,68%" table:display="true" table:show-details="true"/>
                <table:data-pilot-member table:name="6,73%" table:display="true" table:show-details="true"/>
                <table:data-pilot-member table:name="6,75%" table:display="true" table:show-details="true"/>
                <table:data-pilot-member table:name="6,87%" table:display="true" table:show-details="true"/>
                <table:data-pilot-member table:name="6,96%" table:display="true" table:show-details="true"/>
                <table:data-pilot-member table:name="7,07%" table:display="true" table:show-details="true"/>
                <table:data-pilot-member table:name="7,09%" table:display="true" table:show-details="true"/>
                <table:data-pilot-member table:name="7,18%" table:display="true" table:show-details="true"/>
                <table:data-pilot-member table:name="7,27%" table:display="true" table:show-details="true"/>
                <table:data-pilot-member table:name="7,28%" table:display="true" table:show-details="true"/>
                <table:data-pilot-member table:name="7,30%" table:display="true" table:show-details="true"/>
                <table:data-pilot-member table:name="7,31%" table:display="true" table:show-details="true"/>
                <table:data-pilot-member table:name="7,37%" table:display="true" table:show-details="true"/>
                <table:data-pilot-member table:name="7,51%" table:display="true" table:show-details="true"/>
                <table:data-pilot-member table:name="7,54%" table:display="true" table:show-details="true"/>
                <table:data-pilot-member table:name="7,56%" table:display="true" table:show-details="true"/>
                <table:data-pilot-member table:name="7,63%" table:display="true" table:show-details="true"/>
                <table:data-pilot-member table:name="7,68%" table:display="true" table:show-details="true"/>
                <table:data-pilot-member table:name="7,71%" table:display="true" table:show-details="true"/>
                <table:data-pilot-member table:name="7,84%" table:display="true" table:show-details="true"/>
                <table:data-pilot-member table:name="7,90%" table:display="true" table:show-details="true"/>
                <table:data-pilot-member table:name="7,91%" table:display="true" table:show-details="true"/>
                <table:data-pilot-member table:name="7,97%" table:display="true" table:show-details="true"/>
                <table:data-pilot-member table:name="7,98%" table:display="true" table:show-details="true"/>
                <table:data-pilot-member table:name="8,00%" table:display="true" table:show-details="true"/>
                <table:data-pilot-member table:name="8,02%" table:display="true" table:show-details="true"/>
                <table:data-pilot-member table:name="8,09%" table:display="true" table:show-details="true"/>
                <table:data-pilot-member table:name="8,11%" table:display="true" table:show-details="true"/>
                <table:data-pilot-member table:name="8,23%" table:display="true" table:show-details="true"/>
                <table:data-pilot-member table:name="8,27%" table:display="true" table:show-details="true"/>
                <table:data-pilot-member table:name="8,33%" table:display="true" table:show-details="true"/>
                <table:data-pilot-member table:name="8,34%" table:display="true" table:show-details="true"/>
                <table:data-pilot-member table:name="8,47%" table:display="true" table:show-details="true"/>
                <table:data-pilot-member table:name="8,50%" table:display="true" table:show-details="true"/>
                <table:data-pilot-member table:name="8,53%" table:display="true" table:show-details="true"/>
                <table:data-pilot-member table:name="8,56%" table:display="true" table:show-details="true"/>
                <table:data-pilot-member table:name="8,59%" table:display="true" table:show-details="true"/>
                <table:data-pilot-member table:name="8,71%" table:display="true" table:show-details="true"/>
                <table:data-pilot-member table:name="8,88%" table:display="true" table:show-details="true"/>
                <table:data-pilot-member table:name="8,90%" table:display="true" table:show-details="true"/>
                <table:data-pilot-member table:name="8,93%" table:display="true" table:show-details="true"/>
                <table:data-pilot-member table:name="8,95%" table:display="true" table:show-details="true"/>
                <table:data-pilot-member table:name="8,96%" table:display="true" table:show-details="true"/>
                <table:data-pilot-member table:name="9,00%" table:display="true" table:show-details="true"/>
                <table:data-pilot-member table:name="9,19%" table:display="true" table:show-details="true"/>
                <table:data-pilot-member table:name="9,21%" table:display="true" table:show-details="true"/>
                <table:data-pilot-member table:name="9,30%" table:display="true" table:show-details="true"/>
                <table:data-pilot-member table:name="9,35%" table:display="true" table:show-details="true"/>
                <table:data-pilot-member table:name="9,36%" table:display="true" table:show-details="true"/>
                <table:data-pilot-member table:name="9,39%" table:display="true" table:show-details="true"/>
                <table:data-pilot-member table:name="9,40%" table:display="true" table:show-details="true"/>
                <table:data-pilot-member table:name="9,41%" table:display="true" table:show-details="true"/>
                <table:data-pilot-member table:name="9,43%" table:display="true" table:show-details="true"/>
                <table:data-pilot-member table:name="9,44%" table:display="true" table:show-details="true"/>
                <table:data-pilot-member table:name="9,51%" table:display="true" table:show-details="true"/>
                <table:data-pilot-member table:name="9,53%" table:display="true" table:show-details="true"/>
                <table:data-pilot-member table:name="9,58%" table:display="true" table:show-details="true"/>
                <table:data-pilot-member table:name="9,60%" table:display="true" table:show-details="true"/>
                <table:data-pilot-member table:name="9,63%" table:display="true" table:show-details="true"/>
                <table:data-pilot-member table:name="9,64%" table:display="true" table:show-details="true"/>
                <table:data-pilot-member table:name="9,67%" table:display="true" table:show-details="true"/>
                <table:data-pilot-member table:name="9,99%" table:display="true" table:show-details="true"/>
                <table:data-pilot-member table:name="10,12%" table:display="true" table:show-details="true"/>
                <table:data-pilot-member table:name="10,23%" table:display="true" table:show-details="true"/>
                <table:data-pilot-member table:name="10,36%" table:display="true" table:show-details="true"/>
                <table:data-pilot-member table:name="10,45%" table:display="true" table:show-details="true"/>
                <table:data-pilot-member table:name="10,60%" table:display="true" table:show-details="true"/>
                <table:data-pilot-member table:name="10,70%" table:display="true" table:show-details="true"/>
                <table:data-pilot-member table:name="10,82%" table:display="true" table:show-details="true"/>
                <table:data-pilot-member table:name="10,85%" table:display="true" table:show-details="true"/>
                <table:data-pilot-member table:name="10,86%" table:display="true" table:show-details="true"/>
                <table:data-pilot-member table:name="10,95%" table:display="true" table:show-details="true"/>
                <table:data-pilot-member table:name="11,02%" table:display="true" table:show-details="true"/>
                <table:data-pilot-member table:name="11,09%" table:display="true" table:show-details="true"/>
                <table:data-pilot-member table:name="11,19%" table:display="true" table:show-details="true"/>
                <table:data-pilot-member table:name="11,24%" table:display="true" table:show-details="true"/>
                <table:data-pilot-member table:name="11,29%" table:display="true" table:show-details="true"/>
                <table:data-pilot-member table:name="11,36%" table:display="true" table:show-details="true"/>
                <table:data-pilot-member table:name="11,38%" table:display="true" table:show-details="true"/>
                <table:data-pilot-member table:name="11,51%" table:display="true" table:show-details="true"/>
                <table:data-pilot-member table:name="11,53%" table:display="true" table:show-details="true"/>
                <table:data-pilot-member table:name="11,55%" table:display="true" table:show-details="true"/>
                <table:data-pilot-member table:name="11,57%" table:display="true" table:show-details="true"/>
                <table:data-pilot-member table:name="11,58%" table:display="true" table:show-details="true"/>
                <table:data-pilot-member table:name="11,62%" table:display="true" table:show-details="true"/>
                <table:data-pilot-member table:name="11,70%" table:display="true" table:show-details="true"/>
                <table:data-pilot-member table:name="11,77%" table:display="true" table:show-details="true"/>
                <table:data-pilot-member table:name="11,80%" table:display="true" table:show-details="true"/>
                <table:data-pilot-member table:name="11,81%" table:display="true" table:show-details="true"/>
                <table:data-pilot-member table:name="11,82%" table:display="true" table:show-details="true"/>
                <table:data-pilot-member table:name="11,90%" table:display="true" table:show-details="true"/>
                <table:data-pilot-member table:name="11,96%" table:display="true" table:show-details="true"/>
                <table:data-pilot-member table:name="12,12%" table:display="true" table:show-details="true"/>
                <table:data-pilot-member table:name="12,19%" table:display="true" table:show-details="true"/>
                <table:data-pilot-member table:name="12,24%" table:display="true" table:show-details="true"/>
                <table:data-pilot-member table:name="12,30%" table:display="true" table:show-details="true"/>
                <table:data-pilot-member table:name="12,39%" table:display="true" table:show-details="true"/>
                <table:data-pilot-member table:name="12,42%" table:display="true" table:show-details="true"/>
                <table:data-pilot-member table:name="12,46%" table:display="true" table:show-details="true"/>
                <table:data-pilot-member table:name="12,47%" table:display="true" table:show-details="true"/>
                <table:data-pilot-member table:name="12,58%" table:display="true" table:show-details="true"/>
                <table:data-pilot-member table:name="12,61%" table:display="true" table:show-details="true"/>
                <table:data-pilot-member table:name="12,64%" table:display="true" table:show-details="true"/>
                <table:data-pilot-member table:name="12,72%" table:display="true" table:show-details="true"/>
                <table:data-pilot-member table:name="12,75%" table:display="true" table:show-details="true"/>
                <table:data-pilot-member table:name="12,77%" table:display="true" table:show-details="true"/>
                <table:data-pilot-member table:name="12,85%" table:display="true" table:show-details="true"/>
                <table:data-pilot-member table:name="13,03%" table:display="true" table:show-details="true"/>
                <table:data-pilot-member table:name="13,04%" table:display="true" table:show-details="true"/>
                <table:data-pilot-member table:name="13,06%" table:display="true" table:show-details="true"/>
                <table:data-pilot-member table:name="13,08%" table:display="true" table:show-details="true"/>
                <table:data-pilot-member table:name="13,30%" table:display="true" table:show-details="true"/>
                <table:data-pilot-member table:name="13,46%" table:display="true" table:show-details="true"/>
                <table:data-pilot-member table:name="13,47%" table:display="true" table:show-details="true"/>
                <table:data-pilot-member table:name="13,60%" table:display="true" table:show-details="true"/>
                <table:data-pilot-member table:name="13,75%" table:display="true" table:show-details="true"/>
                <table:data-pilot-member table:name="13,93%" table:display="true" table:show-details="true"/>
                <table:data-pilot-member table:name="13,98%" table:display="true" table:show-details="true"/>
                <table:data-pilot-member table:name="14,00%" table:display="true" table:show-details="true"/>
                <table:data-pilot-member table:name="14,14%" table:display="true" table:show-details="true"/>
                <table:data-pilot-member table:name="14,21%" table:display="true" table:show-details="true"/>
                <table:data-pilot-member table:name="14,25%" table:display="true" table:show-details="true"/>
                <table:data-pilot-member table:name="14,31%" table:display="true" table:show-details="true"/>
                <table:data-pilot-member table:name="14,32%" table:display="true" table:show-details="true"/>
                <table:data-pilot-member table:name="14,34%" table:display="true" table:show-details="true"/>
                <table:data-pilot-member table:name="14,36%" table:display="true" table:show-details="true"/>
                <table:data-pilot-member table:name="14,37%" table:display="true" table:show-details="true"/>
                <table:data-pilot-member table:name="14,41%" table:display="true" table:show-details="true"/>
                <table:data-pilot-member table:name="14,50%" table:display="true" table:show-details="true"/>
                <table:data-pilot-member table:name="14,57%" table:display="true" table:show-details="true"/>
                <table:data-pilot-member table:name="14,59%" table:display="true" table:show-details="true"/>
                <table:data-pilot-member table:name="14,63%" table:display="true" table:show-details="true"/>
                <table:data-pilot-member table:name="14,64%" table:display="true" table:show-details="true"/>
                <table:data-pilot-member table:name="14,75%" table:display="true" table:show-details="true"/>
                <table:data-pilot-member table:name="14,81%" table:display="true" table:show-details="true"/>
                <table:data-pilot-member table:name="14,90%" table:display="true" table:show-details="true"/>
                <table:data-pilot-member table:name="14,95%" table:display="true" table:show-details="true"/>
                <table:data-pilot-member table:name="15,01%" table:display="true" table:show-details="true"/>
                <table:data-pilot-member table:name="15,23%" table:display="true" table:show-details="true"/>
                <table:data-pilot-member table:name="15,52%" table:display="true" table:show-details="true"/>
                <table:data-pilot-member table:name="15,69%" table:display="true" table:show-details="true"/>
                <table:data-pilot-member table:name="15,75%" table:display="true" table:show-details="true"/>
                <table:data-pilot-member table:name="16,45%" table:display="true" table:show-details="true"/>
                <table:data-pilot-member table:name="16,55%" table:display="true" table:show-details="true"/>
                <table:data-pilot-member table:name="16,94%" table:display="true" table:show-details="true"/>
                <table:data-pilot-member table:name="17,21%" table:display="true" table:show-details="true"/>
                <table:data-pilot-member table:name="17,23%" table:display="true" table:show-details="true"/>
                <table:data-pilot-member table:name="17,43%" table:display="true" table:show-details="true"/>
                <table:data-pilot-member table:name="17,48%" table:display="true" table:show-details="true"/>
                <table:data-pilot-member table:name="17,72%" table:display="true" table:show-details="true"/>
                <table:data-pilot-member table:name="18,49%" table:display="true" table:show-details="true"/>
                <table:data-pilot-member table:name="18,64%" table:display="true" table:show-details="true"/>
                <table:data-pilot-member table:name="18,67%" table:display="true" table:show-details="true"/>
                <table:data-pilot-member table:name="18,70%" table:display="true" table:show-details="true"/>
                <table:data-pilot-member table:name="18,76%" table:display="true" table:show-details="true"/>
                <table:data-pilot-member table:name="18,81%" table:display="true" table:show-details="true"/>
                <table:data-pilot-member table:name="18,96%" table:display="true" table:show-details="true"/>
                <table:data-pilot-member table:name="19,17%" table:display="true" table:show-details="true"/>
                <table:data-pilot-member table:name="19,48%" table:display="true" table:show-details="true"/>
                <table:data-pilot-member table:name="19,49%" table:display="true" table:show-details="true"/>
                <table:data-pilot-member table:name="19,51%" table:display="true" table:show-details="true"/>
                <table:data-pilot-member table:name="19,76%" table:display="true" table:show-details="true"/>
                <table:data-pilot-member table:name="20,10%" table:display="true" table:show-details="true"/>
                <table:data-pilot-member table:name="20,12%" table:display="true" table:show-details="true"/>
                <table:data-pilot-member table:name="20,30%" table:display="true" table:show-details="true"/>
                <table:data-pilot-member table:name="20,33%" table:display="true" table:show-details="true"/>
                <table:data-pilot-member table:name="20,34%" table:display="true" table:show-details="true"/>
                <table:data-pilot-member table:name="20,36%" table:display="true" table:show-details="true"/>
                <table:data-pilot-member table:name="20,45%" table:display="true" table:show-details="true"/>
                <table:data-pilot-member table:name="20,60%" table:display="true" table:show-details="true"/>
                <table:data-pilot-member table:name="20,67%" table:display="true" table:show-details="true"/>
                <table:data-pilot-member table:name="20,79%" table:display="true" table:show-details="true"/>
                <table:data-pilot-member table:name="20,80%" table:display="true" table:show-details="true"/>
                <table:data-pilot-member table:name="21,12%" table:display="true" table:show-details="true"/>
                <table:data-pilot-member table:name="21,23%" table:display="true" table:show-details="true"/>
                <table:data-pilot-member table:name="21,47%" table:display="true" table:show-details="true"/>
                <table:data-pilot-member table:name="21,49%" table:display="true" table:show-details="true"/>
                <table:data-pilot-member table:name="21,60%" table:display="true" table:show-details="true"/>
                <table:data-pilot-member table:name="21,73%" table:display="true" table:show-details="true"/>
                <table:data-pilot-member table:name="21,76%" table:display="true" table:show-details="true"/>
                <table:data-pilot-member table:name="21,80%" table:display="true" table:show-details="true"/>
                <table:data-pilot-member table:name="21,90%" table:display="true" table:show-details="true"/>
                <table:data-pilot-member table:name="22,02%" table:display="true" table:show-details="true"/>
                <table:data-pilot-member table:name="22,08%" table:display="true" table:show-details="true"/>
                <table:data-pilot-member table:name="22,12%" table:display="true" table:show-details="true"/>
                <table:data-pilot-member table:name="22,16%" table:display="true" table:show-details="true"/>
                <table:data-pilot-member table:name="22,17%" table:display="true" table:show-details="true"/>
                <table:data-pilot-member table:name="22,27%" table:display="true" table:show-details="true"/>
                <table:data-pilot-member table:name="22,78%" table:display="true" table:show-details="true"/>
                <table:data-pilot-member table:name="22,82%" table:display="true" table:show-details="true"/>
                <table:data-pilot-member table:name="22,87%" table:display="true" table:show-details="true"/>
                <table:data-pilot-member table:name="23,36%" table:display="true" table:show-details="true"/>
                <table:data-pilot-member table:name="23,47%" table:display="true" table:show-details="true"/>
                <table:data-pilot-member table:name="24,10%" table:display="true" table:show-details="true"/>
                <table:data-pilot-member table:name="24,45%" table:display="true" table:show-details="true"/>
                <table:data-pilot-member table:name="25,06%" table:display="true" table:show-details="true"/>
                <table:data-pilot-member table:name="25,18%" table:display="true" table:show-details="true"/>
                <table:data-pilot-member table:name="25,27%" table:display="true" table:show-details="true"/>
                <table:data-pilot-member table:name="25,57%" table:display="true" table:show-details="true"/>
                <table:data-pilot-member table:name="25,94%" table:display="true" table:show-details="true"/>
                <table:data-pilot-member table:name="26,29%" table:display="true" table:show-details="true"/>
                <table:data-pilot-member table:name="26,97%" table:display="true" table:show-details="true"/>
                <table:data-pilot-member table:name="27,10%" table:display="true" table:show-details="true"/>
                <table:data-pilot-member table:name="27,18%" table:display="true" table:show-details="true"/>
                <table:data-pilot-member table:name="27,28%" table:display="true" table:show-details="true"/>
                <table:data-pilot-member table:name="28,49%" table:display="true" table:show-details="true"/>
                <table:data-pilot-member table:name="28,66%" table:display="true" table:show-details="true"/>
                <table:data-pilot-member table:name="29,51%" table:display="true" table:show-details="true"/>
                <table:data-pilot-member table:name="29,54%" table:display="true" table:show-details="true"/>
                <table:data-pilot-member table:name="29,59%" table:display="true" table:show-details="true"/>
                <table:data-pilot-member table:name="30,00%" table:display="true" table:show-details="true"/>
                <table:data-pilot-member table:name="30,29%" table:display="true" table:show-details="true"/>
                <table:data-pilot-member table:name="31,76%" table:display="true" table:show-details="true"/>
                <table:data-pilot-member table:name="32,14%" table:display="true" table:show-details="true"/>
                <table:data-pilot-member table:name="32,88%" table:display="true" table:show-details="true"/>
                <table:data-pilot-member table:name="33,35%" table:display="true" table:show-details="true"/>
                <table:data-pilot-member table:name="33,73%" table:display="true" table:show-details="true"/>
                <table:data-pilot-member table:name="34,85%" table:display="true" table:show-details="true"/>
                <table:data-pilot-member table:name="35,21%" table:display="true" table:show-details="true"/>
                <table:data-pilot-member table:name="35,47%" table:display="true" table:show-details="true"/>
                <table:data-pilot-member table:name="36,27%" table:display="true" table:show-details="true"/>
                <table:data-pilot-member table:name="37,14%" table:display="true" table:show-details="true"/>
                <table:data-pilot-member table:name="39,65%" table:display="true" table:show-details="true"/>
                <table:data-pilot-member table:name="40,54%" table:display="true" table:show-details="true"/>
                <table:data-pilot-member table:name="41,72%" table:display="true" table:show-details="true"/>
                <table:data-pilot-member table:name="43,83%" table:display="true" table:show-details="true"/>
                <table:data-pilot-member table:name="44,21%" table:display="true" table:show-details="true"/>
                <table:data-pilot-member table:name="45,76%" table:display="true" table:show-details="true"/>
                <table:data-pilot-member table:name="49,36%" table:display="true" table:show-details="true"/>
                <table:data-pilot-member table:name="49,86%" table:display="true" table:show-details="true"/>
                <table:data-pilot-member table:name="50,09%" table:display="true" table:show-details="true"/>
                <table:data-pilot-member table:name="52,58%" table:display="true" table:show-details="true"/>
                <table:data-pilot-member table:name="54,03%" table:display="true" table:show-details="true"/>
                <table:data-pilot-member table:name="59,38%" table:display="true" table:show-details="true"/>
                <table:data-pilot-member table:name="59,46%" table:display="true" table:show-details="true"/>
                <table:data-pilot-member table:name="61,73%" table:display="true" table:show-details="true"/>
                <table:data-pilot-member table:name="67,12%" table:display="true" table:show-details="true"/>
                <table:data-pilot-member table:name="67,30%" table:display="true" table:show-details="true"/>
                <table:data-pilot-member table:name="67,98%" table:display="true" table:show-details="true"/>
                <table:data-pilot-member table:name="68,24%" table:display="true" table:show-details="true"/>
                <table:data-pilot-member table:name="74,82%" table:display="true" table:show-details="true"/>
                <table:data-pilot-member table:name="76,53%" table:display="true" table:show-details="true"/>
                <table:data-pilot-member table:name="77,16%" table:display="true" table:show-details="true"/>
                <table:data-pilot-member table:name="78,88%" table:display="true" table:show-details="true"/>
                <table:data-pilot-member table:name="79,21%" table:display="true" table:show-details="true"/>
                <table:data-pilot-member table:name="88,04%" table:display="true" table:show-details="true"/>
                <table:data-pilot-member table:name="88,96%" table:display="true" table:show-details="true"/>
                <table:data-pilot-member table:name="92,10%" table:display="true" table:show-details="true"/>
                <table:data-pilot-member table:name="93,81%" table:display="true" table:show-details="true"/>
                <table:data-pilot-member table:name="97,13%" table:display="true" table:show-details="true"/>
                <table:data-pilot-member table:name="97,34%" table:display="true" table:show-details="true"/>
                <table:data-pilot-member table:name="48169,13%" table:display="true" table:show-details="true"/>
                <table:data-pilot-member table:name="48601,37%" table:display="true" table:show-details="true"/>
                <table:data-pilot-member table:name="52262,42%" table:display="true" table:show-details="true"/>
                <table:data-pilot-member table:name="52734,74%" table:display="true" table:show-details="true"/>
                <table:data-pilot-member table:name="52858,07%" table:display="true" table:show-details="true"/>
                <table:data-pilot-member table:name="59190,76%" table:display="true" table:show-details="true"/>
                <table:data-pilot-member table:name="54443700,00%" table:display="true" table:show-details="true"/>
                <table:data-pilot-member table:name="56377500,00%" table:display="true" table:show-details="true"/>
                <table:data-pilot-member table:name="64913200,00%" table:display="true" table:show-details="true"/>
                <table:data-pilot-member table:name="82321200,00%" table:display="true" table:show-details="true"/>
                <table:data-pilot-member table:name="112135300,00%" table:display="true" table:show-details="true"/>
                <table:data-pilot-member table:name="370190900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7:44:56.0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1:53:22.556000000</meta:creation-date>
    <dc:date>2025-03-02T17:50:41.277000000</dc:date>
    <meta:editing-duration>PT3H52M19S</meta:editing-duration>
    <meta:editing-cycles>15</meta:editing-cycles>
    <meta:generator>LibreOffice/24.2.3.2$Windows_X86_64 LibreOffice_project/433d9c2ded56988e8a90e6b2e771ee4e6a5ab2ba</meta:generator>
    <meta:document-statistic meta:table-count="2" meta:cell-count="4510" meta:object-count="0"/>
  </office:meta>
</office:document-meta>
</file>